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26 - Conta de produção por atividade econômica - Santa catarina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6.1'.A1">Tabela 26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6.2'.A1">Tabela 26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6.3'.A1">Tabela 26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6.4'.A1">Tabela 26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6.5'.A1">Tabela 26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6.6'.A1">Tabela 26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6.7'.A1">Tabela 26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6.8'.A1">Tabela 26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6.9'.A1">Tabela 26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6.10'.A1">Tabela 26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6.11'.A1">Tabela 26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6.12'.A1">Tabela 26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6.13'.A1">Tabela 26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6.14'.A1">Tabela 26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26.15'.A1">Tabela 26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26.16'.A1">Tabela 26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26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9400.998073180803" table:style-name="ce5">
            <text:p><text:s/>99,40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9400.998073180803" table:style-name="ce5">
            <text:p><text:s/>99,401<text:s/></text:p>
          </table:table-cell>
          <table:table-cell office:value-type="float" office:value="1.0034859676714842" table:style-name="ce6">
            <text:p>1.003</text:p>
          </table:table-cell>
          <table:table-cell office:value-type="float" office:value="99747.506738977172" table:style-name="ce5">
            <text:p><text:s/>99,748<text:s/></text:p>
          </table:table-cell>
          <table:table-cell office:value-type="float" office:value="1.2347876324284113" table:style-name="ce6">
            <text:p>1.235</text:p>
          </table:table-cell>
          <table:table-cell office:value-type="float" office:value="123166.98768685863" table:style-name="ce5">
            <text:p><text:s/>123,16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3166.98768685863" table:style-name="ce5">
            <text:p><text:s/>123,167<text:s/></text:p>
          </table:table-cell>
          <table:table-cell office:value-type="float" office:value="1.0738401275466916" table:style-name="ce6">
            <text:p>1.074</text:p>
          </table:table-cell>
          <table:table-cell office:value-type="float" office:value="132261.65376719803" table:style-name="ce5">
            <text:p><text:s/>132,262<text:s/></text:p>
          </table:table-cell>
          <table:table-cell office:value-type="float" office:value="1.1033111573916929" table:style-name="ce6">
            <text:p>1.103</text:p>
          </table:table-cell>
          <table:table-cell office:value-type="float" office:value="145925.75829642665" table:style-name="ce5">
            <text:p><text:s/>145,92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5925.75829642665" table:style-name="ce5">
            <text:p><text:s/>145,926<text:s/></text:p>
          </table:table-cell>
          <table:table-cell office:value-type="float" office:value="1.0122189222180362" table:style-name="ce6">
            <text:p>1.012</text:p>
          </table:table-cell>
          <table:table-cell office:value-type="float" office:value="147708.81378665863" table:style-name="ce5">
            <text:p><text:s/>147,709<text:s/></text:p>
          </table:table-cell>
          <table:table-cell office:value-type="float" office:value="1.0800923155339603" table:style-name="ce6">
            <text:p>1.080</text:p>
          </table:table-cell>
          <table:table-cell office:value-type="float" office:value="159539.15470760668" table:style-name="ce5">
            <text:p><text:s/>159,53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9539.15470760668" table:style-name="ce5">
            <text:p><text:s/>159,539<text:s/></text:p>
          </table:table-cell>
          <table:table-cell office:value-type="float" office:value="1.01796087565426" table:style-name="ce6">
            <text:p>1.018</text:p>
          </table:table-cell>
          <table:table-cell office:value-type="float" office:value="162404.61762729575" table:style-name="ce5">
            <text:p><text:s/>162,405<text:s/></text:p>
          </table:table-cell>
          <table:table-cell office:value-type="float" office:value="1.0521784478907772" table:style-name="ce6">
            <text:p>1.052</text:p>
          </table:table-cell>
          <table:table-cell office:value-type="float" office:value="170878.63850538319" table:style-name="ce5">
            <text:p><text:s/>170,87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0878.63850538319" table:style-name="ce5">
            <text:p><text:s/>170,879<text:s/></text:p>
          </table:table-cell>
          <table:table-cell office:value-type="float" office:value="1.0613780646360313" table:style-name="ce6">
            <text:p>1.061</text:p>
          </table:table-cell>
          <table:table-cell office:value-type="float" office:value="181366.83862448361" table:style-name="ce5">
            <text:p><text:s/>181,367<text:s/></text:p>
          </table:table-cell>
          <table:table-cell office:value-type="float" office:value="1.0640814815456163" table:style-name="ce6">
            <text:p>1.064</text:p>
          </table:table-cell>
          <table:table-cell office:value-type="float" office:value="192989.09434678522" table:style-name="ce5">
            <text:p><text:s/>192,98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2989.09434678522" table:style-name="ce5">
            <text:p><text:s/>192,989<text:s/></text:p>
          </table:table-cell>
          <table:table-cell office:value-type="float" office:value="1.0132125693330098" table:style-name="ce6">
            <text:p>1.013</text:p>
          </table:table-cell>
          <table:table-cell office:value-type="float" office:value="195538.97613635691" table:style-name="ce5">
            <text:p><text:s/>195,539<text:s/></text:p>
          </table:table-cell>
          <table:table-cell office:value-type="float" office:value="1.1356601656063843" table:style-name="ce6">
            <text:p>1.136</text:p>
          </table:table-cell>
          <table:table-cell office:value-type="float" office:value="222065.82602151792" table:style-name="ce5">
            <text:p><text:s/>222,06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2065.82602151792" table:style-name="ce5">
            <text:p><text:s/>222,066<text:s/></text:p>
          </table:table-cell>
          <table:table-cell office:value-type="float" office:value="0.99076760680571518" table:style-name="ce6">
            <text:p>0.991</text:p>
          </table:table-cell>
          <table:table-cell office:value-type="float" office:value="220015.62700067362" table:style-name="ce5">
            <text:p><text:s/>220,016<text:s/></text:p>
          </table:table-cell>
          <table:table-cell office:value-type="float" office:value="1.0343358777395328" table:style-name="ce6">
            <text:p>1.034</text:p>
          </table:table-cell>
          <table:table-cell office:value-type="float" office:value="227570.05667015541" table:style-name="ce5">
            <text:p><text:s/>227,57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7570.05667015541" table:style-name="ce5">
            <text:p><text:s/>227,570<text:s/></text:p>
          </table:table-cell>
          <table:table-cell office:value-type="float" office:value="1.0561208491152729" table:style-name="ce6">
            <text:p>1.056</text:p>
          </table:table-cell>
          <table:table-cell office:value-type="float" office:value="240341.4814836953" table:style-name="ce5">
            <text:p><text:s/>240,341<text:s/></text:p>
          </table:table-cell>
          <table:table-cell office:value-type="float" office:value="1.0768145546131731" table:style-name="ce6">
            <text:p>1.077</text:p>
          </table:table-cell>
          <table:table-cell office:value-type="float" office:value="258803.20533893554" table:style-name="ce5">
            <text:p><text:s/>258,80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8803.20533893554" table:style-name="ce5">
            <text:p><text:s/>258,803<text:s/></text:p>
          </table:table-cell>
          <table:table-cell office:value-type="float" office:value="1.0285072543624363" table:style-name="ce6">
            <text:p>1.029</text:p>
          </table:table-cell>
          <table:table-cell office:value-type="float" office:value="266180.97414334642" table:style-name="ce5">
            <text:p><text:s/>266,181<text:s/></text:p>
          </table:table-cell>
          <table:table-cell office:value-type="float" office:value="1.0876527704605068" table:style-name="ce6">
            <text:p>1.088</text:p>
          </table:table-cell>
          <table:table-cell office:value-type="float" office:value="289512.47397088725" table:style-name="ce5">
            <text:p><text:s/>289,51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89512.47397088725" table:style-name="ce5">
            <text:p><text:s/>289,512<text:s/></text:p>
          </table:table-cell>
          <table:table-cell office:value-type="float" office:value="1.0137941392242196" table:style-name="ce6">
            <text:p>1.014</text:p>
          </table:table-cell>
          <table:table-cell office:value-type="float" office:value="293506.04934398993" table:style-name="ce5">
            <text:p><text:s/>293,506<text:s/></text:p>
          </table:table-cell>
          <table:table-cell office:value-type="float" office:value="1.1026860279573012" table:style-name="ce6">
            <text:p>1.103</text:p>
          </table:table-cell>
          <table:table-cell office:value-type="float" office:value="323645.01973256393" table:style-name="ce5">
            <text:p><text:s/>323,64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23645.01973256393" table:style-name="ce5">
            <text:p><text:s/>323,645<text:s/></text:p>
          </table:table-cell>
          <table:table-cell office:value-type="float" office:value="1.0315580257836057" table:style-name="ce6">
            <text:p>1.032</text:p>
          </table:table-cell>
          <table:table-cell office:value-type="float" office:value="333858.61761001969" table:style-name="ce5">
            <text:p><text:s/>333,859<text:s/></text:p>
          </table:table-cell>
          <table:table-cell office:value-type="float" office:value="1.0715734356900144" table:style-name="ce6">
            <text:p>1.072</text:p>
          </table:table-cell>
          <table:table-cell office:value-type="float" office:value="357754.02590708761" table:style-name="ce5">
            <text:p><text:s/>357,75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57754.02590708761" table:style-name="ce5">
            <text:p><text:s/>357,754<text:s/></text:p>
          </table:table-cell>
          <table:table-cell office:value-type="float" office:value="1.0177669543282977" table:style-name="ce6">
            <text:p>1.018</text:p>
          </table:table-cell>
          <table:table-cell office:value-type="float" office:value="364110.22534614342" table:style-name="ce5">
            <text:p><text:s/>364,110<text:s/></text:p>
          </table:table-cell>
          <table:table-cell office:value-type="float" office:value="1.1145215330346823" table:style-name="ce6">
            <text:p>1.115</text:p>
          </table:table-cell>
          <table:table-cell office:value-type="float" office:value="405808.68654638738" table:style-name="ce5">
            <text:p><text:s/>405,80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05808.68654638738" table:style-name="ce5">
            <text:p><text:s/>405,809<text:s/></text:p>
          </table:table-cell>
          <table:table-cell office:value-type="float" office:value="0.95537542553980415" table:style-name="ce6">
            <text:p>0.955</text:p>
          </table:table-cell>
          <table:table-cell office:value-type="float" office:value="387699.64659700386" table:style-name="ce5">
            <text:p><text:s/>387,700<text:s/></text:p>
          </table:table-cell>
          <table:table-cell office:value-type="float" office:value="1.0814503126405079" table:style-name="ce6">
            <text:p>1.081</text:p>
          </table:table-cell>
          <table:table-cell office:value-type="float" office:value="419277.90402294428" table:style-name="ce5">
            <text:p><text:s/>419,27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19277.90402294428" table:style-name="ce5">
            <text:p><text:s/>419,278<text:s/></text:p>
          </table:table-cell>
          <table:table-cell office:value-type="float" office:value="0.97827405230660924" table:style-name="ce6">
            <text:p>0.978</text:p>
          </table:table-cell>
          <table:table-cell office:value-type="float" office:value="410168.69421114726" table:style-name="ce5">
            <text:p><text:s/>410,169<text:s/></text:p>
          </table:table-cell>
          <table:table-cell office:value-type="float" office:value="1.0585306920086011" table:style-name="ce6">
            <text:p>1.059</text:p>
          </table:table-cell>
          <table:table-cell office:value-type="float" office:value="434176.15172358998" table:style-name="ce5">
            <text:p><text:s/>434,17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34176.15172358998" table:style-name="ce5">
            <text:p><text:s/>434,176<text:s/></text:p>
          </table:table-cell>
          <table:table-cell office:value-type="float" office:value="1.0363549718702787" table:style-name="ce6">
            <text:p>1.036</text:p>
          </table:table-cell>
          <table:table-cell office:value-type="float" office:value="449960.61350624688" table:style-name="ce5">
            <text:p><text:s/>449,961<text:s/></text:p>
          </table:table-cell>
          <table:table-cell office:value-type="float" office:value="1.037316751821193" table:style-name="ce6">
            <text:p>1.037</text:p>
          </table:table-cell>
          <table:table-cell office:value-type="float" office:value="466751.68204977125" table:style-name="ce5">
            <text:p><text:s/>466,75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66751.68204977125" table:style-name="ce5">
            <text:p><text:s/>466,752<text:s/></text:p>
          </table:table-cell>
          <table:table-cell office:value-type="float" office:value="1.0373653402756846" table:style-name="ce6">
            <text:p>1.037</text:p>
          </table:table-cell>
          <table:table-cell office:value-type="float" office:value="484192.01747380907" table:style-name="ce5">
            <text:p><text:s/>484,192<text:s/></text:p>
          </table:table-cell>
          <table:table-cell office:value-type="float" office:value="1.0519354479296903" table:style-name="ce6">
            <text:p>1.052</text:p>
          </table:table-cell>
          <table:table-cell office:value-type="float" office:value="509338.74678529182" table:style-name="ce5">
            <text:p><text:s/>509,33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2051.809624657981" table:style-name="ce5">
            <text:p><text:s/>52,05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2051.809624657981" table:style-name="ce5">
            <text:p><text:s/>52,052<text:s/></text:p>
          </table:table-cell>
          <table:table-cell office:value-type="float" office:value="0.98552788781001477" table:style-name="ce6">
            <text:p>0.986</text:p>
          </table:table-cell>
          <table:table-cell office:value-type="float" office:value="51298.509996078181" table:style-name="ce5">
            <text:p><text:s/>51,299<text:s/></text:p>
          </table:table-cell>
          <table:table-cell office:value-type="float" office:value="1.3189298192711296" table:style-name="ce6">
            <text:p>1.319</text:p>
          </table:table-cell>
          <table:table-cell office:value-type="float" office:value="67659.134518005623" table:style-name="ce5">
            <text:p><text:s/>67,65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7659.134518005623" table:style-name="ce5">
            <text:p><text:s/>67,659<text:s/></text:p>
          </table:table-cell>
          <table:table-cell office:value-type="float" office:value="1.0743138559883509" table:style-name="ce6">
            <text:p>1.074</text:p>
          </table:table-cell>
          <table:table-cell office:value-type="float" office:value="72687.145696873151" table:style-name="ce5">
            <text:p><text:s/>72,687<text:s/></text:p>
          </table:table-cell>
          <table:table-cell office:value-type="float" office:value="1.1243984223106209" table:style-name="ce6">
            <text:p>1.124</text:p>
          </table:table-cell>
          <table:table-cell office:value-type="float" office:value="81729.311943826411" table:style-name="ce5">
            <text:p><text:s/>81,72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1729.311943826411" table:style-name="ce5">
            <text:p><text:s/>81,729<text:s/></text:p>
          </table:table-cell>
          <table:table-cell office:value-type="float" office:value="1.00702028288348" table:style-name="ce6">
            <text:p>1.007</text:p>
          </table:table-cell>
          <table:table-cell office:value-type="float" office:value="82303.074833544262" table:style-name="ce5">
            <text:p><text:s/>82,303<text:s/></text:p>
          </table:table-cell>
          <table:table-cell office:value-type="float" office:value="1.0864175803509923" table:style-name="ce6">
            <text:p>1.086</text:p>
          </table:table-cell>
          <table:table-cell office:value-type="float" office:value="89415.5074161058" table:style-name="ce5">
            <text:p><text:s/>89,41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9415.5074161058" table:style-name="ce5">
            <text:p><text:s/>89,416<text:s/></text:p>
          </table:table-cell>
          <table:table-cell office:value-type="float" office:value="1.013288723134417" table:style-name="ce6">
            <text:p>1.013</text:p>
          </table:table-cell>
          <table:table-cell office:value-type="float" office:value="90603.725338081844" table:style-name="ce5">
            <text:p><text:s/>90,604<text:s/></text:p>
          </table:table-cell>
          <table:table-cell office:value-type="float" office:value="1.017972669102988" table:style-name="ce6">
            <text:p>1.018</text:p>
          </table:table-cell>
          <table:table-cell office:value-type="float" office:value="92232.116113081211" table:style-name="ce5">
            <text:p><text:s/>92,23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2232.116113081211" table:style-name="ce5">
            <text:p><text:s/>92,232<text:s/></text:p>
          </table:table-cell>
          <table:table-cell office:value-type="float" office:value="1.0624509794810943" table:style-name="ce6">
            <text:p>1.062</text:p>
          </table:table-cell>
          <table:table-cell office:value-type="float" office:value="97992.10210395715" table:style-name="ce5">
            <text:p><text:s/>97,992<text:s/></text:p>
          </table:table-cell>
          <table:table-cell office:value-type="float" office:value="1.0560930991824091" table:style-name="ce6">
            <text:p>1.056</text:p>
          </table:table-cell>
          <table:table-cell office:value-type="float" office:value="103488.78280636719" table:style-name="ce5">
            <text:p><text:s/>103,48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3488.78280636719" table:style-name="ce5">
            <text:p><text:s/>103,489<text:s/></text:p>
          </table:table-cell>
          <table:table-cell office:value-type="float" office:value="1.0133100450191441" table:style-name="ce6">
            <text:p>1.013</text:p>
          </table:table-cell>
          <table:table-cell office:value-type="float" office:value="104866.22316449636" table:style-name="ce5">
            <text:p><text:s/>104,866<text:s/></text:p>
          </table:table-cell>
          <table:table-cell office:value-type="float" office:value="1.1253541977840718" table:style-name="ce6">
            <text:p>1.125</text:p>
          </table:table-cell>
          <table:table-cell office:value-type="float" office:value="118011.64444392725" table:style-name="ce5">
            <text:p><text:s/>118,01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8011.64444392725" table:style-name="ce5">
            <text:p><text:s/>118,012<text:s/></text:p>
          </table:table-cell>
          <table:table-cell office:value-type="float" office:value="0.9845559128407676" table:style-name="ce6">
            <text:p>0.985</text:p>
          </table:table-cell>
          <table:table-cell office:value-type="float" office:value="116189.06232133089" table:style-name="ce5">
            <text:p><text:s/>116,189<text:s/></text:p>
          </table:table-cell>
          <table:table-cell office:value-type="float" office:value="1.0008468266335688" table:style-name="ce6">
            <text:p>1.001</text:p>
          </table:table-cell>
          <table:table-cell office:value-type="float" office:value="116287.45431383398" table:style-name="ce5">
            <text:p><text:s/>116,28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6287.45431383398" table:style-name="ce5">
            <text:p><text:s/>116,287<text:s/></text:p>
          </table:table-cell>
          <table:table-cell office:value-type="float" office:value="1.0613150481288978" table:style-name="ce6">
            <text:p>1.061</text:p>
          </table:table-cell>
          <table:table-cell office:value-type="float" office:value="123417.62517187372" table:style-name="ce5">
            <text:p><text:s/>123,418<text:s/></text:p>
          </table:table-cell>
          <table:table-cell office:value-type="float" office:value="1.039831746505161" table:style-name="ce6">
            <text:p>1.040</text:p>
          </table:table-cell>
          <table:table-cell office:value-type="float" office:value="128333.56473198876" table:style-name="ce5">
            <text:p><text:s/>128,33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8333.56473198876" table:style-name="ce5">
            <text:p><text:s/>128,334<text:s/></text:p>
          </table:table-cell>
          <table:table-cell office:value-type="float" office:value="1.0236593098210232" table:style-name="ce6">
            <text:p>1.024</text:p>
          </table:table-cell>
          <table:table-cell office:value-type="float" office:value="131369.84830041922" table:style-name="ce5">
            <text:p><text:s/>131,370<text:s/></text:p>
          </table:table-cell>
          <table:table-cell office:value-type="float" office:value="1.0852391936390875" table:style-name="ce6">
            <text:p>1.085</text:p>
          </table:table-cell>
          <table:table-cell office:value-type="float" office:value="142567.70823803623" table:style-name="ce5">
            <text:p><text:s/>142,56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2567.70823803623" table:style-name="ce5">
            <text:p><text:s/>142,568<text:s/></text:p>
          </table:table-cell>
          <table:table-cell office:value-type="float" office:value="1.0132241238393624" table:style-name="ce6">
            <text:p>1.013</text:p>
          </table:table-cell>
          <table:table-cell office:value-type="float" office:value="144453.04126727011" table:style-name="ce5">
            <text:p><text:s/>144,453<text:s/></text:p>
          </table:table-cell>
          <table:table-cell office:value-type="float" office:value="1.1186523389651677" table:style-name="ce6">
            <text:p>1.119</text:p>
          </table:table-cell>
          <table:table-cell office:value-type="float" office:value="161592.7324842636" table:style-name="ce5">
            <text:p><text:s/>161,59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1592.7324842636" table:style-name="ce5">
            <text:p><text:s/>161,593<text:s/></text:p>
          </table:table-cell>
          <table:table-cell office:value-type="float" office:value="1.0285282521990726" table:style-name="ce6">
            <text:p>1.029</text:p>
          </table:table-cell>
          <table:table-cell office:value-type="float" office:value="166202.69071011196" table:style-name="ce5">
            <text:p><text:s/>166,203<text:s/></text:p>
          </table:table-cell>
          <table:table-cell office:value-type="float" office:value="1.0636554743560496" table:style-name="ce6">
            <text:p>1.064</text:p>
          </table:table-cell>
          <table:table-cell office:value-type="float" office:value="176782.40182651594" table:style-name="ce5">
            <text:p><text:s/>176,78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6782.40182651594" table:style-name="ce5">
            <text:p><text:s/>176,782<text:s/></text:p>
          </table:table-cell>
          <table:table-cell office:value-type="float" office:value="1.0119074052943675" table:style-name="ce6">
            <text:p>1.012</text:p>
          </table:table-cell>
          <table:table-cell office:value-type="float" office:value="178887.42153397598" table:style-name="ce5">
            <text:p><text:s/>178,887<text:s/></text:p>
          </table:table-cell>
          <table:table-cell office:value-type="float" office:value="1.1234796917477714" table:style-name="ce6">
            <text:p>1.123</text:p>
          </table:table-cell>
          <table:table-cell office:value-type="float" office:value="200976.38520254497" table:style-name="ce5">
            <text:p><text:s/>200,97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0976.38520254497" table:style-name="ce5">
            <text:p><text:s/>200,976<text:s/></text:p>
          </table:table-cell>
          <table:table-cell office:value-type="float" office:value="0.94798638287064896" table:style-name="ce6">
            <text:p>0.948</text:p>
          </table:table-cell>
          <table:table-cell office:value-type="float" office:value="190522.87645057883" table:style-name="ce5">
            <text:p><text:s/>190,523<text:s/></text:p>
          </table:table-cell>
          <table:table-cell office:value-type="float" office:value="1.1001696306597284" table:style-name="ce6">
            <text:p>1.100</text:p>
          </table:table-cell>
          <table:table-cell office:value-type="float" office:value="209607.48261686237" table:style-name="ce5">
            <text:p><text:s/>209,60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9607.48261686237" table:style-name="ce5">
            <text:p><text:s/>209,607<text:s/></text:p>
          </table:table-cell>
          <table:table-cell office:value-type="float" office:value="0.96936491894025756" table:style-name="ce6">
            <text:p>0.969</text:p>
          </table:table-cell>
          <table:table-cell office:value-type="float" office:value="203186.14039616624" table:style-name="ce5">
            <text:p><text:s/>203,186<text:s/></text:p>
          </table:table-cell>
          <table:table-cell office:value-type="float" office:value="1.0643592977582581" table:style-name="ce6">
            <text:p>1.064</text:p>
          </table:table-cell>
          <table:table-cell office:value-type="float" office:value="216263.05770627433" table:style-name="ce5">
            <text:p><text:s/>216,26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6263.05770627433" table:style-name="ce5">
            <text:p><text:s/>216,263<text:s/></text:p>
          </table:table-cell>
          <table:table-cell office:value-type="float" office:value="1.0365244636694764" table:style-name="ce6">
            <text:p>1.037</text:p>
          </table:table-cell>
          <table:table-cell office:value-type="float" office:value="224161.94990051704" table:style-name="ce5">
            <text:p><text:s/>224,162<text:s/></text:p>
          </table:table-cell>
          <table:table-cell office:value-type="float" office:value="1.0385522460924819" table:style-name="ce6">
            <text:p>1.039</text:p>
          </table:table-cell>
          <table:table-cell office:value-type="float" office:value="232803.89655765236" table:style-name="ce5">
            <text:p><text:s/>232,80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2803.89655765236" table:style-name="ce5">
            <text:p><text:s/>232,804<text:s/></text:p>
          </table:table-cell>
          <table:table-cell office:value-type="float" office:value="1.0403419381383254" table:style-name="ce6">
            <text:p>1.040</text:p>
          </table:table-cell>
          <table:table-cell office:value-type="float" office:value="242195.6569509423" table:style-name="ce5">
            <text:p><text:s/>242,196<text:s/></text:p>
          </table:table-cell>
          <table:table-cell office:value-type="float" office:value="1.0794194901644079" table:style-name="ce6">
            <text:p>1.079</text:p>
          </table:table-cell>
          <table:table-cell office:value-type="float" office:value="261430.71254601996" table:style-name="ce5">
            <text:p><text:s/>261,43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7349.188448522822" table:style-name="ce5">
            <text:p><text:s/>47,34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7349.188448522822" table:style-name="ce5">
            <text:p><text:s/>47,349<text:s/></text:p>
          </table:table-cell>
          <table:table-cell office:value-type="float" office:value="1.0232276060142376" table:style-name="ce6">
            <text:p>1.023</text:p>
          </table:table-cell>
          <table:table-cell office:value-type="float" office:value="48448.996742898991" table:style-name="ce5">
            <text:p><text:s/>48,449<text:s/></text:p>
          </table:table-cell>
          <table:table-cell office:value-type="float" office:value="1.145696648032007" table:style-name="ce6">
            <text:p>1.146</text:p>
          </table:table-cell>
          <table:table-cell office:value-type="float" office:value="55507.853168853006" table:style-name="ce5">
            <text:p><text:s/>55,50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5507.853168853006" table:style-name="ce5">
            <text:p><text:s/>55,508<text:s/></text:p>
          </table:table-cell>
          <table:table-cell office:value-type="float" office:value="1.0732626947235964" table:style-name="ce6">
            <text:p>1.073</text:p>
          </table:table-cell>
          <table:table-cell office:value-type="float" office:value="59574.50807032489" table:style-name="ce5">
            <text:p><text:s/>59,575<text:s/></text:p>
          </table:table-cell>
          <table:table-cell office:value-type="float" office:value="1.0775824833806324" table:style-name="ce6">
            <text:p>1.078</text:p>
          </table:table-cell>
          <table:table-cell office:value-type="float" office:value="64196.446352600222" table:style-name="ce5">
            <text:p><text:s/>64,19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4196.446352600222" table:style-name="ce5">
            <text:p><text:s/>64,196<text:s/></text:p>
          </table:table-cell>
          <table:table-cell office:value-type="float" office:value="1.0188373760421578" table:style-name="ce6">
            <text:p>1.019</text:p>
          </table:table-cell>
          <table:table-cell office:value-type="float" office:value="65405.738953114364" table:style-name="ce5">
            <text:p><text:s/>65,406<text:s/></text:p>
          </table:table-cell>
          <table:table-cell office:value-type="float" office:value="1.0721329414498095" table:style-name="ce6">
            <text:p>1.072</text:p>
          </table:table-cell>
          <table:table-cell office:value-type="float" office:value="70123.647291500878" table:style-name="ce5">
            <text:p><text:s/>70,12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0123.647291500878" table:style-name="ce5">
            <text:p><text:s/>70,124<text:s/></text:p>
          </table:table-cell>
          <table:table-cell office:value-type="float" office:value="1.0239183936160763" table:style-name="ce6">
            <text:p>1.024</text:p>
          </table:table-cell>
          <table:table-cell office:value-type="float" office:value="71800.892289213894" table:style-name="ce5">
            <text:p><text:s/>71,801<text:s/></text:p>
          </table:table-cell>
          <table:table-cell office:value-type="float" office:value="1.0953418527936098" table:style-name="ce6">
            <text:p>1.095</text:p>
          </table:table-cell>
          <table:table-cell office:value-type="float" office:value="78646.522392301966" table:style-name="ce5">
            <text:p><text:s/>78,64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8646.522392301966" table:style-name="ce5">
            <text:p><text:s/>78,647<text:s/></text:p>
          </table:table-cell>
          <table:table-cell office:value-type="float" office:value="1.0601198118416395" table:style-name="ce6">
            <text:p>1.060</text:p>
          </table:table-cell>
          <table:table-cell office:value-type="float" office:value="83374.736520526465" table:style-name="ce5">
            <text:p><text:s/>83,375<text:s/></text:p>
          </table:table-cell>
          <table:table-cell office:value-type="float" office:value="1.0734703973353306" table:style-name="ce6">
            <text:p>1.073</text:p>
          </table:table-cell>
          <table:table-cell office:value-type="float" office:value="89500.311540418028" table:style-name="ce5">
            <text:p><text:s/>89,50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9500.311540418028" table:style-name="ce5">
            <text:p><text:s/>89,500<text:s/></text:p>
          </table:table-cell>
          <table:table-cell office:value-type="float" office:value="1.0130998586626487" table:style-name="ce6">
            <text:p>1.013</text:p>
          </table:table-cell>
          <table:table-cell office:value-type="float" office:value="90672.752971860536" table:style-name="ce5">
            <text:p><text:s/>90,673<text:s/></text:p>
          </table:table-cell>
          <table:table-cell office:value-type="float" office:value="1.147579379330006" table:style-name="ce6">
            <text:p>1.148</text:p>
          </table:table-cell>
          <table:table-cell office:value-type="float" office:value="104054.18157759067" table:style-name="ce5">
            <text:p><text:s/>104,05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4054.18157759067" table:style-name="ce5">
            <text:p><text:s/>104,054<text:s/></text:p>
          </table:table-cell>
          <table:table-cell office:value-type="float" office:value="0.99781251560680229" table:style-name="ce6">
            <text:p>0.998</text:p>
          </table:table-cell>
          <table:table-cell office:value-type="float" office:value="103826.56467934273" table:style-name="ce5">
            <text:p><text:s/>103,827<text:s/></text:p>
          </table:table-cell>
          <table:table-cell office:value-type="float" office:value="1.0718124277732377" table:style-name="ce6">
            <text:p>1.072</text:p>
          </table:table-cell>
          <table:table-cell office:value-type="float" office:value="111282.60235632141" table:style-name="ce5">
            <text:p><text:s/>111,28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1282.60235632141" table:style-name="ce5">
            <text:p><text:s/>111,283<text:s/></text:p>
          </table:table-cell>
          <table:table-cell office:value-type="float" office:value="1.0506930448789935" table:style-name="ce6">
            <text:p>1.051</text:p>
          </table:table-cell>
          <table:table-cell office:value-type="float" office:value="116923.8563118216" table:style-name="ce5">
            <text:p><text:s/>116,924<text:s/></text:p>
          </table:table-cell>
          <table:table-cell office:value-type="float" office:value="1.1158513302794277" table:style-name="ce6">
            <text:p>1.116</text:p>
          </table:table-cell>
          <table:table-cell office:value-type="float" office:value="130469.64060694678" table:style-name="ce5">
            <text:p><text:s/>130,47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0469.64060694678" table:style-name="ce5">
            <text:p><text:s/>130,470<text:s/></text:p>
          </table:table-cell>
          <table:table-cell office:value-type="float" office:value="1.0332758273555729" table:style-name="ce6">
            <text:p>1.033</text:p>
          </table:table-cell>
          <table:table-cell office:value-type="float" office:value="134811.12584292717" table:style-name="ce5">
            <text:p><text:s/>134,811<text:s/></text:p>
          </table:table-cell>
          <table:table-cell office:value-type="float" office:value="1.0900047367311596" table:style-name="ce6">
            <text:p>1.090</text:p>
          </table:table-cell>
          <table:table-cell office:value-type="float" office:value="146944.76573285105" table:style-name="ce5">
            <text:p><text:s/>146,94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6944.76573285105" table:style-name="ce5">
            <text:p><text:s/>146,945<text:s/></text:p>
          </table:table-cell>
          <table:table-cell office:value-type="float" office:value="1.0143471755074394" table:style-name="ce6">
            <text:p>1.014</text:p>
          </table:table-cell>
          <table:table-cell office:value-type="float" office:value="149053.00807671982" table:style-name="ce5">
            <text:p><text:s/>149,053<text:s/></text:p>
          </table:table-cell>
          <table:table-cell office:value-type="float" office:value="1.0872124577646198" table:style-name="ce6">
            <text:p>1.087</text:p>
          </table:table-cell>
          <table:table-cell office:value-type="float" office:value="162052.2872483003" table:style-name="ce5">
            <text:p><text:s/>162,05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2052.2872483003" table:style-name="ce5">
            <text:p><text:s/>162,052<text:s/></text:p>
          </table:table-cell>
          <table:table-cell office:value-type="float" office:value="1.0345792074074303" table:style-name="ce6">
            <text:p>1.035</text:p>
          </table:table-cell>
          <table:table-cell office:value-type="float" office:value="167655.92689990773" table:style-name="ce5">
            <text:p><text:s/>167,656<text:s/></text:p>
          </table:table-cell>
          <table:table-cell office:value-type="float" office:value="1.0794227643894363" table:style-name="ce6">
            <text:p>1.079</text:p>
          </table:table-cell>
          <table:table-cell office:value-type="float" office:value="180971.62408057167" table:style-name="ce5">
            <text:p><text:s/>180,97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0971.62408057167" table:style-name="ce5">
            <text:p><text:s/>180,972<text:s/></text:p>
          </table:table-cell>
          <table:table-cell office:value-type="float" office:value="1.0234908635715347" table:style-name="ce6">
            <text:p>1.023</text:p>
          </table:table-cell>
          <table:table-cell office:value-type="float" office:value="185222.80381216746" table:style-name="ce5">
            <text:p><text:s/>185,223<text:s/></text:p>
          </table:table-cell>
          <table:table-cell office:value-type="float" office:value="1.1058697802218822" table:style-name="ce6">
            <text:p>1.106</text:p>
          </table:table-cell>
          <table:table-cell office:value-type="float" office:value="204832.30134384241" table:style-name="ce5">
            <text:p><text:s/>204,83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4832.30134384241" table:style-name="ce5">
            <text:p><text:s/>204,832<text:s/></text:p>
          </table:table-cell>
          <table:table-cell office:value-type="float" office:value="0.96262537135406978" table:style-name="ce6">
            <text:p>0.963</text:p>
          </table:table-cell>
          <table:table-cell office:value-type="float" office:value="197176.77014642503" table:style-name="ce5">
            <text:p><text:s/>197,177<text:s/></text:p>
          </table:table-cell>
          <table:table-cell office:value-type="float" office:value="1.0633626935382856" table:style-name="ce6">
            <text:p>1.063</text:p>
          </table:table-cell>
          <table:table-cell office:value-type="float" office:value="209670.42140608191" table:style-name="ce5">
            <text:p><text:s/>209,67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9670.42140608191" table:style-name="ce5">
            <text:p><text:s/>209,670<text:s/></text:p>
          </table:table-cell>
          <table:table-cell office:value-type="float" office:value="0.9871805113326162" table:style-name="ce6">
            <text:p>0.987</text:p>
          </table:table-cell>
          <table:table-cell office:value-type="float" office:value="206982.55381498105" table:style-name="ce5">
            <text:p><text:s/>206,983<text:s/></text:p>
          </table:table-cell>
          <table:table-cell office:value-type="float" office:value="1.0528089928395861" table:style-name="ce6">
            <text:p>1.053</text:p>
          </table:table-cell>
          <table:table-cell office:value-type="float" office:value="217913.09401731566" table:style-name="ce5">
            <text:p><text:s/>217,91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7913.09401731566" table:style-name="ce5">
            <text:p><text:s/>217,913<text:s/></text:p>
          </table:table-cell>
          <table:table-cell office:value-type="float" office:value="1.036186763461711" table:style-name="ce6">
            <text:p>1.036</text:p>
          </table:table-cell>
          <table:table-cell office:value-type="float" office:value="225798.66360572985" table:style-name="ce5">
            <text:p><text:s/>225,799<text:s/></text:p>
          </table:table-cell>
          <table:table-cell office:value-type="float" office:value="1.0360902130962932" table:style-name="ce6">
            <text:p>1.036</text:p>
          </table:table-cell>
          <table:table-cell office:value-type="float" office:value="233947.78549211886" table:style-name="ce5">
            <text:p><text:s/>233,94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3947.78549211886" table:style-name="ce5">
            <text:p><text:s/>233,948<text:s/></text:p>
          </table:table-cell>
          <table:table-cell office:value-type="float" office:value="1.0344032965040357" table:style-name="ce6">
            <text:p>1.034</text:p>
          </table:table-cell>
          <table:table-cell office:value-type="float" office:value="241996.3605228668" table:style-name="ce5">
            <text:p><text:s/>241,996<text:s/></text:p>
          </table:table-cell>
          <table:table-cell office:value-type="float" office:value="1.0244287711750377" table:style-name="ce6">
            <text:p>1.024</text:p>
          </table:table-cell>
          <table:table-cell office:value-type="float" office:value="247908.03423927186" table:style-name="ce5">
            <text:p><text:s/>247,90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6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363.9555699887997" table:style-name="ce5">
            <text:p><text:s/>7,36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363.9555699887997" table:style-name="ce5">
            <text:p><text:s/>7,364<text:s/></text:p>
          </table:table-cell>
          <table:table-cell office:value-type="float" office:value="1.1035040051773097" table:style-name="ce6">
            <text:p>1.104</text:p>
          </table:table-cell>
          <table:table-cell office:value-type="float" office:value="8126.1544654303998" table:style-name="ce5">
            <text:p><text:s/>8,126<text:s/></text:p>
          </table:table-cell>
          <table:table-cell office:value-type="float" office:value="1.1588739698963402" table:style-name="ce6">
            <text:p>1.159</text:p>
          </table:table-cell>
          <table:table-cell office:value-type="float" office:value="9417.1888853441997" table:style-name="ce5">
            <text:p><text:s/>9,41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417.1888853441997" table:style-name="ce5">
            <text:p><text:s/>9,417<text:s/></text:p>
          </table:table-cell>
          <table:table-cell office:value-type="float" office:value="1.0084986686054216" table:style-name="ce6">
            <text:p>1.008</text:p>
          </table:table-cell>
          <table:table-cell office:value-type="float" office:value="9497.2224528754014" table:style-name="ce5">
            <text:p><text:s/>9,497<text:s/></text:p>
          </table:table-cell>
          <table:table-cell office:value-type="float" office:value="1.0651394940893795" table:style-name="ce6">
            <text:p>1.065</text:p>
          </table:table-cell>
          <table:table-cell office:value-type="float" office:value="10115.86671871" table:style-name="ce5">
            <text:p><text:s/>10,11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115.86671871" table:style-name="ce5">
            <text:p><text:s/>10,116<text:s/></text:p>
          </table:table-cell>
          <table:table-cell office:value-type="float" office:value="1.0529662590348292" table:style-name="ce6">
            <text:p>1.053</text:p>
          </table:table-cell>
          <table:table-cell office:value-type="float" office:value="10651.666335694999" table:style-name="ce5">
            <text:p><text:s/>10,652<text:s/></text:p>
          </table:table-cell>
          <table:table-cell office:value-type="float" office:value="0.94686352391847894" table:style-name="ce6">
            <text:p>0.947</text:p>
          </table:table-cell>
          <table:table-cell office:value-type="float" office:value="10085.674322219998" table:style-name="ce5">
            <text:p><text:s/>10,08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085.674322219998" table:style-name="ce5">
            <text:p><text:s/>10,086<text:s/></text:p>
          </table:table-cell>
          <table:table-cell office:value-type="float" office:value="1.0200323224771279" table:style-name="ce6">
            <text:p>1.020</text:p>
          </table:table-cell>
          <table:table-cell office:value-type="float" office:value="10287.713802642" table:style-name="ce5">
            <text:p><text:s/>10,288<text:s/></text:p>
          </table:table-cell>
          <table:table-cell office:value-type="float" office:value="0.98151525174503174" table:style-name="ce6">
            <text:p>0.982</text:p>
          </table:table-cell>
          <table:table-cell office:value-type="float" office:value="10097.548002881" table:style-name="ce5">
            <text:p><text:s/>10,09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097.548002881" table:style-name="ce5">
            <text:p><text:s/>10,098<text:s/></text:p>
          </table:table-cell>
          <table:table-cell office:value-type="float" office:value="1.0810441427602533" table:style-name="ce6">
            <text:p>1.081</text:p>
          </table:table-cell>
          <table:table-cell office:value-type="float" office:value="10915.895124754999" table:style-name="ce5">
            <text:p><text:s/>10,916<text:s/></text:p>
          </table:table-cell>
          <table:table-cell office:value-type="float" office:value="1.0522045855567701" table:style-name="ce6">
            <text:p>1.052</text:p>
          </table:table-cell>
          <table:table-cell office:value-type="float" office:value="11485.754905724001" table:style-name="ce5">
            <text:p><text:s/>11,48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485.754905724001" table:style-name="ce5">
            <text:p><text:s/>11,486<text:s/></text:p>
          </table:table-cell>
          <table:table-cell office:value-type="float" office:value="1.0057961791353238" table:style-name="ce6">
            <text:p>1.006</text:p>
          </table:table-cell>
          <table:table-cell office:value-type="float" office:value="11552.328398662001" table:style-name="ce5">
            <text:p><text:s/>11,552<text:s/></text:p>
          </table:table-cell>
          <table:table-cell office:value-type="float" office:value="1.228553296598009" table:style-name="ce6">
            <text:p>1.229</text:p>
          </table:table-cell>
          <table:table-cell office:value-type="float" office:value="14192.651137559" table:style-name="ce5">
            <text:p><text:s/>14,19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192.651137559" table:style-name="ce5">
            <text:p><text:s/>14,193<text:s/></text:p>
          </table:table-cell>
          <table:table-cell office:value-type="float" office:value="0.99221550619816035" table:style-name="ce6">
            <text:p>0.992</text:p>
          </table:table-cell>
          <table:table-cell office:value-type="float" office:value="14082.168532747" table:style-name="ce5">
            <text:p><text:s/>14,082<text:s/></text:p>
          </table:table-cell>
          <table:table-cell office:value-type="float" office:value="0.99380204429587415" table:style-name="ce6">
            <text:p>0.994</text:p>
          </table:table-cell>
          <table:table-cell office:value-type="float" office:value="13994.887875962999" table:style-name="ce5">
            <text:p><text:s/>13,99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994.887875962999" table:style-name="ce5">
            <text:p><text:s/>13,995<text:s/></text:p>
          </table:table-cell>
          <table:table-cell office:value-type="float" office:value="1.0439856847883207" table:style-name="ce6">
            <text:p>1.044</text:p>
          </table:table-cell>
          <table:table-cell office:value-type="float" office:value="14610.462602722999" table:style-name="ce5">
            <text:p><text:s/>14,610<text:s/></text:p>
          </table:table-cell>
          <table:table-cell office:value-type="float" office:value="0.98212365552380521" table:style-name="ce6">
            <text:p>0.982</text:p>
          </table:table-cell>
          <table:table-cell office:value-type="float" office:value="14349.280940280161" table:style-name="ce5">
            <text:p><text:s/>14,34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349.280940280161" table:style-name="ce5">
            <text:p><text:s/>14,349<text:s/></text:p>
          </table:table-cell>
          <table:table-cell office:value-type="float" office:value="1.0200189976946894" table:style-name="ce6">
            <text:p>1.020</text:p>
          </table:table-cell>
          <table:table-cell office:value-type="float" office:value="14636.539162344079" table:style-name="ce5">
            <text:p><text:s/>14,637<text:s/></text:p>
          </table:table-cell>
          <table:table-cell office:value-type="float" office:value="1.0399194287689375" table:style-name="ce6">
            <text:p>1.040</text:p>
          </table:table-cell>
          <table:table-cell office:value-type="float" office:value="15220.821444859039" table:style-name="ce5">
            <text:p><text:s/>15,22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5220.821444859039" table:style-name="ce5">
            <text:p><text:s/>15,221<text:s/></text:p>
          </table:table-cell>
          <table:table-cell office:value-type="float" office:value="0.93926713280541474" table:style-name="ce6">
            <text:p>0.939</text:p>
          </table:table-cell>
          <table:table-cell office:value-type="float" office:value="14296.41731745592" table:style-name="ce5">
            <text:p><text:s/>14,296<text:s/></text:p>
          </table:table-cell>
          <table:table-cell office:value-type="float" office:value="1.0889732695288463" table:style-name="ce6">
            <text:p>1.089</text:p>
          </table:table-cell>
          <table:table-cell office:value-type="float" office:value="15568.41630873879" table:style-name="ce5">
            <text:p><text:s/>15,56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5568.41630873879" table:style-name="ce5">
            <text:p><text:s/>15,568<text:s/></text:p>
          </table:table-cell>
          <table:table-cell office:value-type="float" office:value="1.0326452450755956" table:style-name="ce6">
            <text:p>1.033</text:p>
          </table:table-cell>
          <table:table-cell office:value-type="float" office:value="16076.65107457647" table:style-name="ce5">
            <text:p><text:s/>16,077<text:s/></text:p>
          </table:table-cell>
          <table:table-cell office:value-type="float" office:value="1.1863093493616896" table:style-name="ce6">
            <text:p>1.186</text:p>
          </table:table-cell>
          <table:table-cell office:value-type="float" office:value="19071.881476195722" table:style-name="ce5">
            <text:p><text:s/>19,07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071.881476195722" table:style-name="ce5">
            <text:p><text:s/>19,072<text:s/></text:p>
          </table:table-cell>
          <table:table-cell office:value-type="float" office:value="1.0355554409475121" table:style-name="ce6">
            <text:p>1.036</text:p>
          </table:table-cell>
          <table:table-cell office:value-type="float" office:value="19749.990631780547" table:style-name="ce5">
            <text:p><text:s/>19,750<text:s/></text:p>
          </table:table-cell>
          <table:table-cell office:value-type="float" office:value="1.0231551324675552" table:style-name="ce6">
            <text:p>1.023</text:p>
          </table:table-cell>
          <table:table-cell office:value-type="float" office:value="20207.304281092398" table:style-name="ce5">
            <text:p><text:s/>20,20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0207.304281092398" table:style-name="ce5">
            <text:p><text:s/>20,207<text:s/></text:p>
          </table:table-cell>
          <table:table-cell office:value-type="float" office:value="1.0058402166386222" table:style-name="ce6">
            <text:p>1.006</text:p>
          </table:table-cell>
          <table:table-cell office:value-type="float" office:value="20325.319315776538" table:style-name="ce5">
            <text:p><text:s/>20,325<text:s/></text:p>
          </table:table-cell>
          <table:table-cell office:value-type="float" office:value="1.0412656725495004" table:style-name="ce6">
            <text:p>1.041</text:p>
          </table:table-cell>
          <table:table-cell office:value-type="float" office:value="21164.057287125408" table:style-name="ce5">
            <text:p><text:s/>21,16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164.057287125408" table:style-name="ce5">
            <text:p><text:s/>21,164<text:s/></text:p>
          </table:table-cell>
          <table:table-cell office:value-type="float" office:value="0.9769063959104155" table:style-name="ce6">
            <text:p>0.977</text:p>
          </table:table-cell>
          <table:table-cell office:value-type="float" office:value="20675.302927207249" table:style-name="ce5">
            <text:p><text:s/>20,675<text:s/></text:p>
          </table:table-cell>
          <table:table-cell office:value-type="float" office:value="1.1799646175700971" table:style-name="ce6">
            <text:p>1.180</text:p>
          </table:table-cell>
          <table:table-cell office:value-type="float" office:value="24396.125911648011" table:style-name="ce5">
            <text:p><text:s/>24,39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396.125911648011" table:style-name="ce5">
            <text:p><text:s/>24,396<text:s/></text:p>
          </table:table-cell>
          <table:table-cell office:value-type="float" office:value="1.0824530434107997" table:style-name="ce6">
            <text:p>1.082</text:p>
          </table:table-cell>
          <table:table-cell office:value-type="float" office:value="26407.66074049646" table:style-name="ce5">
            <text:p><text:s/>26,408<text:s/></text:p>
          </table:table-cell>
          <table:table-cell office:value-type="float" office:value="0.90458414587965852" table:style-name="ce6">
            <text:p>0.905</text:p>
          </table:table-cell>
          <table:table-cell office:value-type="float" office:value="23887.951235621782" table:style-name="ce5">
            <text:p><text:s/>23,88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887.951235621782" table:style-name="ce5">
            <text:p><text:s/>23,888<text:s/></text:p>
          </table:table-cell>
          <table:table-cell office:value-type="float" office:value="0.95189740665990008" table:style-name="ce6">
            <text:p>0.952</text:p>
          </table:table-cell>
          <table:table-cell office:value-type="float" office:value="22738.878831606529" table:style-name="ce5">
            <text:p><text:s/>22,739<text:s/></text:p>
          </table:table-cell>
          <table:table-cell office:value-type="float" office:value="1.0490434703116187" table:style-name="ce6">
            <text:p>1.049</text:p>
          </table:table-cell>
          <table:table-cell office:value-type="float" office:value="23854.07236050392" table:style-name="ce5">
            <text:p><text:s/>23,85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509.1967063901002" table:style-name="ce5">
            <text:p><text:s/>2,50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509.1967063901002" table:style-name="ce5">
            <text:p><text:s/>2,509<text:s/></text:p>
          </table:table-cell>
          <table:table-cell office:value-type="float" office:value="1.08477227475853" table:style-name="ce6">
            <text:p>1.085</text:p>
          </table:table-cell>
          <table:table-cell office:value-type="float" office:value="2721.9070190073999" table:style-name="ce5">
            <text:p><text:s/>2,722<text:s/></text:p>
          </table:table-cell>
          <table:table-cell office:value-type="float" office:value="1.2962204321555879" table:style-name="ce6">
            <text:p>1.296</text:p>
          </table:table-cell>
          <table:table-cell office:value-type="float" office:value="3528.1914924650996" table:style-name="ce5">
            <text:p><text:s/>3,52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528.1914924650996" table:style-name="ce5">
            <text:p><text:s/>3,528<text:s/></text:p>
          </table:table-cell>
          <table:table-cell office:value-type="float" office:value="1.0013146570711102" table:style-name="ce6">
            <text:p>1.001</text:p>
          </table:table-cell>
          <table:table-cell office:value-type="float" office:value="3532.8298543588999" table:style-name="ce5">
            <text:p><text:s/>3,533<text:s/></text:p>
          </table:table-cell>
          <table:table-cell office:value-type="float" office:value="1.1491546463480966" table:style-name="ce6">
            <text:p>1.149</text:p>
          </table:table-cell>
          <table:table-cell office:value-type="float" office:value="4059.7678418937999" table:style-name="ce5">
            <text:p><text:s/>4,06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059.7678418937999" table:style-name="ce5">
            <text:p><text:s/>4,060<text:s/></text:p>
          </table:table-cell>
          <table:table-cell office:value-type="float" office:value="1.0212871414442719" table:style-name="ce6">
            <text:p>1.021</text:p>
          </table:table-cell>
          <table:table-cell office:value-type="float" office:value="4146.1886941751" table:style-name="ce5">
            <text:p><text:s/>4,146<text:s/></text:p>
          </table:table-cell>
          <table:table-cell office:value-type="float" office:value="1.0146410478232173" table:style-name="ce6">
            <text:p>1.015</text:p>
          </table:table-cell>
          <table:table-cell office:value-type="float" office:value="4206.8932411305996" table:style-name="ce5">
            <text:p><text:s/>4,20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206.8932411305996" table:style-name="ce5">
            <text:p><text:s/>4,207<text:s/></text:p>
          </table:table-cell>
          <table:table-cell office:value-type="float" office:value="1.0276693008424709" table:style-name="ce6">
            <text:p>1.028</text:p>
          </table:table-cell>
          <table:table-cell office:value-type="float" office:value="4323.2950358316002" table:style-name="ce5">
            <text:p><text:s/>4,323<text:s/></text:p>
          </table:table-cell>
          <table:table-cell office:value-type="float" office:value="0.99587534744314066" table:style-name="ce6">
            <text:p>0.996</text:p>
          </table:table-cell>
          <table:table-cell office:value-type="float" office:value="4305.4629459079997" table:style-name="ce5">
            <text:p><text:s/>4,30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305.4629459079997" table:style-name="ce5">
            <text:p><text:s/>4,305<text:s/></text:p>
          </table:table-cell>
          <table:table-cell office:value-type="float" office:value="1.0932840154539987" table:style-name="ce6">
            <text:p>1.093</text:p>
          </table:table-cell>
          <table:table-cell office:value-type="float" office:value="4707.0938178906999" table:style-name="ce5">
            <text:p><text:s/>4,707<text:s/></text:p>
          </table:table-cell>
          <table:table-cell office:value-type="float" office:value="1.0476227008313062" table:style-name="ce6">
            <text:p>1.048</text:p>
          </table:table-cell>
          <table:table-cell office:value-type="float" office:value="4931.2583385649996" table:style-name="ce5">
            <text:p><text:s/>4,93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931.2583385649996" table:style-name="ce5">
            <text:p><text:s/>4,931<text:s/></text:p>
          </table:table-cell>
          <table:table-cell office:value-type="float" office:value="0.99444997760160669" table:style-name="ce6">
            <text:p>0.994</text:p>
          </table:table-cell>
          <table:table-cell office:value-type="float" office:value="4903.8897443337" table:style-name="ce5">
            <text:p><text:s/>4,904<text:s/></text:p>
          </table:table-cell>
          <table:table-cell office:value-type="float" office:value="1.1884274230105778" table:style-name="ce6">
            <text:p>1.188</text:p>
          </table:table-cell>
          <table:table-cell office:value-type="float" office:value="5827.9170515864998" table:style-name="ce5">
            <text:p><text:s/>5,82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827.9170515864998" table:style-name="ce5">
            <text:p><text:s/>5,828<text:s/></text:p>
          </table:table-cell>
          <table:table-cell office:value-type="float" office:value="1.0011150864394047" table:style-name="ce6">
            <text:p>1.001</text:p>
          </table:table-cell>
          <table:table-cell office:value-type="float" office:value="5834.4156828606992" table:style-name="ce5">
            <text:p><text:s/>5,834<text:s/></text:p>
          </table:table-cell>
          <table:table-cell office:value-type="float" office:value="0.92735393474827266" table:style-name="ce6">
            <text:p>0.927</text:p>
          </table:table-cell>
          <table:table-cell office:value-type="float" office:value="5410.5683404579004" table:style-name="ce5">
            <text:p><text:s/>5,41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410.5683404579004" table:style-name="ce5">
            <text:p><text:s/>5,411<text:s/></text:p>
          </table:table-cell>
          <table:table-cell office:value-type="float" office:value="1.01837528249788" table:style-name="ce6">
            <text:p>1.018</text:p>
          </table:table-cell>
          <table:table-cell office:value-type="float" office:value="5509.9890621878994" table:style-name="ce5">
            <text:p><text:s/>5,510<text:s/></text:p>
          </table:table-cell>
          <table:table-cell office:value-type="float" office:value="0.98128674104568969" table:style-name="ce6">
            <text:p>0.981</text:p>
          </table:table-cell>
          <table:table-cell office:value-type="float" office:value="5406.8792100317605" table:style-name="ce5">
            <text:p><text:s/>5,40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406.8792100317605" table:style-name="ce5">
            <text:p><text:s/>5,407<text:s/></text:p>
          </table:table-cell>
          <table:table-cell office:value-type="float" office:value="1.0263970996266998" table:style-name="ce6">
            <text:p>1.026</text:p>
          </table:table-cell>
          <table:table-cell office:value-type="float" office:value="5549.6051392085001" table:style-name="ce5">
            <text:p><text:s/>5,550<text:s/></text:p>
          </table:table-cell>
          <table:table-cell office:value-type="float" office:value="1.1318453769973453" table:style-name="ce6">
            <text:p>1.132</text:p>
          </table:table-cell>
          <table:table-cell office:value-type="float" office:value="6281.2949209738499" table:style-name="ce5">
            <text:p><text:s/>6,28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281.2949209738499" table:style-name="ce5">
            <text:p><text:s/>6,281<text:s/></text:p>
          </table:table-cell>
          <table:table-cell office:value-type="float" office:value="0.95272422220486186" table:style-name="ce6">
            <text:p>0.953</text:p>
          </table:table-cell>
          <table:table-cell office:value-type="float" office:value="5984.3418180241606" table:style-name="ce5">
            <text:p><text:s/>5,984<text:s/></text:p>
          </table:table-cell>
          <table:table-cell office:value-type="float" office:value="1.1148366793919666" table:style-name="ce6">
            <text:p>1.115</text:p>
          </table:table-cell>
          <table:table-cell office:value-type="float" office:value="6671.5637607525396" table:style-name="ce5">
            <text:p><text:s/>6,67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671.5637607525396" table:style-name="ce5">
            <text:p><text:s/>6,672<text:s/></text:p>
          </table:table-cell>
          <table:table-cell office:value-type="float" office:value="1.0053909695730681" table:style-name="ce6">
            <text:p>1.005</text:p>
          </table:table-cell>
          <table:table-cell office:value-type="float" office:value="6707.52995799154" table:style-name="ce5">
            <text:p><text:s/>6,708<text:s/></text:p>
          </table:table-cell>
          <table:table-cell office:value-type="float" office:value="1.0370291883342109" table:style-name="ce6">
            <text:p>1.037</text:p>
          </table:table-cell>
          <table:table-cell office:value-type="float" office:value="6955.90434806337" table:style-name="ce5">
            <text:p><text:s/>6,95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955.90434806337" table:style-name="ce5">
            <text:p><text:s/>6,956<text:s/></text:p>
          </table:table-cell>
          <table:table-cell office:value-type="float" office:value="1.0349754861465275" table:style-name="ce6">
            <text:p>1.035</text:p>
          </table:table-cell>
          <table:table-cell office:value-type="float" office:value="7199.1904842256299" table:style-name="ce5">
            <text:p><text:s/>7,199<text:s/></text:p>
          </table:table-cell>
          <table:table-cell office:value-type="float" office:value="1.0460796844223121" table:style-name="ce6">
            <text:p>1.046</text:p>
          </table:table-cell>
          <table:table-cell office:value-type="float" office:value="7530.9269098348595" table:style-name="ce5">
            <text:p><text:s/>7,53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530.9269098348595" table:style-name="ce5">
            <text:p><text:s/>7,531<text:s/></text:p>
          </table:table-cell>
          <table:table-cell office:value-type="float" office:value="1.0128772100986871" table:style-name="ce6">
            <text:p>1.013</text:p>
          </table:table-cell>
          <table:table-cell office:value-type="float" office:value="7627.9042378906606" table:style-name="ce5">
            <text:p><text:s/>7,628<text:s/></text:p>
          </table:table-cell>
          <table:table-cell office:value-type="float" office:value="1.1377128434295898" table:style-name="ce6">
            <text:p>1.138</text:p>
          </table:table-cell>
          <table:table-cell office:value-type="float" office:value="8678.364619899201" table:style-name="ce5">
            <text:p><text:s/>8,67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678.364619899201" table:style-name="ce5">
            <text:p><text:s/>8,678<text:s/></text:p>
          </table:table-cell>
          <table:table-cell office:value-type="float" office:value="0.9896146212632021" table:style-name="ce6">
            <text:p>0.990</text:p>
          </table:table-cell>
          <table:table-cell office:value-type="float" office:value="8588.2365165055198" table:style-name="ce5">
            <text:p><text:s/>8,588<text:s/></text:p>
          </table:table-cell>
          <table:table-cell office:value-type="float" office:value="1.0935236281196488" table:style-name="ce6">
            <text:p>1.094</text:p>
          </table:table-cell>
          <table:table-cell office:value-type="float" office:value="9391.4395546787709" table:style-name="ce5">
            <text:p><text:s/>9,39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391.4395546787709" table:style-name="ce5">
            <text:p><text:s/>9,391<text:s/></text:p>
          </table:table-cell>
          <table:table-cell office:value-type="float" office:value="1.0620381605901024" table:style-name="ce6">
            <text:p>1.062</text:p>
          </table:table-cell>
          <table:table-cell office:value-type="float" office:value="9974.0671899441695" table:style-name="ce5">
            <text:p><text:s/>9,974<text:s/></text:p>
          </table:table-cell>
          <table:table-cell office:value-type="float" office:value="0.97009026661471187" table:style-name="ce6">
            <text:p>0.970</text:p>
          </table:table-cell>
          <table:table-cell office:value-type="float" office:value="9675.7454995259886" table:style-name="ce5">
            <text:p><text:s/>9,67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675.7454995259886" table:style-name="ce5">
            <text:p><text:s/>9,676<text:s/></text:p>
          </table:table-cell>
          <table:table-cell office:value-type="float" office:value="0.94483110971392748" table:style-name="ce6">
            <text:p>0.945</text:p>
          </table:table-cell>
          <table:table-cell office:value-type="float" office:value="9141.9453576266806" table:style-name="ce5">
            <text:p><text:s/>9,142<text:s/></text:p>
          </table:table-cell>
          <table:table-cell office:value-type="float" office:value="1.1138670817236314" table:style-name="ce6">
            <text:p>1.114</text:p>
          </table:table-cell>
          <table:table-cell office:value-type="float" office:value="10182.911996776529" table:style-name="ce5">
            <text:p><text:s/>10,18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854.7588635986995" table:style-name="ce5">
            <text:p><text:s/>4,85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854.7588635986995" table:style-name="ce5">
            <text:p><text:s/>4,855<text:s/></text:p>
          </table:table-cell>
          <table:table-cell office:value-type="float" office:value="1.113185556329976" table:style-name="ce6">
            <text:p>1.113</text:p>
          </table:table-cell>
          <table:table-cell office:value-type="float" office:value="5404.2474464229999" table:style-name="ce5">
            <text:p><text:s/>5,404<text:s/></text:p>
          </table:table-cell>
          <table:table-cell office:value-type="float" office:value="1.0896979554067143" table:style-name="ce6">
            <text:p>1.090</text:p>
          </table:table-cell>
          <table:table-cell office:value-type="float" office:value="5888.9973928791005" table:style-name="ce5">
            <text:p><text:s/>5,88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888.9973928791005" table:style-name="ce5">
            <text:p><text:s/>5,889<text:s/></text:p>
          </table:table-cell>
          <table:table-cell office:value-type="float" office:value="1.012802723555043" table:style-name="ce6">
            <text:p>1.013</text:p>
          </table:table-cell>
          <table:table-cell office:value-type="float" office:value="5964.3925985165006" table:style-name="ce5">
            <text:p><text:s/>5,964<text:s/></text:p>
          </table:table-cell>
          <table:table-cell office:value-type="float" office:value="1.0153756274063026" table:style-name="ce6">
            <text:p>1.015</text:p>
          </table:table-cell>
          <table:table-cell office:value-type="float" office:value="6056.0988768161997" table:style-name="ce5">
            <text:p><text:s/>6,05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056.0988768161997" table:style-name="ce5">
            <text:p><text:s/>6,056<text:s/></text:p>
          </table:table-cell>
          <table:table-cell office:value-type="float" office:value="1.0742026796200439" table:style-name="ce6">
            <text:p>1.074</text:p>
          </table:table-cell>
          <table:table-cell office:value-type="float" office:value="6505.4776415198994" table:style-name="ce5">
            <text:p><text:s/>6,505<text:s/></text:p>
          </table:table-cell>
          <table:table-cell office:value-type="float" office:value="0.90366632629236388" table:style-name="ce6">
            <text:p>0.904</text:p>
          </table:table-cell>
          <table:table-cell office:value-type="float" office:value="5878.7810810893998" table:style-name="ce5">
            <text:p><text:s/>5,87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878.7810810893998" table:style-name="ce5">
            <text:p><text:s/>5,879<text:s/></text:p>
          </table:table-cell>
          <table:table-cell office:value-type="float" office:value="1.0145672520442164" table:style-name="ce6">
            <text:p>1.015</text:p>
          </table:table-cell>
          <table:table-cell office:value-type="float" office:value="5964.4187668103996" table:style-name="ce5">
            <text:p><text:s/>5,964<text:s/></text:p>
          </table:table-cell>
          <table:table-cell office:value-type="float" office:value="0.97110636986182663" table:style-name="ce6">
            <text:p>0.971</text:p>
          </table:table-cell>
          <table:table-cell office:value-type="float" office:value="5792.085056973001" table:style-name="ce5">
            <text:p><text:s/>5,79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792.085056973001" table:style-name="ce5">
            <text:p><text:s/>5,792<text:s/></text:p>
          </table:table-cell>
          <table:table-cell office:value-type="float" office:value="1.0719458098063701" table:style-name="ce6">
            <text:p>1.072</text:p>
          </table:table-cell>
          <table:table-cell office:value-type="float" office:value="6208.8013068642986" table:style-name="ce5">
            <text:p><text:s/>6,209<text:s/></text:p>
          </table:table-cell>
          <table:table-cell office:value-type="float" office:value="1.0556782611021085" table:style-name="ce6">
            <text:p>1.056</text:p>
          </table:table-cell>
          <table:table-cell office:value-type="float" office:value="6554.4965671590016" table:style-name="ce5">
            <text:p><text:s/>6,55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554.4965671590016" table:style-name="ce5">
            <text:p><text:s/>6,554<text:s/></text:p>
          </table:table-cell>
          <table:table-cell office:value-type="float" office:value="1.0143324641651339" table:style-name="ce6">
            <text:p>1.014</text:p>
          </table:table-cell>
          <table:table-cell office:value-type="float" office:value="6648.4386543283008" table:style-name="ce5">
            <text:p><text:s/>6,648<text:s/></text:p>
          </table:table-cell>
          <table:table-cell office:value-type="float" office:value="1.2581501493627902" table:style-name="ce6">
            <text:p>1.258</text:p>
          </table:table-cell>
          <table:table-cell office:value-type="float" office:value="8364.7340859724991" table:style-name="ce5">
            <text:p><text:s/>8,36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364.7340859724991" table:style-name="ce5">
            <text:p><text:s/>8,365<text:s/></text:p>
          </table:table-cell>
          <table:table-cell office:value-type="float" office:value="0.98601494860639083" table:style-name="ce6">
            <text:p>0.986</text:p>
          </table:table-cell>
          <table:table-cell office:value-type="float" office:value="8247.7528498862994" table:style-name="ce5">
            <text:p><text:s/>8,248<text:s/></text:p>
          </table:table-cell>
          <table:table-cell office:value-type="float" office:value="1.0408070769995781" table:style-name="ce6">
            <text:p>1.041</text:p>
          </table:table-cell>
          <table:table-cell office:value-type="float" office:value="8584.3195355050993" table:style-name="ce5">
            <text:p><text:s/>8,58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584.3195355050993" table:style-name="ce5">
            <text:p><text:s/>8,584<text:s/></text:p>
          </table:table-cell>
          <table:table-cell office:value-type="float" office:value="1.0601275386936804" table:style-name="ce6">
            <text:p>1.060</text:p>
          </table:table-cell>
          <table:table-cell office:value-type="float" office:value="9100.4735405350984" table:style-name="ce5">
            <text:p><text:s/>9,100<text:s/></text:p>
          </table:table-cell>
          <table:table-cell office:value-type="float" office:value="0.98263037526754871" table:style-name="ce6">
            <text:p>0.983</text:p>
          </table:table-cell>
          <table:table-cell office:value-type="float" office:value="8942.4017302484008" table:style-name="ce5">
            <text:p><text:s/>8,94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942.4017302484008" table:style-name="ce5">
            <text:p><text:s/>8,942<text:s/></text:p>
          </table:table-cell>
          <table:table-cell office:value-type="float" office:value="1.016162581065698" table:style-name="ce6">
            <text:p>1.016</text:p>
          </table:table-cell>
          <table:table-cell office:value-type="float" office:value="9086.93402313558" table:style-name="ce5">
            <text:p><text:s/>9,087<text:s/></text:p>
          </table:table-cell>
          <table:table-cell office:value-type="float" office:value="0.98377808192784411" table:style-name="ce6">
            <text:p>0.984</text:p>
          </table:table-cell>
          <table:table-cell office:value-type="float" office:value="8939.5265238851898" table:style-name="ce5">
            <text:p><text:s/>8,94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939.5265238851898" table:style-name="ce5">
            <text:p><text:s/>8,940<text:s/></text:p>
          </table:table-cell>
          <table:table-cell office:value-type="float" office:value="0.92981160436439592" table:style-name="ce6">
            <text:p>0.930</text:p>
          </table:table-cell>
          <table:table-cell office:value-type="float" office:value="8312.0754994317595" table:style-name="ce5">
            <text:p><text:s/>8,312<text:s/></text:p>
          </table:table-cell>
          <table:table-cell office:value-type="float" office:value="1.0703527113768962" table:style-name="ce6">
            <text:p>1.070</text:p>
          </table:table-cell>
          <table:table-cell office:value-type="float" office:value="8896.852547986251" table:style-name="ce5">
            <text:p><text:s/>8,89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896.852547986251" table:style-name="ce5">
            <text:p><text:s/>8,897<text:s/></text:p>
          </table:table-cell>
          <table:table-cell office:value-type="float" office:value="1.0530826565969753" table:style-name="ce6">
            <text:p>1.053</text:p>
          </table:table-cell>
          <table:table-cell office:value-type="float" office:value="9369.1211165849309" table:style-name="ce5">
            <text:p><text:s/>9,369<text:s/></text:p>
          </table:table-cell>
          <table:table-cell office:value-type="float" office:value="1.2931818232859664" table:style-name="ce6">
            <text:p>1.293</text:p>
          </table:table-cell>
          <table:table-cell office:value-type="float" office:value="12115.97712813235" table:style-name="ce5">
            <text:p><text:s/>12,1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115.97712813235" table:style-name="ce5">
            <text:p><text:s/>12,116<text:s/></text:p>
          </table:table-cell>
          <table:table-cell office:value-type="float" office:value="1.0358883988327232" table:style-name="ce6">
            <text:p>1.036</text:p>
          </table:table-cell>
          <table:table-cell office:value-type="float" office:value="12550.800147554919" table:style-name="ce5">
            <text:p><text:s/>12,551<text:s/></text:p>
          </table:table-cell>
          <table:table-cell office:value-type="float" office:value="1.0100055153636627" table:style-name="ce6">
            <text:p>1.010</text:p>
          </table:table-cell>
          <table:table-cell office:value-type="float" office:value="12676.37737125754" table:style-name="ce5">
            <text:p><text:s/>12,67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676.37737125754" table:style-name="ce5">
            <text:p><text:s/>12,676<text:s/></text:p>
          </table:table-cell>
          <table:table-cell office:value-type="float" office:value="1.0016595992697441" table:style-name="ce6">
            <text:p>1.002</text:p>
          </table:table-cell>
          <table:table-cell office:value-type="float" office:value="12697.41507788588" table:style-name="ce5">
            <text:p><text:s/>12,697<text:s/></text:p>
          </table:table-cell>
          <table:table-cell office:value-type="float" office:value="0.98332555017214385" table:style-name="ce6">
            <text:p>0.983</text:p>
          </table:table-cell>
          <table:table-cell office:value-type="float" office:value="12485.692667226207" table:style-name="ce5">
            <text:p><text:s/>12,48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485.692667226207" table:style-name="ce5">
            <text:p><text:s/>12,486<text:s/></text:p>
          </table:table-cell>
          <table:table-cell office:value-type="float" office:value="0.96807335666920302" table:style-name="ce6">
            <text:p>0.968</text:p>
          </table:table-cell>
          <table:table-cell office:value-type="float" office:value="12087.066410701729" table:style-name="ce5">
            <text:p><text:s/>12,087<text:s/></text:p>
          </table:table-cell>
          <table:table-cell office:value-type="float" office:value="1.2413836283454427" table:style-name="ce6">
            <text:p>1.241</text:p>
          </table:table-cell>
          <table:table-cell office:value-type="float" office:value="15004.68635696924" table:style-name="ce5">
            <text:p><text:s/>15,00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004.68635696924" table:style-name="ce5">
            <text:p><text:s/>15,005<text:s/></text:p>
          </table:table-cell>
          <table:table-cell office:value-type="float" office:value="1.0952307272267217" table:style-name="ce6">
            <text:p>1.095</text:p>
          </table:table-cell>
          <table:table-cell office:value-type="float" office:value="16433.59355055229" table:style-name="ce5">
            <text:p><text:s/>16,434<text:s/></text:p>
          </table:table-cell>
          <table:table-cell office:value-type="float" office:value="0.86482641136138816" table:style-name="ce6">
            <text:p>0.865</text:p>
          </table:table-cell>
          <table:table-cell office:value-type="float" office:value="14212.205736095792" table:style-name="ce5">
            <text:p><text:s/>14,21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212.205736095792" table:style-name="ce5">
            <text:p><text:s/>14,212<text:s/></text:p>
          </table:table-cell>
          <table:table-cell office:value-type="float" office:value="0.95670817932551533" table:style-name="ce6">
            <text:p>0.957</text:p>
          </table:table-cell>
          <table:table-cell office:value-type="float" office:value="13596.933473979849" table:style-name="ce5">
            <text:p><text:s/>13,597<text:s/></text:p>
          </table:table-cell>
          <table:table-cell office:value-type="float" office:value="1.0054590904551817" table:style-name="ce6">
            <text:p>1.005</text:p>
          </table:table-cell>
          <table:table-cell office:value-type="float" office:value="13671.160363727393" table:style-name="ce5">
            <text:p><text:s/>13,67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6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88.29769234039998" table:style-name="ce5">
            <text:p><text:s/>48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88.29769234039998" table:style-name="ce5">
            <text:p><text:s/>488<text:s/></text:p>
          </table:table-cell>
          <table:table-cell office:value-type="float" office:value="0.89894275658376421" table:style-name="ce6">
            <text:p>0.899</text:p>
          </table:table-cell>
          <table:table-cell office:value-type="float" office:value="438.95167358596996" table:style-name="ce5">
            <text:p><text:s/>439<text:s/></text:p>
          </table:table-cell>
          <table:table-cell office:value-type="float" office:value="1.1964460820819072" table:style-name="ce6">
            <text:p>1.196</text:p>
          </table:table-cell>
          <table:table-cell office:value-type="float" office:value="525.18201008522999" table:style-name="ce5">
            <text:p><text:s/>52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25.18201008522999" table:style-name="ce5">
            <text:p><text:s/>525<text:s/></text:p>
          </table:table-cell>
          <table:table-cell office:value-type="float" office:value="1.0672217199092382" table:style-name="ce6">
            <text:p>1.067</text:p>
          </table:table-cell>
          <table:table-cell office:value-type="float" office:value="560.48564806854995" table:style-name="ce5">
            <text:p><text:s/>560<text:s/></text:p>
          </table:table-cell>
          <table:table-cell office:value-type="float" office:value="1.2891374592185267" table:style-name="ce6">
            <text:p>1.289</text:p>
          </table:table-cell>
          <table:table-cell office:value-type="float" office:value="722.54304427953991" table:style-name="ce5">
            <text:p><text:s/>72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22.54304427953991" table:style-name="ce5">
            <text:p><text:s/>723<text:s/></text:p>
          </table:table-cell>
          <table:table-cell office:value-type="float" office:value="0.98280559693864633" table:style-name="ce6">
            <text:p>0.983</text:p>
          </table:table-cell>
          <table:table-cell office:value-type="float" office:value="710.11934794702006" table:style-name="ce5">
            <text:p><text:s/>710<text:s/></text:p>
          </table:table-cell>
          <table:table-cell office:value-type="float" office:value="1.0213174509871392" table:style-name="ce6">
            <text:p>1.021</text:p>
          </table:table-cell>
          <table:table-cell office:value-type="float" office:value="725.25728234190001" table:style-name="ce5">
            <text:p><text:s/>72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25.25728234190001" table:style-name="ce5">
            <text:p><text:s/>725<text:s/></text:p>
          </table:table-cell>
          <table:table-cell office:value-type="float" office:value="0.85564823643716814" table:style-name="ce6">
            <text:p>0.856</text:p>
          </table:table-cell>
          <table:table-cell office:value-type="float" office:value="620.56511459906005" table:style-name="ce5">
            <text:p><text:s/>621<text:s/></text:p>
          </table:table-cell>
          <table:table-cell office:value-type="float" office:value="1.4220433813893067" table:style-name="ce6">
            <text:p>1.422</text:p>
          </table:table-cell>
          <table:table-cell office:value-type="float" office:value="882.47051393668994" table:style-name="ce5">
            <text:p><text:s/>88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82.47051393668994" table:style-name="ce5">
            <text:p><text:s/>882<text:s/></text:p>
          </table:table-cell>
          <table:table-cell office:value-type="float" office:value="1.3206164543240571" table:style-name="ce6">
            <text:p>1.321</text:p>
          </table:table-cell>
          <table:table-cell office:value-type="float" office:value="1165.4050811606" table:style-name="ce5">
            <text:p><text:s/>1,165<text:s/></text:p>
          </table:table-cell>
          <table:table-cell office:value-type="float" office:value="0.77625579301481817" table:style-name="ce6">
            <text:p>0.776</text:p>
          </table:table-cell>
          <table:table-cell office:value-type="float" office:value="904.65244545982" table:style-name="ce5">
            <text:p><text:s/>90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04.65244545982" table:style-name="ce5">
            <text:p><text:s/>905<text:s/></text:p>
          </table:table-cell>
          <table:table-cell office:value-type="float" office:value="1.3420760487544878" table:style-name="ce6">
            <text:p>1.342</text:p>
          </table:table-cell>
          <table:table-cell office:value-type="float" office:value="1214.1123794988" table:style-name="ce5">
            <text:p><text:s/>1,214<text:s/></text:p>
          </table:table-cell>
          <table:table-cell office:value-type="float" office:value="1.0233920178471649" table:style-name="ce6">
            <text:p>1.023</text:p>
          </table:table-cell>
          <table:table-cell office:value-type="float" office:value="1242.5129179485" table:style-name="ce5">
            <text:p><text:s/>1,24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42.5129179485" table:style-name="ce5">
            <text:p><text:s/>1,243<text:s/></text:p>
          </table:table-cell>
          <table:table-cell office:value-type="float" office:value="1.0741969916563243" table:style-name="ce6">
            <text:p>1.074</text:p>
          </table:table-cell>
          <table:table-cell office:value-type="float" office:value="1334.7036385544" table:style-name="ce5">
            <text:p><text:s/>1,335<text:s/></text:p>
          </table:table-cell>
          <table:table-cell office:value-type="float" office:value="0.84099280751743455" table:style-name="ce6">
            <text:p>0.841</text:p>
          </table:table-cell>
          <table:table-cell office:value-type="float" office:value="1122.4761601916" table:style-name="ce5">
            <text:p><text:s/>1,12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22.4761601916" table:style-name="ce5">
            <text:p><text:s/>1,122<text:s/></text:p>
          </table:table-cell>
          <table:table-cell office:value-type="float" office:value="0.96642204603742632" table:style-name="ce6">
            <text:p>0.966</text:p>
          </table:table-cell>
          <table:table-cell office:value-type="float" office:value="1084.7857073606001" table:style-name="ce5">
            <text:p><text:s/>1,085<text:s/></text:p>
          </table:table-cell>
          <table:table-cell office:value-type="float" office:value="1.1599967109721745" table:style-name="ce6">
            <text:p>1.160</text:p>
          </table:table-cell>
          <table:table-cell office:value-type="float" office:value="1258.3478526479198" table:style-name="ce5">
            <text:p><text:s/>1,25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58.3478526479198" table:style-name="ce5">
            <text:p><text:s/>1,258<text:s/></text:p>
          </table:table-cell>
          <table:table-cell office:value-type="float" office:value="1.0604831316590206" table:style-name="ce6">
            <text:p>1.060</text:p>
          </table:table-cell>
          <table:table-cell office:value-type="float" office:value="1334.4566714924699" table:style-name="ce5">
            <text:p><text:s/>1,334<text:s/></text:p>
          </table:table-cell>
          <table:table-cell office:value-type="float" office:value="1.0148469806413132" table:style-name="ce6">
            <text:p>1.015</text:p>
          </table:table-cell>
          <table:table-cell office:value-type="float" office:value="1354.2693238607901" table:style-name="ce5">
            <text:p><text:s/>1,35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354.2693238607901" table:style-name="ce5">
            <text:p><text:s/>1,354<text:s/></text:p>
          </table:table-cell>
          <table:table-cell office:value-type="float" office:value="1.1286038279818873" table:style-name="ce6">
            <text:p>1.129</text:p>
          </table:table-cell>
          <table:table-cell office:value-type="float" office:value="1528.4335430277299" table:style-name="ce5">
            <text:p><text:s/>1,528<text:s/></text:p>
          </table:table-cell>
          <table:table-cell office:value-type="float" office:value="0.9769385506705015" table:style-name="ce6">
            <text:p>0.977</text:p>
          </table:table-cell>
          <table:table-cell office:value-type="float" office:value="1493.18565032169" table:style-name="ce5">
            <text:p><text:s/>1,49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493.18565032169" table:style-name="ce5">
            <text:p><text:s/>1,493<text:s/></text:p>
          </table:table-cell>
          <table:table-cell office:value-type="float" office:value="1.1597315214950104" table:style-name="ce6">
            <text:p>1.160</text:p>
          </table:table-cell>
          <table:table-cell office:value-type="float" office:value="1731.69446612209" table:style-name="ce5">
            <text:p><text:s/>1,732<text:s/></text:p>
          </table:table-cell>
          <table:table-cell office:value-type="float" office:value="1.0815366045574493" table:style-name="ce6">
            <text:p>1.082</text:p>
          </table:table-cell>
          <table:table-cell office:value-type="float" office:value="1872.8909530206101" table:style-name="ce5">
            <text:p><text:s/>1,87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72.8909530206101" table:style-name="ce5">
            <text:p><text:s/>1,873<text:s/></text:p>
          </table:table-cell>
          <table:table-cell office:value-type="float" office:value="1.016849126870657" table:style-name="ce6">
            <text:p>1.017</text:p>
          </table:table-cell>
          <table:table-cell office:value-type="float" office:value="1904.4475303029599" table:style-name="ce5">
            <text:p><text:s/>1,904<text:s/></text:p>
          </table:table-cell>
          <table:table-cell office:value-type="float" office:value="1.0934875284778505" table:style-name="ce6">
            <text:p>1.093</text:p>
          </table:table-cell>
          <table:table-cell office:value-type="float" office:value="2082.48962302673" table:style-name="ce5">
            <text:p><text:s/>2,08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082.48962302673" table:style-name="ce5">
            <text:p><text:s/>2,082<text:s/></text:p>
          </table:table-cell>
          <table:table-cell office:value-type="float" office:value="0.88744500017900374" table:style-name="ce6">
            <text:p>0.887</text:p>
          </table:table-cell>
          <table:table-cell office:value-type="float" office:value="1848.09500387973" table:style-name="ce5">
            <text:p><text:s/>1,848<text:s/></text:p>
          </table:table-cell>
          <table:table-cell office:value-type="float" office:value="1.0457679192499698" table:style-name="ce6">
            <text:p>1.046</text:p>
          </table:table-cell>
          <table:table-cell office:value-type="float" office:value="1932.67846678357" table:style-name="ce5">
            <text:p><text:s/>1,93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32.67846678357" table:style-name="ce5">
            <text:p><text:s/>1,933<text:s/></text:p>
          </table:table-cell>
          <table:table-cell office:value-type="float" office:value="0.88348215644136008" table:style-name="ce6">
            <text:p>0.883</text:p>
          </table:table-cell>
          <table:table-cell office:value-type="float" office:value="1707.48693954173" table:style-name="ce5">
            <text:p><text:s/>1,707<text:s/></text:p>
          </table:table-cell>
          <table:table-cell office:value-type="float" office:value="0.99411448025768967" table:style-name="ce6">
            <text:p>0.994</text:p>
          </table:table-cell>
          <table:table-cell office:value-type="float" office:value="1697.4374914493201" table:style-name="ce5">
            <text:p><text:s/>1,69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97.4374914493201" table:style-name="ce5">
            <text:p><text:s/>1,697<text:s/></text:p>
          </table:table-cell>
          <table:table-cell office:value-type="float" office:value="0.93482406204922497" table:style-name="ce6">
            <text:p>0.935</text:p>
          </table:table-cell>
          <table:table-cell office:value-type="float" office:value="1586.8054108312999" table:style-name="ce5">
            <text:p><text:s/>1,587<text:s/></text:p>
          </table:table-cell>
          <table:table-cell office:value-type="float" office:value="1.1202447538868867" table:style-name="ce6">
            <text:p>1.120</text:p>
          </table:table-cell>
          <table:table-cell office:value-type="float" office:value="1777.61043692309" table:style-name="ce5">
            <text:p><text:s/>1,77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77.61043692309" table:style-name="ce5">
            <text:p><text:s/>1,778<text:s/></text:p>
          </table:table-cell>
          <table:table-cell office:value-type="float" office:value="0.98915318675510555" table:style-name="ce6">
            <text:p>0.989</text:p>
          </table:table-cell>
          <table:table-cell office:value-type="float" office:value="1758.32902849161" table:style-name="ce5">
            <text:p><text:s/>1,758<text:s/></text:p>
          </table:table-cell>
          <table:table-cell office:value-type="float" office:value="1.099846220805623" table:style-name="ce6">
            <text:p>1.100</text:p>
          </table:table-cell>
          <table:table-cell office:value-type="float" office:value="1933.8915369193201" table:style-name="ce5">
            <text:p><text:s/>1,93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38.31729221486995" table:style-name="ce5">
            <text:p><text:s/>33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38.31729221486995" table:style-name="ce5">
            <text:p><text:s/>338<text:s/></text:p>
          </table:table-cell>
          <table:table-cell office:value-type="float" office:value="0.88165788562967751" table:style-name="ce6">
            <text:p>0.882</text:p>
          </table:table-cell>
          <table:table-cell office:value-type="float" office:value="298.28010852611999" table:style-name="ce5">
            <text:p><text:s/>298<text:s/></text:p>
          </table:table-cell>
          <table:table-cell office:value-type="float" office:value="1.2668261605093607" table:style-name="ce6">
            <text:p>1.267</text:p>
          </table:table-cell>
          <table:table-cell office:value-type="float" office:value="377.86904464046" table:style-name="ce5">
            <text:p><text:s/>37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77.86904464046" table:style-name="ce5">
            <text:p><text:s/>378<text:s/></text:p>
          </table:table-cell>
          <table:table-cell office:value-type="float" office:value="1.0996565855408995" table:style-name="ce6">
            <text:p>1.100</text:p>
          </table:table-cell>
          <table:table-cell office:value-type="float" office:value="415.52618341093" table:style-name="ce5">
            <text:p><text:s/>416<text:s/></text:p>
          </table:table-cell>
          <table:table-cell office:value-type="float" office:value="1.173033277675827" table:style-name="ce6">
            <text:p>1.173</text:p>
          </table:table-cell>
          <table:table-cell office:value-type="float" office:value="487.42604088665001" table:style-name="ce5">
            <text:p><text:s/>48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87.42604088665001" table:style-name="ce5">
            <text:p><text:s/>487<text:s/></text:p>
          </table:table-cell>
          <table:table-cell office:value-type="float" office:value="0.98331606274616101" table:style-name="ce6">
            <text:p>0.983</text:p>
          </table:table-cell>
          <table:table-cell office:value-type="float" office:value="479.29385540460999" table:style-name="ce5">
            <text:p><text:s/>479<text:s/></text:p>
          </table:table-cell>
          <table:table-cell office:value-type="float" office:value="1.0371909400973902" table:style-name="ce6">
            <text:p>1.037</text:p>
          </table:table-cell>
          <table:table-cell office:value-type="float" office:value="497.11924447000996" table:style-name="ce5">
            <text:p><text:s/>49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97.11924447000996" table:style-name="ce5">
            <text:p><text:s/>497<text:s/></text:p>
          </table:table-cell>
          <table:table-cell office:value-type="float" office:value="0.84403336908145499" table:style-name="ce6">
            <text:p>0.844</text:p>
          </table:table-cell>
          <table:table-cell office:value-type="float" office:value="419.58523074524999" table:style-name="ce5">
            <text:p><text:s/>420<text:s/></text:p>
          </table:table-cell>
          <table:table-cell office:value-type="float" office:value="1.6148154727328194" table:style-name="ce6">
            <text:p>1.615</text:p>
          </table:table-cell>
          <table:table-cell office:value-type="float" office:value="677.55272273759999" table:style-name="ce5">
            <text:p><text:s/>67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77.55272273759999" table:style-name="ce5">
            <text:p><text:s/>678<text:s/></text:p>
          </table:table-cell>
          <table:table-cell office:value-type="float" office:value="1.3218798642592442" table:style-name="ce6">
            <text:p>1.322</text:p>
          </table:table-cell>
          <table:table-cell office:value-type="float" office:value="895.64330116085989" table:style-name="ce5">
            <text:p><text:s/>896<text:s/></text:p>
          </table:table-cell>
          <table:table-cell office:value-type="float" office:value="0.73078853087176199" table:style-name="ce6">
            <text:p>0.731</text:p>
          </table:table-cell>
          <table:table-cell office:value-type="float" office:value="654.52585224047994" table:style-name="ce5">
            <text:p><text:s/>65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54.52585224047994" table:style-name="ce5">
            <text:p><text:s/>655<text:s/></text:p>
          </table:table-cell>
          <table:table-cell office:value-type="float" office:value="1.3414456256014762" table:style-name="ce6">
            <text:p>1.341</text:p>
          </table:table-cell>
          <table:table-cell office:value-type="float" office:value="878.01084133106997" table:style-name="ce5">
            <text:p><text:s/>878<text:s/></text:p>
          </table:table-cell>
          <table:table-cell office:value-type="float" office:value="1.0186425244034181" table:style-name="ce6">
            <text:p>1.019</text:p>
          </table:table-cell>
          <table:table-cell office:value-type="float" office:value="894.37917986705008" table:style-name="ce5">
            <text:p><text:s/>89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94.37917986705008" table:style-name="ce5">
            <text:p><text:s/>894<text:s/></text:p>
          </table:table-cell>
          <table:table-cell office:value-type="float" office:value="1.0845511865426933" table:style-name="ce6">
            <text:p>1.085</text:p>
          </table:table-cell>
          <table:table-cell office:value-type="float" office:value="970.00000074389004" table:style-name="ce5">
            <text:p><text:s/>970<text:s/></text:p>
          </table:table-cell>
          <table:table-cell office:value-type="float" office:value="0.84740403207867487" table:style-name="ce6">
            <text:p>0.847</text:p>
          </table:table-cell>
          <table:table-cell office:value-type="float" office:value="821.98191174669" table:style-name="ce5">
            <text:p><text:s/>82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21.98191174669" table:style-name="ce5">
            <text:p><text:s/>822<text:s/></text:p>
          </table:table-cell>
          <table:table-cell office:value-type="float" office:value="0.94073824186356103" table:style-name="ce6">
            <text:p>0.941</text:p>
          </table:table-cell>
          <table:table-cell office:value-type="float" office:value="773.26981850022992" table:style-name="ce5">
            <text:p><text:s/>773<text:s/></text:p>
          </table:table-cell>
          <table:table-cell office:value-type="float" office:value="0.92501040713726912" table:style-name="ce6">
            <text:p>0.925</text:p>
          </table:table-cell>
          <table:table-cell office:value-type="float" office:value="715.28262963785994" table:style-name="ce5">
            <text:p><text:s/>71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15.28262963785994" table:style-name="ce5">
            <text:p><text:s/>715<text:s/></text:p>
          </table:table-cell>
          <table:table-cell office:value-type="float" office:value="1.0641250736103467" table:style-name="ce6">
            <text:p>1.064</text:p>
          </table:table-cell>
          <table:table-cell office:value-type="float" office:value="761.15018091559" table:style-name="ce5">
            <text:p><text:s/>761<text:s/></text:p>
          </table:table-cell>
          <table:table-cell office:value-type="float" office:value="0.93627360046115637" table:style-name="ce6">
            <text:p>0.936</text:p>
          </table:table-cell>
          <table:table-cell office:value-type="float" office:value="712.64482037750008" table:style-name="ce5">
            <text:p><text:s/>71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12.64482037750008" table:style-name="ce5">
            <text:p><text:s/>713<text:s/></text:p>
          </table:table-cell>
          <table:table-cell office:value-type="float" office:value="1.147974351921494" table:style-name="ce6">
            <text:p>1.148</text:p>
          </table:table-cell>
          <table:table-cell office:value-type="float" office:value="818.0979758230701" table:style-name="ce5">
            <text:p><text:s/>818<text:s/></text:p>
          </table:table-cell>
          <table:table-cell office:value-type="float" office:value="0.97577948866988107" table:style-name="ce6">
            <text:p>0.976</text:p>
          </table:table-cell>
          <table:table-cell office:value-type="float" office:value="798.28322453050009" table:style-name="ce5">
            <text:p><text:s/>79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98.28322453050009" table:style-name="ce5">
            <text:p><text:s/>798<text:s/></text:p>
          </table:table-cell>
          <table:table-cell office:value-type="float" office:value="1.1480616088031474" table:style-name="ce6">
            <text:p>1.148</text:p>
          </table:table-cell>
          <table:table-cell office:value-type="float" office:value="916.47832303505004" table:style-name="ce5">
            <text:p><text:s/>916<text:s/></text:p>
          </table:table-cell>
          <table:table-cell office:value-type="float" office:value="1.0675273504487603" table:style-name="ce6">
            <text:p>1.068</text:p>
          </table:table-cell>
          <table:table-cell office:value-type="float" office:value="978.36567593333007" table:style-name="ce5">
            <text:p><text:s/>97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78.36567593333007" table:style-name="ce5">
            <text:p><text:s/>978<text:s/></text:p>
          </table:table-cell>
          <table:table-cell office:value-type="float" office:value="1.0268465100516975" table:style-name="ce6">
            <text:p>1.027</text:p>
          </table:table-cell>
          <table:table-cell office:value-type="float" office:value="1004.63137988651" table:style-name="ce5">
            <text:p><text:s/>1,005<text:s/></text:p>
          </table:table-cell>
          <table:table-cell office:value-type="float" office:value="1.3199656622783502" table:style-name="ce6">
            <text:p>1.320</text:p>
          </table:table-cell>
          <table:table-cell office:value-type="float" office:value="1326.07892469751" table:style-name="ce5">
            <text:p><text:s/>1,32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26.07892469751" table:style-name="ce5">
            <text:p><text:s/>1,326<text:s/></text:p>
          </table:table-cell>
          <table:table-cell office:value-type="float" office:value="0.87531975243233384" table:style-name="ce6">
            <text:p>0.875</text:p>
          </table:table-cell>
          <table:table-cell office:value-type="float" office:value="1160.7430760719599" table:style-name="ce5">
            <text:p><text:s/>1,161<text:s/></text:p>
          </table:table-cell>
          <table:table-cell office:value-type="float" office:value="0.99042001965529669" table:style-name="ce6">
            <text:p>0.990</text:p>
          </table:table-cell>
          <table:table-cell office:value-type="float" office:value="1149.62318021794" table:style-name="ce5">
            <text:p><text:s/>1,15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49.62318021794" table:style-name="ce5">
            <text:p><text:s/>1,150<text:s/></text:p>
          </table:table-cell>
          <table:table-cell office:value-type="float" office:value="0.88606013868494027" table:style-name="ce6">
            <text:p>0.886</text:p>
          </table:table-cell>
          <table:table-cell office:value-type="float" office:value="1018.6352744993301" table:style-name="ce5">
            <text:p><text:s/>1,019<text:s/></text:p>
          </table:table-cell>
          <table:table-cell office:value-type="float" office:value="1.0848663138195562" table:style-name="ce6">
            <text:p>1.085</text:p>
          </table:table-cell>
          <table:table-cell office:value-type="float" office:value="1105.08309537266" table:style-name="ce5">
            <text:p><text:s/>1,10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05.08309537266" table:style-name="ce5">
            <text:p><text:s/>1,105<text:s/></text:p>
          </table:table-cell>
          <table:table-cell office:value-type="float" office:value="0.95984666616429748" table:style-name="ce6">
            <text:p>0.960</text:p>
          </table:table-cell>
          <table:table-cell office:value-type="float" office:value="1060.7103249279701" table:style-name="ce5">
            <text:p><text:s/>1,061<text:s/></text:p>
          </table:table-cell>
          <table:table-cell office:value-type="float" office:value="1.0220471786058347" table:style-name="ce6">
            <text:p>1.022</text:p>
          </table:table-cell>
          <table:table-cell office:value-type="float" office:value="1084.09599491071" table:style-name="ce5">
            <text:p><text:s/>1,08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84.09599491071" table:style-name="ce5">
            <text:p><text:s/>1,084<text:s/></text:p>
          </table:table-cell>
          <table:table-cell office:value-type="float" office:value="0.99468852284552123" table:style-name="ce6">
            <text:p>0.995</text:p>
          </table:table-cell>
          <table:table-cell office:value-type="float" office:value="1078.33784380048" table:style-name="ce5">
            <text:p><text:s/>1,078<text:s/></text:p>
          </table:table-cell>
          <table:table-cell office:value-type="float" office:value="1.1551429507717381" table:style-name="ce6">
            <text:p>1.155</text:p>
          </table:table-cell>
          <table:table-cell office:value-type="float" office:value="1245.63435881652" table:style-name="ce5">
            <text:p><text:s/>1,24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9.98040012553" table:style-name="ce5">
            <text:p><text:s/>15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9.98040012553" table:style-name="ce5">
            <text:p><text:s/>150<text:s/></text:p>
          </table:table-cell>
          <table:table-cell office:value-type="float" office:value="0.93793298952470616" table:style-name="ce6">
            <text:p>0.938</text:p>
          </table:table-cell>
          <table:table-cell office:value-type="float" office:value="140.67156505984997" table:style-name="ce5">
            <text:p><text:s/>141<text:s/></text:p>
          </table:table-cell>
          <table:table-cell office:value-type="float" office:value="1.04721210275932" table:style-name="ce6">
            <text:p>1.047</text:p>
          </table:table-cell>
          <table:table-cell office:value-type="float" office:value="147.31296544476999" table:style-name="ce5">
            <text:p><text:s/>14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7.31296544476999" table:style-name="ce5">
            <text:p><text:s/>147<text:s/></text:p>
          </table:table-cell>
          <table:table-cell office:value-type="float" office:value="0.98402380415027124" table:style-name="ce6">
            <text:p>0.984</text:p>
          </table:table-cell>
          <table:table-cell office:value-type="float" office:value="144.95946465762" table:style-name="ce5">
            <text:p><text:s/>145<text:s/></text:p>
          </table:table-cell>
          <table:table-cell office:value-type="float" office:value="1.6219499978715646" table:style-name="ce6">
            <text:p>1.622</text:p>
          </table:table-cell>
          <table:table-cell office:value-type="float" office:value="235.11700339288993" table:style-name="ce5">
            <text:p><text:s/>23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5.11700339288993" table:style-name="ce5">
            <text:p><text:s/>235<text:s/></text:p>
          </table:table-cell>
          <table:table-cell office:value-type="float" office:value="0.9817473394584374" table:style-name="ce6">
            <text:p>0.982</text:p>
          </table:table-cell>
          <table:table-cell office:value-type="float" office:value="230.82549254241007" table:style-name="ce5">
            <text:p><text:s/>231<text:s/></text:p>
          </table:table-cell>
          <table:table-cell office:value-type="float" office:value="0.9883572016205" table:style-name="ce6">
            <text:p>0.988</text:p>
          </table:table-cell>
          <table:table-cell office:value-type="float" office:value="228.13803787189002" table:style-name="ce5">
            <text:p><text:s/>22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28.13803787189002" table:style-name="ce5">
            <text:p><text:s/>228<text:s/></text:p>
          </table:table-cell>
          <table:table-cell office:value-type="float" office:value="0.88095736129136659" table:style-name="ce6">
            <text:p>0.881</text:p>
          </table:table-cell>
          <table:table-cell office:value-type="float" office:value="200.97988385381007" table:style-name="ce5">
            <text:p><text:s/>201<text:s/></text:p>
          </table:table-cell>
          <table:table-cell office:value-type="float" office:value="1.0195935397601499" table:style-name="ce6">
            <text:p>1.020</text:p>
          </table:table-cell>
          <table:table-cell office:value-type="float" office:value="204.91779119909" table:style-name="ce5">
            <text:p><text:s/>20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4.91779119909" table:style-name="ce5">
            <text:p><text:s/>205<text:s/></text:p>
          </table:table-cell>
          <table:table-cell office:value-type="float" office:value="1.3164390384124829" table:style-name="ce6">
            <text:p>1.316</text:p>
          </table:table-cell>
          <table:table-cell office:value-type="float" office:value="269.76177999973999" table:style-name="ce5">
            <text:p><text:s/>270<text:s/></text:p>
          </table:table-cell>
          <table:table-cell office:value-type="float" office:value="0.92721286617986121" table:style-name="ce6">
            <text:p>0.927</text:p>
          </table:table-cell>
          <table:table-cell office:value-type="float" office:value="250.12659321934009" table:style-name="ce5">
            <text:p><text:s/>25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0.12659321934009" table:style-name="ce5">
            <text:p><text:s/>250<text:s/></text:p>
          </table:table-cell>
          <table:table-cell office:value-type="float" office:value="1.3437257264084559" table:style-name="ce6">
            <text:p>1.344</text:p>
          </table:table-cell>
          <table:table-cell office:value-type="float" office:value="336.1015381677301" table:style-name="ce5">
            <text:p><text:s/>336<text:s/></text:p>
          </table:table-cell>
          <table:table-cell office:value-type="float" office:value="1.0357993003522499" table:style-name="ce6">
            <text:p>1.036</text:p>
          </table:table-cell>
          <table:table-cell office:value-type="float" office:value="348.13373808144985" table:style-name="ce5">
            <text:p><text:s/>34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48.13373808144985" table:style-name="ce5">
            <text:p><text:s/>348<text:s/></text:p>
          </table:table-cell>
          <table:table-cell office:value-type="float" office:value="1.0475963628816214" table:style-name="ce6">
            <text:p>1.048</text:p>
          </table:table-cell>
          <table:table-cell office:value-type="float" office:value="364.70363781050992" table:style-name="ce5">
            <text:p><text:s/>365<text:s/></text:p>
          </table:table-cell>
          <table:table-cell office:value-type="float" office:value="0.82394091336439779" table:style-name="ce6">
            <text:p>0.824</text:p>
          </table:table-cell>
          <table:table-cell office:value-type="float" office:value="300.49424844491006" table:style-name="ce5">
            <text:p><text:s/>30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00.49424844491006" table:style-name="ce5">
            <text:p><text:s/>300<text:s/></text:p>
          </table:table-cell>
          <table:table-cell office:value-type="float" office:value="1.0366783739539047" table:style-name="ce6">
            <text:p>1.037</text:p>
          </table:table-cell>
          <table:table-cell office:value-type="float" office:value="311.51588886037001" table:style-name="ce5">
            <text:p><text:s/>312<text:s/></text:p>
          </table:table-cell>
          <table:table-cell office:value-type="float" office:value="1.7432986323643886" table:style-name="ce6">
            <text:p>1.743</text:p>
          </table:table-cell>
          <table:table-cell office:value-type="float" office:value="543.06522301005998" table:style-name="ce5">
            <text:p><text:s/>54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43.06522301005998" table:style-name="ce5">
            <text:p><text:s/>543<text:s/></text:p>
          </table:table-cell>
          <table:table-cell office:value-type="float" office:value="1.0556862532997437" table:style-name="ce6">
            <text:p>1.056</text:p>
          </table:table-cell>
          <table:table-cell office:value-type="float" office:value="573.30649057687992" table:style-name="ce5">
            <text:p><text:s/>573<text:s/></text:p>
          </table:table-cell>
          <table:table-cell office:value-type="float" office:value="1.1191649039899516" table:style-name="ce6">
            <text:p>1.119</text:p>
          </table:table-cell>
          <table:table-cell office:value-type="float" office:value="641.62450348328991" table:style-name="ce5">
            <text:p><text:s/>64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41.62450348328991" table:style-name="ce5">
            <text:p><text:s/>642<text:s/></text:p>
          </table:table-cell>
          <table:table-cell office:value-type="float" office:value="1.1070892139379764" table:style-name="ce6">
            <text:p>1.107</text:p>
          </table:table-cell>
          <table:table-cell office:value-type="float" office:value="710.33556720465992" table:style-name="ce5">
            <text:p><text:s/>710<text:s/></text:p>
          </table:table-cell>
          <table:table-cell office:value-type="float" office:value="0.97827344972432817" table:style-name="ce6">
            <text:p>0.978</text:p>
          </table:table-cell>
          <table:table-cell office:value-type="float" office:value="694.90242579119001" table:style-name="ce5">
            <text:p><text:s/>69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94.90242579119001" table:style-name="ce5">
            <text:p><text:s/>695<text:s/></text:p>
          </table:table-cell>
          <table:table-cell office:value-type="float" office:value="1.1731375698665396" table:style-name="ce6">
            <text:p>1.173</text:p>
          </table:table-cell>
          <table:table-cell office:value-type="float" office:value="815.21614308704011" table:style-name="ce5">
            <text:p><text:s/>815<text:s/></text:p>
          </table:table-cell>
          <table:table-cell office:value-type="float" office:value="1.0972860199994496" table:style-name="ce6">
            <text:p>1.097</text:p>
          </table:table-cell>
          <table:table-cell office:value-type="float" office:value="894.52527708728007" table:style-name="ce5">
            <text:p><text:s/>89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94.52527708728007" table:style-name="ce5">
            <text:p><text:s/>895<text:s/></text:p>
          </table:table-cell>
          <table:table-cell office:value-type="float" office:value="1.0059147275819837" table:style-name="ce6">
            <text:p>1.006</text:p>
          </table:table-cell>
          <table:table-cell office:value-type="float" office:value="899.81615041644989" table:style-name="ce5">
            <text:p><text:s/>900<text:s/></text:p>
          </table:table-cell>
          <table:table-cell office:value-type="float" office:value="0.84062805271848096" table:style-name="ce6">
            <text:p>0.841</text:p>
          </table:table-cell>
          <table:table-cell office:value-type="float" office:value="756.41069832922005" table:style-name="ce5">
            <text:p><text:s/>75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56.41069832922005" table:style-name="ce5">
            <text:p><text:s/>756<text:s/></text:p>
          </table:table-cell>
          <table:table-cell office:value-type="float" office:value="0.90870201773456027" table:style-name="ce6">
            <text:p>0.909</text:p>
          </table:table-cell>
          <table:table-cell office:value-type="float" office:value="687.35192780777004" table:style-name="ce5">
            <text:p><text:s/>687<text:s/></text:p>
          </table:table-cell>
          <table:table-cell office:value-type="float" office:value="1.1392348735575599" table:style-name="ce6">
            <text:p>1.139</text:p>
          </table:table-cell>
          <table:table-cell office:value-type="float" office:value="783.05528656563001" table:style-name="ce5">
            <text:p><text:s/>78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83.05528656563001" table:style-name="ce5">
            <text:p><text:s/>783<text:s/></text:p>
          </table:table-cell>
          <table:table-cell office:value-type="float" office:value="0.87969735580690112" table:style-name="ce6">
            <text:p>0.880</text:p>
          </table:table-cell>
          <table:table-cell office:value-type="float" office:value="688.85166504239987" table:style-name="ce5">
            <text:p><text:s/>689<text:s/></text:p>
          </table:table-cell>
          <table:table-cell office:value-type="float" office:value="0.85991574984463426" table:style-name="ce6">
            <text:p>0.860</text:p>
          </table:table-cell>
          <table:table-cell office:value-type="float" office:value="592.35439607666012" table:style-name="ce5">
            <text:p><text:s/>59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92.35439607666012" table:style-name="ce5">
            <text:p><text:s/>592<text:s/></text:p>
          </table:table-cell>
          <table:table-cell office:value-type="float" office:value="0.88814245220059929" table:style-name="ce6">
            <text:p>0.888</text:p>
          </table:table-cell>
          <table:table-cell office:value-type="float" office:value="526.09508590332996" table:style-name="ce5">
            <text:p><text:s/>526<text:s/></text:p>
          </table:table-cell>
          <table:table-cell office:value-type="float" office:value="1.3182302222450586" table:style-name="ce6">
            <text:p>1.318</text:p>
          </table:table-cell>
          <table:table-cell office:value-type="float" office:value="693.51444201237985" table:style-name="ce5">
            <text:p><text:s/>69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93.51444201237985" table:style-name="ce5">
            <text:p><text:s/>694<text:s/></text:p>
          </table:table-cell>
          <table:table-cell office:value-type="float" office:value="0.9805003955187882" table:style-name="ce6">
            <text:p>0.981</text:p>
          </table:table-cell>
          <table:table-cell office:value-type="float" office:value="679.99118469113012" table:style-name="ce5">
            <text:p><text:s/>680<text:s/></text:p>
          </table:table-cell>
          <table:table-cell office:value-type="float" office:value="1.0121560302512225" table:style-name="ce6">
            <text:p>1.012</text:p>
          </table:table-cell>
          <table:table-cell office:value-type="float" office:value="688.25717810280014" table:style-name="ce5">
            <text:p><text:s/>68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6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8201.29820017" table:style-name="ce5">
            <text:p><text:s/>38,20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8201.29820017" table:style-name="ce5">
            <text:p><text:s/>38,201<text:s/></text:p>
          </table:table-cell>
          <table:table-cell office:value-type="float" office:value="0.94603949594048542" table:style-name="ce6">
            <text:p>0.946</text:p>
          </table:table-cell>
          <table:table-cell office:value-type="float" office:value="36139.936893560996" table:style-name="ce5">
            <text:p><text:s/>36,140<text:s/></text:p>
          </table:table-cell>
          <table:table-cell office:value-type="float" office:value="1.3327828961873145" table:style-name="ce6">
            <text:p>1.333</text:p>
          </table:table-cell>
          <table:table-cell office:value-type="float" office:value="48166.689761027003" table:style-name="ce5">
            <text:p><text:s/>48,16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8166.689761027003" table:style-name="ce5">
            <text:p><text:s/>48,167<text:s/></text:p>
          </table:table-cell>
          <table:table-cell office:value-type="float" office:value="1.1091538662937359" table:style-name="ce6">
            <text:p>1.109</text:p>
          </table:table-cell>
          <table:table-cell office:value-type="float" office:value="53424.270175013997" table:style-name="ce5">
            <text:p><text:s/>53,424<text:s/></text:p>
          </table:table-cell>
          <table:table-cell office:value-type="float" office:value="1.1644099166333197" table:style-name="ce6">
            <text:p>1.164</text:p>
          </table:table-cell>
          <table:table-cell office:value-type="float" office:value="62207.749980683999" table:style-name="ce5">
            <text:p><text:s/>62,20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2207.749980683999" table:style-name="ce5">
            <text:p><text:s/>62,208<text:s/></text:p>
          </table:table-cell>
          <table:table-cell office:value-type="float" office:value="1.0052227871015089" table:style-name="ce6">
            <text:p>1.005</text:p>
          </table:table-cell>
          <table:table-cell office:value-type="float" office:value="62532.647814897005" table:style-name="ce5">
            <text:p><text:s/>62,533<text:s/></text:p>
          </table:table-cell>
          <table:table-cell office:value-type="float" office:value="1.0543833472427158" table:style-name="ce6">
            <text:p>1.054</text:p>
          </table:table-cell>
          <table:table-cell office:value-type="float" office:value="65933.382515021003" table:style-name="ce5">
            <text:p><text:s/>65,93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5933.382515021003" table:style-name="ce5">
            <text:p><text:s/>65,933<text:s/></text:p>
          </table:table-cell>
          <table:table-cell office:value-type="float" office:value="0.99638145570809067" table:style-name="ce6">
            <text:p>0.996</text:p>
          </table:table-cell>
          <table:table-cell office:value-type="float" office:value="65694.799650075001" table:style-name="ce5">
            <text:p><text:s/>65,695<text:s/></text:p>
          </table:table-cell>
          <table:table-cell office:value-type="float" office:value="1.0625000714511246" table:style-name="ce6">
            <text:p>1.063</text:p>
          </table:table-cell>
          <table:table-cell office:value-type="float" office:value="69800.729322172003" table:style-name="ce5">
            <text:p><text:s/>69,80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9800.729322172003" table:style-name="ce5">
            <text:p><text:s/>69,801<text:s/></text:p>
          </table:table-cell>
          <table:table-cell office:value-type="float" office:value="1.0523787720871229" table:style-name="ce6">
            <text:p>1.052</text:p>
          </table:table-cell>
          <table:table-cell office:value-type="float" office:value="73456.805814852996" table:style-name="ce5">
            <text:p><text:s/>73,457<text:s/></text:p>
          </table:table-cell>
          <table:table-cell office:value-type="float" office:value="1.0585136476475663" table:style-name="ce6">
            <text:p>1.059</text:p>
          </table:table-cell>
          <table:table-cell office:value-type="float" office:value="77755.031467619003" table:style-name="ce5">
            <text:p><text:s/>77,75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7755.031467619003" table:style-name="ce5">
            <text:p><text:s/>77,755<text:s/></text:p>
          </table:table-cell>
          <table:table-cell office:value-type="float" office:value="0.99921696509918656" table:style-name="ce6">
            <text:p>0.999</text:p>
          </table:table-cell>
          <table:table-cell office:value-type="float" office:value="77694.146564266004" table:style-name="ce5">
            <text:p><text:s/>77,694<text:s/></text:p>
          </table:table-cell>
          <table:table-cell office:value-type="float" office:value="1.1664767808951888" table:style-name="ce6">
            <text:p>1.166</text:p>
          </table:table-cell>
          <table:table-cell office:value-type="float" office:value="90628.41797868401" table:style-name="ce5">
            <text:p><text:s/>90,62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0628.41797868401" table:style-name="ce5">
            <text:p><text:s/>90,628<text:s/></text:p>
          </table:table-cell>
          <table:table-cell office:value-type="float" office:value="0.93395147888683328" table:style-name="ce6">
            <text:p>0.934</text:p>
          </table:table-cell>
          <table:table-cell office:value-type="float" office:value="84642.545000365993" table:style-name="ce5">
            <text:p><text:s/>84,643<text:s/></text:p>
          </table:table-cell>
          <table:table-cell office:value-type="float" office:value="1.0019032678859112" table:style-name="ce6">
            <text:p>1.002</text:p>
          </table:table-cell>
          <table:table-cell office:value-type="float" office:value="84803.642438046998" table:style-name="ce5">
            <text:p><text:s/>84,80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4803.642438046998" table:style-name="ce5">
            <text:p><text:s/>84,804<text:s/></text:p>
          </table:table-cell>
          <table:table-cell office:value-type="float" office:value="1.0597178904280169" table:style-name="ce6">
            <text:p>1.060</text:p>
          </table:table-cell>
          <table:table-cell office:value-type="float" office:value="89867.937065058999" table:style-name="ce5">
            <text:p><text:s/>89,868<text:s/></text:p>
          </table:table-cell>
          <table:table-cell office:value-type="float" office:value="1.0698513138016637" table:style-name="ce6">
            <text:p>1.070</text:p>
          </table:table-cell>
          <table:table-cell office:value-type="float" office:value="96145.330537698595" table:style-name="ce5">
            <text:p><text:s/>96,14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6145.330537698595" table:style-name="ce5">
            <text:p><text:s/>96,145<text:s/></text:p>
          </table:table-cell>
          <table:table-cell office:value-type="float" office:value="0.9868597329688269" table:style-name="ce6">
            <text:p>0.987</text:p>
          </table:table-cell>
          <table:table-cell office:value-type="float" office:value="94881.955220632823" table:style-name="ce5">
            <text:p><text:s/>94,882<text:s/></text:p>
          </table:table-cell>
          <table:table-cell office:value-type="float" office:value="1.1416952519566985" table:style-name="ce6">
            <text:p>1.142</text:p>
          </table:table-cell>
          <table:table-cell office:value-type="float" office:value="108326.27777176458" table:style-name="ce5">
            <text:p><text:s/>108,32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8326.27777176458" table:style-name="ce5">
            <text:p><text:s/>108,326<text:s/></text:p>
          </table:table-cell>
          <table:table-cell office:value-type="float" office:value="0.99166420670557176" table:style-name="ce6">
            <text:p>0.992</text:p>
          </table:table-cell>
          <table:table-cell office:value-type="float" office:value="107423.29231190434" table:style-name="ce5">
            <text:p><text:s/>107,423<text:s/></text:p>
          </table:table-cell>
          <table:table-cell office:value-type="float" office:value="1.1049321287465499" table:style-name="ce6">
            <text:p>1.105</text:p>
          </table:table-cell>
          <table:table-cell office:value-type="float" office:value="118695.44705115535" table:style-name="ce5">
            <text:p><text:s/>118,69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18695.44705115535" table:style-name="ce5">
            <text:p><text:s/>118,695<text:s/></text:p>
          </table:table-cell>
          <table:table-cell office:value-type="float" office:value="1.0153457759006876" table:style-name="ce6">
            <text:p>1.015</text:p>
          </table:table-cell>
          <table:table-cell office:value-type="float" office:value="120516.92078203431" table:style-name="ce5">
            <text:p><text:s/>120,517<text:s/></text:p>
          </table:table-cell>
          <table:table-cell office:value-type="float" office:value="1.083993691956366" table:style-name="ce6">
            <text:p>1.084</text:p>
          </table:table-cell>
          <table:table-cell office:value-type="float" office:value="130639.58190173027" table:style-name="ce5">
            <text:p><text:s/>130,64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0639.58190173027" table:style-name="ce5">
            <text:p><text:s/>130,640<text:s/></text:p>
          </table:table-cell>
          <table:table-cell office:value-type="float" office:value="0.97662517041495822" table:style-name="ce6">
            <text:p>0.977</text:p>
          </table:table-cell>
          <table:table-cell office:value-type="float" office:value="127585.90393771621" table:style-name="ce5">
            <text:p><text:s/>127,586<text:s/></text:p>
          </table:table-cell>
          <table:table-cell office:value-type="float" office:value="1.1411488924620099" table:style-name="ce6">
            <text:p>1.141</text:p>
          </table:table-cell>
          <table:table-cell office:value-type="float" office:value="145594.51297228926" table:style-name="ce5">
            <text:p><text:s/>145,59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45594.51297228926" table:style-name="ce5">
            <text:p><text:s/>145,595<text:s/></text:p>
          </table:table-cell>
          <table:table-cell office:value-type="float" office:value="0.93125383917434523" table:style-name="ce6">
            <text:p>0.931</text:p>
          </table:table-cell>
          <table:table-cell office:value-type="float" office:value="135585.44916816338" table:style-name="ce5">
            <text:p><text:s/>135,585<text:s/></text:p>
          </table:table-cell>
          <table:table-cell office:value-type="float" office:value="1.0693918812795529" table:style-name="ce6">
            <text:p>1.069</text:p>
          </table:table-cell>
          <table:table-cell office:value-type="float" office:value="144993.9785600754" table:style-name="ce5">
            <text:p><text:s/>144,99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4993.9785600754" table:style-name="ce5">
            <text:p><text:s/>144,994<text:s/></text:p>
          </table:table-cell>
          <table:table-cell office:value-type="float" office:value="0.96395051389278963" table:style-name="ce6">
            <text:p>0.964</text:p>
          </table:table-cell>
          <table:table-cell office:value-type="float" office:value="139767.02014434483" table:style-name="ce5">
            <text:p><text:s/>139,767<text:s/></text:p>
          </table:table-cell>
          <table:table-cell office:value-type="float" office:value="1.0562629342400858" table:style-name="ce6">
            <text:p>1.056</text:p>
          </table:table-cell>
          <table:table-cell office:value-type="float" office:value="147630.72280765884" table:style-name="ce5">
            <text:p><text:s/>147,63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7630.72280765884" table:style-name="ce5">
            <text:p><text:s/>147,631<text:s/></text:p>
          </table:table-cell>
          <table:table-cell office:value-type="float" office:value="1.0416967923240636" table:style-name="ce6">
            <text:p>1.042</text:p>
          </table:table-cell>
          <table:table-cell office:value-type="float" office:value="153786.4503972212" table:style-name="ce5">
            <text:p><text:s/>153,786<text:s/></text:p>
          </table:table-cell>
          <table:table-cell office:value-type="float" office:value="1.0227412430641982" table:style-name="ce6">
            <text:p>1.023</text:p>
          </table:table-cell>
          <table:table-cell office:value-type="float" office:value="157283.74544568468" table:style-name="ce5">
            <text:p><text:s/>157,28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7283.74544568468" table:style-name="ce5">
            <text:p><text:s/>157,284<text:s/></text:p>
          </table:table-cell>
          <table:table-cell office:value-type="float" office:value="1.0461698150775121" table:style-name="ce6">
            <text:p>1.046</text:p>
          </table:table-cell>
          <table:table-cell office:value-type="float" office:value="164545.50688761042" table:style-name="ce5">
            <text:p><text:s/>164,546<text:s/></text:p>
          </table:table-cell>
          <table:table-cell office:value-type="float" office:value="1.074928750895185" table:style-name="ce6">
            <text:p>1.075</text:p>
          </table:table-cell>
          <table:table-cell office:value-type="float" office:value="176874.69618411415" table:style-name="ce5">
            <text:p><text:s/>176,87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961.909937856999" table:style-name="ce5">
            <text:p><text:s/>26,96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6961.909937856999" table:style-name="ce5">
            <text:p><text:s/>26,962<text:s/></text:p>
          </table:table-cell>
          <table:table-cell office:value-type="float" office:value="0.93774432397271734" table:style-name="ce6">
            <text:p>0.938</text:p>
          </table:table-cell>
          <table:table-cell office:value-type="float" office:value="25283.378007689" table:style-name="ce5">
            <text:p><text:s/>25,283<text:s/></text:p>
          </table:table-cell>
          <table:table-cell office:value-type="float" office:value="1.351355641997261" table:style-name="ce6">
            <text:p>1.351</text:p>
          </table:table-cell>
          <table:table-cell office:value-type="float" office:value="34166.835519439999" table:style-name="ce5">
            <text:p><text:s/>34,16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4166.835519439999" table:style-name="ce5">
            <text:p><text:s/>34,167<text:s/></text:p>
          </table:table-cell>
          <table:table-cell office:value-type="float" office:value="1.1048000851854332" table:style-name="ce6">
            <text:p>1.105</text:p>
          </table:table-cell>
          <table:table-cell office:value-type="float" office:value="37747.522792393996" table:style-name="ce5">
            <text:p><text:s/>37,748<text:s/></text:p>
          </table:table-cell>
          <table:table-cell office:value-type="float" office:value="1.1908606466111915" table:style-name="ce6">
            <text:p>1.191</text:p>
          </table:table-cell>
          <table:table-cell office:value-type="float" office:value="44952.039400521004" table:style-name="ce5">
            <text:p><text:s/>44,95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4952.039400521004" table:style-name="ce5">
            <text:p><text:s/>44,952<text:s/></text:p>
          </table:table-cell>
          <table:table-cell office:value-type="float" office:value="1.0034706893456582" table:style-name="ce6">
            <text:p>1.003</text:p>
          </table:table-cell>
          <table:table-cell office:value-type="float" office:value="45108.053964734005" table:style-name="ce5">
            <text:p><text:s/>45,108<text:s/></text:p>
          </table:table-cell>
          <table:table-cell office:value-type="float" office:value="1.05520715211964" table:style-name="ce6">
            <text:p>1.055</text:p>
          </table:table-cell>
          <table:table-cell office:value-type="float" office:value="47598.341161786004" table:style-name="ce5">
            <text:p><text:s/>47,59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7598.341161786004" table:style-name="ce5">
            <text:p><text:s/>47,598<text:s/></text:p>
          </table:table-cell>
          <table:table-cell office:value-type="float" office:value="0.99546416906643509" table:style-name="ce6">
            <text:p>0.995</text:p>
          </table:table-cell>
          <table:table-cell office:value-type="float" office:value="47382.443133558001" table:style-name="ce5">
            <text:p><text:s/>47,382<text:s/></text:p>
          </table:table-cell>
          <table:table-cell office:value-type="float" office:value="1.0502300740850439" table:style-name="ce6">
            <text:p>1.050</text:p>
          </table:table-cell>
          <table:table-cell office:value-type="float" office:value="49762.466762486998" table:style-name="ce5">
            <text:p><text:s/>49,76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9762.466762486998" table:style-name="ce5">
            <text:p><text:s/>49,762<text:s/></text:p>
          </table:table-cell>
          <table:table-cell office:value-type="float" office:value="1.0533723917979516" table:style-name="ce6">
            <text:p>1.053</text:p>
          </table:table-cell>
          <table:table-cell office:value-type="float" office:value="52418.408635366999" table:style-name="ce5">
            <text:p><text:s/>52,418<text:s/></text:p>
          </table:table-cell>
          <table:table-cell office:value-type="float" office:value="1.0505394895149789" table:style-name="ce6">
            <text:p>1.051</text:p>
          </table:table-cell>
          <table:table-cell office:value-type="float" office:value="55067.608248985998" table:style-name="ce5">
            <text:p><text:s/>55,06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5067.608248985998" table:style-name="ce5">
            <text:p><text:s/>55,068<text:s/></text:p>
          </table:table-cell>
          <table:table-cell office:value-type="float" office:value="1.0014251021790737" table:style-name="ce6">
            <text:p>1.001</text:p>
          </table:table-cell>
          <table:table-cell office:value-type="float" office:value="55146.085217498003" table:style-name="ce5">
            <text:p><text:s/>55,146<text:s/></text:p>
          </table:table-cell>
          <table:table-cell office:value-type="float" office:value="1.1727696290709657" table:style-name="ce6">
            <text:p>1.173</text:p>
          </table:table-cell>
          <table:table-cell office:value-type="float" office:value="64673.653905241001" table:style-name="ce5">
            <text:p><text:s/>64,67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4673.653905241001" table:style-name="ce5">
            <text:p><text:s/>64,674<text:s/></text:p>
          </table:table-cell>
          <table:table-cell office:value-type="float" office:value="0.94098270003735351" table:style-name="ce6">
            <text:p>0.941</text:p>
          </table:table-cell>
          <table:table-cell office:value-type="float" office:value="60856.789473035002" table:style-name="ce5">
            <text:p><text:s/>60,857<text:s/></text:p>
          </table:table-cell>
          <table:table-cell office:value-type="float" office:value="0.98659996453026277" table:style-name="ce6">
            <text:p>0.987</text:p>
          </table:table-cell>
          <table:table-cell office:value-type="float" office:value="60041.306335522" table:style-name="ce5">
            <text:p><text:s/>60,04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0041.306335522" table:style-name="ce5">
            <text:p><text:s/>60,041<text:s/></text:p>
          </table:table-cell>
          <table:table-cell office:value-type="float" office:value="1.0611472493056489" table:style-name="ce6">
            <text:p>1.061</text:p>
          </table:table-cell>
          <table:table-cell office:value-type="float" office:value="63712.667062656998" table:style-name="ce5">
            <text:p><text:s/>63,713<text:s/></text:p>
          </table:table-cell>
          <table:table-cell office:value-type="float" office:value="1.0521318452700179" table:style-name="ce6">
            <text:p>1.052</text:p>
          </table:table-cell>
          <table:table-cell office:value-type="float" office:value="67034.1259637076" table:style-name="ce5">
            <text:p><text:s/>67,03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7034.1259637076" table:style-name="ce5">
            <text:p><text:s/>67,034<text:s/></text:p>
          </table:table-cell>
          <table:table-cell office:value-type="float" office:value="0.98621271280809897" table:style-name="ce6">
            <text:p>0.986</text:p>
          </table:table-cell>
          <table:table-cell office:value-type="float" office:value="66109.907217387896" table:style-name="ce5">
            <text:p><text:s/>66,110<text:s/></text:p>
          </table:table-cell>
          <table:table-cell office:value-type="float" office:value="1.1134607018126459" table:style-name="ce6">
            <text:p>1.113</text:p>
          </table:table-cell>
          <table:table-cell office:value-type="float" office:value="73610.783687041621" table:style-name="ce5">
            <text:p><text:s/>73,61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3610.783687041621" table:style-name="ce5">
            <text:p><text:s/>73,611<text:s/></text:p>
          </table:table-cell>
          <table:table-cell office:value-type="float" office:value="0.99340206463070291" table:style-name="ce6">
            <text:p>0.993</text:p>
          </table:table-cell>
          <table:table-cell office:value-type="float" office:value="73125.104493791208" table:style-name="ce5">
            <text:p><text:s/>73,125<text:s/></text:p>
          </table:table-cell>
          <table:table-cell office:value-type="float" office:value="1.1202786042928663" table:style-name="ce6">
            <text:p>1.120</text:p>
          </table:table-cell>
          <table:table-cell office:value-type="float" office:value="81920.490001074431" table:style-name="ce5">
            <text:p><text:s/>81,92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1920.490001074431" table:style-name="ce5">
            <text:p><text:s/>81,920<text:s/></text:p>
          </table:table-cell>
          <table:table-cell office:value-type="float" office:value="1.0158000390882442" table:style-name="ce6">
            <text:p>1.016</text:p>
          </table:table-cell>
          <table:table-cell office:value-type="float" office:value="83214.836945219533" table:style-name="ce5">
            <text:p><text:s/>83,215<text:s/></text:p>
          </table:table-cell>
          <table:table-cell office:value-type="float" office:value="1.0942394990139246" table:style-name="ce6">
            <text:p>1.094</text:p>
          </table:table-cell>
          <table:table-cell office:value-type="float" office:value="91056.961489462439" table:style-name="ce5">
            <text:p><text:s/>91,05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1056.961489462439" table:style-name="ce5">
            <text:p><text:s/>91,057<text:s/></text:p>
          </table:table-cell>
          <table:table-cell office:value-type="float" office:value="0.97977962231509852" table:style-name="ce6">
            <text:p>0.980</text:p>
          </table:table-cell>
          <table:table-cell office:value-type="float" office:value="89215.755337305964" table:style-name="ce5">
            <text:p><text:s/>89,216<text:s/></text:p>
          </table:table-cell>
          <table:table-cell office:value-type="float" office:value="1.1219073152509451" table:style-name="ce6">
            <text:p>1.122</text:p>
          </table:table-cell>
          <table:table-cell office:value-type="float" office:value="100091.80854856211" table:style-name="ce5">
            <text:p><text:s/>100,09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0091.80854856211" table:style-name="ce5">
            <text:p><text:s/>100,092<text:s/></text:p>
          </table:table-cell>
          <table:table-cell office:value-type="float" office:value="0.93390119200264277" table:style-name="ce6">
            <text:p>0.934</text:p>
          </table:table-cell>
          <table:table-cell office:value-type="float" office:value="93475.859313202469" table:style-name="ce5">
            <text:p><text:s/>93,476<text:s/></text:p>
          </table:table-cell>
          <table:table-cell office:value-type="float" office:value="1.0931785474847462" table:style-name="ce6">
            <text:p>1.093</text:p>
          </table:table-cell>
          <table:table-cell office:value-type="float" office:value="102185.80410889516" table:style-name="ce5">
            <text:p><text:s/>102,18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2185.80410889516" table:style-name="ce5">
            <text:p><text:s/>102,186<text:s/></text:p>
          </table:table-cell>
          <table:table-cell office:value-type="float" office:value="0.96313124669031136" table:style-name="ce6">
            <text:p>0.963</text:p>
          </table:table-cell>
          <table:table-cell office:value-type="float" office:value="98418.340905452133" table:style-name="ce5">
            <text:p><text:s/>98,418<text:s/></text:p>
          </table:table-cell>
          <table:table-cell office:value-type="float" office:value="1.0789543026910602" table:style-name="ce6">
            <text:p>1.079</text:p>
          </table:table-cell>
          <table:table-cell office:value-type="float" office:value="106188.89238365315" table:style-name="ce5">
            <text:p><text:s/>106,18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6188.89238365315" table:style-name="ce5">
            <text:p><text:s/>106,189<text:s/></text:p>
          </table:table-cell>
          <table:table-cell office:value-type="float" office:value="1.0419742116243689" table:style-name="ce6">
            <text:p>1.042</text:p>
          </table:table-cell>
          <table:table-cell office:value-type="float" office:value="110646.08742472193" table:style-name="ce5">
            <text:p><text:s/>110,646<text:s/></text:p>
          </table:table-cell>
          <table:table-cell office:value-type="float" office:value="0.99767994783627101" table:style-name="ce6">
            <text:p>0.998</text:p>
          </table:table-cell>
          <table:table-cell office:value-type="float" office:value="110389.38273018406" table:style-name="ce5">
            <text:p><text:s/>110,38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0389.38273018406" table:style-name="ce5">
            <text:p><text:s/>110,389<text:s/></text:p>
          </table:table-cell>
          <table:table-cell office:value-type="float" office:value="1.0467347745943982" table:style-name="ce6">
            <text:p>1.047</text:p>
          </table:table-cell>
          <table:table-cell office:value-type="float" office:value="115548.40564969399" table:style-name="ce5">
            <text:p><text:s/>115,548<text:s/></text:p>
          </table:table-cell>
          <table:table-cell office:value-type="float" office:value="1.1083931622462024" table:style-name="ce6">
            <text:p>1.108</text:p>
          </table:table-cell>
          <table:table-cell office:value-type="float" office:value="128073.06273057127" table:style-name="ce5">
            <text:p><text:s/>128,07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239.388262312999" table:style-name="ce5">
            <text:p><text:s/>11,23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239.388262312999" table:style-name="ce5">
            <text:p><text:s/>11,239<text:s/></text:p>
          </table:table-cell>
          <table:table-cell office:value-type="float" office:value="0.96593859314170383" table:style-name="ce6">
            <text:p>0.966</text:p>
          </table:table-cell>
          <table:table-cell office:value-type="float" office:value="10856.558885871998" table:style-name="ce5">
            <text:p><text:s/>10,857<text:s/></text:p>
          </table:table-cell>
          <table:table-cell office:value-type="float" office:value="1.2895296188008043" table:style-name="ce6">
            <text:p>1.290</text:p>
          </table:table-cell>
          <table:table-cell office:value-type="float" office:value="13999.854241587002" table:style-name="ce5">
            <text:p><text:s/>14,00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999.854241587002" table:style-name="ce5">
            <text:p><text:s/>14,000<text:s/></text:p>
          </table:table-cell>
          <table:table-cell office:value-type="float" office:value="1.1197793285627031" table:style-name="ce6">
            <text:p>1.120</text:p>
          </table:table-cell>
          <table:table-cell office:value-type="float" office:value="15676.747382620002" table:style-name="ce5">
            <text:p><text:s/>15,677<text:s/></text:p>
          </table:table-cell>
          <table:table-cell office:value-type="float" office:value="1.1007200766208369" table:style-name="ce6">
            <text:p>1.101</text:p>
          </table:table-cell>
          <table:table-cell office:value-type="float" office:value="17255.710580162995" table:style-name="ce5">
            <text:p><text:s/>17,25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255.710580162995" table:style-name="ce5">
            <text:p><text:s/>17,256<text:s/></text:p>
          </table:table-cell>
          <table:table-cell office:value-type="float" office:value="1.009787094493469" table:style-name="ce6">
            <text:p>1.010</text:p>
          </table:table-cell>
          <table:table-cell office:value-type="float" office:value="17424.593850163001" table:style-name="ce5">
            <text:p><text:s/>17,425<text:s/></text:p>
          </table:table-cell>
          <table:table-cell office:value-type="float" office:value="1.0522507159077044" table:style-name="ce6">
            <text:p>1.052</text:p>
          </table:table-cell>
          <table:table-cell office:value-type="float" office:value="18335.041353234999" table:style-name="ce5">
            <text:p><text:s/>18,33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8335.041353234999" table:style-name="ce5">
            <text:p><text:s/>18,335<text:s/></text:p>
          </table:table-cell>
          <table:table-cell office:value-type="float" office:value="0.99876276053699764" table:style-name="ce6">
            <text:p>0.999</text:p>
          </table:table-cell>
          <table:table-cell office:value-type="float" office:value="18312.356516516997" table:style-name="ce5">
            <text:p><text:s/>18,312<text:s/></text:p>
          </table:table-cell>
          <table:table-cell office:value-type="float" office:value="1.0942481674388167" table:style-name="ce6">
            <text:p>1.094</text:p>
          </table:table-cell>
          <table:table-cell office:value-type="float" office:value="20038.262559684998" table:style-name="ce5">
            <text:p><text:s/>20,03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038.262559684998" table:style-name="ce5">
            <text:p><text:s/>20,038<text:s/></text:p>
          </table:table-cell>
          <table:table-cell office:value-type="float" office:value="1.0499112443916756" table:style-name="ce6">
            <text:p>1.050</text:p>
          </table:table-cell>
          <table:table-cell office:value-type="float" office:value="21038.397179486001" table:style-name="ce5">
            <text:p><text:s/>21,038<text:s/></text:p>
          </table:table-cell>
          <table:table-cell office:value-type="float" office:value="1.0783817334124164" table:style-name="ce6">
            <text:p>1.078</text:p>
          </table:table-cell>
          <table:table-cell office:value-type="float" office:value="22687.423218633005" table:style-name="ce5">
            <text:p><text:s/>22,68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2687.423218633005" table:style-name="ce5">
            <text:p><text:s/>22,687<text:s/></text:p>
          </table:table-cell>
          <table:table-cell office:value-type="float" office:value="0.99385730717314158" table:style-name="ce6">
            <text:p>0.994</text:p>
          </table:table-cell>
          <table:table-cell office:value-type="float" office:value="22548.061346768005" table:style-name="ce5">
            <text:p><text:s/>22,548<text:s/></text:p>
          </table:table-cell>
          <table:table-cell office:value-type="float" office:value="1.1510862807353197" table:style-name="ce6">
            <text:p>1.151</text:p>
          </table:table-cell>
          <table:table-cell office:value-type="float" office:value="25954.76407344301" table:style-name="ce5">
            <text:p><text:s/>25,95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5954.76407344301" table:style-name="ce5">
            <text:p><text:s/>25,955<text:s/></text:p>
          </table:table-cell>
          <table:table-cell office:value-type="float" office:value="0.91643119775720283" table:style-name="ce6">
            <text:p>0.916</text:p>
          </table:table-cell>
          <table:table-cell office:value-type="float" office:value="23785.755527330995" table:style-name="ce5">
            <text:p><text:s/>23,786<text:s/></text:p>
          </table:table-cell>
          <table:table-cell office:value-type="float" office:value="1.0410573704111212" table:style-name="ce6">
            <text:p>1.041</text:p>
          </table:table-cell>
          <table:table-cell office:value-type="float" office:value="24762.336102524994" table:style-name="ce5">
            <text:p><text:s/>24,76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762.336102524994" table:style-name="ce5">
            <text:p><text:s/>24,762<text:s/></text:p>
          </table:table-cell>
          <table:table-cell office:value-type="float" office:value="1.0562521199175137" table:style-name="ce6">
            <text:p>1.056</text:p>
          </table:table-cell>
          <table:table-cell office:value-type="float" office:value="26155.270002402009" table:style-name="ce5">
            <text:p><text:s/>26,155<text:s/></text:p>
          </table:table-cell>
          <table:table-cell office:value-type="float" office:value="1.1130148750640891" table:style-name="ce6">
            <text:p>1.113</text:p>
          </table:table-cell>
          <table:table-cell office:value-type="float" office:value="29111.204573990988" table:style-name="ce5">
            <text:p><text:s/>29,11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111.204573990988" table:style-name="ce5">
            <text:p><text:s/>29,111<text:s/></text:p>
          </table:table-cell>
          <table:table-cell office:value-type="float" office:value="0.98834962085186029" table:style-name="ce6">
            <text:p>0.988</text:p>
          </table:table-cell>
          <table:table-cell office:value-type="float" office:value="28772.048003244934" table:style-name="ce5">
            <text:p><text:s/>28,772<text:s/></text:p>
          </table:table-cell>
          <table:table-cell office:value-type="float" office:value="1.2065701433838745" table:style-name="ce6">
            <text:p>1.207</text:p>
          </table:table-cell>
          <table:table-cell office:value-type="float" office:value="34715.494084722959" table:style-name="ce5">
            <text:p><text:s/>34,71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4715.494084722959" table:style-name="ce5">
            <text:p><text:s/>34,715<text:s/></text:p>
          </table:table-cell>
          <table:table-cell office:value-type="float" office:value="0.9879792502566318" table:style-name="ce6">
            <text:p>0.988</text:p>
          </table:table-cell>
          <table:table-cell office:value-type="float" office:value="34298.187818113125" table:style-name="ce5">
            <text:p><text:s/>34,298<text:s/></text:p>
          </table:table-cell>
          <table:table-cell office:value-type="float" office:value="1.0722128307507777" table:style-name="ce6">
            <text:p>1.072</text:p>
          </table:table-cell>
          <table:table-cell office:value-type="float" office:value="36774.95705008092" table:style-name="ce5">
            <text:p><text:s/>36,77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6774.95705008092" table:style-name="ce5">
            <text:p><text:s/>36,775<text:s/></text:p>
          </table:table-cell>
          <table:table-cell office:value-type="float" office:value="1.0143338518659863" table:style-name="ce6">
            <text:p>1.014</text:p>
          </table:table-cell>
          <table:table-cell office:value-type="float" office:value="37302.083836814789" table:style-name="ce5">
            <text:p><text:s/>37,302<text:s/></text:p>
          </table:table-cell>
          <table:table-cell office:value-type="float" office:value="1.0611369752271669" table:style-name="ce6">
            <text:p>1.061</text:p>
          </table:table-cell>
          <table:table-cell office:value-type="float" office:value="39582.620412267839" table:style-name="ce5">
            <text:p><text:s/>39,58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9582.620412267839" table:style-name="ce5">
            <text:p><text:s/>39,583<text:s/></text:p>
          </table:table-cell>
          <table:table-cell office:value-type="float" office:value="0.96936858148275074" table:style-name="ce6">
            <text:p>0.969</text:p>
          </table:table-cell>
          <table:table-cell office:value-type="float" office:value="38370.148600410248" table:style-name="ce5">
            <text:p><text:s/>38,370<text:s/></text:p>
          </table:table-cell>
          <table:table-cell office:value-type="float" office:value="1.1858881469966633" table:style-name="ce6">
            <text:p>1.186</text:p>
          </table:table-cell>
          <table:table-cell office:value-type="float" office:value="45502.704423727126" table:style-name="ce5">
            <text:p><text:s/>45,50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5502.704423727126" table:style-name="ce5">
            <text:p><text:s/>45,503<text:s/></text:p>
          </table:table-cell>
          <table:table-cell office:value-type="float" office:value="0.92543048568785946" table:style-name="ce6">
            <text:p>0.925</text:p>
          </table:table-cell>
          <table:table-cell office:value-type="float" office:value="42109.589854960905" table:style-name="ce5">
            <text:p><text:s/>42,110<text:s/></text:p>
          </table:table-cell>
          <table:table-cell office:value-type="float" office:value="1.0165896794204241" table:style-name="ce6">
            <text:p>1.017</text:p>
          </table:table-cell>
          <table:table-cell office:value-type="float" office:value="42808.174451180254" table:style-name="ce5">
            <text:p><text:s/>42,80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2808.174451180254" table:style-name="ce5">
            <text:p><text:s/>42,808<text:s/></text:p>
          </table:table-cell>
          <table:table-cell office:value-type="float" office:value="0.96590615621901799" table:style-name="ce6">
            <text:p>0.966</text:p>
          </table:table-cell>
          <table:table-cell office:value-type="float" office:value="41348.679238892684" table:style-name="ce5">
            <text:p><text:s/>41,349<text:s/></text:p>
          </table:table-cell>
          <table:table-cell office:value-type="float" office:value="1.0022528212950848" table:style-name="ce6">
            <text:p>1.002</text:p>
          </table:table-cell>
          <table:table-cell office:value-type="float" office:value="41441.83042400569" table:style-name="ce5">
            <text:p><text:s/>41,44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1441.83042400569" table:style-name="ce5">
            <text:p><text:s/>41,442<text:s/></text:p>
          </table:table-cell>
          <table:table-cell office:value-type="float" office:value="1.0409859441804401" table:style-name="ce6">
            <text:p>1.041</text:p>
          </table:table-cell>
          <table:table-cell office:value-type="float" office:value="43140.36297249925" table:style-name="ce5">
            <text:p><text:s/>43,140<text:s/></text:p>
          </table:table-cell>
          <table:table-cell office:value-type="float" office:value="1.087018269767327" table:style-name="ce6">
            <text:p>1.087</text:p>
          </table:table-cell>
          <table:table-cell office:value-type="float" office:value="46894.362715500596" table:style-name="ce5">
            <text:p><text:s/>46,89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6894.362715500596" table:style-name="ce5">
            <text:p><text:s/>46,894<text:s/></text:p>
          </table:table-cell>
          <table:table-cell office:value-type="float" office:value="1.044839899737475" table:style-name="ce6">
            <text:p>1.045</text:p>
          </table:table-cell>
          <table:table-cell office:value-type="float" office:value="48997.101237916424" table:style-name="ce5">
            <text:p><text:s/>48,997<text:s/></text:p>
          </table:table-cell>
          <table:table-cell office:value-type="float" office:value="0.99601062553834707" table:style-name="ce6">
            <text:p>0.996</text:p>
          </table:table-cell>
          <table:table-cell office:value-type="float" office:value="48801.633453542861" table:style-name="ce5">
            <text:p><text:s/>48,80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6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469.0915658667" table:style-name="ce5">
            <text:p><text:s/>3,46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469.0915658667" table:style-name="ce5">
            <text:p><text:s/>3,469<text:s/></text:p>
          </table:table-cell>
          <table:table-cell office:value-type="float" office:value="1.0788935764919261" table:style-name="ce6">
            <text:p>1.079</text:p>
          </table:table-cell>
          <table:table-cell office:value-type="float" office:value="3742.7806066758999" table:style-name="ce5">
            <text:p><text:s/>3,743<text:s/></text:p>
          </table:table-cell>
          <table:table-cell office:value-type="float" office:value="1.1200535290996845" table:style-name="ce6">
            <text:p>1.120</text:p>
          </table:table-cell>
          <table:table-cell office:value-type="float" office:value="4192.1146271531998" table:style-name="ce5">
            <text:p><text:s/>4,19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192.1146271531998" table:style-name="ce5">
            <text:p><text:s/>4,192<text:s/></text:p>
          </table:table-cell>
          <table:table-cell office:value-type="float" office:value="1.1002825084590504" table:style-name="ce6">
            <text:p>1.100</text:p>
          </table:table-cell>
          <table:table-cell office:value-type="float" office:value="4612.5103977119998" table:style-name="ce5">
            <text:p><text:s/>4,613<text:s/></text:p>
          </table:table-cell>
          <table:table-cell office:value-type="float" office:value="1.1587522346191188" table:style-name="ce6">
            <text:p>1.159</text:p>
          </table:table-cell>
          <table:table-cell office:value-type="float" office:value="5344.7567305527" table:style-name="ce5">
            <text:p><text:s/>5,34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344.7567305527" table:style-name="ce5">
            <text:p><text:s/>5,345<text:s/></text:p>
          </table:table-cell>
          <table:table-cell office:value-type="float" office:value="0.99226975049666521" table:style-name="ce6">
            <text:p>0.992</text:p>
          </table:table-cell>
          <table:table-cell office:value-type="float" office:value="5303.4404274909002" table:style-name="ce5">
            <text:p><text:s/>5,303<text:s/></text:p>
          </table:table-cell>
          <table:table-cell office:value-type="float" office:value="1.0523338205285944" table:style-name="ce6">
            <text:p>1.052</text:p>
          </table:table-cell>
          <table:table-cell office:value-type="float" office:value="5580.9897270073006" table:style-name="ce5">
            <text:p><text:s/>5,58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580.9897270073006" table:style-name="ce5">
            <text:p><text:s/>5,581<text:s/></text:p>
          </table:table-cell>
          <table:table-cell office:value-type="float" office:value="1.0128571042074248" table:style-name="ce6">
            <text:p>1.013</text:p>
          </table:table-cell>
          <table:table-cell office:value-type="float" office:value="5652.7450935080005" table:style-name="ce5">
            <text:p><text:s/>5,653<text:s/></text:p>
          </table:table-cell>
          <table:table-cell office:value-type="float" office:value="0.94878543730613552" table:style-name="ce6">
            <text:p>0.949</text:p>
          </table:table-cell>
          <table:table-cell office:value-type="float" office:value="5363.2422255240999" table:style-name="ce5">
            <text:p><text:s/>5,36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363.2422255240999" table:style-name="ce5">
            <text:p><text:s/>5,363<text:s/></text:p>
          </table:table-cell>
          <table:table-cell office:value-type="float" office:value="1.1082066360438882" table:style-name="ce6">
            <text:p>1.108</text:p>
          </table:table-cell>
          <table:table-cell office:value-type="float" office:value="5943.5806250366004" table:style-name="ce5">
            <text:p><text:s/>5,944<text:s/></text:p>
          </table:table-cell>
          <table:table-cell office:value-type="float" office:value="1.1371306013661051" table:style-name="ce6">
            <text:p>1.137</text:p>
          </table:table-cell>
          <table:table-cell office:value-type="float" office:value="6758.6274104158001" table:style-name="ce5">
            <text:p><text:s/>6,75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758.6274104158001" table:style-name="ce5">
            <text:p><text:s/>6,759<text:s/></text:p>
          </table:table-cell>
          <table:table-cell office:value-type="float" office:value="0.99128547555207269" table:style-name="ce6">
            <text:p>0.991</text:p>
          </table:table-cell>
          <table:table-cell office:value-type="float" office:value="6699.7291866133" table:style-name="ce5">
            <text:p><text:s/>6,700<text:s/></text:p>
          </table:table-cell>
          <table:table-cell office:value-type="float" office:value="1.106044193965195" table:style-name="ce6">
            <text:p>1.106</text:p>
          </table:table-cell>
          <table:table-cell office:value-type="float" office:value="7410.1965679927998" table:style-name="ce5">
            <text:p><text:s/>7,41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410.1965679927998" table:style-name="ce5">
            <text:p><text:s/>7,410<text:s/></text:p>
          </table:table-cell>
          <table:table-cell office:value-type="float" office:value="0.99096627321915531" table:style-name="ce6">
            <text:p>0.991</text:p>
          </table:table-cell>
          <table:table-cell office:value-type="float" office:value="7343.2548768051993" table:style-name="ce5">
            <text:p><text:s/>7,343<text:s/></text:p>
          </table:table-cell>
          <table:table-cell office:value-type="float" office:value="0.92147343282619709" table:style-name="ce6">
            <text:p>0.921</text:p>
          </table:table-cell>
          <table:table-cell office:value-type="float" office:value="6766.6142794473999" table:style-name="ce5">
            <text:p><text:s/>6,76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766.6142794473999" table:style-name="ce5">
            <text:p><text:s/>6,767<text:s/></text:p>
          </table:table-cell>
          <table:table-cell office:value-type="float" office:value="1.0783155486107265" table:style-name="ce6">
            <text:p>1.078</text:p>
          </table:table-cell>
          <table:table-cell office:value-type="float" office:value="7296.5453889794999" table:style-name="ce5">
            <text:p><text:s/>7,297<text:s/></text:p>
          </table:table-cell>
          <table:table-cell office:value-type="float" office:value="1.1254718615511861" table:style-name="ce6">
            <text:p>1.125</text:p>
          </table:table-cell>
          <table:table-cell office:value-type="float" office:value="8212.0565218274805" table:style-name="ce5">
            <text:p><text:s/>8,2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212.0565218274805" table:style-name="ce5">
            <text:p><text:s/>8,212<text:s/></text:p>
          </table:table-cell>
          <table:table-cell office:value-type="float" office:value="1.1255931376007529" table:style-name="ce6">
            <text:p>1.126</text:p>
          </table:table-cell>
          <table:table-cell office:value-type="float" office:value="9243.4344665585195" table:style-name="ce5">
            <text:p><text:s/>9,243<text:s/></text:p>
          </table:table-cell>
          <table:table-cell office:value-type="float" office:value="0.96891109055822278" table:style-name="ce6">
            <text:p>0.969</text:p>
          </table:table-cell>
          <table:table-cell office:value-type="float" office:value="8956.0661694966784" table:style-name="ce5">
            <text:p><text:s/>8,95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8956.0661694966784" table:style-name="ce5">
            <text:p><text:s/>8,956<text:s/></text:p>
          </table:table-cell>
          <table:table-cell office:value-type="float" office:value="0.93060873413053224" table:style-name="ce6">
            <text:p>0.931</text:p>
          </table:table-cell>
          <table:table-cell office:value-type="float" office:value="8334.5934007845899" table:style-name="ce5">
            <text:p><text:s/>8,335<text:s/></text:p>
          </table:table-cell>
          <table:table-cell office:value-type="float" office:value="1.1375963803161033" table:style-name="ce6">
            <text:p>1.138</text:p>
          </table:table-cell>
          <table:table-cell office:value-type="float" office:value="9481.4032841390308" table:style-name="ce5">
            <text:p><text:s/>9,48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481.4032841390308" table:style-name="ce5">
            <text:p><text:s/>9,481<text:s/></text:p>
          </table:table-cell>
          <table:table-cell office:value-type="float" office:value="1.1337370931082469" table:style-name="ce6">
            <text:p>1.134</text:p>
          </table:table-cell>
          <table:table-cell office:value-type="float" office:value="10749.418597946769" table:style-name="ce5">
            <text:p><text:s/>10,749<text:s/></text:p>
          </table:table-cell>
          <table:table-cell office:value-type="float" office:value="0.92176908357268683" table:style-name="ce6">
            <text:p>0.922</text:p>
          </table:table-cell>
          <table:table-cell office:value-type="float" office:value="9908.4817299685892" table:style-name="ce5">
            <text:p><text:s/>9,90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908.4817299685892" table:style-name="ce5">
            <text:p><text:s/>9,908<text:s/></text:p>
          </table:table-cell>
          <table:table-cell office:value-type="float" office:value="1.0582372733137935" table:style-name="ce6">
            <text:p>1.058</text:p>
          </table:table-cell>
          <table:table-cell office:value-type="float" office:value="10485.524688601499" table:style-name="ce5">
            <text:p><text:s/>10,486<text:s/></text:p>
          </table:table-cell>
          <table:table-cell office:value-type="float" office:value="1.1476237062248063" table:style-name="ce6">
            <text:p>1.148</text:p>
          </table:table-cell>
          <table:table-cell office:value-type="float" office:value="12033.43670484456" table:style-name="ce5">
            <text:p><text:s/>12,03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2033.43670484456" table:style-name="ce5">
            <text:p><text:s/>12,033<text:s/></text:p>
          </table:table-cell>
          <table:table-cell office:value-type="float" office:value="1.0055293469847197" table:style-name="ce6">
            <text:p>1.006</text:p>
          </table:table-cell>
          <table:table-cell office:value-type="float" office:value="12099.973751804309" table:style-name="ce5">
            <text:p><text:s/>12,100<text:s/></text:p>
          </table:table-cell>
          <table:table-cell office:value-type="float" office:value="1.0184050266701135" table:style-name="ce6">
            <text:p>1.018</text:p>
          </table:table-cell>
          <table:table-cell office:value-type="float" office:value="12322.674091413941" table:style-name="ce5">
            <text:p><text:s/>12,32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322.674091413941" table:style-name="ce5">
            <text:p><text:s/>12,323<text:s/></text:p>
          </table:table-cell>
          <table:table-cell office:value-type="float" office:value="1.0008214150061536" table:style-name="ce6">
            <text:p>1.001</text:p>
          </table:table-cell>
          <table:table-cell office:value-type="float" office:value="12332.796120828569" table:style-name="ce5">
            <text:p><text:s/>12,333<text:s/></text:p>
          </table:table-cell>
          <table:table-cell office:value-type="float" office:value="0.96954727124584561" table:style-name="ce6">
            <text:p>0.970</text:p>
          </table:table-cell>
          <table:table-cell office:value-type="float" office:value="11957.228825780689" table:style-name="ce5">
            <text:p><text:s/>11,95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957.228825780689" table:style-name="ce5">
            <text:p><text:s/>11,957<text:s/></text:p>
          </table:table-cell>
          <table:table-cell office:value-type="float" office:value="0.960642571343157" table:style-name="ce6">
            <text:p>0.961</text:p>
          </table:table-cell>
          <table:table-cell office:value-type="float" office:value="11486.623045336479" table:style-name="ce5">
            <text:p><text:s/>11,487<text:s/></text:p>
          </table:table-cell>
          <table:table-cell office:value-type="float" office:value="1.1609886094046591" table:style-name="ce6">
            <text:p>1.161</text:p>
          </table:table-cell>
          <table:table-cell office:value-type="float" office:value="13335.838516160709" table:style-name="ce5">
            <text:p><text:s/>13,3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335.838516160709" table:style-name="ce5">
            <text:p><text:s/>13,336<text:s/></text:p>
          </table:table-cell>
          <table:table-cell office:value-type="float" office:value="1.0242545011425919" table:style-name="ce6">
            <text:p>1.024</text:p>
          </table:table-cell>
          <table:table-cell office:value-type="float" office:value="13659.292626688351" table:style-name="ce5">
            <text:p><text:s/>13,659<text:s/></text:p>
          </table:table-cell>
          <table:table-cell office:value-type="float" office:value="1.0694721649438779" table:style-name="ce6">
            <text:p>1.069</text:p>
          </table:table-cell>
          <table:table-cell office:value-type="float" office:value="14608.23325706634" table:style-name="ce5">
            <text:p><text:s/>14,60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53.8871018955001" table:style-name="ce5">
            <text:p><text:s/>2,95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953.8871018955001" table:style-name="ce5">
            <text:p><text:s/>2,954<text:s/></text:p>
          </table:table-cell>
          <table:table-cell office:value-type="float" office:value="1.0870274631543091" table:style-name="ce6">
            <text:p>1.087</text:p>
          </table:table-cell>
          <table:table-cell office:value-type="float" office:value="3210.9564028177001" table:style-name="ce5">
            <text:p><text:s/>3,211<text:s/></text:p>
          </table:table-cell>
          <table:table-cell office:value-type="float" office:value="1.250546761199353" table:style-name="ce6">
            <text:p>1.251</text:p>
          </table:table-cell>
          <table:table-cell office:value-type="float" office:value="4015.4511298960001" table:style-name="ce5">
            <text:p><text:s/>4,01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015.4511298960001" table:style-name="ce5">
            <text:p><text:s/>4,015<text:s/></text:p>
          </table:table-cell>
          <table:table-cell office:value-type="float" office:value="1.0917265225615731" table:style-name="ce6">
            <text:p>1.092</text:p>
          </table:table-cell>
          <table:table-cell office:value-type="float" office:value="4383.7744985572999" table:style-name="ce5">
            <text:p><text:s/>4,384<text:s/></text:p>
          </table:table-cell>
          <table:table-cell office:value-type="float" office:value="1.1281657795150288" table:style-name="ce6">
            <text:p>1.128</text:p>
          </table:table-cell>
          <table:table-cell office:value-type="float" office:value="4945.624374383" table:style-name="ce5">
            <text:p><text:s/>4,94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945.624374383" table:style-name="ce5">
            <text:p><text:s/>4,946<text:s/></text:p>
          </table:table-cell>
          <table:table-cell office:value-type="float" office:value="0.99479328626221974" table:style-name="ce6">
            <text:p>0.995</text:p>
          </table:table-cell>
          <table:table-cell office:value-type="float" office:value="4919.8739240109999" table:style-name="ce5">
            <text:p><text:s/>4,920<text:s/></text:p>
          </table:table-cell>
          <table:table-cell office:value-type="float" office:value="1.0565429281336556" table:style-name="ce6">
            <text:p>1.057</text:p>
          </table:table-cell>
          <table:table-cell office:value-type="float" office:value="5198.0580017229995" table:style-name="ce5">
            <text:p><text:s/>5,19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198.0580017229995" table:style-name="ce5">
            <text:p><text:s/>5,198<text:s/></text:p>
          </table:table-cell>
          <table:table-cell office:value-type="float" office:value="1.0122396633418693" table:style-name="ce6">
            <text:p>1.012</text:p>
          </table:table-cell>
          <table:table-cell office:value-type="float" office:value="5261.6804816955992" table:style-name="ce5">
            <text:p><text:s/>5,262<text:s/></text:p>
          </table:table-cell>
          <table:table-cell office:value-type="float" office:value="0.7376663902638978" table:style-name="ce6">
            <text:p>0.738</text:p>
          </table:table-cell>
          <table:table-cell office:value-type="float" office:value="3881.3648476543999" table:style-name="ce5">
            <text:p><text:s/>3,88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881.3648476543999" table:style-name="ce5">
            <text:p><text:s/>3,881<text:s/></text:p>
          </table:table-cell>
          <table:table-cell office:value-type="float" office:value="1.0656283429430082" table:style-name="ce6">
            <text:p>1.066</text:p>
          </table:table-cell>
          <table:table-cell office:value-type="float" office:value="4136.0923909632002" table:style-name="ce5">
            <text:p><text:s/>4,136<text:s/></text:p>
          </table:table-cell>
          <table:table-cell office:value-type="float" office:value="1.063675832152426" table:style-name="ce6">
            <text:p>1.064</text:p>
          </table:table-cell>
          <table:table-cell office:value-type="float" office:value="4399.4615158171" table:style-name="ce5">
            <text:p><text:s/>4,39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399.4615158171" table:style-name="ce5">
            <text:p><text:s/>4,399<text:s/></text:p>
          </table:table-cell>
          <table:table-cell office:value-type="float" office:value="1.0300873150940193" table:style-name="ce6">
            <text:p>1.030</text:p>
          </table:table-cell>
          <table:table-cell office:value-type="float" office:value="4531.8295006874996" table:style-name="ce5">
            <text:p><text:s/>4,532<text:s/></text:p>
          </table:table-cell>
          <table:table-cell office:value-type="float" office:value="1.0047774059543315" table:style-name="ce6">
            <text:p>1.005</text:p>
          </table:table-cell>
          <table:table-cell office:value-type="float" office:value="4553.4798899280995" table:style-name="ce5">
            <text:p><text:s/>4,55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553.4798899280995" table:style-name="ce5">
            <text:p><text:s/>4,553<text:s/></text:p>
          </table:table-cell>
          <table:table-cell office:value-type="float" office:value="1.0002135794615787" table:style-name="ce6">
            <text:p>1.000</text:p>
          </table:table-cell>
          <table:table-cell office:value-type="float" office:value="4554.4524197112996" table:style-name="ce5">
            <text:p><text:s/>4,554<text:s/></text:p>
          </table:table-cell>
          <table:table-cell office:value-type="float" office:value="0.86027816168663862" table:style-name="ce6">
            <text:p>0.860</text:p>
          </table:table-cell>
          <table:table-cell office:value-type="float" office:value="3918.0959551185001" table:style-name="ce5">
            <text:p><text:s/>3,9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918.0959551185001" table:style-name="ce5">
            <text:p><text:s/>3,918<text:s/></text:p>
          </table:table-cell>
          <table:table-cell office:value-type="float" office:value="1.117877844575129" table:style-name="ce6">
            <text:p>1.118</text:p>
          </table:table-cell>
          <table:table-cell office:value-type="float" office:value="4379.9526611464007" table:style-name="ce5">
            <text:p><text:s/>4,380<text:s/></text:p>
          </table:table-cell>
          <table:table-cell office:value-type="float" office:value="1.0282248249565722" table:style-name="ce6">
            <text:p>1.028</text:p>
          </table:table-cell>
          <table:table-cell office:value-type="float" office:value="4503.5760583253295" table:style-name="ce5">
            <text:p><text:s/>4,50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503.5760583253295" table:style-name="ce5">
            <text:p><text:s/>4,504<text:s/></text:p>
          </table:table-cell>
          <table:table-cell office:value-type="float" office:value="1.1159369215582131" table:style-name="ce6">
            <text:p>1.116</text:p>
          </table:table-cell>
          <table:table-cell office:value-type="float" office:value="5025.7068025308399" table:style-name="ce5">
            <text:p><text:s/>5,026<text:s/></text:p>
          </table:table-cell>
          <table:table-cell office:value-type="float" office:value="0.93316021735908083" table:style-name="ce6">
            <text:p>0.933</text:p>
          </table:table-cell>
          <table:table-cell office:value-type="float" office:value="4689.7896522326901" table:style-name="ce5">
            <text:p><text:s/>4,69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689.7896522326901" table:style-name="ce5">
            <text:p><text:s/>4,690<text:s/></text:p>
          </table:table-cell>
          <table:table-cell office:value-type="float" office:value="0.94351588620439331" table:style-name="ce6">
            <text:p>0.944</text:p>
          </table:table-cell>
          <table:table-cell office:value-type="float" office:value="4424.8910398385196" table:style-name="ce5">
            <text:p><text:s/>4,425<text:s/></text:p>
          </table:table-cell>
          <table:table-cell office:value-type="float" office:value="1.3080647095089319" table:style-name="ce6">
            <text:p>1.308</text:p>
          </table:table-cell>
          <table:table-cell office:value-type="float" office:value="5788.04381263505" table:style-name="ce5">
            <text:p><text:s/>5,78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788.04381263505" table:style-name="ce5">
            <text:p><text:s/>5,788<text:s/></text:p>
          </table:table-cell>
          <table:table-cell office:value-type="float" office:value="1.1530460954086224" table:style-name="ce6">
            <text:p>1.153</text:p>
          </table:table-cell>
          <table:table-cell office:value-type="float" office:value="6673.8813182128797" table:style-name="ce5">
            <text:p><text:s/>6,674<text:s/></text:p>
          </table:table-cell>
          <table:table-cell office:value-type="float" office:value="0.86881670131905342" table:style-name="ce6">
            <text:p>0.869</text:p>
          </table:table-cell>
          <table:table-cell office:value-type="float" office:value="5798.37955188457" table:style-name="ce5">
            <text:p><text:s/>5,79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798.37955188457" table:style-name="ce5">
            <text:p><text:s/>5,798<text:s/></text:p>
          </table:table-cell>
          <table:table-cell office:value-type="float" office:value="1.0782800955977754" table:style-name="ce6">
            <text:p>1.078</text:p>
          </table:table-cell>
          <table:table-cell office:value-type="float" office:value="6252.2772575182798" table:style-name="ce5">
            <text:p><text:s/>6,252<text:s/></text:p>
          </table:table-cell>
          <table:table-cell office:value-type="float" office:value="1.2497695089432708" table:style-name="ce6">
            <text:p>1.250</text:p>
          </table:table-cell>
          <table:table-cell office:value-type="float" office:value="7813.9054779057997" table:style-name="ce5">
            <text:p><text:s/>7,81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813.9054779057997" table:style-name="ce5">
            <text:p><text:s/>7,814<text:s/></text:p>
          </table:table-cell>
          <table:table-cell office:value-type="float" office:value="0.99169169439688576" table:style-name="ce6">
            <text:p>0.992</text:p>
          </table:table-cell>
          <table:table-cell office:value-type="float" office:value="7748.9851632415102" table:style-name="ce5">
            <text:p><text:s/>7,749<text:s/></text:p>
          </table:table-cell>
          <table:table-cell office:value-type="float" office:value="1.064759153880624" table:style-name="ce6">
            <text:p>1.065</text:p>
          </table:table-cell>
          <table:table-cell office:value-type="float" office:value="8250.8028858465404" table:style-name="ce5">
            <text:p><text:s/>8,25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250.8028858465404" table:style-name="ce5">
            <text:p><text:s/>8,251<text:s/></text:p>
          </table:table-cell>
          <table:table-cell office:value-type="float" office:value="0.95700572476605905" table:style-name="ce6">
            <text:p>0.957</text:p>
          </table:table-cell>
          <table:table-cell office:value-type="float" office:value="7896.06559567146" table:style-name="ce5">
            <text:p><text:s/>7,896<text:s/></text:p>
          </table:table-cell>
          <table:table-cell office:value-type="float" office:value="0.95034976497357704" table:style-name="ce6">
            <text:p>0.950</text:p>
          </table:table-cell>
          <table:table-cell office:value-type="float" office:value="7504.0240830623197" table:style-name="ce5">
            <text:p><text:s/>7,50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504.0240830623197" table:style-name="ce5">
            <text:p><text:s/>7,504<text:s/></text:p>
          </table:table-cell>
          <table:table-cell office:value-type="float" office:value="0.96742786972991257" table:style-name="ce6">
            <text:p>0.967</text:p>
          </table:table-cell>
          <table:table-cell office:value-type="float" office:value="7259.6020330789406" table:style-name="ce5">
            <text:p><text:s/>7,260<text:s/></text:p>
          </table:table-cell>
          <table:table-cell office:value-type="float" office:value="1.2374101740587793" table:style-name="ce6">
            <text:p>1.237</text:p>
          </table:table-cell>
          <table:table-cell office:value-type="float" office:value="8983.1054153496807" table:style-name="ce5">
            <text:p><text:s/>8,98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983.1054153496807" table:style-name="ce5">
            <text:p><text:s/>8,983<text:s/></text:p>
          </table:table-cell>
          <table:table-cell office:value-type="float" office:value="1.0158610232399732" table:style-name="ce6">
            <text:p>1.016</text:p>
          </table:table-cell>
          <table:table-cell office:value-type="float" office:value="9125.586659109671" table:style-name="ce5">
            <text:p><text:s/>9,126<text:s/></text:p>
          </table:table-cell>
          <table:table-cell office:value-type="float" office:value="1.0587466465094302" table:style-name="ce6">
            <text:p>1.059</text:p>
          </table:table-cell>
          <table:table-cell office:value-type="float" office:value="9661.6842727635594" table:style-name="ce5">
            <text:p><text:s/>9,66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15.20446397119997" table:style-name="ce5">
            <text:p><text:s/>51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15.20446397119997" table:style-name="ce5">
            <text:p><text:s/>515<text:s/></text:p>
          </table:table-cell>
          <table:table-cell office:value-type="float" office:value="1.032258532387113" table:style-name="ce6">
            <text:p>1.032</text:p>
          </table:table-cell>
          <table:table-cell office:value-type="float" office:value="531.82420385820012" table:style-name="ce5">
            <text:p><text:s/>532<text:s/></text:p>
          </table:table-cell>
          <table:table-cell office:value-type="float" office:value="0.33218401113670243" table:style-name="ce6">
            <text:p>0.332</text:p>
          </table:table-cell>
          <table:table-cell office:value-type="float" office:value="176.66349725720025" table:style-name="ce5">
            <text:p><text:s/>17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76.66349725720025" table:style-name="ce5">
            <text:p><text:s/>177<text:s/></text:p>
          </table:table-cell>
          <table:table-cell office:value-type="float" office:value="1.2947547326185276" table:style-name="ce6">
            <text:p>1.295</text:p>
          </table:table-cell>
          <table:table-cell office:value-type="float" office:value="228.73589915470029" table:style-name="ce5">
            <text:p><text:s/>229<text:s/></text:p>
          </table:table-cell>
          <table:table-cell office:value-type="float" office:value="1.7449484652155789" table:style-name="ce6">
            <text:p>1.745</text:p>
          </table:table-cell>
          <table:table-cell office:value-type="float" office:value="399.13235616969968" table:style-name="ce5">
            <text:p><text:s/>39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9.13235616969968" table:style-name="ce5">
            <text:p><text:s/>399<text:s/></text:p>
          </table:table-cell>
          <table:table-cell office:value-type="float" office:value="0.96100077468241851" table:style-name="ce6">
            <text:p>0.961</text:p>
          </table:table-cell>
          <table:table-cell office:value-type="float" office:value="383.56650347990035" table:style-name="ce5">
            <text:p><text:s/>384<text:s/></text:p>
          </table:table-cell>
          <table:table-cell office:value-type="float" office:value="0.99834506352916497" table:style-name="ce6">
            <text:p>0.998</text:p>
          </table:table-cell>
          <table:table-cell office:value-type="float" office:value="382.9317252843008" table:style-name="ce5">
            <text:p><text:s/>38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82.9317252843008" table:style-name="ce5">
            <text:p><text:s/>383<text:s/></text:p>
          </table:table-cell>
          <table:table-cell office:value-type="float" office:value="1.0212384767077261" table:style-name="ce6">
            <text:p>1.021</text:p>
          </table:table-cell>
          <table:table-cell office:value-type="float" office:value="391.06461181240081" table:style-name="ce5">
            <text:p><text:s/>391<text:s/></text:p>
          </table:table-cell>
          <table:table-cell office:value-type="float" office:value="3.7893415387342126" table:style-name="ce6">
            <text:p>3.789</text:p>
          </table:table-cell>
          <table:table-cell office:value-type="float" office:value="1481.8773778697005" table:style-name="ce5">
            <text:p><text:s/>1,48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81.8773778697005" table:style-name="ce5">
            <text:p><text:s/>1,482<text:s/></text:p>
          </table:table-cell>
          <table:table-cell office:value-type="float" office:value="1.219728609847454" table:style-name="ce6">
            <text:p>1.220</text:p>
          </table:table-cell>
          <table:table-cell office:value-type="float" office:value="1807.4882340734" table:style-name="ce5">
            <text:p><text:s/>1,807<text:s/></text:p>
          </table:table-cell>
          <table:table-cell office:value-type="float" office:value="1.305217843261987" table:style-name="ce6">
            <text:p>1.305</text:p>
          </table:table-cell>
          <table:table-cell office:value-type="float" office:value="2359.1658945987006" table:style-name="ce5">
            <text:p><text:s/>2,35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59.1658945987006" table:style-name="ce5">
            <text:p><text:s/>2,359<text:s/></text:p>
          </table:table-cell>
          <table:table-cell office:value-type="float" office:value="0.91892634209794088" table:style-name="ce6">
            <text:p>0.919</text:p>
          </table:table-cell>
          <table:table-cell office:value-type="float" office:value="2167.8996859258004" table:style-name="ce5">
            <text:p><text:s/>2,168<text:s/></text:p>
          </table:table-cell>
          <table:table-cell office:value-type="float" office:value="1.3177347165142195" table:style-name="ce6">
            <text:p>1.318</text:p>
          </table:table-cell>
          <table:table-cell office:value-type="float" office:value="2856.7166780647003" table:style-name="ce5">
            <text:p><text:s/>2,85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856.7166780647003" table:style-name="ce5">
            <text:p><text:s/>2,857<text:s/></text:p>
          </table:table-cell>
          <table:table-cell office:value-type="float" office:value="0.97622647653781003" table:style-name="ce6">
            <text:p>0.976</text:p>
          </table:table-cell>
          <table:table-cell office:value-type="float" office:value="2788.8024570938996" table:style-name="ce5">
            <text:p><text:s/>2,789<text:s/></text:p>
          </table:table-cell>
          <table:table-cell office:value-type="float" office:value="1.0214127275609286" table:style-name="ce6">
            <text:p>1.021</text:p>
          </table:table-cell>
          <table:table-cell office:value-type="float" office:value="2848.5183243288998" table:style-name="ce5">
            <text:p><text:s/>2,84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48.5183243288998" table:style-name="ce5">
            <text:p><text:s/>2,849<text:s/></text:p>
          </table:table-cell>
          <table:table-cell office:value-type="float" office:value="1.0238981799494786" table:style-name="ce6">
            <text:p>1.024</text:p>
          </table:table-cell>
          <table:table-cell office:value-type="float" office:value="2916.5927278330992" table:style-name="ce5">
            <text:p><text:s/>2,917<text:s/></text:p>
          </table:table-cell>
          <table:table-cell office:value-type="float" office:value="1.2715112494494181" table:style-name="ce6">
            <text:p>1.272</text:p>
          </table:table-cell>
          <table:table-cell office:value-type="float" office:value="3708.4804635021505" table:style-name="ce5">
            <text:p><text:s/>3,70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708.4804635021505" table:style-name="ce5">
            <text:p><text:s/>3,708<text:s/></text:p>
          </table:table-cell>
          <table:table-cell office:value-type="float" office:value="1.1373196395497833" table:style-name="ce6">
            <text:p>1.137</text:p>
          </table:table-cell>
          <table:table-cell office:value-type="float" office:value="4217.7276640276796" table:style-name="ce5">
            <text:p><text:s/>4,218<text:s/></text:p>
          </table:table-cell>
          <table:table-cell office:value-type="float" office:value="1.0115106657194526" table:style-name="ce6">
            <text:p>1.012</text:p>
          </table:table-cell>
          <table:table-cell office:value-type="float" office:value="4266.2765172639893" table:style-name="ce5">
            <text:p><text:s/>4,26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266.2765172639893" table:style-name="ce5">
            <text:p><text:s/>4,266<text:s/></text:p>
          </table:table-cell>
          <table:table-cell office:value-type="float" office:value="0.91642028947842447" table:style-name="ce6">
            <text:p>0.916</text:p>
          </table:table-cell>
          <table:table-cell office:value-type="float" office:value="3909.7023609460698" table:style-name="ce5">
            <text:p><text:s/>3,910<text:s/></text:p>
          </table:table-cell>
          <table:table-cell office:value-type="float" office:value="0.94466512550849568" table:style-name="ce6">
            <text:p>0.945</text:p>
          </table:table-cell>
          <table:table-cell office:value-type="float" office:value="3693.3594715039808" table:style-name="ce5">
            <text:p><text:s/>3,69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693.3594715039808" table:style-name="ce5">
            <text:p><text:s/>3,693<text:s/></text:p>
          </table:table-cell>
          <table:table-cell office:value-type="float" office:value="1.103477013591174" table:style-name="ce6">
            <text:p>1.103</text:p>
          </table:table-cell>
          <table:table-cell office:value-type="float" office:value="4075.5372797338896" table:style-name="ce5">
            <text:p><text:s/>4,076<text:s/></text:p>
          </table:table-cell>
          <table:table-cell office:value-type="float" office:value="1.0084810654344909" table:style-name="ce6">
            <text:p>1.008</text:p>
          </table:table-cell>
          <table:table-cell office:value-type="float" office:value="4110.1021780840192" table:style-name="ce5">
            <text:p><text:s/>4,11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110.1021780840192" table:style-name="ce5">
            <text:p><text:s/>4,110<text:s/></text:p>
          </table:table-cell>
          <table:table-cell office:value-type="float" office:value="1.0299616037907373" table:style-name="ce6">
            <text:p>1.030</text:p>
          </table:table-cell>
          <table:table-cell office:value-type="float" office:value="4233.2474310832195" table:style-name="ce5">
            <text:p><text:s/>4,233<text:s/></text:p>
          </table:table-cell>
          <table:table-cell office:value-type="float" office:value="0.99675988602892762" table:style-name="ce6">
            <text:p>0.997</text:p>
          </table:table-cell>
          <table:table-cell office:value-type="float" office:value="4219.5312269387605" table:style-name="ce5">
            <text:p><text:s/>4,22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219.5312269387605" table:style-name="ce5">
            <text:p><text:s/>4,220<text:s/></text:p>
          </table:table-cell>
          <table:table-cell office:value-type="float" office:value="1.0311544943155713" table:style-name="ce6">
            <text:p>1.031</text:p>
          </table:table-cell>
          <table:table-cell office:value-type="float" office:value="4350.9885885627991" table:style-name="ce5">
            <text:p><text:s/>4,351<text:s/></text:p>
          </table:table-cell>
          <table:table-cell office:value-type="float" office:value="0.93584966328592545" table:style-name="ce6">
            <text:p>0.936</text:p>
          </table:table-cell>
          <table:table-cell office:value-type="float" office:value="4071.8712055674" table:style-name="ce5">
            <text:p><text:s/>4,07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071.8712055674" table:style-name="ce5">
            <text:p><text:s/>4,072<text:s/></text:p>
          </table:table-cell>
          <table:table-cell office:value-type="float" office:value="1.0896048281416277" table:style-name="ce6">
            <text:p>1.090</text:p>
          </table:table-cell>
          <table:table-cell office:value-type="float" office:value="4436.7305251571097" table:style-name="ce5">
            <text:p><text:s/>4,437<text:s/></text:p>
          </table:table-cell>
          <table:table-cell office:value-type="float" office:value="1.0037131436015436" table:style-name="ce6">
            <text:p>1.004</text:p>
          </table:table-cell>
          <table:table-cell office:value-type="float" office:value="4453.2047427183697" table:style-name="ce5">
            <text:p><text:s/>4,45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453.2047427183697" table:style-name="ce5">
            <text:p><text:s/>4,453<text:s/></text:p>
          </table:table-cell>
          <table:table-cell office:value-type="float" office:value="0.94920877356230393" table:style-name="ce6">
            <text:p>0.949</text:p>
          </table:table-cell>
          <table:table-cell office:value-type="float" office:value="4227.021012257539" table:style-name="ce5">
            <text:p><text:s/>4,227<text:s/></text:p>
          </table:table-cell>
          <table:table-cell office:value-type="float" office:value="1.0297401144183931" table:style-name="ce6">
            <text:p>1.030</text:p>
          </table:table-cell>
          <table:table-cell office:value-type="float" office:value="4352.7331008110295" table:style-name="ce5">
            <text:p><text:s/>4,35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352.7331008110295" table:style-name="ce5">
            <text:p><text:s/>4,353<text:s/></text:p>
          </table:table-cell>
          <table:table-cell office:value-type="float" office:value="1.0415768351921073" table:style-name="ce6">
            <text:p>1.042</text:p>
          </table:table-cell>
          <table:table-cell office:value-type="float" office:value="4533.7059675786804" table:style-name="ce5">
            <text:p><text:s/>4,534<text:s/></text:p>
          </table:table-cell>
          <table:table-cell office:value-type="float" office:value="1.0910608274282481" table:style-name="ce6">
            <text:p>1.091</text:p>
          </table:table-cell>
          <table:table-cell office:value-type="float" office:value="4946.5489843027799" table:style-name="ce5">
            <text:p><text:s/>4,94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6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148.1078950749998" table:style-name="ce5">
            <text:p><text:s/>6,14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148.1078950749998" table:style-name="ce5">
            <text:p><text:s/>6,148<text:s/></text:p>
          </table:table-cell>
          <table:table-cell office:value-type="float" office:value="1.0849460660173287" table:style-name="ce6">
            <text:p>1.085</text:p>
          </table:table-cell>
          <table:table-cell office:value-type="float" office:value="6670.3654742117005" table:style-name="ce5">
            <text:p><text:s/>6,670<text:s/></text:p>
          </table:table-cell>
          <table:table-cell office:value-type="float" office:value="1.1841644638436362" table:style-name="ce6">
            <text:p>1.184</text:p>
          </table:table-cell>
          <table:table-cell office:value-type="float" office:value="7898.809755411" table:style-name="ce5">
            <text:p><text:s/>7,89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898.809755411" table:style-name="ce5">
            <text:p><text:s/>7,899<text:s/></text:p>
          </table:table-cell>
          <table:table-cell office:value-type="float" office:value="1.0453432691345108" table:style-name="ce6">
            <text:p>1.045</text:p>
          </table:table-cell>
          <table:table-cell office:value-type="float" office:value="8256.967611992899" table:style-name="ce5">
            <text:p><text:s/>8,257<text:s/></text:p>
          </table:table-cell>
          <table:table-cell office:value-type="float" office:value="1.0396643425605436" table:style-name="ce6">
            <text:p>1.040</text:p>
          </table:table-cell>
          <table:table-cell office:value-type="float" office:value="8584.4748038663001" table:style-name="ce5">
            <text:p><text:s/>8,58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584.4748038663001" table:style-name="ce5">
            <text:p><text:s/>8,584<text:s/></text:p>
          </table:table-cell>
          <table:table-cell office:value-type="float" office:value="0.89049775405219533" table:style-name="ce6">
            <text:p>0.890</text:p>
          </table:table-cell>
          <table:table-cell office:value-type="float" office:value="7644.4555325606007" table:style-name="ce5">
            <text:p><text:s/>7,644<text:s/></text:p>
          </table:table-cell>
          <table:table-cell office:value-type="float" office:value="1.1749460843222712" table:style-name="ce6">
            <text:p>1.175</text:p>
          </table:table-cell>
          <table:table-cell office:value-type="float" office:value="8981.8230947577995" table:style-name="ce5">
            <text:p><text:s/>8,98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981.8230947577995" table:style-name="ce5">
            <text:p><text:s/>8,982<text:s/></text:p>
          </table:table-cell>
          <table:table-cell office:value-type="float" office:value="1.0477043228270524" table:style-name="ce6">
            <text:p>1.048</text:p>
          </table:table-cell>
          <table:table-cell office:value-type="float" office:value="9410.2948832456004" table:style-name="ce5">
            <text:p><text:s/>9,410<text:s/></text:p>
          </table:table-cell>
          <table:table-cell office:value-type="float" office:value="1.0522651967161276" table:style-name="ce6">
            <text:p>1.052</text:p>
          </table:table-cell>
          <table:table-cell office:value-type="float" office:value="9902.1257964752003" table:style-name="ce5">
            <text:p><text:s/>9,90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902.1257964752003" table:style-name="ce5">
            <text:p><text:s/>9,902<text:s/></text:p>
          </table:table-cell>
          <table:table-cell office:value-type="float" office:value="1.1427699989814344" table:style-name="ce6">
            <text:p>1.143</text:p>
          </table:table-cell>
          <table:table-cell office:value-type="float" office:value="11315.852286351999" table:style-name="ce5">
            <text:p><text:s/>11,316<text:s/></text:p>
          </table:table-cell>
          <table:table-cell office:value-type="float" office:value="1.305823830284254" table:style-name="ce6">
            <text:p>1.306</text:p>
          </table:table-cell>
          <table:table-cell office:value-type="float" office:value="14776.509575495002" table:style-name="ce5">
            <text:p><text:s/>14,77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776.509575495002" table:style-name="ce5">
            <text:p><text:s/>14,777<text:s/></text:p>
          </table:table-cell>
          <table:table-cell office:value-type="float" office:value="0.94074098051578148" table:style-name="ce6">
            <text:p>0.941</text:p>
          </table:table-cell>
          <table:table-cell office:value-type="float" office:value="13900.868106652" table:style-name="ce5">
            <text:p><text:s/>13,901<text:s/></text:p>
          </table:table-cell>
          <table:table-cell office:value-type="float" office:value="0.99141101904413687" table:style-name="ce6">
            <text:p>0.991</text:p>
          </table:table-cell>
          <table:table-cell office:value-type="float" office:value="13781.473815214" table:style-name="ce5">
            <text:p><text:s/>13,78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781.473815214" table:style-name="ce5">
            <text:p><text:s/>13,781<text:s/></text:p>
          </table:table-cell>
          <table:table-cell office:value-type="float" office:value="1.1228234369527563" table:style-name="ce6">
            <text:p>1.123</text:p>
          </table:table-cell>
          <table:table-cell office:value-type="float" office:value="15474.161795472999" table:style-name="ce5">
            <text:p><text:s/>15,474<text:s/></text:p>
          </table:table-cell>
          <table:table-cell office:value-type="float" office:value="1.0316589513535603" table:style-name="ce6">
            <text:p>1.032</text:p>
          </table:table-cell>
          <table:table-cell office:value-type="float" office:value="15964.057530993001" table:style-name="ce5">
            <text:p><text:s/>15,96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964.057530993001" table:style-name="ce5">
            <text:p><text:s/>15,964<text:s/></text:p>
          </table:table-cell>
          <table:table-cell office:value-type="float" office:value="1.1747930040149031" table:style-name="ce6">
            <text:p>1.175</text:p>
          </table:table-cell>
          <table:table-cell office:value-type="float" office:value="18754.463103102" table:style-name="ce5">
            <text:p><text:s/>18,754<text:s/></text:p>
          </table:table-cell>
          <table:table-cell office:value-type="float" office:value="1.105943233848574" table:style-name="ce6">
            <text:p>1.106</text:p>
          </table:table-cell>
          <table:table-cell office:value-type="float" office:value="20741.371573338391" table:style-name="ce5">
            <text:p><text:s/>20,74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741.371573338391" table:style-name="ce5">
            <text:p><text:s/>20,741<text:s/></text:p>
          </table:table-cell>
          <table:table-cell office:value-type="float" office:value="1.0828936647483105" table:style-name="ce6">
            <text:p>1.083</text:p>
          </table:table-cell>
          <table:table-cell office:value-type="float" office:value="22460.699874958838" table:style-name="ce5">
            <text:p><text:s/>22,461<text:s/></text:p>
          </table:table-cell>
          <table:table-cell office:value-type="float" office:value="1.0039858879393924" table:style-name="ce6">
            <text:p>1.004</text:p>
          </table:table-cell>
          <table:table-cell office:value-type="float" office:value="22550.225707700749" table:style-name="ce5">
            <text:p><text:s/>22,55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2550.225707700749" table:style-name="ce5">
            <text:p><text:s/>22,550<text:s/></text:p>
          </table:table-cell>
          <table:table-cell office:value-type="float" office:value="1.032698249490452" table:style-name="ce6">
            <text:p>1.033</text:p>
          </table:table-cell>
          <table:table-cell office:value-type="float" office:value="23287.57861395715" table:style-name="ce5">
            <text:p><text:s/>23,288<text:s/></text:p>
          </table:table-cell>
          <table:table-cell office:value-type="float" office:value="1.1194289904077452" table:style-name="ce6">
            <text:p>1.119</text:p>
          </table:table-cell>
          <table:table-cell office:value-type="float" office:value="26068.790616863047" table:style-name="ce5">
            <text:p><text:s/>26,06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6068.790616863047" table:style-name="ce5">
            <text:p><text:s/>26,069<text:s/></text:p>
          </table:table-cell>
          <table:table-cell office:value-type="float" office:value="1.0532629076822446" table:style-name="ce6">
            <text:p>1.053</text:p>
          </table:table-cell>
          <table:table-cell office:value-type="float" office:value="27457.29020487679" table:style-name="ce5">
            <text:p><text:s/>27,457<text:s/></text:p>
          </table:table-cell>
          <table:table-cell office:value-type="float" office:value="0.95195493412612819" table:style-name="ce6">
            <text:p>0.952</text:p>
          </table:table-cell>
          <table:table-cell office:value-type="float" office:value="26138.102888265468" table:style-name="ce5">
            <text:p><text:s/>26,13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138.102888265468" table:style-name="ce5">
            <text:p><text:s/>26,138<text:s/></text:p>
          </table:table-cell>
          <table:table-cell office:value-type="float" office:value="1.0020643832409699" table:style-name="ce6">
            <text:p>1.002</text:p>
          </table:table-cell>
          <table:table-cell office:value-type="float" office:value="26192.061949818748" table:style-name="ce5">
            <text:p><text:s/>26,192<text:s/></text:p>
          </table:table-cell>
          <table:table-cell office:value-type="float" office:value="1.0965550149621257" table:style-name="ce6">
            <text:p>1.097</text:p>
          </table:table-cell>
          <table:table-cell office:value-type="float" office:value="28721.03688327242" table:style-name="ce5">
            <text:p><text:s/>28,72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8721.03688327242" table:style-name="ce5">
            <text:p><text:s/>28,721<text:s/></text:p>
          </table:table-cell>
          <table:table-cell office:value-type="float" office:value="0.97401061536246802" table:style-name="ce6">
            <text:p>0.974</text:p>
          </table:table-cell>
          <table:table-cell office:value-type="float" office:value="27974.594808524311" table:style-name="ce5">
            <text:p><text:s/>27,975<text:s/></text:p>
          </table:table-cell>
          <table:table-cell office:value-type="float" office:value="1.0670416438417605" table:style-name="ce6">
            <text:p>1.067</text:p>
          </table:table-cell>
          <table:table-cell office:value-type="float" office:value="29850.057630294959" table:style-name="ce5">
            <text:p><text:s/>29,85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850.057630294959" table:style-name="ce5">
            <text:p><text:s/>29,850<text:s/></text:p>
          </table:table-cell>
          <table:table-cell office:value-type="float" office:value="0.93404317224351996" table:style-name="ce6">
            <text:p>0.934</text:p>
          </table:table-cell>
          <table:table-cell office:value-type="float" office:value="27881.242520652591" table:style-name="ce5">
            <text:p><text:s/>27,881<text:s/></text:p>
          </table:table-cell>
          <table:table-cell office:value-type="float" office:value="1.0667284740309375" table:style-name="ce6">
            <text:p>1.067</text:p>
          </table:table-cell>
          <table:table-cell office:value-type="float" office:value="29741.71528814223" table:style-name="ce5">
            <text:p><text:s/>29,74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9741.71528814223" table:style-name="ce5">
            <text:p><text:s/>29,742<text:s/></text:p>
          </table:table-cell>
          <table:table-cell office:value-type="float" office:value="0.96948348215658242" table:style-name="ce6">
            <text:p>0.969</text:p>
          </table:table-cell>
          <table:table-cell office:value-type="float" office:value="28834.101702857792" table:style-name="ce5">
            <text:p><text:s/>28,834<text:s/></text:p>
          </table:table-cell>
          <table:table-cell office:value-type="float" office:value="1.081101980466916" table:style-name="ce6">
            <text:p>1.081</text:p>
          </table:table-cell>
          <table:table-cell office:value-type="float" office:value="31172.604455944031" table:style-name="ce5">
            <text:p><text:s/>31,17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1172.604455944031" table:style-name="ce5">
            <text:p><text:s/>31,173<text:s/></text:p>
          </table:table-cell>
          <table:table-cell office:value-type="float" office:value="1.0076980229098145" table:style-name="ce6">
            <text:p>1.008</text:p>
          </table:table-cell>
          <table:table-cell office:value-type="float" office:value="31412.571879204472" table:style-name="ce5">
            <text:p><text:s/>31,413<text:s/></text:p>
          </table:table-cell>
          <table:table-cell office:value-type="float" office:value="0.94493590386883641" table:style-name="ce6">
            <text:p>0.945</text:p>
          </table:table-cell>
          <table:table-cell office:value-type="float" office:value="29682.86700152087" table:style-name="ce5">
            <text:p><text:s/>29,68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293.4826181480998" table:style-name="ce5">
            <text:p><text:s/>3,29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293.4826181480998" table:style-name="ce5">
            <text:p><text:s/>3,293<text:s/></text:p>
          </table:table-cell>
          <table:table-cell office:value-type="float" office:value="1.1051981088194467" table:style-name="ce6">
            <text:p>1.105</text:p>
          </table:table-cell>
          <table:table-cell office:value-type="float" office:value="3639.950761007" table:style-name="ce5">
            <text:p><text:s/>3,640<text:s/></text:p>
          </table:table-cell>
          <table:table-cell office:value-type="float" office:value="1.3543910071944842" table:style-name="ce6">
            <text:p>1.354</text:p>
          </table:table-cell>
          <table:table-cell office:value-type="float" office:value="4929.9165773386003" table:style-name="ce5">
            <text:p><text:s/>4,93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929.9165773386003" table:style-name="ce5">
            <text:p><text:s/>4,930<text:s/></text:p>
          </table:table-cell>
          <table:table-cell office:value-type="float" office:value="1.0279997392642328" table:style-name="ce6">
            <text:p>1.028</text:p>
          </table:table-cell>
          <table:table-cell office:value-type="float" office:value="5067.9529560985002" table:style-name="ce5">
            <text:p><text:s/>5,068<text:s/></text:p>
          </table:table-cell>
          <table:table-cell office:value-type="float" office:value="1.0327788121718253" table:style-name="ce6">
            <text:p>1.033</text:p>
          </table:table-cell>
          <table:table-cell office:value-type="float" office:value="5234.0744341421005" table:style-name="ce5">
            <text:p><text:s/>5,23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234.0744341421005" table:style-name="ce5">
            <text:p><text:s/>5,234<text:s/></text:p>
          </table:table-cell>
          <table:table-cell office:value-type="float" office:value="0.90305859025591673" table:style-name="ce6">
            <text:p>0.903</text:p>
          </table:table-cell>
          <table:table-cell office:value-type="float" office:value="4726.6758797909006" table:style-name="ce5">
            <text:p><text:s/>4,727<text:s/></text:p>
          </table:table-cell>
          <table:table-cell office:value-type="float" office:value="1.1862286776206539" table:style-name="ce6">
            <text:p>1.186</text:p>
          </table:table-cell>
          <table:table-cell office:value-type="float" office:value="5606.9184784258005" table:style-name="ce5">
            <text:p><text:s/>5,60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606.9184784258005" table:style-name="ce5">
            <text:p><text:s/>5,607<text:s/></text:p>
          </table:table-cell>
          <table:table-cell office:value-type="float" office:value="1.0601420406877888" table:style-name="ce6">
            <text:p>1.060</text:p>
          </table:table-cell>
          <table:table-cell office:value-type="float" office:value="5944.1299976884002" table:style-name="ce5">
            <text:p><text:s/>5,944<text:s/></text:p>
          </table:table-cell>
          <table:table-cell office:value-type="float" office:value="1.0551351102637476" table:style-name="ce6">
            <text:p>1.055</text:p>
          </table:table-cell>
          <table:table-cell office:value-type="float" office:value="6271.8602605329997" table:style-name="ce5">
            <text:p><text:s/>6,27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271.8602605329997" table:style-name="ce5">
            <text:p><text:s/>6,272<text:s/></text:p>
          </table:table-cell>
          <table:table-cell office:value-type="float" office:value="1.1271621074041311" table:style-name="ce6">
            <text:p>1.127</text:p>
          </table:table-cell>
          <table:table-cell office:value-type="float" office:value="7069.4032286065994" table:style-name="ce5">
            <text:p><text:s/>7,069<text:s/></text:p>
          </table:table-cell>
          <table:table-cell office:value-type="float" office:value="1.2863741517194704" table:style-name="ce6">
            <text:p>1.286</text:p>
          </table:table-cell>
          <table:table-cell office:value-type="float" office:value="9093.8975813616998" table:style-name="ce5">
            <text:p><text:s/>9,09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093.8975813616998" table:style-name="ce5">
            <text:p><text:s/>9,094<text:s/></text:p>
          </table:table-cell>
          <table:table-cell office:value-type="float" office:value="0.95358402902049222" table:style-name="ce6">
            <text:p>0.954</text:p>
          </table:table-cell>
          <table:table-cell office:value-type="float" office:value="8671.7954951346001" table:style-name="ce5">
            <text:p><text:s/>8,672<text:s/></text:p>
          </table:table-cell>
          <table:table-cell office:value-type="float" office:value="1.0320585834125675" table:style-name="ce6">
            <text:p>1.032</text:p>
          </table:table-cell>
          <table:table-cell office:value-type="float" office:value="8949.8009743520997" table:style-name="ce5">
            <text:p><text:s/>8,9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949.8009743520997" table:style-name="ce5">
            <text:p><text:s/>8,950<text:s/></text:p>
          </table:table-cell>
          <table:table-cell office:value-type="float" office:value="1.1022031518311408" table:style-name="ce6">
            <text:p>1.102</text:p>
          </table:table-cell>
          <table:table-cell office:value-type="float" office:value="9864.4988421923008" table:style-name="ce5">
            <text:p><text:s/>9,864<text:s/></text:p>
          </table:table-cell>
          <table:table-cell office:value-type="float" office:value="0.95905917740063862" table:style-name="ce6">
            <text:p>0.959</text:p>
          </table:table-cell>
          <table:table-cell office:value-type="float" office:value="9460.6381450624995" table:style-name="ce5">
            <text:p><text:s/>9,46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460.6381450624995" table:style-name="ce5">
            <text:p><text:s/>9,461<text:s/></text:p>
          </table:table-cell>
          <table:table-cell office:value-type="float" office:value="1.1669067376027487" table:style-name="ce6">
            <text:p>1.167</text:p>
          </table:table-cell>
          <table:table-cell office:value-type="float" office:value="11039.682393495001" table:style-name="ce5">
            <text:p><text:s/>11,040<text:s/></text:p>
          </table:table-cell>
          <table:table-cell office:value-type="float" office:value="1.0409945835277687" table:style-name="ce6">
            <text:p>1.041</text:p>
          </table:table-cell>
          <table:table-cell office:value-type="float" office:value="11492.249575495171" table:style-name="ce5">
            <text:p><text:s/>11,49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492.249575495171" table:style-name="ce5">
            <text:p><text:s/>11,492<text:s/></text:p>
          </table:table-cell>
          <table:table-cell office:value-type="float" office:value="1.0688462011751427" table:style-name="ce6">
            <text:p>1.069</text:p>
          </table:table-cell>
          <table:table-cell office:value-type="float" office:value="12283.44730172466" table:style-name="ce5">
            <text:p><text:s/>12,283<text:s/></text:p>
          </table:table-cell>
          <table:table-cell office:value-type="float" office:value="1.0257745902278244" table:style-name="ce6">
            <text:p>1.026</text:p>
          </table:table-cell>
          <table:table-cell office:value-type="float" office:value="12600.048122511691" table:style-name="ce5">
            <text:p><text:s/>12,60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600.048122511691" table:style-name="ce5">
            <text:p><text:s/>12,600<text:s/></text:p>
          </table:table-cell>
          <table:table-cell office:value-type="float" office:value="1.0363715581905488" table:style-name="ce6">
            <text:p>1.036</text:p>
          </table:table-cell>
          <table:table-cell office:value-type="float" office:value="13058.33150600334" table:style-name="ce5">
            <text:p><text:s/>13,058<text:s/></text:p>
          </table:table-cell>
          <table:table-cell office:value-type="float" office:value="1.1386918382143221" table:style-name="ce6">
            <text:p>1.139</text:p>
          </table:table-cell>
          <table:table-cell office:value-type="float" office:value="14869.41550658294" table:style-name="ce5">
            <text:p><text:s/>14,86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869.41550658294" table:style-name="ce5">
            <text:p><text:s/>14,869<text:s/></text:p>
          </table:table-cell>
          <table:table-cell office:value-type="float" office:value="1.0478854242127489" table:style-name="ce6">
            <text:p>1.048</text:p>
          </table:table-cell>
          <table:table-cell office:value-type="float" office:value="15581.44377591129" table:style-name="ce5">
            <text:p><text:s/>15,581<text:s/></text:p>
          </table:table-cell>
          <table:table-cell office:value-type="float" office:value="0.96308436657842134" table:style-name="ce6">
            <text:p>0.963</text:p>
          </table:table-cell>
          <table:table-cell office:value-type="float" office:value="15006.244909300809" table:style-name="ce5">
            <text:p><text:s/>15,00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006.244909300809" table:style-name="ce5">
            <text:p><text:s/>15,006<text:s/></text:p>
          </table:table-cell>
          <table:table-cell office:value-type="float" office:value="0.99533239649503347" table:style-name="ce6">
            <text:p>0.995</text:p>
          </table:table-cell>
          <table:table-cell office:value-type="float" office:value="14936.201707965771" table:style-name="ce5">
            <text:p><text:s/>14,936<text:s/></text:p>
          </table:table-cell>
          <table:table-cell office:value-type="float" office:value="1.1433320334830239" table:style-name="ce6">
            <text:p>1.143</text:p>
          </table:table-cell>
          <table:table-cell office:value-type="float" office:value="17077.037871281122" table:style-name="ce5">
            <text:p><text:s/>17,07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077.037871281122" table:style-name="ce5">
            <text:p><text:s/>17,077<text:s/></text:p>
          </table:table-cell>
          <table:table-cell office:value-type="float" office:value="0.96733991555560039" table:style-name="ce6">
            <text:p>0.967</text:p>
          </table:table-cell>
          <table:table-cell office:value-type="float" office:value="16519.300372344871" table:style-name="ce5">
            <text:p><text:s/>16,519<text:s/></text:p>
          </table:table-cell>
          <table:table-cell office:value-type="float" office:value="1.043949415889508" table:style-name="ce6">
            <text:p>1.044</text:p>
          </table:table-cell>
          <table:table-cell office:value-type="float" office:value="17245.31397461276" table:style-name="ce5">
            <text:p><text:s/>17,24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245.31397461276" table:style-name="ce5">
            <text:p><text:s/>17,245<text:s/></text:p>
          </table:table-cell>
          <table:table-cell office:value-type="float" office:value="0.93151729169921427" table:style-name="ce6">
            <text:p>0.932</text:p>
          </table:table-cell>
          <table:table-cell office:value-type="float" office:value="16064.30816813389" table:style-name="ce5">
            <text:p><text:s/>16,064<text:s/></text:p>
          </table:table-cell>
          <table:table-cell office:value-type="float" office:value="1.0646338165585867" table:style-name="ce6">
            <text:p>1.065</text:p>
          </table:table-cell>
          <table:table-cell office:value-type="float" office:value="17102.605715413662" table:style-name="ce5">
            <text:p><text:s/>17,10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102.605715413662" table:style-name="ce5">
            <text:p><text:s/>17,103<text:s/></text:p>
          </table:table-cell>
          <table:table-cell office:value-type="float" office:value="0.98222283283731915" table:style-name="ce6">
            <text:p>0.982</text:p>
          </table:table-cell>
          <table:table-cell office:value-type="float" office:value="16798.569834693331" table:style-name="ce5">
            <text:p><text:s/>16,799<text:s/></text:p>
          </table:table-cell>
          <table:table-cell office:value-type="float" office:value="1.183625070199245" table:style-name="ce6">
            <text:p>1.184</text:p>
          </table:table-cell>
          <table:table-cell office:value-type="float" office:value="19883.20839983581" table:style-name="ce5">
            <text:p><text:s/>19,88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883.20839983581" table:style-name="ce5">
            <text:p><text:s/>19,883<text:s/></text:p>
          </table:table-cell>
          <table:table-cell office:value-type="float" office:value="1.0217675200539855" table:style-name="ce6">
            <text:p>1.022</text:p>
          </table:table-cell>
          <table:table-cell office:value-type="float" office:value="20316.01653741681" table:style-name="ce5">
            <text:p><text:s/>20,316<text:s/></text:p>
          </table:table-cell>
          <table:table-cell office:value-type="float" office:value="0.87743857236387202" table:style-name="ce6">
            <text:p>0.877</text:p>
          </table:table-cell>
          <table:table-cell office:value-type="float" office:value="17826.056546711818" table:style-name="ce5">
            <text:p><text:s/>17,82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854.6252769268999" table:style-name="ce5">
            <text:p><text:s/>2,85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854.6252769268999" table:style-name="ce5">
            <text:p><text:s/>2,855<text:s/></text:p>
          </table:table-cell>
          <table:table-cell office:value-type="float" office:value="1.0615805646011247" table:style-name="ce6">
            <text:p>1.062</text:p>
          </table:table-cell>
          <table:table-cell office:value-type="float" office:value="3030.4147132047005" table:style-name="ce5">
            <text:p><text:s/>3,030<text:s/></text:p>
          </table:table-cell>
          <table:table-cell office:value-type="float" office:value="0.97969864162016274" table:style-name="ce6">
            <text:p>0.980</text:p>
          </table:table-cell>
          <table:table-cell office:value-type="float" office:value="2968.8931780724001" table:style-name="ce5">
            <text:p><text:s/>2,96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968.8931780724001" table:style-name="ce5">
            <text:p><text:s/>2,969<text:s/></text:p>
          </table:table-cell>
          <table:table-cell office:value-type="float" office:value="1.0741426062236825" table:style-name="ce6">
            <text:p>1.074</text:p>
          </table:table-cell>
          <table:table-cell office:value-type="float" office:value="3189.0146558943998" table:style-name="ce5">
            <text:p><text:s/>3,189<text:s/></text:p>
          </table:table-cell>
          <table:table-cell office:value-type="float" office:value="1.0506067645476334" table:style-name="ce6">
            <text:p>1.051</text:p>
          </table:table-cell>
          <table:table-cell office:value-type="float" office:value="3350.4003697241992" table:style-name="ce5">
            <text:p><text:s/>3,35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350.4003697241992" table:style-name="ce5">
            <text:p><text:s/>3,350<text:s/></text:p>
          </table:table-cell>
          <table:table-cell office:value-type="float" office:value="0.87087491964725638" table:style-name="ce6">
            <text:p>0.871</text:p>
          </table:table-cell>
          <table:table-cell office:value-type="float" office:value="2917.7796527697001" table:style-name="ce5">
            <text:p><text:s/>2,918<text:s/></text:p>
          </table:table-cell>
          <table:table-cell office:value-type="float" office:value="1.1566687748776276" table:style-name="ce6">
            <text:p>1.157</text:p>
          </table:table-cell>
          <table:table-cell office:value-type="float" office:value="3374.904616331999" table:style-name="ce5">
            <text:p><text:s/>3,37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374.904616331999" table:style-name="ce5">
            <text:p><text:s/>3,375<text:s/></text:p>
          </table:table-cell>
          <table:table-cell office:value-type="float" office:value="1.0270408439940997" table:style-name="ce6">
            <text:p>1.027</text:p>
          </table:table-cell>
          <table:table-cell office:value-type="float" office:value="3466.1648855571993" table:style-name="ce5">
            <text:p><text:s/>3,466<text:s/></text:p>
          </table:table-cell>
          <table:table-cell office:value-type="float" office:value="1.0473435787976433" table:style-name="ce6">
            <text:p>1.047</text:p>
          </table:table-cell>
          <table:table-cell office:value-type="float" office:value="3630.2655359422006" table:style-name="ce5">
            <text:p><text:s/>3,63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630.2655359422006" table:style-name="ce5">
            <text:p><text:s/>3,630<text:s/></text:p>
          </table:table-cell>
          <table:table-cell office:value-type="float" office:value="1.1697351104767806" table:style-name="ce6">
            <text:p>1.170</text:p>
          </table:table-cell>
          <table:table-cell office:value-type="float" office:value="4246.4490577453998" table:style-name="ce5">
            <text:p><text:s/>4,246<text:s/></text:p>
          </table:table-cell>
          <table:table-cell office:value-type="float" office:value="1.3382032650947224" table:style-name="ce6">
            <text:p>1.338</text:p>
          </table:table-cell>
          <table:table-cell office:value-type="float" office:value="5682.6119941333009" table:style-name="ce5">
            <text:p><text:s/>5,68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682.6119941333009" table:style-name="ce5">
            <text:p><text:s/>5,683<text:s/></text:p>
          </table:table-cell>
          <table:table-cell office:value-type="float" office:value="0.92018821924070626" table:style-name="ce6">
            <text:p>0.920</text:p>
          </table:table-cell>
          <table:table-cell office:value-type="float" office:value="5229.0726115174011" table:style-name="ce5">
            <text:p><text:s/>5,229<text:s/></text:p>
          </table:table-cell>
          <table:table-cell office:value-type="float" office:value="0.9240018641584361" table:style-name="ce6">
            <text:p>0.924</text:p>
          </table:table-cell>
          <table:table-cell office:value-type="float" office:value="4831.6728408619001" table:style-name="ce5">
            <text:p><text:s/>4,83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831.6728408619001" table:style-name="ce5">
            <text:p><text:s/>4,832<text:s/></text:p>
          </table:table-cell>
          <table:table-cell office:value-type="float" office:value="1.1610187895668898" table:style-name="ce6">
            <text:p>1.161</text:p>
          </table:table-cell>
          <table:table-cell office:value-type="float" office:value="5609.6629532806992" table:style-name="ce5">
            <text:p><text:s/>5,610<text:s/></text:p>
          </table:table-cell>
          <table:table-cell office:value-type="float" office:value="1.1593244442836099" table:style-name="ce6">
            <text:p>1.159</text:p>
          </table:table-cell>
          <table:table-cell office:value-type="float" office:value="6503.4193859304996" table:style-name="ce5">
            <text:p><text:s/>6,50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503.4193859304996" table:style-name="ce5">
            <text:p><text:s/>6,503<text:s/></text:p>
          </table:table-cell>
          <table:table-cell office:value-type="float" office:value="1.1862652939616904" table:style-name="ce6">
            <text:p>1.186</text:p>
          </table:table-cell>
          <table:table-cell office:value-type="float" office:value="7714.7807096070001" table:style-name="ce5">
            <text:p><text:s/>7,715<text:s/></text:p>
          </table:table-cell>
          <table:table-cell office:value-type="float" office:value="1.1988833313597038" table:style-name="ce6">
            <text:p>1.199</text:p>
          </table:table-cell>
          <table:table-cell office:value-type="float" office:value="9249.12199784322" table:style-name="ce5">
            <text:p><text:s/>9,24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249.12199784322" table:style-name="ce5">
            <text:p><text:s/>9,249<text:s/></text:p>
          </table:table-cell>
          <table:table-cell office:value-type="float" office:value="1.1003479655266075" table:style-name="ce6">
            <text:p>1.100</text:p>
          </table:table-cell>
          <table:table-cell office:value-type="float" office:value="10177.252573234178" table:style-name="ce5">
            <text:p><text:s/>10,177<text:s/></text:p>
          </table:table-cell>
          <table:table-cell office:value-type="float" office:value="0.977687987360919" table:style-name="ce6">
            <text:p>0.978</text:p>
          </table:table-cell>
          <table:table-cell office:value-type="float" office:value="9950.1775851890579" table:style-name="ce5">
            <text:p><text:s/>9,95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950.1775851890579" table:style-name="ce5">
            <text:p><text:s/>9,950<text:s/></text:p>
          </table:table-cell>
          <table:table-cell office:value-type="float" office:value="1.0280466876470777" table:style-name="ce6">
            <text:p>1.028</text:p>
          </table:table-cell>
          <table:table-cell office:value-type="float" office:value="10229.24710795381" table:style-name="ce5">
            <text:p><text:s/>10,229<text:s/></text:p>
          </table:table-cell>
          <table:table-cell office:value-type="float" office:value="1.094838651573093" table:style-name="ce6">
            <text:p>1.095</text:p>
          </table:table-cell>
          <table:table-cell office:value-type="float" office:value="11199.375110280109" table:style-name="ce5">
            <text:p><text:s/>11,19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199.375110280109" table:style-name="ce5">
            <text:p><text:s/>11,199<text:s/></text:p>
          </table:table-cell>
          <table:table-cell office:value-type="float" office:value="1.0604025949683966" table:style-name="ce6">
            <text:p>1.060</text:p>
          </table:table-cell>
          <table:table-cell office:value-type="float" office:value="11875.8464289655" table:style-name="ce5">
            <text:p><text:s/>11,876<text:s/></text:p>
          </table:table-cell>
          <table:table-cell office:value-type="float" office:value="0.93735280643354957" table:style-name="ce6">
            <text:p>0.937</text:p>
          </table:table-cell>
          <table:table-cell office:value-type="float" office:value="11131.857978964659" table:style-name="ce5">
            <text:p><text:s/>11,13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131.857978964659" table:style-name="ce5">
            <text:p><text:s/>11,132<text:s/></text:p>
          </table:table-cell>
          <table:table-cell office:value-type="float" office:value="1.0111394039631696" table:style-name="ce6">
            <text:p>1.011</text:p>
          </table:table-cell>
          <table:table-cell office:value-type="float" office:value="11255.860241852977" table:style-name="ce5">
            <text:p><text:s/>11,256<text:s/></text:p>
          </table:table-cell>
          <table:table-cell office:value-type="float" office:value="1.0344832613232966" table:style-name="ce6">
            <text:p>1.034</text:p>
          </table:table-cell>
          <table:table-cell office:value-type="float" office:value="11643.999011991298" table:style-name="ce5">
            <text:p><text:s/>11,64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643.999011991298" table:style-name="ce5">
            <text:p><text:s/>11,644<text:s/></text:p>
          </table:table-cell>
          <table:table-cell office:value-type="float" office:value="0.98379383443630286" table:style-name="ce6">
            <text:p>0.984</text:p>
          </table:table-cell>
          <table:table-cell office:value-type="float" office:value="11455.294436179442" table:style-name="ce5">
            <text:p><text:s/>11,455<text:s/></text:p>
          </table:table-cell>
          <table:table-cell office:value-type="float" office:value="1.1003421802823712" table:style-name="ce6">
            <text:p>1.100</text:p>
          </table:table-cell>
          <table:table-cell office:value-type="float" office:value="12604.743655682201" table:style-name="ce5">
            <text:p><text:s/>12,60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604.743655682201" table:style-name="ce5">
            <text:p><text:s/>12,605<text:s/></text:p>
          </table:table-cell>
          <table:table-cell office:value-type="float" office:value="0.93749898255103692" table:style-name="ce6">
            <text:p>0.937</text:p>
          </table:table-cell>
          <table:table-cell office:value-type="float" office:value="11816.934352518701" table:style-name="ce5">
            <text:p><text:s/>11,817<text:s/></text:p>
          </table:table-cell>
          <table:table-cell office:value-type="float" office:value="1.0695760165608965" table:style-name="ce6">
            <text:p>1.070</text:p>
          </table:table-cell>
          <table:table-cell office:value-type="float" office:value="12639.10957272857" table:style-name="ce5">
            <text:p><text:s/>12,63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639.10957272857" table:style-name="ce5">
            <text:p><text:s/>12,639<text:s/></text:p>
          </table:table-cell>
          <table:table-cell office:value-type="float" office:value="0.95224523522871818" table:style-name="ce6">
            <text:p>0.952</text:p>
          </table:table-cell>
          <table:table-cell office:value-type="float" office:value="12035.53186816446" table:style-name="ce5">
            <text:p><text:s/>12,036<text:s/></text:p>
          </table:table-cell>
          <table:table-cell office:value-type="float" office:value="0.93800558045715721" table:style-name="ce6">
            <text:p>0.938</text:p>
          </table:table-cell>
          <table:table-cell office:value-type="float" office:value="11289.396056108219" table:style-name="ce5">
            <text:p><text:s/>11,28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289.396056108219" table:style-name="ce5">
            <text:p><text:s/>11,289<text:s/></text:p>
          </table:table-cell>
          <table:table-cell office:value-type="float" office:value="0.9829184206699686" table:style-name="ce6">
            <text:p>0.983</text:p>
          </table:table-cell>
          <table:table-cell office:value-type="float" office:value="11096.555341787662" table:style-name="ce5">
            <text:p><text:s/>11,097<text:s/></text:p>
          </table:table-cell>
          <table:table-cell office:value-type="float" office:value="1.0685127131442675" table:style-name="ce6">
            <text:p>1.069</text:p>
          </table:table-cell>
          <table:table-cell office:value-type="float" office:value="11856.810454809052" table:style-name="ce5">
            <text:p><text:s/>11,85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6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851.6683822228006" table:style-name="ce5">
            <text:p><text:s/>6,85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851.6683822228006" table:style-name="ce5">
            <text:p><text:s/>6,852<text:s/></text:p>
          </table:table-cell>
          <table:table-cell office:value-type="float" office:value="1.0345721652464379" table:style-name="ce6">
            <text:p>1.035</text:p>
          </table:table-cell>
          <table:table-cell office:value-type="float" office:value="7088.5453937468001" table:style-name="ce5">
            <text:p><text:s/>7,089<text:s/></text:p>
          </table:table-cell>
          <table:table-cell office:value-type="float" office:value="1.394165702669083" table:style-name="ce6">
            <text:p>1.394</text:p>
          </table:table-cell>
          <table:table-cell office:value-type="float" office:value="9882.6068697746996" table:style-name="ce5">
            <text:p><text:s/>9,88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882.6068697746996" table:style-name="ce5">
            <text:p><text:s/>9,883<text:s/></text:p>
          </table:table-cell>
          <table:table-cell office:value-type="float" office:value="1.1012006338205276" table:style-name="ce6">
            <text:p>1.101</text:p>
          </table:table-cell>
          <table:table-cell office:value-type="float" office:value="10882.732948794999" table:style-name="ce5">
            <text:p><text:s/>10,883<text:s/></text:p>
          </table:table-cell>
          <table:table-cell office:value-type="float" office:value="1.0977459551431688" table:style-name="ce6">
            <text:p>1.098</text:p>
          </table:table-cell>
          <table:table-cell office:value-type="float" office:value="11946.476075443001" table:style-name="ce5">
            <text:p><text:s/>11,94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946.476075443001" table:style-name="ce5">
            <text:p><text:s/>11,946<text:s/></text:p>
          </table:table-cell>
          <table:table-cell office:value-type="float" office:value="1.0286832560324106" table:style-name="ce6">
            <text:p>1.029</text:p>
          </table:table-cell>
          <table:table-cell office:value-type="float" office:value="12289.1399074" table:style-name="ce5">
            <text:p><text:s/>12,289<text:s/></text:p>
          </table:table-cell>
          <table:table-cell office:value-type="float" office:value="1.2509987714879549" table:style-name="ce6">
            <text:p>1.251</text:p>
          </table:table-cell>
          <table:table-cell office:value-type="float" office:value="15373.698926801" table:style-name="ce5">
            <text:p><text:s/>15,37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373.698926801" table:style-name="ce5">
            <text:p><text:s/>15,374<text:s/></text:p>
          </table:table-cell>
          <table:table-cell office:value-type="float" office:value="1.0528885883728691" table:style-name="ce6">
            <text:p>1.053</text:p>
          </table:table-cell>
          <table:table-cell office:value-type="float" office:value="16186.792161108999" table:style-name="ce5">
            <text:p><text:s/>16,187<text:s/></text:p>
          </table:table-cell>
          <table:table-cell office:value-type="float" office:value="1.0668295310227105" table:style-name="ce6">
            <text:p>1.067</text:p>
          </table:table-cell>
          <table:table-cell office:value-type="float" office:value="17268.547889998001" table:style-name="ce5">
            <text:p><text:s/>17,26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268.547889998001" table:style-name="ce5">
            <text:p><text:s/>17,269<text:s/></text:p>
          </table:table-cell>
          <table:table-cell office:value-type="float" office:value="1.0685035579837128" table:style-name="ce6">
            <text:p>1.069</text:p>
          </table:table-cell>
          <table:table-cell office:value-type="float" office:value="18451.504861674999" table:style-name="ce5">
            <text:p><text:s/>18,452<text:s/></text:p>
          </table:table-cell>
          <table:table-cell office:value-type="float" office:value="1.0060425658933967" table:style-name="ce6">
            <text:p>1.006</text:p>
          </table:table-cell>
          <table:table-cell office:value-type="float" office:value="18562.999295633999" table:style-name="ce5">
            <text:p><text:s/>18,56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562.999295633999" table:style-name="ce5">
            <text:p><text:s/>18,563<text:s/></text:p>
          </table:table-cell>
          <table:table-cell office:value-type="float" office:value="1.0526951792282331" table:style-name="ce6">
            <text:p>1.053</text:p>
          </table:table-cell>
          <table:table-cell office:value-type="float" office:value="19541.179870530999" table:style-name="ce5">
            <text:p><text:s/>19,541<text:s/></text:p>
          </table:table-cell>
          <table:table-cell office:value-type="float" office:value="1.2109890733501021" table:style-name="ce6">
            <text:p>1.211</text:p>
          </table:table-cell>
          <table:table-cell office:value-type="float" office:value="23664.155303582" table:style-name="ce5">
            <text:p><text:s/>23,66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664.155303582" table:style-name="ce5">
            <text:p><text:s/>23,664<text:s/></text:p>
          </table:table-cell>
          <table:table-cell office:value-type="float" office:value="1.0204329255247411" table:style-name="ce6">
            <text:p>1.020</text:p>
          </table:table-cell>
          <table:table-cell office:value-type="float" office:value="24147.683226506" table:style-name="ce5">
            <text:p><text:s/>24,148<text:s/></text:p>
          </table:table-cell>
          <table:table-cell office:value-type="float" office:value="1.1009984024907589" table:style-name="ce6">
            <text:p>1.101</text:p>
          </table:table-cell>
          <table:table-cell office:value-type="float" office:value="26586.560656236001" table:style-name="ce5">
            <text:p><text:s/>26,58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586.560656236001" table:style-name="ce5">
            <text:p><text:s/>26,587<text:s/></text:p>
          </table:table-cell>
          <table:table-cell office:value-type="float" office:value="1.0722725687393984" table:style-name="ce6">
            <text:p>1.072</text:p>
          </table:table-cell>
          <table:table-cell office:value-type="float" office:value="28508.039688807999" table:style-name="ce5">
            <text:p><text:s/>28,508<text:s/></text:p>
          </table:table-cell>
          <table:table-cell office:value-type="float" office:value="1.0404696148573807" table:style-name="ce6">
            <text:p>1.040</text:p>
          </table:table-cell>
          <table:table-cell office:value-type="float" office:value="29661.749075352982" table:style-name="ce5">
            <text:p><text:s/>29,66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661.749075352982" table:style-name="ce5">
            <text:p><text:s/>29,662<text:s/></text:p>
          </table:table-cell>
          <table:table-cell office:value-type="float" office:value="1.0498477260189214" table:style-name="ce6">
            <text:p>1.050</text:p>
          </table:table-cell>
          <table:table-cell office:value-type="float" office:value="31140.319816503172" table:style-name="ce5">
            <text:p><text:s/>31,140<text:s/></text:p>
          </table:table-cell>
          <table:table-cell office:value-type="float" office:value="1.0886135632550926" table:style-name="ce6">
            <text:p>1.089</text:p>
          </table:table-cell>
          <table:table-cell office:value-type="float" office:value="33899.77451634669" table:style-name="ce5">
            <text:p><text:s/>33,90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3899.77451634669" table:style-name="ce5">
            <text:p><text:s/>33,900<text:s/></text:p>
          </table:table-cell>
          <table:table-cell office:value-type="float" office:value="1.0076955248808217" table:style-name="ce6">
            <text:p>1.008</text:p>
          </table:table-cell>
          <table:table-cell office:value-type="float" office:value="34160.651074591478" table:style-name="ce5">
            <text:p><text:s/>34,161<text:s/></text:p>
          </table:table-cell>
          <table:table-cell office:value-type="float" office:value="1.1508946422247968" table:style-name="ce6">
            <text:p>1.151</text:p>
          </table:table-cell>
          <table:table-cell office:value-type="float" office:value="39315.310296658085" table:style-name="ce5">
            <text:p><text:s/>39,31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9315.310296658085" table:style-name="ce5">
            <text:p><text:s/>39,315<text:s/></text:p>
          </table:table-cell>
          <table:table-cell office:value-type="float" office:value="1.0426687223872362" table:style-name="ce6">
            <text:p>1.043</text:p>
          </table:table-cell>
          <table:table-cell office:value-type="float" office:value="40992.844357274233" table:style-name="ce5">
            <text:p><text:s/>40,993<text:s/></text:p>
          </table:table-cell>
          <table:table-cell office:value-type="float" office:value="1.0528316740517456" table:style-name="ce6">
            <text:p>1.053</text:p>
          </table:table-cell>
          <table:table-cell office:value-type="float" office:value="43158.564948811683" table:style-name="ce5">
            <text:p><text:s/>43,15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3158.564948811683" table:style-name="ce5">
            <text:p><text:s/>43,159<text:s/></text:p>
          </table:table-cell>
          <table:table-cell office:value-type="float" office:value="1.0433526805908873" table:style-name="ce6">
            <text:p>1.043</text:p>
          </table:table-cell>
          <table:table-cell office:value-type="float" office:value="45029.604429798579" table:style-name="ce5">
            <text:p><text:s/>45,030<text:s/></text:p>
          </table:table-cell>
          <table:table-cell office:value-type="float" office:value="1.1241030986865248" table:style-name="ce6">
            <text:p>1.124</text:p>
          </table:table-cell>
          <table:table-cell office:value-type="float" office:value="50617.917872165039" table:style-name="ce5">
            <text:p><text:s/>50,61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0617.917872165039" table:style-name="ce5">
            <text:p><text:s/>50,618<text:s/></text:p>
          </table:table-cell>
          <table:table-cell office:value-type="float" office:value="0.93221906305000313" table:style-name="ce6">
            <text:p>0.932</text:p>
          </table:table-cell>
          <table:table-cell office:value-type="float" office:value="47186.987972331706" table:style-name="ce5">
            <text:p><text:s/>47,187<text:s/></text:p>
          </table:table-cell>
          <table:table-cell office:value-type="float" office:value="1.1329592974433151" table:style-name="ce6">
            <text:p>1.133</text:p>
          </table:table-cell>
          <table:table-cell office:value-type="float" office:value="53460.936741599086" table:style-name="ce5">
            <text:p><text:s/>53,46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3460.936741599086" table:style-name="ce5">
            <text:p><text:s/>53,461<text:s/></text:p>
          </table:table-cell>
          <table:table-cell office:value-type="float" office:value="0.95390442295789379" table:style-name="ce6">
            <text:p>0.954</text:p>
          </table:table-cell>
          <table:table-cell office:value-type="float" office:value="50996.624013283537" table:style-name="ce5">
            <text:p><text:s/>50,997<text:s/></text:p>
          </table:table-cell>
          <table:table-cell office:value-type="float" office:value="1.0684314322253774" table:style-name="ce6">
            <text:p>1.068</text:p>
          </table:table-cell>
          <table:table-cell office:value-type="float" office:value="54486.396033171601" table:style-name="ce5">
            <text:p><text:s/>54,48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4486.396033171601" table:style-name="ce5">
            <text:p><text:s/>54,486<text:s/></text:p>
          </table:table-cell>
          <table:table-cell office:value-type="float" office:value="1.1094707304399882" table:style-name="ce6">
            <text:p>1.109</text:p>
          </table:table-cell>
          <table:table-cell office:value-type="float" office:value="60451.061605965377" table:style-name="ce5">
            <text:p><text:s/>60,451<text:s/></text:p>
          </table:table-cell>
          <table:table-cell office:value-type="float" office:value="1.0104139507130319" table:style-name="ce6">
            <text:p>1.010</text:p>
          </table:table-cell>
          <table:table-cell office:value-type="float" office:value="61080.595982080362" table:style-name="ce5">
            <text:p><text:s/>61,08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1080.595982080362" table:style-name="ce5">
            <text:p><text:s/>61,081<text:s/></text:p>
          </table:table-cell>
          <table:table-cell office:value-type="float" office:value="1.0772606366075463" table:style-name="ce6">
            <text:p>1.077</text:p>
          </table:table-cell>
          <table:table-cell office:value-type="float" office:value="65799.721712024228" table:style-name="ce5">
            <text:p><text:s/>65,800<text:s/></text:p>
          </table:table-cell>
          <table:table-cell office:value-type="float" office:value="1.0119927539984375" table:style-name="ce6">
            <text:p>1.012</text:p>
          </table:table-cell>
          <table:table-cell office:value-type="float" office:value="66588.841587682182" table:style-name="ce5">
            <text:p><text:s/>66,58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24.5176811476003" table:style-name="ce5">
            <text:p><text:s/>3,02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024.5176811476003" table:style-name="ce5">
            <text:p><text:s/>3,025<text:s/></text:p>
          </table:table-cell>
          <table:table-cell office:value-type="float" office:value="1.0377650210141804" table:style-name="ce6">
            <text:p>1.038</text:p>
          </table:table-cell>
          <table:table-cell office:value-type="float" office:value="3138.7386549338999" table:style-name="ce5">
            <text:p><text:s/>3,139<text:s/></text:p>
          </table:table-cell>
          <table:table-cell office:value-type="float" office:value="1.248845147717037" table:style-name="ce6">
            <text:p>1.249</text:p>
          </table:table-cell>
          <table:table-cell office:value-type="float" office:value="3919.7985391661" table:style-name="ce5">
            <text:p><text:s/>3,92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919.7985391661" table:style-name="ce5">
            <text:p><text:s/>3,920<text:s/></text:p>
          </table:table-cell>
          <table:table-cell office:value-type="float" office:value="1.0851898664479169" table:style-name="ce6">
            <text:p>1.085</text:p>
          </table:table-cell>
          <table:table-cell office:value-type="float" office:value="4253.7256532204001" table:style-name="ce5">
            <text:p><text:s/>4,254<text:s/></text:p>
          </table:table-cell>
          <table:table-cell office:value-type="float" office:value="1.1285269501682349" table:style-name="ce6">
            <text:p>1.129</text:p>
          </table:table-cell>
          <table:table-cell office:value-type="float" office:value="4800.4440382812008" table:style-name="ce5">
            <text:p><text:s/>4,80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800.4440382812008" table:style-name="ce5">
            <text:p><text:s/>4,800<text:s/></text:p>
          </table:table-cell>
          <table:table-cell office:value-type="float" office:value="1.0390457353583507" table:style-name="ce6">
            <text:p>1.039</text:p>
          </table:table-cell>
          <table:table-cell office:value-type="float" office:value="4987.8809058024999" table:style-name="ce5">
            <text:p><text:s/>4,988<text:s/></text:p>
          </table:table-cell>
          <table:table-cell office:value-type="float" office:value="1.2510807775753836" table:style-name="ce6">
            <text:p>1.251</text:p>
          </table:table-cell>
          <table:table-cell office:value-type="float" office:value="6240.2419220847996" table:style-name="ce5">
            <text:p><text:s/>6,24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240.2419220847996" table:style-name="ce5">
            <text:p><text:s/>6,240<text:s/></text:p>
          </table:table-cell>
          <table:table-cell office:value-type="float" office:value="1.0665389972255723" table:style-name="ce6">
            <text:p>1.067</text:p>
          </table:table-cell>
          <table:table-cell office:value-type="float" office:value="6655.4613620253003" table:style-name="ce5">
            <text:p><text:s/>6,655<text:s/></text:p>
          </table:table-cell>
          <table:table-cell office:value-type="float" office:value="0.94992008717961018" table:style-name="ce6">
            <text:p>0.950</text:p>
          </table:table-cell>
          <table:table-cell office:value-type="float" office:value="6322.1564372356006" table:style-name="ce5">
            <text:p><text:s/>6,32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322.1564372356006" table:style-name="ce5">
            <text:p><text:s/>6,322<text:s/></text:p>
          </table:table-cell>
          <table:table-cell office:value-type="float" office:value="1.0694247853252137" table:style-name="ce6">
            <text:p>1.069</text:p>
          </table:table-cell>
          <table:table-cell office:value-type="float" office:value="6761.0707906830994" table:style-name="ce5">
            <text:p><text:s/>6,761<text:s/></text:p>
          </table:table-cell>
          <table:table-cell office:value-type="float" office:value="1.0779278870210687" table:style-name="ce6">
            <text:p>1.078</text:p>
          </table:table-cell>
          <table:table-cell office:value-type="float" office:value="7287.9467514009002" table:style-name="ce5">
            <text:p><text:s/>7,28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287.9467514009002" table:style-name="ce5">
            <text:p><text:s/>7,288<text:s/></text:p>
          </table:table-cell>
          <table:table-cell office:value-type="float" office:value="1.0476374167843865" table:style-name="ce6">
            <text:p>1.048</text:p>
          </table:table-cell>
          <table:table-cell office:value-type="float" office:value="7635.1257082998" table:style-name="ce5">
            <text:p><text:s/>7,635<text:s/></text:p>
          </table:table-cell>
          <table:table-cell office:value-type="float" office:value="1.1104951653327086" table:style-name="ce6">
            <text:p>1.110</text:p>
          </table:table-cell>
          <table:table-cell office:value-type="float" office:value="8478.7701857743996" table:style-name="ce5">
            <text:p><text:s/>8,47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478.7701857743996" table:style-name="ce5">
            <text:p><text:s/>8,479<text:s/></text:p>
          </table:table-cell>
          <table:table-cell office:value-type="float" office:value="1.0468197184772667" table:style-name="ce6">
            <text:p>1.047</text:p>
          </table:table-cell>
          <table:table-cell office:value-type="float" office:value="8875.7438189057993" table:style-name="ce5">
            <text:p><text:s/>8,876<text:s/></text:p>
          </table:table-cell>
          <table:table-cell office:value-type="float" office:value="1.0870617090258541" table:style-name="ce6">
            <text:p>1.087</text:p>
          </table:table-cell>
          <table:table-cell office:value-type="float" office:value="9648.4812446553988" table:style-name="ce5">
            <text:p><text:s/>9,64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648.4812446553988" table:style-name="ce5">
            <text:p><text:s/>9,648<text:s/></text:p>
          </table:table-cell>
          <table:table-cell office:value-type="float" office:value="1.0634387133677288" table:style-name="ce6">
            <text:p>1.063</text:p>
          </table:table-cell>
          <table:table-cell office:value-type="float" office:value="10260.568480769" table:style-name="ce5">
            <text:p><text:s/>10,261<text:s/></text:p>
          </table:table-cell>
          <table:table-cell office:value-type="float" office:value="0.93916967998575063" table:style-name="ce6">
            <text:p>0.939</text:p>
          </table:table-cell>
          <table:table-cell office:value-type="float" office:value="9636.4148165556999" table:style-name="ce5">
            <text:p><text:s/>9,63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636.4148165556999" table:style-name="ce5">
            <text:p><text:s/>9,636<text:s/></text:p>
          </table:table-cell>
          <table:table-cell office:value-type="float" office:value="1.0767195458040633" table:style-name="ce6">
            <text:p>1.077</text:p>
          </table:table-cell>
          <table:table-cell office:value-type="float" office:value="10375.716184461398" table:style-name="ce5">
            <text:p><text:s/>10,376<text:s/></text:p>
          </table:table-cell>
          <table:table-cell office:value-type="float" office:value="1.0980159902738862" table:style-name="ce6">
            <text:p>1.098</text:p>
          </table:table-cell>
          <table:table-cell office:value-type="float" office:value="11392.702281082171" table:style-name="ce5">
            <text:p><text:s/>11,39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392.702281082171" table:style-name="ce5">
            <text:p><text:s/>11,393<text:s/></text:p>
          </table:table-cell>
          <table:table-cell office:value-type="float" office:value="1.0270504626927921" table:style-name="ce6">
            <text:p>1.027</text:p>
          </table:table-cell>
          <table:table-cell office:value-type="float" office:value="11700.88014910667" table:style-name="ce5">
            <text:p><text:s/>11,701<text:s/></text:p>
          </table:table-cell>
          <table:table-cell office:value-type="float" office:value="1.1337809619822874" table:style-name="ce6">
            <text:p>1.134</text:p>
          </table:table-cell>
          <table:table-cell office:value-type="float" office:value="13266.235151493611" table:style-name="ce5">
            <text:p><text:s/>13,26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266.235151493611" table:style-name="ce5">
            <text:p><text:s/>13,266<text:s/></text:p>
          </table:table-cell>
          <table:table-cell office:value-type="float" office:value="1.0436492877874854" table:style-name="ce6">
            <text:p>1.044</text:p>
          </table:table-cell>
          <table:table-cell office:value-type="float" office:value="13845.296867477609" table:style-name="ce5">
            <text:p><text:s/>13,845<text:s/></text:p>
          </table:table-cell>
          <table:table-cell office:value-type="float" office:value="1.1395497000415404" table:style-name="ce6">
            <text:p>1.140</text:p>
          </table:table-cell>
          <table:table-cell office:value-type="float" office:value="15777.40389232019" table:style-name="ce5">
            <text:p><text:s/>15,77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777.40389232019" table:style-name="ce5">
            <text:p><text:s/>15,777<text:s/></text:p>
          </table:table-cell>
          <table:table-cell office:value-type="float" office:value="1.0525360518876794" table:style-name="ce6">
            <text:p>1.053</text:p>
          </table:table-cell>
          <table:table-cell office:value-type="float" office:value="16606.286401860001" table:style-name="ce5">
            <text:p><text:s/>16,606<text:s/></text:p>
          </table:table-cell>
          <table:table-cell office:value-type="float" office:value="1.0707357876859773" table:style-name="ce6">
            <text:p>1.071</text:p>
          </table:table-cell>
          <table:table-cell office:value-type="float" office:value="17780.945151034499" table:style-name="ce5">
            <text:p><text:s/>17,78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780.945151034499" table:style-name="ce5">
            <text:p><text:s/>17,781<text:s/></text:p>
          </table:table-cell>
          <table:table-cell office:value-type="float" office:value="0.93432796674099894" table:style-name="ce6">
            <text:p>0.934</text:p>
          </table:table-cell>
          <table:table-cell office:value-type="float" office:value="16613.234329699288" table:style-name="ce5">
            <text:p><text:s/>16,613<text:s/></text:p>
          </table:table-cell>
          <table:table-cell office:value-type="float" office:value="1.2333212138313878" table:style-name="ce6">
            <text:p>1.233</text:p>
          </table:table-cell>
          <table:table-cell office:value-type="float" office:value="20489.45432917001" table:style-name="ce5">
            <text:p><text:s/>20,48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489.45432917001" table:style-name="ce5">
            <text:p><text:s/>20,489<text:s/></text:p>
          </table:table-cell>
          <table:table-cell office:value-type="float" office:value="0.9632787864470802" table:style-name="ce6">
            <text:p>0.963</text:p>
          </table:table-cell>
          <table:table-cell office:value-type="float" office:value="19737.056701165759" table:style-name="ce5">
            <text:p><text:s/>19,737<text:s/></text:p>
          </table:table-cell>
          <table:table-cell office:value-type="float" office:value="1.0751865603226232" table:style-name="ce6">
            <text:p>1.075</text:p>
          </table:table-cell>
          <table:table-cell office:value-type="float" office:value="21221.018105418992" table:style-name="ce5">
            <text:p><text:s/>21,22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221.018105418992" table:style-name="ce5">
            <text:p><text:s/>21,221<text:s/></text:p>
          </table:table-cell>
          <table:table-cell office:value-type="float" office:value="1.111208441522439" table:style-name="ce6">
            <text:p>1.111</text:p>
          </table:table-cell>
          <table:table-cell office:value-type="float" office:value="23580.974456442102" table:style-name="ce5">
            <text:p><text:s/>23,581<text:s/></text:p>
          </table:table-cell>
          <table:table-cell office:value-type="float" office:value="1.0202936163805396" table:style-name="ce6">
            <text:p>1.020</text:p>
          </table:table-cell>
          <table:table-cell office:value-type="float" office:value="24059.517705940441" table:style-name="ce5">
            <text:p><text:s/>24,06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059.517705940441" table:style-name="ce5">
            <text:p><text:s/>24,060<text:s/></text:p>
          </table:table-cell>
          <table:table-cell office:value-type="float" office:value="1.0807738982732811" table:style-name="ce6">
            <text:p>1.081</text:p>
          </table:table-cell>
          <table:table-cell office:value-type="float" office:value="26002.898741624278" table:style-name="ce5">
            <text:p><text:s/>26,003<text:s/></text:p>
          </table:table-cell>
          <table:table-cell office:value-type="float" office:value="1.0274587797728096" table:style-name="ce6">
            <text:p>1.027</text:p>
          </table:table-cell>
          <table:table-cell office:value-type="float" office:value="26716.906611625211" table:style-name="ce5">
            <text:p><text:s/>26,71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827.1507010752002" table:style-name="ce5">
            <text:p><text:s/>3,82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827.1507010752002" table:style-name="ce5">
            <text:p><text:s/>3,827<text:s/></text:p>
          </table:table-cell>
          <table:table-cell office:value-type="float" office:value="1.0320489176721579" table:style-name="ce6">
            <text:p>1.032</text:p>
          </table:table-cell>
          <table:table-cell office:value-type="float" office:value="3949.8067388129007" table:style-name="ce5">
            <text:p><text:s/>3,950<text:s/></text:p>
          </table:table-cell>
          <table:table-cell office:value-type="float" office:value="1.509645591520941" table:style-name="ce6">
            <text:p>1.510</text:p>
          </table:table-cell>
          <table:table-cell office:value-type="float" office:value="5962.808330608601" table:style-name="ce5">
            <text:p><text:s/>5,96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962.808330608601" table:style-name="ce5">
            <text:p><text:s/>5,963<text:s/></text:p>
          </table:table-cell>
          <table:table-cell office:value-type="float" office:value="1.11172570507528" table:style-name="ce6">
            <text:p>1.112</text:p>
          </table:table-cell>
          <table:table-cell office:value-type="float" office:value="6629.0072955746" table:style-name="ce5">
            <text:p><text:s/>6,629<text:s/></text:p>
          </table:table-cell>
          <table:table-cell office:value-type="float" office:value="1.0779942936451972" table:style-name="ce6">
            <text:p>1.078</text:p>
          </table:table-cell>
          <table:table-cell office:value-type="float" office:value="7146.0320371618" table:style-name="ce5">
            <text:p><text:s/>7,14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146.0320371618" table:style-name="ce5">
            <text:p><text:s/>7,146<text:s/></text:p>
          </table:table-cell>
          <table:table-cell office:value-type="float" office:value="1.0217221198601498" table:style-name="ce6">
            <text:p>1.022</text:p>
          </table:table-cell>
          <table:table-cell office:value-type="float" office:value="7301.2590015975002" table:style-name="ce5">
            <text:p><text:s/>7,301<text:s/></text:p>
          </table:table-cell>
          <table:table-cell office:value-type="float" office:value="1.2509427487393368" table:style-name="ce6">
            <text:p>1.251</text:p>
          </table:table-cell>
          <table:table-cell office:value-type="float" office:value="9133.4570047162015" table:style-name="ce5">
            <text:p><text:s/>9,13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133.4570047162015" table:style-name="ce5">
            <text:p><text:s/>9,133<text:s/></text:p>
          </table:table-cell>
          <table:table-cell office:value-type="float" office:value="1.0435622343393141" table:style-name="ce6">
            <text:p>1.044</text:p>
          </table:table-cell>
          <table:table-cell office:value-type="float" office:value="9531.3307990836984" table:style-name="ce5">
            <text:p><text:s/>9,531<text:s/></text:p>
          </table:table-cell>
          <table:table-cell office:value-type="float" office:value="1.1484641214860303" table:style-name="ce6">
            <text:p>1.148</text:p>
          </table:table-cell>
          <table:table-cell office:value-type="float" office:value="10946.391452762402" table:style-name="ce5">
            <text:p><text:s/>10,94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946.391452762402" table:style-name="ce5">
            <text:p><text:s/>10,946<text:s/></text:p>
          </table:table-cell>
          <table:table-cell office:value-type="float" office:value="1.0679714974053602" table:style-name="ce6">
            <text:p>1.068</text:p>
          </table:table-cell>
          <table:table-cell office:value-type="float" office:value="11690.4340709919" table:style-name="ce5">
            <text:p><text:s/>11,690<text:s/></text:p>
          </table:table-cell>
          <table:table-cell office:value-type="float" office:value="0.96446825462285368" table:style-name="ce6">
            <text:p>0.964</text:p>
          </table:table-cell>
          <table:table-cell office:value-type="float" office:value="11275.052544233098" table:style-name="ce5">
            <text:p><text:s/>11,27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275.052544233098" table:style-name="ce5">
            <text:p><text:s/>11,275<text:s/></text:p>
          </table:table-cell>
          <table:table-cell office:value-type="float" office:value="1.0559644059770559" table:style-name="ce6">
            <text:p>1.056</text:p>
          </table:table-cell>
          <table:table-cell office:value-type="float" office:value="11906.054162231198" table:style-name="ce5">
            <text:p><text:s/>11,906<text:s/></text:p>
          </table:table-cell>
          <table:table-cell office:value-type="float" office:value="1.2754339020209746" table:style-name="ce6">
            <text:p>1.275</text:p>
          </table:table-cell>
          <table:table-cell office:value-type="float" office:value="15185.385117807602" table:style-name="ce5">
            <text:p><text:s/>15,18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185.385117807602" table:style-name="ce5">
            <text:p><text:s/>15,185<text:s/></text:p>
          </table:table-cell>
          <table:table-cell office:value-type="float" office:value="1.0056998415990845" table:style-name="ce6">
            <text:p>1.006</text:p>
          </table:table-cell>
          <table:table-cell office:value-type="float" office:value="15271.939407600201" table:style-name="ce5">
            <text:p><text:s/>15,272<text:s/></text:p>
          </table:table-cell>
          <table:table-cell office:value-type="float" office:value="1.1090981282410819" table:style-name="ce6">
            <text:p>1.109</text:p>
          </table:table-cell>
          <table:table-cell office:value-type="float" office:value="16938.079411580602" table:style-name="ce5">
            <text:p><text:s/>16,93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938.079411580602" table:style-name="ce5">
            <text:p><text:s/>16,938<text:s/></text:p>
          </table:table-cell>
          <table:table-cell office:value-type="float" office:value="1.0773046202371188" table:style-name="ce6">
            <text:p>1.077</text:p>
          </table:table-cell>
          <table:table-cell office:value-type="float" office:value="18247.471208039002" table:style-name="ce5">
            <text:p><text:s/>18,247<text:s/></text:p>
          </table:table-cell>
          <table:table-cell office:value-type="float" office:value="1.0974306538417791" table:style-name="ce6">
            <text:p>1.097</text:p>
          </table:table-cell>
          <table:table-cell office:value-type="float" office:value="20025.33425879728" table:style-name="ce5">
            <text:p><text:s/>20,02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025.33425879728" table:style-name="ce5">
            <text:p><text:s/>20,025<text:s/></text:p>
          </table:table-cell>
          <table:table-cell office:value-type="float" office:value="1.0369167057932991" table:style-name="ce6">
            <text:p>1.037</text:p>
          </table:table-cell>
          <table:table-cell office:value-type="float" office:value="20764.60363204177" table:style-name="ce5">
            <text:p><text:s/>20,765<text:s/></text:p>
          </table:table-cell>
          <table:table-cell office:value-type="float" office:value="1.0839153317876944" table:style-name="ce6">
            <text:p>1.084</text:p>
          </table:table-cell>
          <table:table-cell office:value-type="float" office:value="22507.072235264517" table:style-name="ce5">
            <text:p><text:s/>22,50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2507.072235264517" table:style-name="ce5">
            <text:p><text:s/>22,507<text:s/></text:p>
          </table:table-cell>
          <table:table-cell office:value-type="float" office:value="0.99789838014979149" table:style-name="ce6">
            <text:p>0.998</text:p>
          </table:table-cell>
          <table:table-cell office:value-type="float" office:value="22459.770925484809" table:style-name="ce5">
            <text:p><text:s/>22,460<text:s/></text:p>
          </table:table-cell>
          <table:table-cell office:value-type="float" office:value="1.1598103663473667" table:style-name="ce6">
            <text:p>1.160</text:p>
          </table:table-cell>
          <table:table-cell office:value-type="float" office:value="26049.075145164472" table:style-name="ce5">
            <text:p><text:s/>26,04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6049.075145164472" table:style-name="ce5">
            <text:p><text:s/>26,049<text:s/></text:p>
          </table:table-cell>
          <table:table-cell office:value-type="float" office:value="1.0421693414645496" table:style-name="ce6">
            <text:p>1.042</text:p>
          </table:table-cell>
          <table:table-cell office:value-type="float" office:value="27147.547489796623" table:style-name="ce5">
            <text:p><text:s/>27,148<text:s/></text:p>
          </table:table-cell>
          <table:table-cell office:value-type="float" office:value="1.0086053285948822" table:style-name="ce6">
            <text:p>1.009</text:p>
          </table:table-cell>
          <table:table-cell office:value-type="float" office:value="27381.161056491492" table:style-name="ce5">
            <text:p><text:s/>27,38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7381.161056491492" table:style-name="ce5">
            <text:p><text:s/>27,381<text:s/></text:p>
          </table:table-cell>
          <table:table-cell office:value-type="float" office:value="1.0380610949731808" table:style-name="ce6">
            <text:p>1.038</text:p>
          </table:table-cell>
          <table:table-cell office:value-type="float" office:value="28423.318027938574" table:style-name="ce5">
            <text:p><text:s/>28,423<text:s/></text:p>
          </table:table-cell>
          <table:table-cell office:value-type="float" office:value="1.1552828803749646" table:style-name="ce6">
            <text:p>1.155</text:p>
          </table:table-cell>
          <table:table-cell office:value-type="float" office:value="32836.972721130536" table:style-name="ce5">
            <text:p><text:s/>32,83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2836.972721130536" table:style-name="ce5">
            <text:p><text:s/>32,837<text:s/></text:p>
          </table:table-cell>
          <table:table-cell office:value-type="float" office:value="0.93107710939986421" table:style-name="ce6">
            <text:p>0.931</text:p>
          </table:table-cell>
          <table:table-cell office:value-type="float" office:value="30573.753642632415" table:style-name="ce5">
            <text:p><text:s/>30,574<text:s/></text:p>
          </table:table-cell>
          <table:table-cell office:value-type="float" office:value="1.078424415851027" table:style-name="ce6">
            <text:p>1.078</text:p>
          </table:table-cell>
          <table:table-cell office:value-type="float" office:value="32971.482412429075" table:style-name="ce5">
            <text:p><text:s/>32,97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2971.482412429075" table:style-name="ce5">
            <text:p><text:s/>32,971<text:s/></text:p>
          </table:table-cell>
          <table:table-cell office:value-type="float" office:value="0.94807891623138052" table:style-name="ce6">
            <text:p>0.948</text:p>
          </table:table-cell>
          <table:table-cell office:value-type="float" office:value="31259.567312117779" table:style-name="ce5">
            <text:p><text:s/>31,260<text:s/></text:p>
          </table:table-cell>
          <table:table-cell office:value-type="float" office:value="1.0641662949332404" table:style-name="ce6">
            <text:p>1.064</text:p>
          </table:table-cell>
          <table:table-cell office:value-type="float" office:value="33265.377927752612" table:style-name="ce5">
            <text:p><text:s/>33,26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3265.377927752612" table:style-name="ce5">
            <text:p><text:s/>33,265<text:s/></text:p>
          </table:table-cell>
          <table:table-cell office:value-type="float" office:value="1.1083621905513761" table:style-name="ce6">
            <text:p>1.108</text:p>
          </table:table-cell>
          <table:table-cell office:value-type="float" office:value="36870.087149523279" table:style-name="ce5">
            <text:p><text:s/>36,870<text:s/></text:p>
          </table:table-cell>
          <table:table-cell office:value-type="float" office:value="1.0040952202256619" table:style-name="ce6">
            <text:p>1.004</text:p>
          </table:table-cell>
          <table:table-cell office:value-type="float" office:value="37021.078276139924" table:style-name="ce5">
            <text:p><text:s/>37,02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7021.078276139924" table:style-name="ce5">
            <text:p><text:s/>37,021<text:s/></text:p>
          </table:table-cell>
          <table:table-cell office:value-type="float" office:value="1.0749774135036199" table:style-name="ce6">
            <text:p>1.075</text:p>
          </table:table-cell>
          <table:table-cell office:value-type="float" office:value="39796.822970399946" table:style-name="ce5">
            <text:p><text:s/>39,797<text:s/></text:p>
          </table:table-cell>
          <table:table-cell office:value-type="float" office:value="1.0018873869834508" table:style-name="ce6">
            <text:p>1.002</text:p>
          </table:table-cell>
          <table:table-cell office:value-type="float" office:value="39871.934976056975" table:style-name="ce5">
            <text:p><text:s/>39,87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6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744.9856970346" table:style-name="ce5">
            <text:p><text:s/>4,74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744.9856970346" table:style-name="ce5">
            <text:p><text:s/>4,745<text:s/></text:p>
          </table:table-cell>
          <table:table-cell office:value-type="float" office:value="0.98060353469260852" table:style-name="ce6">
            <text:p>0.981</text:p>
          </table:table-cell>
          <table:table-cell office:value-type="float" office:value="4652.9497465780005" table:style-name="ce5">
            <text:p><text:s/>4,653<text:s/></text:p>
          </table:table-cell>
          <table:table-cell office:value-type="float" office:value="1.4310604550988733" table:style-name="ce6">
            <text:p>1.431</text:p>
          </table:table-cell>
          <table:table-cell office:value-type="float" office:value="6658.6523818900996" table:style-name="ce5">
            <text:p><text:s/>6,65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658.6523818900996" table:style-name="ce5">
            <text:p><text:s/>6,659<text:s/></text:p>
          </table:table-cell>
          <table:table-cell office:value-type="float" office:value="1.0713387156087375" table:style-name="ce6">
            <text:p>1.071</text:p>
          </table:table-cell>
          <table:table-cell office:value-type="float" office:value="7133.6720904991998" table:style-name="ce5">
            <text:p><text:s/>7,134<text:s/></text:p>
          </table:table-cell>
          <table:table-cell office:value-type="float" office:value="0.96385917663244336" table:style-name="ce6">
            <text:p>0.964</text:p>
          </table:table-cell>
          <table:table-cell office:value-type="float" office:value="6875.8553075143991" table:style-name="ce5">
            <text:p><text:s/>6,87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875.8553075143991" table:style-name="ce5">
            <text:p><text:s/>6,876<text:s/></text:p>
          </table:table-cell>
          <table:table-cell office:value-type="float" office:value="1.0434459909920486" table:style-name="ce6">
            <text:p>1.043</text:p>
          </table:table-cell>
          <table:table-cell office:value-type="float" office:value="7174.5836552672999" table:style-name="ce5">
            <text:p><text:s/>7,175<text:s/></text:p>
          </table:table-cell>
          <table:table-cell office:value-type="float" office:value="1.1650230886908921" table:style-name="ce6">
            <text:p>1.165</text:p>
          </table:table-cell>
          <table:table-cell office:value-type="float" office:value="8358.5556101306993" table:style-name="ce5">
            <text:p><text:s/>8,35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358.5556101306993" table:style-name="ce5">
            <text:p><text:s/>8,359<text:s/></text:p>
          </table:table-cell>
          <table:table-cell office:value-type="float" office:value="1.0281543996213622" table:style-name="ce6">
            <text:p>1.028</text:p>
          </table:table-cell>
          <table:table-cell office:value-type="float" office:value="8593.8857250356996" table:style-name="ce5">
            <text:p><text:s/>8,594<text:s/></text:p>
          </table:table-cell>
          <table:table-cell office:value-type="float" office:value="0.93790552506164693" table:style-name="ce6">
            <text:p>0.938</text:p>
          </table:table-cell>
          <table:table-cell office:value-type="float" office:value="8060.2529032594002" table:style-name="ce5">
            <text:p><text:s/>8,06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060.2529032594002" table:style-name="ce5">
            <text:p><text:s/>8,060<text:s/></text:p>
          </table:table-cell>
          <table:table-cell office:value-type="float" office:value="1.0271403511532544" table:style-name="ce6">
            <text:p>1.027</text:p>
          </table:table-cell>
          <table:table-cell office:value-type="float" office:value="8279.0109974378993" table:style-name="ce5">
            <text:p><text:s/>8,279<text:s/></text:p>
          </table:table-cell>
          <table:table-cell office:value-type="float" office:value="1.0307659088650112" table:style-name="ce6">
            <text:p>1.031</text:p>
          </table:table-cell>
          <table:table-cell office:value-type="float" office:value="8533.722295277501" table:style-name="ce5">
            <text:p><text:s/>8,53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533.722295277501" table:style-name="ce5">
            <text:p><text:s/>8,534<text:s/></text:p>
          </table:table-cell>
          <table:table-cell office:value-type="float" office:value="1.0790392159806232" table:style-name="ce6">
            <text:p>1.079</text:p>
          </table:table-cell>
          <table:table-cell office:value-type="float" office:value="9208.2210148925988" table:style-name="ce5">
            <text:p><text:s/>9,208<text:s/></text:p>
          </table:table-cell>
          <table:table-cell office:value-type="float" office:value="1.0956108229355603" table:style-name="ce6">
            <text:p>1.096</text:p>
          </table:table-cell>
          <table:table-cell office:value-type="float" office:value="10088.626603899" table:style-name="ce5">
            <text:p><text:s/>10,08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088.626603899" table:style-name="ce5">
            <text:p><text:s/>10,089<text:s/></text:p>
          </table:table-cell>
          <table:table-cell office:value-type="float" office:value="0.97281887014477064" table:style-name="ce6">
            <text:p>0.973</text:p>
          </table:table-cell>
          <table:table-cell office:value-type="float" office:value="9814.4063341175006" table:style-name="ce5">
            <text:p><text:s/>9,814<text:s/></text:p>
          </table:table-cell>
          <table:table-cell office:value-type="float" office:value="1.1531590359896855" table:style-name="ce6">
            <text:p>1.153</text:p>
          </table:table-cell>
          <table:table-cell office:value-type="float" office:value="11317.571347061999" table:style-name="ce5">
            <text:p><text:s/>11,3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317.571347061999" table:style-name="ce5">
            <text:p><text:s/>11,318<text:s/></text:p>
          </table:table-cell>
          <table:table-cell office:value-type="float" office:value="1.0849048552510738" table:style-name="ce6">
            <text:p>1.085</text:p>
          </table:table-cell>
          <table:table-cell office:value-type="float" office:value="12278.488104077998" table:style-name="ce5">
            <text:p><text:s/>12,278<text:s/></text:p>
          </table:table-cell>
          <table:table-cell office:value-type="float" office:value="1.0224091228478436" table:style-name="ce6">
            <text:p>1.022</text:p>
          </table:table-cell>
          <table:table-cell office:value-type="float" office:value="12553.638252388069" table:style-name="ce5">
            <text:p><text:s/>12,55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553.638252388069" table:style-name="ce5">
            <text:p><text:s/>12,554<text:s/></text:p>
          </table:table-cell>
          <table:table-cell office:value-type="float" office:value="1.046291556011351" table:style-name="ce6">
            <text:p>1.046</text:p>
          </table:table-cell>
          <table:table-cell office:value-type="float" office:value="13134.76570069473" table:style-name="ce5">
            <text:p><text:s/>13,135<text:s/></text:p>
          </table:table-cell>
          <table:table-cell office:value-type="float" office:value="1.0340580609317362" table:style-name="ce6">
            <text:p>1.034</text:p>
          </table:table-cell>
          <table:table-cell office:value-type="float" office:value="13582.110351253072" table:style-name="ce5">
            <text:p><text:s/>13,58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3582.110351253072" table:style-name="ce5">
            <text:p><text:s/>13,582<text:s/></text:p>
          </table:table-cell>
          <table:table-cell office:value-type="float" office:value="1.0286926483402821" table:style-name="ce6">
            <text:p>1.029</text:p>
          </table:table-cell>
          <table:table-cell office:value-type="float" office:value="13971.817067280479" table:style-name="ce5">
            <text:p><text:s/>13,972<text:s/></text:p>
          </table:table-cell>
          <table:table-cell office:value-type="float" office:value="1.1466845714335001" table:style-name="ce6">
            <text:p>1.147</text:p>
          </table:table-cell>
          <table:table-cell office:value-type="float" office:value="16021.26706594178" table:style-name="ce5">
            <text:p><text:s/>16,02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6021.26706594178" table:style-name="ce5">
            <text:p><text:s/>16,021<text:s/></text:p>
          </table:table-cell>
          <table:table-cell office:value-type="float" office:value="1.0456472914244177" table:style-name="ce6">
            <text:p>1.046</text:p>
          </table:table-cell>
          <table:table-cell office:value-type="float" office:value="16752.594512689251" table:style-name="ce5">
            <text:p><text:s/>16,753<text:s/></text:p>
          </table:table-cell>
          <table:table-cell office:value-type="float" office:value="1.0860656473197934" table:style-name="ce6">
            <text:p>1.086</text:p>
          </table:table-cell>
          <table:table-cell office:value-type="float" office:value="18194.417403709871" table:style-name="ce5">
            <text:p><text:s/>18,19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194.417403709871" table:style-name="ce5">
            <text:p><text:s/>18,194<text:s/></text:p>
          </table:table-cell>
          <table:table-cell office:value-type="float" office:value="1.0441448673929778" table:style-name="ce6">
            <text:p>1.044</text:p>
          </table:table-cell>
          <table:table-cell office:value-type="float" office:value="18997.607547289132" table:style-name="ce5">
            <text:p><text:s/>18,998<text:s/></text:p>
          </table:table-cell>
          <table:table-cell office:value-type="float" office:value="1.1098235121831683" table:style-name="ce6">
            <text:p>1.110</text:p>
          </table:table-cell>
          <table:table-cell office:value-type="float" office:value="21083.991531209889" table:style-name="ce5">
            <text:p><text:s/>21,08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1083.991531209889" table:style-name="ce5">
            <text:p><text:s/>21,084<text:s/></text:p>
          </table:table-cell>
          <table:table-cell office:value-type="float" office:value="0.94709770989446973" table:style-name="ce6">
            <text:p>0.947</text:p>
          </table:table-cell>
          <table:table-cell office:value-type="float" office:value="19968.60009464328" table:style-name="ce5">
            <text:p><text:s/>19,969<text:s/></text:p>
          </table:table-cell>
          <table:table-cell office:value-type="float" office:value="1.0643121458961964" table:style-name="ce6">
            <text:p>1.064</text:p>
          </table:table-cell>
          <table:table-cell office:value-type="float" office:value="21252.823617272781" table:style-name="ce5">
            <text:p><text:s/>21,25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252.823617272781" table:style-name="ce5">
            <text:p><text:s/>21,253<text:s/></text:p>
          </table:table-cell>
          <table:table-cell office:value-type="float" office:value="0.96753091991493401" table:style-name="ce6">
            <text:p>0.968</text:p>
          </table:table-cell>
          <table:table-cell office:value-type="float" office:value="20562.763985209771" table:style-name="ce5">
            <text:p><text:s/>20,563<text:s/></text:p>
          </table:table-cell>
          <table:table-cell office:value-type="float" office:value="1.0815774385370258" table:style-name="ce6">
            <text:p>1.082</text:p>
          </table:table-cell>
          <table:table-cell office:value-type="float" office:value="22240.221600364588" table:style-name="ce5">
            <text:p><text:s/>22,24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240.221600364588" table:style-name="ce5">
            <text:p><text:s/>22,240<text:s/></text:p>
          </table:table-cell>
          <table:table-cell office:value-type="float" office:value="1.0245974979802173" table:style-name="ce6">
            <text:p>1.025</text:p>
          </table:table-cell>
          <table:table-cell office:value-type="float" office:value="22787.275406259141" table:style-name="ce5">
            <text:p><text:s/>22,787<text:s/></text:p>
          </table:table-cell>
          <table:table-cell office:value-type="float" office:value="1.1662804358570535" table:style-name="ce6">
            <text:p>1.166</text:p>
          </table:table-cell>
          <table:table-cell office:value-type="float" office:value="26576.353492806629" table:style-name="ce5">
            <text:p><text:s/>26,57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576.353492806629" table:style-name="ce5">
            <text:p><text:s/>26,576<text:s/></text:p>
          </table:table-cell>
          <table:table-cell office:value-type="float" office:value="1.0292746711456771" table:style-name="ce6">
            <text:p>1.029</text:p>
          </table:table-cell>
          <table:table-cell office:value-type="float" office:value="27354.367501559809" table:style-name="ce5">
            <text:p><text:s/>27,354<text:s/></text:p>
          </table:table-cell>
          <table:table-cell office:value-type="float" office:value="1.1439428421435003" table:style-name="ce6">
            <text:p>1.144</text:p>
          </table:table-cell>
          <table:table-cell office:value-type="float" office:value="31291.832904772131" table:style-name="ce5">
            <text:p><text:s/>31,29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839.0032054112003" table:style-name="ce5">
            <text:p><text:s/>2,83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839.0032054112003" table:style-name="ce5">
            <text:p><text:s/>2,839<text:s/></text:p>
          </table:table-cell>
          <table:table-cell office:value-type="float" office:value="0.97751590900519791" table:style-name="ce6">
            <text:p>0.978</text:p>
          </table:table-cell>
          <table:table-cell office:value-type="float" office:value="2775.1707990062" table:style-name="ce5">
            <text:p><text:s/>2,775<text:s/></text:p>
          </table:table-cell>
          <table:table-cell office:value-type="float" office:value="1.6640885335936697" table:style-name="ce6">
            <text:p>1.664</text:p>
          </table:table-cell>
          <table:table-cell office:value-type="float" office:value="4618.1299053901994" table:style-name="ce5">
            <text:p><text:s/>4,61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618.1299053901994" table:style-name="ce5">
            <text:p><text:s/>4,618<text:s/></text:p>
          </table:table-cell>
          <table:table-cell office:value-type="float" office:value="1.0532686682867825" table:style-name="ce6">
            <text:p>1.053</text:p>
          </table:table-cell>
          <table:table-cell office:value-type="float" office:value="4864.1315354257003" table:style-name="ce5">
            <text:p><text:s/>4,864<text:s/></text:p>
          </table:table-cell>
          <table:table-cell office:value-type="float" office:value="0.878391836927919" table:style-name="ce6">
            <text:p>0.878</text:p>
          </table:table-cell>
          <table:table-cell office:value-type="float" office:value="4272.6134344616003" table:style-name="ce5">
            <text:p><text:s/>4,27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272.6134344616003" table:style-name="ce5">
            <text:p><text:s/>4,273<text:s/></text:p>
          </table:table-cell>
          <table:table-cell office:value-type="float" office:value="1.0457642397682156" table:style-name="ce6">
            <text:p>1.046</text:p>
          </table:table-cell>
          <table:table-cell office:value-type="float" office:value="4468.1463401132005" table:style-name="ce5">
            <text:p><text:s/>4,468<text:s/></text:p>
          </table:table-cell>
          <table:table-cell office:value-type="float" office:value="1.3006185058208208" table:style-name="ce6">
            <text:p>1.301</text:p>
          </table:table-cell>
          <table:table-cell office:value-type="float" office:value="5811.3538166667995" table:style-name="ce5">
            <text:p><text:s/>5,81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811.3538166667995" table:style-name="ce5">
            <text:p><text:s/>5,811<text:s/></text:p>
          </table:table-cell>
          <table:table-cell office:value-type="float" office:value="1.0306063697712038" table:style-name="ce6">
            <text:p>1.031</text:p>
          </table:table-cell>
          <table:table-cell office:value-type="float" office:value="5989.2182604509999" table:style-name="ce5">
            <text:p><text:s/>5,989<text:s/></text:p>
          </table:table-cell>
          <table:table-cell office:value-type="float" office:value="0.87850088086467493" table:style-name="ce6">
            <text:p>0.879</text:p>
          </table:table-cell>
          <table:table-cell office:value-type="float" office:value="5261.5335174969996" table:style-name="ce5">
            <text:p><text:s/>5,26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261.5335174969996" table:style-name="ce5">
            <text:p><text:s/>5,262<text:s/></text:p>
          </table:table-cell>
          <table:table-cell office:value-type="float" office:value="1.031983404641591" table:style-name="ce6">
            <text:p>1.032</text:p>
          </table:table-cell>
          <table:table-cell office:value-type="float" office:value="5429.8152730224001" table:style-name="ce5">
            <text:p><text:s/>5,430<text:s/></text:p>
          </table:table-cell>
          <table:table-cell office:value-type="float" office:value="0.97351403354229615" table:style-name="ce6">
            <text:p>0.974</text:p>
          </table:table-cell>
          <table:table-cell office:value-type="float" office:value="5286.0013678296" table:style-name="ce5">
            <text:p><text:s/>5,28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286.0013678296" table:style-name="ce5">
            <text:p><text:s/>5,286<text:s/></text:p>
          </table:table-cell>
          <table:table-cell office:value-type="float" office:value="1.0760687924546639" table:style-name="ce6">
            <text:p>1.076</text:p>
          </table:table-cell>
          <table:table-cell office:value-type="float" office:value="5688.1011087940997" table:style-name="ce5">
            <text:p><text:s/>5,688<text:s/></text:p>
          </table:table-cell>
          <table:table-cell office:value-type="float" office:value="1.090816126878978" table:style-name="ce6">
            <text:p>1.091</text:p>
          </table:table-cell>
          <table:table-cell office:value-type="float" office:value="6204.6724207908001" table:style-name="ce5">
            <text:p><text:s/>6,20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204.6724207908001" table:style-name="ce5">
            <text:p><text:s/>6,205<text:s/></text:p>
          </table:table-cell>
          <table:table-cell office:value-type="float" office:value="0.9785049200239323" table:style-name="ce6">
            <text:p>0.979</text:p>
          </table:table-cell>
          <table:table-cell office:value-type="float" office:value="6071.3024908806001" table:style-name="ce5">
            <text:p><text:s/>6,071<text:s/></text:p>
          </table:table-cell>
          <table:table-cell office:value-type="float" office:value="1.1864135100763435" table:style-name="ce6">
            <text:p>1.186</text:p>
          </table:table-cell>
          <table:table-cell office:value-type="float" office:value="7203.0752989409002" table:style-name="ce5">
            <text:p><text:s/>7,20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203.0752989409002" table:style-name="ce5">
            <text:p><text:s/>7,203<text:s/></text:p>
          </table:table-cell>
          <table:table-cell office:value-type="float" office:value="1.0748705979131992" table:style-name="ce6">
            <text:p>1.075</text:p>
          </table:table-cell>
          <table:table-cell office:value-type="float" office:value="7742.3738533863998" table:style-name="ce5">
            <text:p><text:s/>7,742<text:s/></text:p>
          </table:table-cell>
          <table:table-cell office:value-type="float" office:value="0.94986275921268448" table:style-name="ce6">
            <text:p>0.950</text:p>
          </table:table-cell>
          <table:table-cell office:value-type="float" office:value="7354.1925912337501" table:style-name="ce5">
            <text:p><text:s/>7,35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354.1925912337501" table:style-name="ce5">
            <text:p><text:s/>7,354<text:s/></text:p>
          </table:table-cell>
          <table:table-cell office:value-type="float" office:value="1.0552008497386463" table:style-name="ce6">
            <text:p>1.055</text:p>
          </table:table-cell>
          <table:table-cell office:value-type="float" office:value="7760.1502714115104" table:style-name="ce5">
            <text:p><text:s/>7,760<text:s/></text:p>
          </table:table-cell>
          <table:table-cell office:value-type="float" office:value="1.0007333493853663" table:style-name="ce6">
            <text:p>1.001</text:p>
          </table:table-cell>
          <table:table-cell office:value-type="float" office:value="7765.8411728434003" table:style-name="ce5">
            <text:p><text:s/>7,76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765.8411728434003" table:style-name="ce5">
            <text:p><text:s/>7,766<text:s/></text:p>
          </table:table-cell>
          <table:table-cell office:value-type="float" office:value="1.042043425862196" table:style-name="ce6">
            <text:p>1.042</text:p>
          </table:table-cell>
          <table:table-cell office:value-type="float" office:value="8092.3437404514307" table:style-name="ce5">
            <text:p><text:s/>8,092<text:s/></text:p>
          </table:table-cell>
          <table:table-cell office:value-type="float" office:value="1.1191960597960859" table:style-name="ce6">
            <text:p>1.119</text:p>
          </table:table-cell>
          <table:table-cell office:value-type="float" office:value="9056.9192288287595" table:style-name="ce5">
            <text:p><text:s/>9,05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056.9192288287595" table:style-name="ce5">
            <text:p><text:s/>9,057<text:s/></text:p>
          </table:table-cell>
          <table:table-cell office:value-type="float" office:value="1.0516907772129664" table:style-name="ce6">
            <text:p>1.052</text:p>
          </table:table-cell>
          <table:table-cell office:value-type="float" office:value="9525.0784229219807" table:style-name="ce5">
            <text:p><text:s/>9,525<text:s/></text:p>
          </table:table-cell>
          <table:table-cell office:value-type="float" office:value="1.0566996034882257" table:style-name="ce6">
            <text:p>1.057</text:p>
          </table:table-cell>
          <table:table-cell office:value-type="float" office:value="10065.14659269591" table:style-name="ce5">
            <text:p><text:s/>10,06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065.14659269591" table:style-name="ce5">
            <text:p><text:s/>10,065<text:s/></text:p>
          </table:table-cell>
          <table:table-cell office:value-type="float" office:value="1.0532127060399239" table:style-name="ce6">
            <text:p>1.053</text:p>
          </table:table-cell>
          <table:table-cell office:value-type="float" office:value="10600.74027958178" table:style-name="ce5">
            <text:p><text:s/>10,601<text:s/></text:p>
          </table:table-cell>
          <table:table-cell office:value-type="float" office:value="1.150711289697423" table:style-name="ce6">
            <text:p>1.151</text:p>
          </table:table-cell>
          <table:table-cell office:value-type="float" office:value="12198.39151886497" table:style-name="ce5">
            <text:p><text:s/>12,19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198.39151886497" table:style-name="ce5">
            <text:p><text:s/>12,198<text:s/></text:p>
          </table:table-cell>
          <table:table-cell office:value-type="float" office:value="0.94732560034839275" table:style-name="ce6">
            <text:p>0.947</text:p>
          </table:table-cell>
          <table:table-cell office:value-type="float" office:value="11555.8485688935" table:style-name="ce5">
            <text:p><text:s/>11,556<text:s/></text:p>
          </table:table-cell>
          <table:table-cell office:value-type="float" office:value="1.0922344687041496" table:style-name="ce6">
            <text:p>1.092</text:p>
          </table:table-cell>
          <table:table-cell office:value-type="float" office:value="12621.696122071" table:style-name="ce5">
            <text:p><text:s/>12,62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621.696122071" table:style-name="ce5">
            <text:p><text:s/>12,622<text:s/></text:p>
          </table:table-cell>
          <table:table-cell office:value-type="float" office:value="0.97251265820165511" table:style-name="ce6">
            <text:p>0.973</text:p>
          </table:table-cell>
          <table:table-cell office:value-type="float" office:value="12274.759246688789" table:style-name="ce5">
            <text:p><text:s/>12,275<text:s/></text:p>
          </table:table-cell>
          <table:table-cell office:value-type="float" office:value="1.0603344506897814" table:style-name="ce6">
            <text:p>1.060</text:p>
          </table:table-cell>
          <table:table-cell office:value-type="float" office:value="13015.350103187071" table:style-name="ce5">
            <text:p><text:s/>13,01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015.350103187071" table:style-name="ce5">
            <text:p><text:s/>13,015<text:s/></text:p>
          </table:table-cell>
          <table:table-cell office:value-type="float" office:value="1.025904815234028" table:style-name="ce6">
            <text:p>1.026</text:p>
          </table:table-cell>
          <table:table-cell office:value-type="float" office:value="13352.51034281632" table:style-name="ce5">
            <text:p><text:s/>13,353<text:s/></text:p>
          </table:table-cell>
          <table:table-cell office:value-type="float" office:value="1.1760672812629605" table:style-name="ce6">
            <text:p>1.176</text:p>
          </table:table-cell>
          <table:table-cell office:value-type="float" office:value="15703.45053691155" table:style-name="ce5">
            <text:p><text:s/>15,7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703.45053691155" table:style-name="ce5">
            <text:p><text:s/>15,703<text:s/></text:p>
          </table:table-cell>
          <table:table-cell office:value-type="float" office:value="1.028939491094359" table:style-name="ce6">
            <text:p>1.029</text:p>
          </table:table-cell>
          <table:table-cell office:value-type="float" office:value="16157.90040387521" table:style-name="ce5">
            <text:p><text:s/>16,158<text:s/></text:p>
          </table:table-cell>
          <table:table-cell office:value-type="float" office:value="1.2023927313308123" table:style-name="ce6">
            <text:p>1.202</text:p>
          </table:table-cell>
          <table:table-cell office:value-type="float" office:value="19428.141999186748" table:style-name="ce5">
            <text:p><text:s/>19,42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05.9824916234002" table:style-name="ce5">
            <text:p><text:s/>1,90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905.9824916234002" table:style-name="ce5">
            <text:p><text:s/>1,906<text:s/></text:p>
          </table:table-cell>
          <table:table-cell office:value-type="float" office:value="0.98520262165284744" table:style-name="ce6">
            <text:p>0.985</text:p>
          </table:table-cell>
          <table:table-cell office:value-type="float" office:value="1877.7789475718002" table:style-name="ce5">
            <text:p><text:s/>1,878<text:s/></text:p>
          </table:table-cell>
          <table:table-cell office:value-type="float" office:value="1.0866680975087868" table:style-name="ce6">
            <text:p>1.087</text:p>
          </table:table-cell>
          <table:table-cell office:value-type="float" office:value="2040.5224764998998" table:style-name="ce5">
            <text:p><text:s/>2,04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40.5224764998998" table:style-name="ce5">
            <text:p><text:s/>2,041<text:s/></text:p>
          </table:table-cell>
          <table:table-cell office:value-type="float" office:value="1.1122350188302919" table:style-name="ce6">
            <text:p>1.112</text:p>
          </table:table-cell>
          <table:table-cell office:value-type="float" office:value="2269.5405550734995" table:style-name="ce5">
            <text:p><text:s/>2,270<text:s/></text:p>
          </table:table-cell>
          <table:table-cell office:value-type="float" office:value="1.1470347455273797" table:style-name="ce6">
            <text:p>1.147</text:p>
          </table:table-cell>
          <table:table-cell office:value-type="float" office:value="2603.2418730527997" table:style-name="ce5">
            <text:p><text:s/>2,60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03.2418730527997" table:style-name="ce5">
            <text:p><text:s/>2,603<text:s/></text:p>
          </table:table-cell>
          <table:table-cell office:value-type="float" office:value="1.0396411271536146" table:style-name="ce6">
            <text:p>1.040</text:p>
          </table:table-cell>
          <table:table-cell office:value-type="float" office:value="2706.4373151540995" table:style-name="ce5">
            <text:p><text:s/>2,706<text:s/></text:p>
          </table:table-cell>
          <table:table-cell office:value-type="float" office:value="0.94116415673158416" table:style-name="ce6">
            <text:p>0.941</text:p>
          </table:table-cell>
          <table:table-cell office:value-type="float" office:value="2547.2017934639007" table:style-name="ce5">
            <text:p><text:s/>2,54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547.2017934639007" table:style-name="ce5">
            <text:p><text:s/>2,547<text:s/></text:p>
          </table:table-cell>
          <table:table-cell office:value-type="float" office:value="1.0225603135441628" table:style-name="ce6">
            <text:p>1.023</text:p>
          </table:table-cell>
          <table:table-cell office:value-type="float" office:value="2604.6674645846997" table:style-name="ce5">
            <text:p><text:s/>2,605<text:s/></text:p>
          </table:table-cell>
          <table:table-cell office:value-type="float" office:value="1.0745016105956702" table:style-name="ce6">
            <text:p>1.075</text:p>
          </table:table-cell>
          <table:table-cell office:value-type="float" office:value="2798.7193857624006" table:style-name="ce5">
            <text:p><text:s/>2,79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98.7193857624006" table:style-name="ce5">
            <text:p><text:s/>2,799<text:s/></text:p>
          </table:table-cell>
          <table:table-cell office:value-type="float" office:value="1.0180355125668838" table:style-name="ce6">
            <text:p>1.018</text:p>
          </table:table-cell>
          <table:table-cell office:value-type="float" office:value="2849.1957244154996" table:style-name="ce5">
            <text:p><text:s/>2,849<text:s/></text:p>
          </table:table-cell>
          <table:table-cell office:value-type="float" office:value="1.1398728769727309" table:style-name="ce6">
            <text:p>1.140</text:p>
          </table:table-cell>
          <table:table-cell office:value-type="float" office:value="3247.7209274478996" table:style-name="ce5">
            <text:p><text:s/>3,24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247.7209274478996" table:style-name="ce5">
            <text:p><text:s/>3,248<text:s/></text:p>
          </table:table-cell>
          <table:table-cell office:value-type="float" office:value="1.0838738871768314" table:style-name="ce6">
            <text:p>1.084</text:p>
          </table:table-cell>
          <table:table-cell office:value-type="float" office:value="3520.1199060984991" table:style-name="ce5">
            <text:p><text:s/>3,520<text:s/></text:p>
          </table:table-cell>
          <table:table-cell office:value-type="float" office:value="1.1033584896864932" table:style-name="ce6">
            <text:p>1.103</text:p>
          </table:table-cell>
          <table:table-cell office:value-type="float" office:value="3883.9541831082001" table:style-name="ce5">
            <text:p><text:s/>3,88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883.9541831082001" table:style-name="ce5">
            <text:p><text:s/>3,884<text:s/></text:p>
          </table:table-cell>
          <table:table-cell office:value-type="float" office:value="0.9637353240458203" table:style-name="ce6">
            <text:p>0.964</text:p>
          </table:table-cell>
          <table:table-cell office:value-type="float" office:value="3743.1038432369005" table:style-name="ce5">
            <text:p><text:s/>3,743<text:s/></text:p>
          </table:table-cell>
          <table:table-cell office:value-type="float" office:value="1.0992203851237623" table:style-name="ce6">
            <text:p>1.099</text:p>
          </table:table-cell>
          <table:table-cell office:value-type="float" office:value="4114.4960481211001" table:style-name="ce5">
            <text:p><text:s/>4,11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114.4960481211001" table:style-name="ce5">
            <text:p><text:s/>4,114<text:s/></text:p>
          </table:table-cell>
          <table:table-cell office:value-type="float" office:value="1.1024714078320799" table:style-name="ce6">
            <text:p>1.102</text:p>
          </table:table-cell>
          <table:table-cell office:value-type="float" office:value="4536.1142506915985" table:style-name="ce5">
            <text:p><text:s/>4,536<text:s/></text:p>
          </table:table-cell>
          <table:table-cell office:value-type="float" office:value="1.1462334001754002" table:style-name="ce6">
            <text:p>1.146</text:p>
          </table:table-cell>
          <table:table-cell office:value-type="float" office:value="5199.4456611543192" table:style-name="ce5">
            <text:p><text:s/>5,19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199.4456611543192" table:style-name="ce5">
            <text:p><text:s/>5,199<text:s/></text:p>
          </table:table-cell>
          <table:table-cell office:value-type="float" office:value="1.0336900853561402" table:style-name="ce6">
            <text:p>1.034</text:p>
          </table:table-cell>
          <table:table-cell office:value-type="float" office:value="5374.6154292832207" table:style-name="ce5">
            <text:p><text:s/>5,375<text:s/></text:p>
          </table:table-cell>
          <table:table-cell office:value-type="float" office:value="1.0821740187623714" table:style-name="ce6">
            <text:p>1.082</text:p>
          </table:table-cell>
          <table:table-cell office:value-type="float" office:value="5816.2691784096705" table:style-name="ce5">
            <text:p><text:s/>5,81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816.2691784096705" table:style-name="ce5">
            <text:p><text:s/>5,816<text:s/></text:p>
          </table:table-cell>
          <table:table-cell office:value-type="float" office:value="1.0108667853018212" table:style-name="ce6">
            <text:p>1.011</text:p>
          </table:table-cell>
          <table:table-cell office:value-type="float" office:value="5879.4733268290493" table:style-name="ce5">
            <text:p><text:s/>5,879<text:s/></text:p>
          </table:table-cell>
          <table:table-cell office:value-type="float" office:value="1.1845189951510626" table:style-name="ce6">
            <text:p>1.185</text:p>
          </table:table-cell>
          <table:table-cell office:value-type="float" office:value="6964.3478371130195" table:style-name="ce5">
            <text:p><text:s/>6,96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964.3478371130195" table:style-name="ce5">
            <text:p><text:s/>6,964<text:s/></text:p>
          </table:table-cell>
          <table:table-cell office:value-type="float" office:value="1.0377879248437056" table:style-name="ce6">
            <text:p>1.038</text:p>
          </table:table-cell>
          <table:table-cell office:value-type="float" office:value="7227.5160897672713" table:style-name="ce5">
            <text:p><text:s/>7,228<text:s/></text:p>
          </table:table-cell>
          <table:table-cell office:value-type="float" office:value="1.1247668922554728" table:style-name="ce6">
            <text:p>1.125</text:p>
          </table:table-cell>
          <table:table-cell office:value-type="float" office:value="8129.2708110139602" table:style-name="ce5">
            <text:p><text:s/>8,12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129.2708110139602" table:style-name="ce5">
            <text:p><text:s/>8,129<text:s/></text:p>
          </table:table-cell>
          <table:table-cell office:value-type="float" office:value="1.0329176457414653" table:style-name="ce6">
            <text:p>1.033</text:p>
          </table:table-cell>
          <table:table-cell office:value-type="float" office:value="8396.8672677073519" table:style-name="ce5">
            <text:p><text:s/>8,397<text:s/></text:p>
          </table:table-cell>
          <table:table-cell office:value-type="float" office:value="1.0582041765167749" table:style-name="ce6">
            <text:p>1.058</text:p>
          </table:table-cell>
          <table:table-cell office:value-type="float" office:value="8885.6000123449194" table:style-name="ce5">
            <text:p><text:s/>8,88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885.6000123449194" table:style-name="ce5">
            <text:p><text:s/>8,886<text:s/></text:p>
          </table:table-cell>
          <table:table-cell office:value-type="float" office:value="0.94678485572857185" table:style-name="ce6">
            <text:p>0.947</text:p>
          </table:table-cell>
          <table:table-cell office:value-type="float" office:value="8412.7515257497798" table:style-name="ce5">
            <text:p><text:s/>8,413<text:s/></text:p>
          </table:table-cell>
          <table:table-cell office:value-type="float" office:value="1.0259577343730639" table:style-name="ce6">
            <text:p>1.026</text:p>
          </table:table-cell>
          <table:table-cell office:value-type="float" office:value="8631.1274952017829" table:style-name="ce5">
            <text:p><text:s/>8,63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631.1274952017829" table:style-name="ce5">
            <text:p><text:s/>8,631<text:s/></text:p>
          </table:table-cell>
          <table:table-cell office:value-type="float" office:value="0.96024589407681094" table:style-name="ce6">
            <text:p>0.960</text:p>
          </table:table-cell>
          <table:table-cell office:value-type="float" office:value="8288.00473852098" table:style-name="ce5">
            <text:p><text:s/>8,288<text:s/></text:p>
          </table:table-cell>
          <table:table-cell office:value-type="float" office:value="1.1130388782600678" table:style-name="ce6">
            <text:p>1.113</text:p>
          </table:table-cell>
          <table:table-cell office:value-type="float" office:value="9224.8714971775189" table:style-name="ce5">
            <text:p><text:s/>9,22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224.8714971775189" table:style-name="ce5">
            <text:p><text:s/>9,225<text:s/></text:p>
          </table:table-cell>
          <table:table-cell office:value-type="float" office:value="1.022753007055927" table:style-name="ce6">
            <text:p>1.023</text:p>
          </table:table-cell>
          <table:table-cell office:value-type="float" office:value="9434.7650634428192" table:style-name="ce5">
            <text:p><text:s/>9,435<text:s/></text:p>
          </table:table-cell>
          <table:table-cell office:value-type="float" office:value="1.1524296453363378" table:style-name="ce6">
            <text:p>1.152</text:p>
          </table:table-cell>
          <table:table-cell office:value-type="float" office:value="10872.902955895079" table:style-name="ce5">
            <text:p><text:s/>10,87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872.902955895079" table:style-name="ce5">
            <text:p><text:s/>10,873<text:s/></text:p>
          </table:table-cell>
          <table:table-cell office:value-type="float" office:value="1.029758762963491" table:style-name="ce6">
            <text:p>1.030</text:p>
          </table:table-cell>
          <table:table-cell office:value-type="float" office:value="11196.467097684601" table:style-name="ce5">
            <text:p><text:s/>11,196<text:s/></text:p>
          </table:table-cell>
          <table:table-cell office:value-type="float" office:value="1.0595923519516937" table:style-name="ce6">
            <text:p>1.060</text:p>
          </table:table-cell>
          <table:table-cell office:value-type="float" office:value="11863.690905585381" table:style-name="ce5">
            <text:p><text:s/>11,86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6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92.0019251396998" table:style-name="ce5">
            <text:p><text:s/>2,49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92.0019251396998" table:style-name="ce5">
            <text:p><text:s/>2,492<text:s/></text:p>
          </table:table-cell>
          <table:table-cell office:value-type="float" office:value="1.0355232397939007" table:style-name="ce6">
            <text:p>1.036</text:p>
          </table:table-cell>
          <table:table-cell office:value-type="float" office:value="2580.5259070932998" table:style-name="ce5">
            <text:p><text:s/>2,581<text:s/></text:p>
          </table:table-cell>
          <table:table-cell office:value-type="float" office:value="1.114403141761183" table:style-name="ce6">
            <text:p>1.114</text:p>
          </table:table-cell>
          <table:table-cell office:value-type="float" office:value="2875.7461782608998" table:style-name="ce5">
            <text:p><text:s/>2,87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875.7461782608998" table:style-name="ce5">
            <text:p><text:s/>2,876<text:s/></text:p>
          </table:table-cell>
          <table:table-cell office:value-type="float" office:value="1.0573472960121371" table:style-name="ce6">
            <text:p>1.057</text:p>
          </table:table-cell>
          <table:table-cell office:value-type="float" office:value="3040.6624456014001" table:style-name="ce5">
            <text:p><text:s/>3,041<text:s/></text:p>
          </table:table-cell>
          <table:table-cell office:value-type="float" office:value="0.86724205494093931" table:style-name="ce6">
            <text:p>0.867</text:p>
          </table:table-cell>
          <table:table-cell office:value-type="float" office:value="2636.9903477051002" table:style-name="ce5">
            <text:p><text:s/>2,63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36.9903477051002" table:style-name="ce5">
            <text:p><text:s/>2,637<text:s/></text:p>
          </table:table-cell>
          <table:table-cell office:value-type="float" office:value="1.0190304712270082" table:style-name="ce6">
            <text:p>1.019</text:p>
          </table:table-cell>
          <table:table-cell office:value-type="float" office:value="2687.1735166430003" table:style-name="ce5">
            <text:p><text:s/>2,687<text:s/></text:p>
          </table:table-cell>
          <table:table-cell office:value-type="float" office:value="0.93570235887735032" table:style-name="ce6">
            <text:p>0.936</text:p>
          </table:table-cell>
          <table:table-cell office:value-type="float" office:value="2514.3945982355999" table:style-name="ce5">
            <text:p><text:s/>2,51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514.3945982355999" table:style-name="ce5">
            <text:p><text:s/>2,514<text:s/></text:p>
          </table:table-cell>
          <table:table-cell office:value-type="float" office:value="1.0726388616034905" table:style-name="ce6">
            <text:p>1.073</text:p>
          </table:table-cell>
          <table:table-cell office:value-type="float" office:value="2697.0373594734001" table:style-name="ce5">
            <text:p><text:s/>2,697<text:s/></text:p>
          </table:table-cell>
          <table:table-cell office:value-type="float" office:value="1.1843714607927009" table:style-name="ce6">
            <text:p>1.184</text:p>
          </table:table-cell>
          <table:table-cell office:value-type="float" office:value="3194.2940772520001" table:style-name="ce5">
            <text:p><text:s/>3,19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194.2940772520001" table:style-name="ce5">
            <text:p><text:s/>3,194<text:s/></text:p>
          </table:table-cell>
          <table:table-cell office:value-type="float" office:value="1.0451197415338132" table:style-name="ce6">
            <text:p>1.045</text:p>
          </table:table-cell>
          <table:table-cell office:value-type="float" office:value="3338.4198004005998" table:style-name="ce5">
            <text:p><text:s/>3,338<text:s/></text:p>
          </table:table-cell>
          <table:table-cell office:value-type="float" office:value="1.1338217956402281" table:style-name="ce6">
            <text:p>1.134</text:p>
          </table:table-cell>
          <table:table-cell office:value-type="float" office:value="3785.1731326910999" table:style-name="ce5">
            <text:p><text:s/>3,78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785.1731326910999" table:style-name="ce5">
            <text:p><text:s/>3,785<text:s/></text:p>
          </table:table-cell>
          <table:table-cell office:value-type="float" office:value="1.0215419010360112" table:style-name="ce6">
            <text:p>1.022</text:p>
          </table:table-cell>
          <table:table-cell office:value-type="float" office:value="3866.7129577196997" table:style-name="ce5">
            <text:p><text:s/>3,867<text:s/></text:p>
          </table:table-cell>
          <table:table-cell office:value-type="float" office:value="1.0162378455107324" table:style-name="ce6">
            <text:p>1.016</text:p>
          </table:table-cell>
          <table:table-cell office:value-type="float" office:value="3929.5000453614998" table:style-name="ce5">
            <text:p><text:s/>3,93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929.5000453614998" table:style-name="ce5">
            <text:p><text:s/>3,930<text:s/></text:p>
          </table:table-cell>
          <table:table-cell office:value-type="float" office:value="1.0205966175225873" table:style-name="ce6">
            <text:p>1.021</text:p>
          </table:table-cell>
          <table:table-cell office:value-type="float" office:value="4010.4344548508002" table:style-name="ce5">
            <text:p><text:s/>4,010<text:s/></text:p>
          </table:table-cell>
          <table:table-cell office:value-type="float" office:value="0.94077075487889072" table:style-name="ce6">
            <text:p>0.941</text:p>
          </table:table-cell>
          <table:table-cell office:value-type="float" office:value="3772.8994494822996" table:style-name="ce5">
            <text:p><text:s/>3,7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772.8994494822996" table:style-name="ce5">
            <text:p><text:s/>3,773<text:s/></text:p>
          </table:table-cell>
          <table:table-cell office:value-type="float" office:value="1.0888145606342303" table:style-name="ce6">
            <text:p>1.089</text:p>
          </table:table-cell>
          <table:table-cell office:value-type="float" office:value="4107.9878564051996" table:style-name="ce5">
            <text:p><text:s/>4,108<text:s/></text:p>
          </table:table-cell>
          <table:table-cell office:value-type="float" office:value="1.1197616369260932" table:style-name="ce6">
            <text:p>1.120</text:p>
          </table:table-cell>
          <table:table-cell office:value-type="float" office:value="4599.9672065607992" table:style-name="ce5">
            <text:p><text:s/>4,60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599.9672065607992" table:style-name="ce5">
            <text:p><text:s/>4,600<text:s/></text:p>
          </table:table-cell>
          <table:table-cell office:value-type="float" office:value="1.0722447220255478" table:style-name="ce6">
            <text:p>1.072</text:p>
          </table:table-cell>
          <table:table-cell office:value-type="float" office:value="4932.2905587254199" table:style-name="ce5">
            <text:p><text:s/>4,932<text:s/></text:p>
          </table:table-cell>
          <table:table-cell office:value-type="float" office:value="1.2304684350481838" table:style-name="ce6">
            <text:p>1.230</text:p>
          </table:table-cell>
          <table:table-cell office:value-type="float" office:value="6069.0278449977995" table:style-name="ce5">
            <text:p><text:s/>6,06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069.0278449977995" table:style-name="ce5">
            <text:p><text:s/>6,069<text:s/></text:p>
          </table:table-cell>
          <table:table-cell office:value-type="float" office:value="1.0300610987865646" table:style-name="ce6">
            <text:p>1.030</text:p>
          </table:table-cell>
          <table:table-cell office:value-type="float" office:value="6251.46949058469" table:style-name="ce5">
            <text:p><text:s/>6,251<text:s/></text:p>
          </table:table-cell>
          <table:table-cell office:value-type="float" office:value="1.2759580028775281" table:style-name="ce6">
            <text:p>1.276</text:p>
          </table:table-cell>
          <table:table-cell office:value-type="float" office:value="7976.61252625624" table:style-name="ce5">
            <text:p><text:s/>7,97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976.61252625624" table:style-name="ce5">
            <text:p><text:s/>7,977<text:s/></text:p>
          </table:table-cell>
          <table:table-cell office:value-type="float" office:value="0.99806400585500565" table:style-name="ce6">
            <text:p>0.998</text:p>
          </table:table-cell>
          <table:table-cell office:value-type="float" office:value="7961.1698511085197" table:style-name="ce5">
            <text:p><text:s/>7,961<text:s/></text:p>
          </table:table-cell>
          <table:table-cell office:value-type="float" office:value="1.1166723409080019" table:style-name="ce6">
            <text:p>1.117</text:p>
          </table:table-cell>
          <table:table-cell office:value-type="float" office:value="8890.0181740035587" table:style-name="ce5">
            <text:p><text:s/>8,89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890.0181740035587" table:style-name="ce5">
            <text:p><text:s/>8,890<text:s/></text:p>
          </table:table-cell>
          <table:table-cell office:value-type="float" office:value="1.026204760822383" table:style-name="ce6">
            <text:p>1.026</text:p>
          </table:table-cell>
          <table:table-cell office:value-type="float" office:value="9122.9789739599601" table:style-name="ce5">
            <text:p><text:s/>9,123<text:s/></text:p>
          </table:table-cell>
          <table:table-cell office:value-type="float" office:value="1.0185405016869702" table:style-name="ce6">
            <text:p>1.019</text:p>
          </table:table-cell>
          <table:table-cell office:value-type="float" office:value="9292.1235810168582" table:style-name="ce5">
            <text:p><text:s/>9,29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292.1235810168582" table:style-name="ce5">
            <text:p><text:s/>9,292<text:s/></text:p>
          </table:table-cell>
          <table:table-cell office:value-type="float" office:value="0.96362757216260642" table:style-name="ce6">
            <text:p>0.964</text:p>
          </table:table-cell>
          <table:table-cell office:value-type="float" office:value="8954.1464866101796" table:style-name="ce5">
            <text:p><text:s/>8,954<text:s/></text:p>
          </table:table-cell>
          <table:table-cell office:value-type="float" office:value="1.0774160979525986" table:style-name="ce6">
            <text:p>1.077</text:p>
          </table:table-cell>
          <table:table-cell office:value-type="float" office:value="9647.3415680995095" table:style-name="ce5">
            <text:p><text:s/>9,64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647.3415680995095" table:style-name="ce5">
            <text:p><text:s/>9,647<text:s/></text:p>
          </table:table-cell>
          <table:table-cell office:value-type="float" office:value="0.99424499269690858" table:style-name="ce6">
            <text:p>0.994</text:p>
          </table:table-cell>
          <table:table-cell office:value-type="float" office:value="9591.8210469196802" table:style-name="ce5">
            <text:p><text:s/>9,592<text:s/></text:p>
          </table:table-cell>
          <table:table-cell office:value-type="float" office:value="1.0326551430158142" table:style-name="ce6">
            <text:p>1.033</text:p>
          </table:table-cell>
          <table:table-cell office:value-type="float" office:value="9905.043334988939" table:style-name="ce5">
            <text:p><text:s/>9,90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905.043334988939" table:style-name="ce5">
            <text:p><text:s/>9,905<text:s/></text:p>
          </table:table-cell>
          <table:table-cell office:value-type="float" office:value="1.0434100402186954" table:style-name="ce6">
            <text:p>1.043</text:p>
          </table:table-cell>
          <table:table-cell office:value-type="float" office:value="10335.021664528731" table:style-name="ce5">
            <text:p><text:s/>10,335<text:s/></text:p>
          </table:table-cell>
          <table:table-cell office:value-type="float" office:value="0.99108375217909694" table:style-name="ce6">
            <text:p>0.991</text:p>
          </table:table-cell>
          <table:table-cell office:value-type="float" office:value="10242.87205013339" table:style-name="ce5">
            <text:p><text:s/>10,24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242.87205013339" table:style-name="ce5">
            <text:p><text:s/>10,243<text:s/></text:p>
          </table:table-cell>
          <table:table-cell office:value-type="float" office:value="1.0685735525196569" table:style-name="ce6">
            <text:p>1.069</text:p>
          </table:table-cell>
          <table:table-cell office:value-type="float" office:value="10945.26217461534" table:style-name="ce5">
            <text:p><text:s/>10,945<text:s/></text:p>
          </table:table-cell>
          <table:table-cell office:value-type="float" office:value="1.1228878287670099" table:style-name="ce6">
            <text:p>1.123</text:p>
          </table:table-cell>
          <table:table-cell office:value-type="float" office:value="12290.301678539499" table:style-name="ce5">
            <text:p><text:s/>12,29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78.0803895066999" table:style-name="ce5">
            <text:p><text:s/>1,37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378.0803895066999" table:style-name="ce5">
            <text:p><text:s/>1,378<text:s/></text:p>
          </table:table-cell>
          <table:table-cell office:value-type="float" office:value="1.016486290745515" table:style-name="ce6">
            <text:p>1.016</text:p>
          </table:table-cell>
          <table:table-cell office:value-type="float" office:value="1400.7998234788001" table:style-name="ce5">
            <text:p><text:s/>1,401<text:s/></text:p>
          </table:table-cell>
          <table:table-cell office:value-type="float" office:value="1.275478880523317" table:style-name="ce6">
            <text:p>1.275</text:p>
          </table:table-cell>
          <table:table-cell office:value-type="float" office:value="1786.6905906879999" table:style-name="ce5">
            <text:p><text:s/>1,78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786.6905906879999" table:style-name="ce5">
            <text:p><text:s/>1,787<text:s/></text:p>
          </table:table-cell>
          <table:table-cell office:value-type="float" office:value="1.0530364321276864" table:style-name="ce6">
            <text:p>1.053</text:p>
          </table:table-cell>
          <table:table-cell office:value-type="float" office:value="1881.4502849342" table:style-name="ce5">
            <text:p><text:s/>1,881<text:s/></text:p>
          </table:table-cell>
          <table:table-cell office:value-type="float" office:value="1.0083324267143994" table:style-name="ce6">
            <text:p>1.008</text:p>
          </table:table-cell>
          <table:table-cell office:value-type="float" office:value="1897.1273315502001" table:style-name="ce5">
            <text:p><text:s/>1,89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97.1273315502001" table:style-name="ce5">
            <text:p><text:s/>1,897<text:s/></text:p>
          </table:table-cell>
          <table:table-cell office:value-type="float" office:value="1.0291686578780574" table:style-name="ce6">
            <text:p>1.029</text:p>
          </table:table-cell>
          <table:table-cell office:value-type="float" office:value="1952.4639896352999" table:style-name="ce5">
            <text:p><text:s/>1,952<text:s/></text:p>
          </table:table-cell>
          <table:table-cell office:value-type="float" office:value="0.85911165971005587" table:style-name="ce6">
            <text:p>0.859</text:p>
          </table:table-cell>
          <table:table-cell office:value-type="float" office:value="1677.3845786596999" table:style-name="ce5">
            <text:p><text:s/>1,67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677.3845786596999" table:style-name="ce5">
            <text:p><text:s/>1,677<text:s/></text:p>
          </table:table-cell>
          <table:table-cell office:value-type="float" office:value="1.0578743258831969" table:style-name="ce6">
            <text:p>1.058</text:p>
          </table:table-cell>
          <table:table-cell office:value-type="float" office:value="1774.4620803965001" table:style-name="ce5">
            <text:p><text:s/>1,774<text:s/></text:p>
          </table:table-cell>
          <table:table-cell office:value-type="float" office:value="1.1408923923641896" table:style-name="ce6">
            <text:p>1.141</text:p>
          </table:table-cell>
          <table:table-cell office:value-type="float" office:value="2024.4702880631" table:style-name="ce5">
            <text:p><text:s/>2,02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24.4702880631" table:style-name="ce5">
            <text:p><text:s/>2,024<text:s/></text:p>
          </table:table-cell>
          <table:table-cell office:value-type="float" office:value="1.0427448177217717" table:style-name="ce6">
            <text:p>1.043</text:p>
          </table:table-cell>
          <table:table-cell office:value-type="float" office:value="2111.0059015094998" table:style-name="ce5">
            <text:p><text:s/>2,111<text:s/></text:p>
          </table:table-cell>
          <table:table-cell office:value-type="float" office:value="1.0645876262693557" table:style-name="ce6">
            <text:p>1.065</text:p>
          </table:table-cell>
          <table:table-cell office:value-type="float" office:value="2247.3507617286" table:style-name="ce5">
            <text:p><text:s/>2,24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247.3507617286" table:style-name="ce5">
            <text:p><text:s/>2,247<text:s/></text:p>
          </table:table-cell>
          <table:table-cell office:value-type="float" office:value="1.0135574498167186" table:style-name="ce6">
            <text:p>1.014</text:p>
          </table:table-cell>
          <table:table-cell office:value-type="float" office:value="2277.8191069013001" table:style-name="ce5">
            <text:p><text:s/>2,278<text:s/></text:p>
          </table:table-cell>
          <table:table-cell office:value-type="float" office:value="0.91980631147519165" table:style-name="ce6">
            <text:p>0.920</text:p>
          </table:table-cell>
          <table:table-cell office:value-type="float" office:value="2095.1523909265998" table:style-name="ce5">
            <text:p><text:s/>2,09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95.1523909265998" table:style-name="ce5">
            <text:p><text:s/>2,095<text:s/></text:p>
          </table:table-cell>
          <table:table-cell office:value-type="float" office:value="1.0366573220577684" table:style-name="ce6">
            <text:p>1.037</text:p>
          </table:table-cell>
          <table:table-cell office:value-type="float" office:value="2171.9550668808997" table:style-name="ce5">
            <text:p><text:s/>2,172<text:s/></text:p>
          </table:table-cell>
          <table:table-cell office:value-type="float" office:value="0.88820437553733478" table:style-name="ce6">
            <text:p>0.888</text:p>
          </table:table-cell>
          <table:table-cell office:value-type="float" office:value="1929.1399938740999" table:style-name="ce5">
            <text:p><text:s/>1,92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29.1399938740999" table:style-name="ce5">
            <text:p><text:s/>1,929<text:s/></text:p>
          </table:table-cell>
          <table:table-cell office:value-type="float" office:value="1.0938557667412168" table:style-name="ce6">
            <text:p>1.094</text:p>
          </table:table-cell>
          <table:table-cell office:value-type="float" office:value="2110.2009071502998" table:style-name="ce5">
            <text:p><text:s/>2,110<text:s/></text:p>
          </table:table-cell>
          <table:table-cell office:value-type="float" office:value="1.129126798269712" table:style-name="ce6">
            <text:p>1.129</text:p>
          </table:table-cell>
          <table:table-cell office:value-type="float" office:value="2382.6843939964601" table:style-name="ce5">
            <text:p><text:s/>2,38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82.6843939964601" table:style-name="ce5">
            <text:p><text:s/>2,383<text:s/></text:p>
          </table:table-cell>
          <table:table-cell office:value-type="float" office:value="1.0805998215528436" table:style-name="ce6">
            <text:p>1.081</text:p>
          </table:table-cell>
          <table:table-cell office:value-type="float" office:value="2574.7283309693198" table:style-name="ce5">
            <text:p><text:s/>2,575<text:s/></text:p>
          </table:table-cell>
          <table:table-cell office:value-type="float" office:value="1.2388794105318015" table:style-name="ce6">
            <text:p>1.239</text:p>
          </table:table-cell>
          <table:table-cell office:value-type="float" office:value="3189.7779169507999" table:style-name="ce5">
            <text:p><text:s/>3,19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189.7779169507999" table:style-name="ce5">
            <text:p><text:s/>3,190<text:s/></text:p>
          </table:table-cell>
          <table:table-cell office:value-type="float" office:value="1.0324755487426391" table:style-name="ce6">
            <text:p>1.032</text:p>
          </table:table-cell>
          <table:table-cell office:value-type="float" office:value="3293.3677051709301" table:style-name="ce5">
            <text:p><text:s/>3,293<text:s/></text:p>
          </table:table-cell>
          <table:table-cell office:value-type="float" office:value="1.2108307156955049" table:style-name="ce6">
            <text:p>1.211</text:p>
          </table:table-cell>
          <table:table-cell office:value-type="float" office:value="3987.71077550058" table:style-name="ce5">
            <text:p><text:s/>3,98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987.71077550058" table:style-name="ce5">
            <text:p><text:s/>3,988<text:s/></text:p>
          </table:table-cell>
          <table:table-cell office:value-type="float" office:value="1.0059162586293959" table:style-name="ce6">
            <text:p>1.006</text:p>
          </table:table-cell>
          <table:table-cell office:value-type="float" office:value="4011.3031037876704" table:style-name="ce5">
            <text:p><text:s/>4,011<text:s/></text:p>
          </table:table-cell>
          <table:table-cell office:value-type="float" office:value="1.244389920209241" table:style-name="ce6">
            <text:p>1.244</text:p>
          </table:table-cell>
          <table:table-cell office:value-type="float" office:value="4991.6251492574193" table:style-name="ce5">
            <text:p><text:s/>4,99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991.6251492574193" table:style-name="ce5">
            <text:p><text:s/>4,992<text:s/></text:p>
          </table:table-cell>
          <table:table-cell office:value-type="float" office:value="1.029308128419153" table:style-name="ce6">
            <text:p>1.029</text:p>
          </table:table-cell>
          <table:table-cell office:value-type="float" office:value="5137.9203401521299" table:style-name="ce5">
            <text:p><text:s/>5,138<text:s/></text:p>
          </table:table-cell>
          <table:table-cell office:value-type="float" office:value="1.0663875766852022" table:style-name="ce6">
            <text:p>1.066</text:p>
          </table:table-cell>
          <table:table-cell office:value-type="float" office:value="5479.0144207364401" table:style-name="ce5">
            <text:p><text:s/>5,47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479.0144207364401" table:style-name="ce5">
            <text:p><text:s/>5,479<text:s/></text:p>
          </table:table-cell>
          <table:table-cell office:value-type="float" office:value="0.96186040703563569" table:style-name="ce6">
            <text:p>0.962</text:p>
          </table:table-cell>
          <table:table-cell office:value-type="float" office:value="5270.04704088367" table:style-name="ce5">
            <text:p><text:s/>5,270<text:s/></text:p>
          </table:table-cell>
          <table:table-cell office:value-type="float" office:value="0.90233729244910532" table:style-name="ce6">
            <text:p>0.902</text:p>
          </table:table-cell>
          <table:table-cell office:value-type="float" office:value="4755.3599779503902" table:style-name="ce5">
            <text:p><text:s/>4,75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755.3599779503902" table:style-name="ce5">
            <text:p><text:s/>4,755<text:s/></text:p>
          </table:table-cell>
          <table:table-cell office:value-type="float" office:value="0.99998972245120521" table:style-name="ce6">
            <text:p>1.000</text:p>
          </table:table-cell>
          <table:table-cell office:value-type="float" office:value="4755.3111045061796" table:style-name="ce5">
            <text:p><text:s/>4,755<text:s/></text:p>
          </table:table-cell>
          <table:table-cell office:value-type="float" office:value="1.0260802108466485" table:style-name="ce6">
            <text:p>1.026</text:p>
          </table:table-cell>
          <table:table-cell office:value-type="float" office:value="4879.3306207531095" table:style-name="ce5">
            <text:p><text:s/>4,87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879.3306207531095" table:style-name="ce5">
            <text:p><text:s/>4,879<text:s/></text:p>
          </table:table-cell>
          <table:table-cell office:value-type="float" office:value="1.0428838494027679" table:style-name="ce6">
            <text:p>1.043</text:p>
          </table:table-cell>
          <table:table-cell office:value-type="float" office:value="5088.5751002798006" table:style-name="ce5">
            <text:p><text:s/>5,089<text:s/></text:p>
          </table:table-cell>
          <table:table-cell office:value-type="float" office:value="1.050496534096498" table:style-name="ce6">
            <text:p>1.050</text:p>
          </table:table-cell>
          <table:table-cell office:value-type="float" office:value="5345.53050633367" table:style-name="ce5">
            <text:p><text:s/>5,34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345.53050633367" table:style-name="ce5">
            <text:p><text:s/>5,346<text:s/></text:p>
          </table:table-cell>
          <table:table-cell office:value-type="float" office:value="1.0600228907790024" table:style-name="ce6">
            <text:p>1.060</text:p>
          </table:table-cell>
          <table:table-cell office:value-type="float" office:value="5666.3847000711603" table:style-name="ce5">
            <text:p><text:s/>5,666<text:s/></text:p>
          </table:table-cell>
          <table:table-cell office:value-type="float" office:value="1.1747096424745214" table:style-name="ce6">
            <text:p>1.175</text:p>
          </table:table-cell>
          <table:table-cell office:value-type="float" office:value="6656.3567451436902" table:style-name="ce5">
            <text:p><text:s/>6,65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13.9215356329998" table:style-name="ce5">
            <text:p><text:s/>1,11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13.9215356329998" table:style-name="ce5">
            <text:p><text:s/>1,114<text:s/></text:p>
          </table:table-cell>
          <table:table-cell office:value-type="float" office:value="1.05907467077033" table:style-name="ce6">
            <text:p>1.059</text:p>
          </table:table-cell>
          <table:table-cell office:value-type="float" office:value="1179.7260836144999" table:style-name="ce5">
            <text:p><text:s/>1,180<text:s/></text:p>
          </table:table-cell>
          <table:table-cell office:value-type="float" office:value="0.92314275550829628" table:style-name="ce6">
            <text:p>0.923</text:p>
          </table:table-cell>
          <table:table-cell office:value-type="float" office:value="1089.0555875729001" table:style-name="ce5">
            <text:p><text:s/>1,08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89.0555875729001" table:style-name="ce5">
            <text:p><text:s/>1,089<text:s/></text:p>
          </table:table-cell>
          <table:table-cell office:value-type="float" office:value="1.0644196438591833" table:style-name="ce6">
            <text:p>1.064</text:p>
          </table:table-cell>
          <table:table-cell office:value-type="float" office:value="1159.2121606671999" table:style-name="ce5">
            <text:p><text:s/>1,159<text:s/></text:p>
          </table:table-cell>
          <table:table-cell office:value-type="float" office:value="0.63824642395837372" table:style-name="ce6">
            <text:p>0.638</text:p>
          </table:table-cell>
          <table:table-cell office:value-type="float" office:value="739.86301615490004" table:style-name="ce5">
            <text:p><text:s/>74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39.86301615490004" table:style-name="ce5">
            <text:p><text:s/>740<text:s/></text:p>
          </table:table-cell>
          <table:table-cell office:value-type="float" office:value="0.99303453607671488" table:style-name="ce6">
            <text:p>0.993</text:p>
          </table:table-cell>
          <table:table-cell office:value-type="float" office:value="734.70952700770022" table:style-name="ce5">
            <text:p><text:s/>735<text:s/></text:p>
          </table:table-cell>
          <table:table-cell office:value-type="float" office:value="1.1392393712176918" table:style-name="ce6">
            <text:p>1.139</text:p>
          </table:table-cell>
          <table:table-cell office:value-type="float" office:value="837.01001957590006" table:style-name="ce5">
            <text:p><text:s/>83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37.01001957590006" table:style-name="ce5">
            <text:p><text:s/>837<text:s/></text:p>
          </table:table-cell>
          <table:table-cell office:value-type="float" office:value="1.1022272822305694" table:style-name="ce6">
            <text:p>1.102</text:p>
          </table:table-cell>
          <table:table-cell office:value-type="float" office:value="922.57527907689996" table:style-name="ce5">
            <text:p><text:s/>923<text:s/></text:p>
          </table:table-cell>
          <table:table-cell office:value-type="float" office:value="1.2679981956154178" table:style-name="ce6">
            <text:p>1.268</text:p>
          </table:table-cell>
          <table:table-cell office:value-type="float" office:value="1169.8237891888998" table:style-name="ce5">
            <text:p><text:s/>1,17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69.8237891888998" table:style-name="ce5">
            <text:p><text:s/>1,170<text:s/></text:p>
          </table:table-cell>
          <table:table-cell office:value-type="float" office:value="1.0492297303529197" table:style-name="ce6">
            <text:p>1.049</text:p>
          </table:table-cell>
          <table:table-cell office:value-type="float" office:value="1227.4138988911" table:style-name="ce5">
            <text:p><text:s/>1,227<text:s/></text:p>
          </table:table-cell>
          <table:table-cell office:value-type="float" office:value="1.2528963313449824" table:style-name="ce6">
            <text:p>1.253</text:p>
          </table:table-cell>
          <table:table-cell office:value-type="float" office:value="1537.8223709625001" table:style-name="ce5">
            <text:p><text:s/>1,53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37.8223709625001" table:style-name="ce5">
            <text:p><text:s/>1,538<text:s/></text:p>
          </table:table-cell>
          <table:table-cell office:value-type="float" office:value="1.0332102594033243" table:style-name="ce6">
            <text:p>1.033</text:p>
          </table:table-cell>
          <table:table-cell office:value-type="float" office:value="1588.8938508183999" table:style-name="ce5">
            <text:p><text:s/>1,589<text:s/></text:p>
          </table:table-cell>
          <table:table-cell office:value-type="float" office:value="1.1544809324361553" table:style-name="ce6">
            <text:p>1.154</text:p>
          </table:table-cell>
          <table:table-cell office:value-type="float" office:value="1834.3476544348998" table:style-name="ce5">
            <text:p><text:s/>1,83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34.3476544348998" table:style-name="ce5">
            <text:p><text:s/>1,834<text:s/></text:p>
          </table:table-cell>
          <table:table-cell office:value-type="float" office:value="1.0022524266460673" table:style-name="ce6">
            <text:p>1.002</text:p>
          </table:table-cell>
          <table:table-cell office:value-type="float" office:value="1838.4793879699002" table:style-name="ce5">
            <text:p><text:s/>1,838<text:s/></text:p>
          </table:table-cell>
          <table:table-cell office:value-type="float" office:value="1.0028719754340734" table:style-name="ce6">
            <text:p>1.003</text:p>
          </table:table-cell>
          <table:table-cell office:value-type="float" office:value="1843.7594556081999" table:style-name="ce5">
            <text:p><text:s/>1,84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43.7594556081999" table:style-name="ce5">
            <text:p><text:s/>1,844<text:s/></text:p>
          </table:table-cell>
          <table:table-cell office:value-type="float" office:value="1.0835399071056648" table:style-name="ce6">
            <text:p>1.084</text:p>
          </table:table-cell>
          <table:table-cell office:value-type="float" office:value="1997.7869492549" table:style-name="ce5">
            <text:p><text:s/>1,998<text:s/></text:p>
          </table:table-cell>
          <table:table-cell office:value-type="float" office:value="1.1098695050497269" table:style-name="ce6">
            <text:p>1.110</text:p>
          </table:table-cell>
          <table:table-cell office:value-type="float" office:value="2217.2828125643396" table:style-name="ce5">
            <text:p><text:s/>2,21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17.2828125643396" table:style-name="ce5">
            <text:p><text:s/>2,217<text:s/></text:p>
          </table:table-cell>
          <table:table-cell office:value-type="float" office:value="1.0632663611501703" table:style-name="ce6">
            <text:p>1.063</text:p>
          </table:table-cell>
          <table:table-cell office:value-type="float" office:value="2357.5622277561001" table:style-name="ce5">
            <text:p><text:s/>2,358<text:s/></text:p>
          </table:table-cell>
          <table:table-cell office:value-type="float" office:value="1.2212826852029419" table:style-name="ce6">
            <text:p>1.221</text:p>
          </table:table-cell>
          <table:table-cell office:value-type="float" office:value="2879.2499280470001" table:style-name="ce5">
            <text:p><text:s/>2,87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879.2499280470001" table:style-name="ce5">
            <text:p><text:s/>2,879<text:s/></text:p>
          </table:table-cell>
          <table:table-cell office:value-type="float" office:value="1.0273862496612949" table:style-name="ce6">
            <text:p>1.027</text:p>
          </table:table-cell>
          <table:table-cell office:value-type="float" office:value="2958.1017854137604" table:style-name="ce5">
            <text:p><text:s/>2,958<text:s/></text:p>
          </table:table-cell>
          <table:table-cell office:value-type="float" office:value="1.3484666992950407" table:style-name="ce6">
            <text:p>1.348</text:p>
          </table:table-cell>
          <table:table-cell office:value-type="float" office:value="3988.90175075566" table:style-name="ce5">
            <text:p><text:s/>3,98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988.90175075566" table:style-name="ce5">
            <text:p><text:s/>3,989<text:s/></text:p>
          </table:table-cell>
          <table:table-cell office:value-type="float" office:value="0.99021409754516621" table:style-name="ce6">
            <text:p>0.990</text:p>
          </table:table-cell>
          <table:table-cell office:value-type="float" office:value="3949.8667473208493" table:style-name="ce5">
            <text:p><text:s/>3,950<text:s/></text:p>
          </table:table-cell>
          <table:table-cell office:value-type="float" office:value="0.98696823820458657" table:style-name="ce6">
            <text:p>0.987</text:p>
          </table:table-cell>
          <table:table-cell office:value-type="float" office:value="3898.3930247461394" table:style-name="ce5">
            <text:p><text:s/>3,89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898.3930247461394" table:style-name="ce5">
            <text:p><text:s/>3,898<text:s/></text:p>
          </table:table-cell>
          <table:table-cell office:value-type="float" office:value="1.0222311112582947" table:style-name="ce6">
            <text:p>1.022</text:p>
          </table:table-cell>
          <table:table-cell office:value-type="float" office:value="3985.058633807831" table:style-name="ce5">
            <text:p><text:s/>3,985<text:s/></text:p>
          </table:table-cell>
          <table:table-cell office:value-type="float" office:value="0.95685145707301444" table:style-name="ce6">
            <text:p>0.957</text:p>
          </table:table-cell>
          <table:table-cell office:value-type="float" office:value="3813.1091602804195" table:style-name="ce5">
            <text:p><text:s/>3,81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813.1091602804195" table:style-name="ce5">
            <text:p><text:s/>3,813<text:s/></text:p>
          </table:table-cell>
          <table:table-cell office:value-type="float" office:value="0.96616679220785229" table:style-name="ce6">
            <text:p>0.966</text:p>
          </table:table-cell>
          <table:table-cell office:value-type="float" office:value="3684.0994457265101" table:style-name="ce5">
            <text:p><text:s/>3,684<text:s/></text:p>
          </table:table-cell>
          <table:table-cell office:value-type="float" office:value="1.3278636101486707" table:style-name="ce6">
            <text:p>1.328</text:p>
          </table:table-cell>
          <table:table-cell office:value-type="float" office:value="4891.9815901491202" table:style-name="ce5">
            <text:p><text:s/>4,89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891.9815901491202" table:style-name="ce5">
            <text:p><text:s/>4,892<text:s/></text:p>
          </table:table-cell>
          <table:table-cell office:value-type="float" office:value="0.98866069981797922" table:style-name="ce6">
            <text:p>0.989</text:p>
          </table:table-cell>
          <table:table-cell office:value-type="float" office:value="4836.5099424134996" table:style-name="ce5">
            <text:p><text:s/>4,837<text:s/></text:p>
          </table:table-cell>
          <table:table-cell office:value-type="float" office:value="1.0391196904534665" table:style-name="ce6">
            <text:p>1.039</text:p>
          </table:table-cell>
          <table:table-cell office:value-type="float" office:value="5025.7127142358295" table:style-name="ce5">
            <text:p><text:s/>5,02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025.7127142358295" table:style-name="ce5">
            <text:p><text:s/>5,026<text:s/></text:p>
          </table:table-cell>
          <table:table-cell office:value-type="float" office:value="1.0439209048674529" table:style-name="ce6">
            <text:p>1.044</text:p>
          </table:table-cell>
          <table:table-cell office:value-type="float" office:value="5246.4465642489304" table:style-name="ce5">
            <text:p><text:s/>5,246<text:s/></text:p>
          </table:table-cell>
          <table:table-cell office:value-type="float" office:value="0.9334587675345577" table:style-name="ce6">
            <text:p>0.933</text:p>
          </table:table-cell>
          <table:table-cell office:value-type="float" office:value="4897.341543799721" table:style-name="ce5">
            <text:p><text:s/>4,89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897.341543799721" table:style-name="ce5">
            <text:p><text:s/>4,897<text:s/></text:p>
          </table:table-cell>
          <table:table-cell office:value-type="float" office:value="1.0779067433488485" table:style-name="ce6">
            <text:p>1.078</text:p>
          </table:table-cell>
          <table:table-cell office:value-type="float" office:value="5278.8774745441788" table:style-name="ce5">
            <text:p><text:s/>5,279<text:s/></text:p>
          </table:table-cell>
          <table:table-cell office:value-type="float" office:value="1.0672619246352728" table:style-name="ce6">
            <text:p>1.067</text:p>
          </table:table-cell>
          <table:table-cell office:value-type="float" office:value="5633.9449333958091" table:style-name="ce5">
            <text:p><text:s/>5,63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6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85.2140801525998" table:style-name="ce5">
            <text:p><text:s/>2,68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685.2140801525998" table:style-name="ce5">
            <text:p><text:s/>2,685<text:s/></text:p>
          </table:table-cell>
          <table:table-cell office:value-type="float" office:value="0.99207457401162213" table:style-name="ce6">
            <text:p>0.992</text:p>
          </table:table-cell>
          <table:table-cell office:value-type="float" office:value="2663.9326146973999" table:style-name="ce5">
            <text:p><text:s/>2,664<text:s/></text:p>
          </table:table-cell>
          <table:table-cell office:value-type="float" office:value="1.2128954814850381" table:style-name="ce6">
            <text:p>1.213</text:p>
          </table:table-cell>
          <table:table-cell office:value-type="float" office:value="3231.0718313470998" table:style-name="ce5">
            <text:p><text:s/>3,23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231.0718313470998" table:style-name="ce5">
            <text:p><text:s/>3,231<text:s/></text:p>
          </table:table-cell>
          <table:table-cell office:value-type="float" office:value="1.0381871482328384" table:style-name="ce6">
            <text:p>1.038</text:p>
          </table:table-cell>
          <table:table-cell office:value-type="float" office:value="3354.4572503217" table:style-name="ce5">
            <text:p><text:s/>3,354<text:s/></text:p>
          </table:table-cell>
          <table:table-cell office:value-type="float" office:value="1.0818934108005862" table:style-name="ce6">
            <text:p>1.082</text:p>
          </table:table-cell>
          <table:table-cell office:value-type="float" office:value="3629.1651959352998" table:style-name="ce5">
            <text:p><text:s/>3,62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629.1651959352998" table:style-name="ce5">
            <text:p><text:s/>3,629<text:s/></text:p>
          </table:table-cell>
          <table:table-cell office:value-type="float" office:value="1.0274635335199211" table:style-name="ce6">
            <text:p>1.027</text:p>
          </table:table-cell>
          <table:table-cell office:value-type="float" office:value="3728.8348959432001" table:style-name="ce5">
            <text:p><text:s/>3,729<text:s/></text:p>
          </table:table-cell>
          <table:table-cell office:value-type="float" office:value="1.1315446953378521" table:style-name="ce6">
            <text:p>1.132</text:p>
          </table:table-cell>
          <table:table-cell office:value-type="float" office:value="4219.3433462951998" table:style-name="ce5">
            <text:p><text:s/>4,21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219.3433462951998" table:style-name="ce5">
            <text:p><text:s/>4,219<text:s/></text:p>
          </table:table-cell>
          <table:table-cell office:value-type="float" office:value="1.0099494984103299" table:style-name="ce6">
            <text:p>1.010</text:p>
          </table:table-cell>
          <table:table-cell office:value-type="float" office:value="4261.3236962117999" table:style-name="ce5">
            <text:p><text:s/>4,261<text:s/></text:p>
          </table:table-cell>
          <table:table-cell office:value-type="float" office:value="1.0284236827970084" table:style-name="ce6">
            <text:p>1.028</text:p>
          </table:table-cell>
          <table:table-cell office:value-type="float" office:value="4382.4462092483" table:style-name="ce5">
            <text:p><text:s/>4,38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382.4462092483" table:style-name="ce5">
            <text:p><text:s/>4,382<text:s/></text:p>
          </table:table-cell>
          <table:table-cell office:value-type="float" office:value="1.0503738051573406" table:style-name="ce6">
            <text:p>1.050</text:p>
          </table:table-cell>
          <table:table-cell office:value-type="float" office:value="4603.2067007054993" table:style-name="ce5">
            <text:p><text:s/>4,603<text:s/></text:p>
          </table:table-cell>
          <table:table-cell office:value-type="float" office:value="1.0653195996695992" table:style-name="ce6">
            <text:p>1.065</text:p>
          </table:table-cell>
          <table:table-cell office:value-type="float" office:value="4903.8863195920003" table:style-name="ce5">
            <text:p><text:s/>4,90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903.8863195920003" table:style-name="ce5">
            <text:p><text:s/>4,904<text:s/></text:p>
          </table:table-cell>
          <table:table-cell office:value-type="float" office:value="1.0715379286960076" table:style-name="ce6">
            <text:p>1.072</text:p>
          </table:table-cell>
          <table:table-cell office:value-type="float" office:value="5254.7001894563" table:style-name="ce5">
            <text:p><text:s/>5,255<text:s/></text:p>
          </table:table-cell>
          <table:table-cell office:value-type="float" office:value="1.0197648174240834" table:style-name="ce6">
            <text:p>1.020</text:p>
          </table:table-cell>
          <table:table-cell office:value-type="float" office:value="5358.5583793192" table:style-name="ce5">
            <text:p><text:s/>5,3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358.5583793192" table:style-name="ce5">
            <text:p><text:s/>5,359<text:s/></text:p>
          </table:table-cell>
          <table:table-cell office:value-type="float" office:value="1.0482003251537433" table:style-name="ce6">
            <text:p>1.048</text:p>
          </table:table-cell>
          <table:table-cell office:value-type="float" office:value="5616.8426355577003" table:style-name="ce5">
            <text:p><text:s/>5,617<text:s/></text:p>
          </table:table-cell>
          <table:table-cell office:value-type="float" office:value="1.0353921809163453" table:style-name="ce6">
            <text:p>1.035</text:p>
          </table:table-cell>
          <table:table-cell office:value-type="float" office:value="5815.6349462939997" table:style-name="ce5">
            <text:p><text:s/>5,81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815.6349462939997" table:style-name="ce5">
            <text:p><text:s/>5,816<text:s/></text:p>
          </table:table-cell>
          <table:table-cell office:value-type="float" office:value="0.90912428032712322" table:style-name="ce6">
            <text:p>0.909</text:p>
          </table:table-cell>
          <table:table-cell office:value-type="float" office:value="5287.1349351948002" table:style-name="ce5">
            <text:p><text:s/>5,287<text:s/></text:p>
          </table:table-cell>
          <table:table-cell office:value-type="float" office:value="1.0276099285073326" table:style-name="ce6">
            <text:p>1.028</text:p>
          </table:table-cell>
          <table:table-cell office:value-type="float" office:value="5433.1123527641494" table:style-name="ce5">
            <text:p><text:s/>5,43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433.1123527641494" table:style-name="ce5">
            <text:p><text:s/>5,433<text:s/></text:p>
          </table:table-cell>
          <table:table-cell office:value-type="float" office:value="1.0590275764862362" table:style-name="ce6">
            <text:p>1.059</text:p>
          </table:table-cell>
          <table:table-cell office:value-type="float" office:value="5753.8158077252501" table:style-name="ce5">
            <text:p><text:s/>5,754<text:s/></text:p>
          </table:table-cell>
          <table:table-cell office:value-type="float" office:value="1.0594483889338995" table:style-name="ce6">
            <text:p>1.059</text:p>
          </table:table-cell>
          <table:table-cell office:value-type="float" office:value="6095.8708877169202" table:style-name="ce5">
            <text:p><text:s/>6,09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095.8708877169202" table:style-name="ce5">
            <text:p><text:s/>6,096<text:s/></text:p>
          </table:table-cell>
          <table:table-cell office:value-type="float" office:value="1.2047409018976516" table:style-name="ce6">
            <text:p>1.205</text:p>
          </table:table-cell>
          <table:table-cell office:value-type="float" office:value="7343.9449911197207" table:style-name="ce5">
            <text:p><text:s/>7,344<text:s/></text:p>
          </table:table-cell>
          <table:table-cell office:value-type="float" office:value="0.98238660326606986" table:style-name="ce6">
            <text:p>0.982</text:p>
          </table:table-cell>
          <table:table-cell office:value-type="float" office:value="7214.5931743989695" table:style-name="ce5">
            <text:p><text:s/>7,21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214.5931743989695" table:style-name="ce5">
            <text:p><text:s/>7,215<text:s/></text:p>
          </table:table-cell>
          <table:table-cell office:value-type="float" office:value="0.93468157859603385" table:style-name="ce6">
            <text:p>0.935</text:p>
          </table:table-cell>
          <table:table-cell office:value-type="float" office:value="6743.3473371753998" table:style-name="ce5">
            <text:p><text:s/>6,743<text:s/></text:p>
          </table:table-cell>
          <table:table-cell office:value-type="float" office:value="1.0452361262552263" table:style-name="ce6">
            <text:p>1.045</text:p>
          </table:table-cell>
          <table:table-cell office:value-type="float" office:value="7048.3902487027099" table:style-name="ce5">
            <text:p><text:s/>7,04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048.3902487027099" table:style-name="ce5">
            <text:p><text:s/>7,048<text:s/></text:p>
          </table:table-cell>
          <table:table-cell office:value-type="float" office:value="1.067391604903942" table:style-name="ce6">
            <text:p>1.067</text:p>
          </table:table-cell>
          <table:table-cell office:value-type="float" office:value="7523.39257955208" table:style-name="ce5">
            <text:p><text:s/>7,523<text:s/></text:p>
          </table:table-cell>
          <table:table-cell office:value-type="float" office:value="1.3187977481543223" table:style-name="ce6">
            <text:p>1.319</text:p>
          </table:table-cell>
          <table:table-cell office:value-type="float" office:value="9921.8331923942205" table:style-name="ce5">
            <text:p><text:s/>9,92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921.8331923942205" table:style-name="ce5">
            <text:p><text:s/>9,922<text:s/></text:p>
          </table:table-cell>
          <table:table-cell office:value-type="float" office:value="0.98944698071882786" table:style-name="ce6">
            <text:p>0.989</text:p>
          </table:table-cell>
          <table:table-cell office:value-type="float" office:value="9817.1278954103109" table:style-name="ce5">
            <text:p><text:s/>9,817<text:s/></text:p>
          </table:table-cell>
          <table:table-cell office:value-type="float" office:value="1.1075987030268877" table:style-name="ce6">
            <text:p>1.108</text:p>
          </table:table-cell>
          <table:table-cell office:value-type="float" office:value="10873.43812440554" table:style-name="ce5">
            <text:p><text:s/>10,87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873.43812440554" table:style-name="ce5">
            <text:p><text:s/>10,873<text:s/></text:p>
          </table:table-cell>
          <table:table-cell office:value-type="float" office:value="0.99750547760595232" table:style-name="ce6">
            <text:p>0.998</text:p>
          </table:table-cell>
          <table:table-cell office:value-type="float" office:value="10846.31408950392" table:style-name="ce5">
            <text:p><text:s/>10,846<text:s/></text:p>
          </table:table-cell>
          <table:table-cell office:value-type="float" office:value="0.99991089402338484" table:style-name="ce6">
            <text:p>1.000</text:p>
          </table:table-cell>
          <table:table-cell office:value-type="float" office:value="10845.3476180943" table:style-name="ce5">
            <text:p><text:s/>10,84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845.3476180943" table:style-name="ce5">
            <text:p><text:s/>10,845<text:s/></text:p>
          </table:table-cell>
          <table:table-cell office:value-type="float" office:value="1.0559534018459189" table:style-name="ce6">
            <text:p>1.056</text:p>
          </table:table-cell>
          <table:table-cell office:value-type="float" office:value="11452.18171152821" table:style-name="ce5">
            <text:p><text:s/>11,452<text:s/></text:p>
          </table:table-cell>
          <table:table-cell office:value-type="float" office:value="1.0237913870064093" table:style-name="ce6">
            <text:p>1.024</text:p>
          </table:table-cell>
          <table:table-cell office:value-type="float" office:value="11724.644998694901" table:style-name="ce5">
            <text:p><text:s/>11,72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724.644998694901" table:style-name="ce5">
            <text:p><text:s/>11,725<text:s/></text:p>
          </table:table-cell>
          <table:table-cell office:value-type="float" office:value="1.018508770253894" table:style-name="ce6">
            <text:p>1.019</text:p>
          </table:table-cell>
          <table:table-cell office:value-type="float" office:value="11941.653759284211" table:style-name="ce5">
            <text:p><text:s/>11,942<text:s/></text:p>
          </table:table-cell>
          <table:table-cell office:value-type="float" office:value="1.0422892246081659" table:style-name="ce6">
            <text:p>1.042</text:p>
          </table:table-cell>
          <table:table-cell office:value-type="float" office:value="12446.65703730353" table:style-name="ce5">
            <text:p><text:s/>12,44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19.4318129439" table:style-name="ce5">
            <text:p><text:s/>1,21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219.4318129439" table:style-name="ce5">
            <text:p><text:s/>1,219<text:s/></text:p>
          </table:table-cell>
          <table:table-cell office:value-type="float" office:value="1.0064047519886701" table:style-name="ce6">
            <text:p>1.006</text:p>
          </table:table-cell>
          <table:table-cell office:value-type="float" office:value="1227.2419712729002" table:style-name="ce5">
            <text:p><text:s/>1,227<text:s/></text:p>
          </table:table-cell>
          <table:table-cell office:value-type="float" office:value="1.2034542698895987" table:style-name="ce6">
            <text:p>1.203</text:p>
          </table:table-cell>
          <table:table-cell office:value-type="float" office:value="1476.9295905161" table:style-name="ce5">
            <text:p><text:s/>1,47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476.9295905161" table:style-name="ce5">
            <text:p><text:s/>1,477<text:s/></text:p>
          </table:table-cell>
          <table:table-cell office:value-type="float" office:value="1.0189496465510046" table:style-name="ce6">
            <text:p>1.019</text:p>
          </table:table-cell>
          <table:table-cell office:value-type="float" office:value="1504.9168842370998" table:style-name="ce5">
            <text:p><text:s/>1,505<text:s/></text:p>
          </table:table-cell>
          <table:table-cell office:value-type="float" office:value="1.0597127050323811" table:style-name="ce6">
            <text:p>1.060</text:p>
          </table:table-cell>
          <table:table-cell office:value-type="float" office:value="1594.7795422437998" table:style-name="ce5">
            <text:p><text:s/>1,59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94.7795422437998" table:style-name="ce5">
            <text:p><text:s/>1,595<text:s/></text:p>
          </table:table-cell>
          <table:table-cell office:value-type="float" office:value="1.0169339043338264" table:style-name="ce6">
            <text:p>1.017</text:p>
          </table:table-cell>
          <table:table-cell office:value-type="float" office:value="1621.7853864456999" table:style-name="ce5">
            <text:p><text:s/>1,622<text:s/></text:p>
          </table:table-cell>
          <table:table-cell office:value-type="float" office:value="1.1467513915752432" table:style-name="ce6">
            <text:p>1.147</text:p>
          </table:table-cell>
          <table:table-cell office:value-type="float" office:value="1859.7846487429999" table:style-name="ce5">
            <text:p><text:s/>1,86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859.7846487429999" table:style-name="ce5">
            <text:p><text:s/>1,860<text:s/></text:p>
          </table:table-cell>
          <table:table-cell office:value-type="float" office:value="1.0203761307338528" table:style-name="ce6">
            <text:p>1.020</text:p>
          </table:table-cell>
          <table:table-cell office:value-type="float" office:value="1897.6798638826001" table:style-name="ce5">
            <text:p><text:s/>1,898<text:s/></text:p>
          </table:table-cell>
          <table:table-cell office:value-type="float" office:value="1.033138883645967" table:style-name="ce6">
            <text:p>1.033</text:p>
          </table:table-cell>
          <table:table-cell office:value-type="float" office:value="1960.5668560890999" table:style-name="ce5">
            <text:p><text:s/>1,96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60.5668560890999" table:style-name="ce5">
            <text:p><text:s/>1,961<text:s/></text:p>
          </table:table-cell>
          <table:table-cell office:value-type="float" office:value="1.0433763424139184" table:style-name="ce6">
            <text:p>1.043</text:p>
          </table:table-cell>
          <table:table-cell office:value-type="float" office:value="2045.6090753642002" table:style-name="ce5">
            <text:p><text:s/>2,046<text:s/></text:p>
          </table:table-cell>
          <table:table-cell office:value-type="float" office:value="1.0827011760385252" table:style-name="ce6">
            <text:p>1.083</text:p>
          </table:table-cell>
          <table:table-cell office:value-type="float" office:value="2214.7833516118999" table:style-name="ce5">
            <text:p><text:s/>2,21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214.7833516118999" table:style-name="ce5">
            <text:p><text:s/>2,215<text:s/></text:p>
          </table:table-cell>
          <table:table-cell office:value-type="float" office:value="1.066246951068156" table:style-name="ce6">
            <text:p>1.066</text:p>
          </table:table-cell>
          <table:table-cell office:value-type="float" office:value="2361.5059959327" table:style-name="ce5">
            <text:p><text:s/>2,362<text:s/></text:p>
          </table:table-cell>
          <table:table-cell office:value-type="float" office:value="1.0262418723096758" table:style-name="ce6">
            <text:p>1.026</text:p>
          </table:table-cell>
          <table:table-cell office:value-type="float" office:value="2423.4763347364997" table:style-name="ce5">
            <text:p><text:s/>2,42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23.4763347364997" table:style-name="ce5">
            <text:p><text:s/>2,423<text:s/></text:p>
          </table:table-cell>
          <table:table-cell office:value-type="float" office:value="1.0552623032882893" table:style-name="ce6">
            <text:p>1.055</text:p>
          </table:table-cell>
          <table:table-cell office:value-type="float" office:value="2557.4032189587001" table:style-name="ce5">
            <text:p><text:s/>2,557<text:s/></text:p>
          </table:table-cell>
          <table:table-cell office:value-type="float" office:value="1.0244635362791454" table:style-name="ce6">
            <text:p>1.024</text:p>
          </table:table-cell>
          <table:table-cell office:value-type="float" office:value="2619.9663453860999" table:style-name="ce5">
            <text:p><text:s/>2,62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19.9663453860999" table:style-name="ce5">
            <text:p><text:s/>2,620<text:s/></text:p>
          </table:table-cell>
          <table:table-cell office:value-type="float" office:value="0.89387785423303745" table:style-name="ce6">
            <text:p>0.894</text:p>
          </table:table-cell>
          <table:table-cell office:value-type="float" office:value="2341.9298949765002" table:style-name="ce5">
            <text:p><text:s/>2,342<text:s/></text:p>
          </table:table-cell>
          <table:table-cell office:value-type="float" office:value="0.97002429344320118" table:style-name="ce6">
            <text:p>0.970</text:p>
          </table:table-cell>
          <table:table-cell office:value-type="float" office:value="2271.72889166809" table:style-name="ce5">
            <text:p><text:s/>2,27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71.72889166809" table:style-name="ce5">
            <text:p><text:s/>2,272<text:s/></text:p>
          </table:table-cell>
          <table:table-cell office:value-type="float" office:value="1.0546227863547637" table:style-name="ce6">
            <text:p>1.055</text:p>
          </table:table-cell>
          <table:table-cell office:value-type="float" office:value="2395.8170535736199" table:style-name="ce5">
            <text:p><text:s/>2,396<text:s/></text:p>
          </table:table-cell>
          <table:table-cell office:value-type="float" office:value="1.0969693426695535" table:style-name="ce6">
            <text:p>1.097</text:p>
          </table:table-cell>
          <table:table-cell office:value-type="float" office:value="2628.1378584151603" table:style-name="ce5">
            <text:p><text:s/>2,62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628.1378584151603" table:style-name="ce5">
            <text:p><text:s/>2,628<text:s/></text:p>
          </table:table-cell>
          <table:table-cell office:value-type="float" office:value="1.2505116173730972" table:style-name="ce6">
            <text:p>1.251</text:p>
          </table:table-cell>
          <table:table-cell office:value-type="float" office:value="3286.51692400621" table:style-name="ce5">
            <text:p><text:s/>3,287<text:s/></text:p>
          </table:table-cell>
          <table:table-cell office:value-type="float" office:value="1.0356923348963192" table:style-name="ce6">
            <text:p>1.036</text:p>
          </table:table-cell>
          <table:table-cell office:value-type="float" office:value="3403.8203867002603" table:style-name="ce5">
            <text:p><text:s/>3,40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403.8203867002603" table:style-name="ce5">
            <text:p><text:s/>3,404<text:s/></text:p>
          </table:table-cell>
          <table:table-cell office:value-type="float" office:value="0.88679834137454705" table:style-name="ce6">
            <text:p>0.887</text:p>
          </table:table-cell>
          <table:table-cell office:value-type="float" office:value="3018.5022732626599" table:style-name="ce5">
            <text:p><text:s/>3,019<text:s/></text:p>
          </table:table-cell>
          <table:table-cell office:value-type="float" office:value="1.0156005024289319" table:style-name="ce6">
            <text:p>1.016</text:p>
          </table:table-cell>
          <table:table-cell office:value-type="float" office:value="3065.5924253084304" table:style-name="ce5">
            <text:p><text:s/>3,06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65.5924253084304" table:style-name="ce5">
            <text:p><text:s/>3,066<text:s/></text:p>
          </table:table-cell>
          <table:table-cell office:value-type="float" office:value="1.0584868130137066" table:style-name="ce6">
            <text:p>1.058</text:p>
          </table:table-cell>
          <table:table-cell office:value-type="float" office:value="3244.88915626368" table:style-name="ce5">
            <text:p><text:s/>3,245<text:s/></text:p>
          </table:table-cell>
          <table:table-cell office:value-type="float" office:value="1.3935871645372619" table:style-name="ce6">
            <text:p>1.394</text:p>
          </table:table-cell>
          <table:table-cell office:value-type="float" office:value="4522.0358785152102" table:style-name="ce5">
            <text:p><text:s/>4,52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522.0358785152102" table:style-name="ce5">
            <text:p><text:s/>4,522<text:s/></text:p>
          </table:table-cell>
          <table:table-cell office:value-type="float" office:value="0.97968329357428585" table:style-name="ce6">
            <text:p>0.980</text:p>
          </table:table-cell>
          <table:table-cell office:value-type="float" office:value="4430.1630031248706" table:style-name="ce5">
            <text:p><text:s/>4,430<text:s/></text:p>
          </table:table-cell>
          <table:table-cell office:value-type="float" office:value="1.0969428875493783" table:style-name="ce6">
            <text:p>1.097</text:p>
          </table:table-cell>
          <table:table-cell office:value-type="float" office:value="4859.6357969622204" table:style-name="ce5">
            <text:p><text:s/>4,86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859.6357969622204" table:style-name="ce5">
            <text:p><text:s/>4,860<text:s/></text:p>
          </table:table-cell>
          <table:table-cell office:value-type="float" office:value="0.99005344895133174" table:style-name="ce6">
            <text:p>0.990</text:p>
          </table:table-cell>
          <table:table-cell office:value-type="float" office:value="4811.2991814298002" table:style-name="ce5">
            <text:p><text:s/>4,811<text:s/></text:p>
          </table:table-cell>
          <table:table-cell office:value-type="float" office:value="1.0166447544318313" table:style-name="ce6">
            <text:p>1.017</text:p>
          </table:table-cell>
          <table:table-cell office:value-type="float" office:value="4891.3820748027692" table:style-name="ce5">
            <text:p><text:s/>4,89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891.3820748027692" table:style-name="ce5">
            <text:p><text:s/>4,891<text:s/></text:p>
          </table:table-cell>
          <table:table-cell office:value-type="float" office:value="1.0576617550254614" table:style-name="ce6">
            <text:p>1.058</text:p>
          </table:table-cell>
          <table:table-cell office:value-type="float" office:value="5173.4277497359799" table:style-name="ce5">
            <text:p><text:s/>5,173<text:s/></text:p>
          </table:table-cell>
          <table:table-cell office:value-type="float" office:value="1.0135855180216553" table:style-name="ce6">
            <text:p>1.014</text:p>
          </table:table-cell>
          <table:table-cell office:value-type="float" office:value="5243.7114456637501" table:style-name="ce5">
            <text:p><text:s/>5,2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243.7114456637501" table:style-name="ce5">
            <text:p><text:s/>5,244<text:s/></text:p>
          </table:table-cell>
          <table:table-cell office:value-type="float" office:value="1.0019822887672196" table:style-name="ce6">
            <text:p>1.002</text:p>
          </table:table-cell>
          <table:table-cell office:value-type="float" office:value="5254.1059959610302" table:style-name="ce5">
            <text:p><text:s/>5,254<text:s/></text:p>
          </table:table-cell>
          <table:table-cell office:value-type="float" office:value="1.0338397086857418" table:style-name="ce6">
            <text:p>1.034</text:p>
          </table:table-cell>
          <table:table-cell office:value-type="float" office:value="5431.9034122683597" table:style-name="ce5">
            <text:p><text:s/>5,43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65.7822672086997" table:style-name="ce5">
            <text:p><text:s/>1,46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65.7822672086997" table:style-name="ce5">
            <text:p><text:s/>1,466<text:s/></text:p>
          </table:table-cell>
          <table:table-cell office:value-type="float" office:value="0.98015283413163468" table:style-name="ce6">
            <text:p>0.980</text:p>
          </table:table-cell>
          <table:table-cell office:value-type="float" office:value="1436.6906434245" table:style-name="ce5">
            <text:p><text:s/>1,437<text:s/></text:p>
          </table:table-cell>
          <table:table-cell office:value-type="float" office:value="1.2209603012725281" table:style-name="ce6">
            <text:p>1.221</text:p>
          </table:table-cell>
          <table:table-cell office:value-type="float" office:value="1754.1422408309998" table:style-name="ce5">
            <text:p><text:s/>1,75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754.1422408309998" table:style-name="ce5">
            <text:p><text:s/>1,754<text:s/></text:p>
          </table:table-cell>
          <table:table-cell office:value-type="float" office:value="1.0543844866357057" table:style-name="ce6">
            <text:p>1.054</text:p>
          </table:table-cell>
          <table:table-cell office:value-type="float" office:value="1849.5403660846002" table:style-name="ce5">
            <text:p><text:s/>1,850<text:s/></text:p>
          </table:table-cell>
          <table:table-cell office:value-type="float" office:value="1.0999412021475419" table:style-name="ce6">
            <text:p>1.100</text:p>
          </table:table-cell>
          <table:table-cell office:value-type="float" office:value="2034.3856536915" table:style-name="ce5">
            <text:p><text:s/>2,03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34.3856536915" table:style-name="ce5">
            <text:p><text:s/>2,034<text:s/></text:p>
          </table:table-cell>
          <table:table-cell office:value-type="float" office:value="1.0357178373108107" table:style-name="ce6">
            <text:p>1.036</text:p>
          </table:table-cell>
          <table:table-cell office:value-type="float" office:value="2107.0495094975004" table:style-name="ce5">
            <text:p><text:s/>2,107<text:s/></text:p>
          </table:table-cell>
          <table:table-cell office:value-type="float" office:value="1.1198401778963984" table:style-name="ce6">
            <text:p>1.120</text:p>
          </table:table-cell>
          <table:table-cell office:value-type="float" office:value="2359.5586975521996" table:style-name="ce5">
            <text:p><text:s/>2,36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359.5586975521996" table:style-name="ce5">
            <text:p><text:s/>2,360<text:s/></text:p>
          </table:table-cell>
          <table:table-cell office:value-type="float" office:value="1.001731313054953" table:style-name="ce6">
            <text:p>1.002</text:p>
          </table:table-cell>
          <table:table-cell office:value-type="float" office:value="2363.6438323292" table:style-name="ce5">
            <text:p><text:s/>2,364<text:s/></text:p>
          </table:table-cell>
          <table:table-cell office:value-type="float" office:value="1.0246380271145221" table:style-name="ce6">
            <text:p>1.025</text:p>
          </table:table-cell>
          <table:table-cell office:value-type="float" office:value="2421.8793531591996" table:style-name="ce5">
            <text:p><text:s/>2,42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21.8793531591996" table:style-name="ce5">
            <text:p><text:s/>2,422<text:s/></text:p>
          </table:table-cell>
          <table:table-cell office:value-type="float" office:value="1.05603841165955" table:style-name="ce6">
            <text:p>1.056</text:p>
          </table:table-cell>
          <table:table-cell office:value-type="float" office:value="2557.5976253412996" table:style-name="ce5">
            <text:p><text:s/>2,558<text:s/></text:p>
          </table:table-cell>
          <table:table-cell office:value-type="float" office:value="1.051417526093946" table:style-name="ce6">
            <text:p>1.051</text:p>
          </table:table-cell>
          <table:table-cell office:value-type="float" office:value="2689.1029679800999" table:style-name="ce5">
            <text:p><text:s/>2,68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89.1029679800999" table:style-name="ce5">
            <text:p><text:s/>2,689<text:s/></text:p>
          </table:table-cell>
          <table:table-cell office:value-type="float" office:value="1.0758956529272663" table:style-name="ce6">
            <text:p>1.076</text:p>
          </table:table-cell>
          <table:table-cell office:value-type="float" office:value="2893.1941935235996" table:style-name="ce5">
            <text:p><text:s/>2,893<text:s/></text:p>
          </table:table-cell>
          <table:table-cell office:value-type="float" office:value="1.0144780641247193" table:style-name="ce6">
            <text:p>1.014</text:p>
          </table:table-cell>
          <table:table-cell office:value-type="float" office:value="2935.0820445826998" table:style-name="ce5">
            <text:p><text:s/>2,93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935.0820445826998" table:style-name="ce5">
            <text:p><text:s/>2,935<text:s/></text:p>
          </table:table-cell>
          <table:table-cell office:value-type="float" office:value="1.0423693001174625" table:style-name="ce6">
            <text:p>1.042</text:p>
          </table:table-cell>
          <table:table-cell office:value-type="float" office:value="3059.4394165990002" table:style-name="ce5">
            <text:p><text:s/>3,059<text:s/></text:p>
          </table:table-cell>
          <table:table-cell office:value-type="float" office:value="1.0445274985900319" table:style-name="ce6">
            <text:p>1.045</text:p>
          </table:table-cell>
          <table:table-cell office:value-type="float" office:value="3195.6686009078999" table:style-name="ce5">
            <text:p><text:s/>3,19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195.6686009078999" table:style-name="ce5">
            <text:p><text:s/>3,196<text:s/></text:p>
          </table:table-cell>
          <table:table-cell office:value-type="float" office:value="0.92162405056067387" table:style-name="ce6">
            <text:p>0.922</text:p>
          </table:table-cell>
          <table:table-cell office:value-type="float" office:value="2945.2050402183004" table:style-name="ce5">
            <text:p><text:s/>2,945<text:s/></text:p>
          </table:table-cell>
          <table:table-cell office:value-type="float" office:value="1.0734001259422454" table:style-name="ce6">
            <text:p>1.073</text:p>
          </table:table-cell>
          <table:table-cell office:value-type="float" office:value="3161.3834610960598" table:style-name="ce5">
            <text:p><text:s/>3,16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161.3834610960598" table:style-name="ce5">
            <text:p><text:s/>3,161<text:s/></text:p>
          </table:table-cell>
          <table:table-cell office:value-type="float" office:value="1.0621928011818609" table:style-name="ce6">
            <text:p>1.062</text:p>
          </table:table-cell>
          <table:table-cell office:value-type="float" office:value="3357.9987541516302" table:style-name="ce5">
            <text:p><text:s/>3,358<text:s/></text:p>
          </table:table-cell>
          <table:table-cell office:value-type="float" office:value="1.0326784740507899" table:style-name="ce6">
            <text:p>1.033</text:p>
          </table:table-cell>
          <table:table-cell office:value-type="float" office:value="3467.7330293017599" table:style-name="ce5">
            <text:p><text:s/>3,46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467.7330293017599" table:style-name="ce5">
            <text:p><text:s/>3,468<text:s/></text:p>
          </table:table-cell>
          <table:table-cell office:value-type="float" office:value="1.1700520290428724" table:style-name="ce6">
            <text:p>1.170</text:p>
          </table:table-cell>
          <table:table-cell office:value-type="float" office:value="4057.4280671135107" table:style-name="ce5">
            <text:p><text:s/>4,057<text:s/></text:p>
          </table:table-cell>
          <table:table-cell office:value-type="float" office:value="0.93920895815405703" table:style-name="ce6">
            <text:p>0.939</text:p>
          </table:table-cell>
          <table:table-cell office:value-type="float" office:value="3810.7727876987096" table:style-name="ce5">
            <text:p><text:s/>3,81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810.7727876987096" table:style-name="ce5">
            <text:p><text:s/>3,811<text:s/></text:p>
          </table:table-cell>
          <table:table-cell office:value-type="float" office:value="0.97745136522876752" table:style-name="ce6">
            <text:p>0.977</text:p>
          </table:table-cell>
          <table:table-cell office:value-type="float" office:value="3724.8450639127395" table:style-name="ce5">
            <text:p><text:s/>3,725<text:s/></text:p>
          </table:table-cell>
          <table:table-cell office:value-type="float" office:value="1.0692519433843446" table:style-name="ce6">
            <text:p>1.069</text:p>
          </table:table-cell>
          <table:table-cell office:value-type="float" office:value="3982.7978233942799" table:style-name="ce5">
            <text:p><text:s/>3,98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982.7978233942799" table:style-name="ce5">
            <text:p><text:s/>3,983<text:s/></text:p>
          </table:table-cell>
          <table:table-cell office:value-type="float" office:value="1.0742456968709775" table:style-name="ce6">
            <text:p>1.074</text:p>
          </table:table-cell>
          <table:table-cell office:value-type="float" office:value="4278.5034232884" table:style-name="ce5">
            <text:p><text:s/>4,279<text:s/></text:p>
          </table:table-cell>
          <table:table-cell office:value-type="float" office:value="1.2620761933921274" table:style-name="ce6">
            <text:p>1.262</text:p>
          </table:table-cell>
          <table:table-cell office:value-type="float" office:value="5399.7973138790103" table:style-name="ce5">
            <text:p><text:s/>5,40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399.7973138790103" table:style-name="ce5">
            <text:p><text:s/>5,400<text:s/></text:p>
          </table:table-cell>
          <table:table-cell office:value-type="float" office:value="0.99762353643152735" table:style-name="ce6">
            <text:p>0.998</text:p>
          </table:table-cell>
          <table:table-cell office:value-type="float" office:value="5386.9648922854403" table:style-name="ce5">
            <text:p><text:s/>5,387<text:s/></text:p>
          </table:table-cell>
          <table:table-cell office:value-type="float" office:value="1.1163618935136481" table:style-name="ce6">
            <text:p>1.116</text:p>
          </table:table-cell>
          <table:table-cell office:value-type="float" office:value="6013.8023274433199" table:style-name="ce5">
            <text:p><text:s/>6,01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013.8023274433199" table:style-name="ce5">
            <text:p><text:s/>6,014<text:s/></text:p>
          </table:table-cell>
          <table:table-cell office:value-type="float" office:value="1.0035273159102682" table:style-name="ce6">
            <text:p>1.004</text:p>
          </table:table-cell>
          <table:table-cell office:value-type="float" office:value="6035.0149080741194" table:style-name="ce5">
            <text:p><text:s/>6,035<text:s/></text:p>
          </table:table-cell>
          <table:table-cell office:value-type="float" office:value="0.98657014671593346" table:style-name="ce6">
            <text:p>0.987</text:p>
          </table:table-cell>
          <table:table-cell office:value-type="float" office:value="5953.9655432915297" table:style-name="ce5">
            <text:p><text:s/>5,95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953.9655432915297" table:style-name="ce5">
            <text:p><text:s/>5,954<text:s/></text:p>
          </table:table-cell>
          <table:table-cell office:value-type="float" office:value="1.0545499325011456" table:style-name="ce6">
            <text:p>1.055</text:p>
          </table:table-cell>
          <table:table-cell office:value-type="float" office:value="6278.7539617922293" table:style-name="ce5">
            <text:p><text:s/>6,279<text:s/></text:p>
          </table:table-cell>
          <table:table-cell office:value-type="float" office:value="1.0322005914659556" table:style-name="ce6">
            <text:p>1.032</text:p>
          </table:table-cell>
          <table:table-cell office:value-type="float" office:value="6480.933553031151" table:style-name="ce5">
            <text:p><text:s/>6,48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480.933553031151" table:style-name="ce5">
            <text:p><text:s/>6,481<text:s/></text:p>
          </table:table-cell>
          <table:table-cell office:value-type="float" office:value="1.0318803160997376" table:style-name="ce6">
            <text:p>1.032</text:p>
          </table:table-cell>
          <table:table-cell office:value-type="float" office:value="6687.5477633231803" table:style-name="ce5">
            <text:p><text:s/>6,688<text:s/></text:p>
          </table:table-cell>
          <table:table-cell office:value-type="float" office:value="1.0489276298715202" table:style-name="ce6">
            <text:p>1.049</text:p>
          </table:table-cell>
          <table:table-cell office:value-type="float" office:value="7014.7536250351695" table:style-name="ce5">
            <text:p><text:s/>7,01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6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06.8064588653997" table:style-name="ce5">
            <text:p><text:s/>2,90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906.8064588653997" table:style-name="ce5">
            <text:p><text:s/>2,907<text:s/></text:p>
          </table:table-cell>
          <table:table-cell office:value-type="float" office:value="0.9570645615394654" table:style-name="ce6">
            <text:p>0.957</text:p>
          </table:table-cell>
          <table:table-cell office:value-type="float" office:value="2782.0014490341" table:style-name="ce5">
            <text:p><text:s/>2,782<text:s/></text:p>
          </table:table-cell>
          <table:table-cell office:value-type="float" office:value="0.98284358095730995" table:style-name="ce6">
            <text:p>0.983</text:p>
          </table:table-cell>
          <table:table-cell office:value-type="float" office:value="2734.2722663970999" table:style-name="ce5">
            <text:p><text:s/>2,73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734.2722663970999" table:style-name="ce5">
            <text:p><text:s/>2,734<text:s/></text:p>
          </table:table-cell>
          <table:table-cell office:value-type="float" office:value="1.0545344588319956" table:style-name="ce6">
            <text:p>1.055</text:p>
          </table:table-cell>
          <table:table-cell office:value-type="float" office:value="2883.3843247444001" table:style-name="ce5">
            <text:p><text:s/>2,883<text:s/></text:p>
          </table:table-cell>
          <table:table-cell office:value-type="float" office:value="1.0709925138936327" table:style-name="ce6">
            <text:p>1.071</text:p>
          </table:table-cell>
          <table:table-cell office:value-type="float" office:value="3088.0830264794999" table:style-name="ce5">
            <text:p><text:s/>3,08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088.0830264794999" table:style-name="ce5">
            <text:p><text:s/>3,088<text:s/></text:p>
          </table:table-cell>
          <table:table-cell office:value-type="float" office:value="1.047325712670365" table:style-name="ce6">
            <text:p>1.047</text:p>
          </table:table-cell>
          <table:table-cell office:value-type="float" office:value="3234.2287564928997" table:style-name="ce5">
            <text:p><text:s/>3,234<text:s/></text:p>
          </table:table-cell>
          <table:table-cell office:value-type="float" office:value="1.1138646254756372" table:style-name="ce6">
            <text:p>1.114</text:p>
          </table:table-cell>
          <table:table-cell office:value-type="float" office:value="3602.4930025535" table:style-name="ce5">
            <text:p><text:s/>3,60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602.4930025535" table:style-name="ce5">
            <text:p><text:s/>3,602<text:s/></text:p>
          </table:table-cell>
          <table:table-cell office:value-type="float" office:value="1.0622528995768588" table:style-name="ce6">
            <text:p>1.062</text:p>
          </table:table-cell>
          <table:table-cell office:value-type="float" office:value="3826.7586376678" table:style-name="ce5">
            <text:p><text:s/>3,827<text:s/></text:p>
          </table:table-cell>
          <table:table-cell office:value-type="float" office:value="1.1035941492535317" table:style-name="ce6">
            <text:p>1.104</text:p>
          </table:table-cell>
          <table:table-cell office:value-type="float" office:value="4223.1884431356002" table:style-name="ce5">
            <text:p><text:s/>4,2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223.1884431356002" table:style-name="ce5">
            <text:p><text:s/>4,223<text:s/></text:p>
          </table:table-cell>
          <table:table-cell office:value-type="float" office:value="1.1487955369985896" table:style-name="ce6">
            <text:p>1.149</text:p>
          </table:table-cell>
          <table:table-cell office:value-type="float" office:value="4851.5800353781997" table:style-name="ce5">
            <text:p><text:s/>4,852<text:s/></text:p>
          </table:table-cell>
          <table:table-cell office:value-type="float" office:value="0.98430919807580464" table:style-name="ce6">
            <text:p>0.984</text:p>
          </table:table-cell>
          <table:table-cell office:value-type="float" office:value="4775.4548540237001" table:style-name="ce5">
            <text:p><text:s/>4,77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775.4548540237001" table:style-name="ce5">
            <text:p><text:s/>4,775<text:s/></text:p>
          </table:table-cell>
          <table:table-cell office:value-type="float" office:value="1.1040912699907042" table:style-name="ce6">
            <text:p>1.104</text:p>
          </table:table-cell>
          <table:table-cell office:value-type="float" office:value="5272.5380145622994" table:style-name="ce5">
            <text:p><text:s/>5,273<text:s/></text:p>
          </table:table-cell>
          <table:table-cell office:value-type="float" office:value="0.97630001249093445" table:style-name="ce6">
            <text:p>0.976</text:p>
          </table:table-cell>
          <table:table-cell office:value-type="float" office:value="5147.5789294760998" table:style-name="ce5">
            <text:p><text:s/>5,14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147.5789294760998" table:style-name="ce5">
            <text:p><text:s/>5,148<text:s/></text:p>
          </table:table-cell>
          <table:table-cell office:value-type="float" office:value="1.1038773674513471" table:style-name="ce6">
            <text:p>1.104</text:p>
          </table:table-cell>
          <table:table-cell office:value-type="float" office:value="5682.2958774181006" table:style-name="ce5">
            <text:p><text:s/>5,682<text:s/></text:p>
          </table:table-cell>
          <table:table-cell office:value-type="float" office:value="1.018986975667223" table:style-name="ce6">
            <text:p>1.019</text:p>
          </table:table-cell>
          <table:table-cell office:value-type="float" office:value="5790.1854909765998" table:style-name="ce5">
            <text:p><text:s/>5,79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790.1854909765998" table:style-name="ce5">
            <text:p><text:s/>5,790<text:s/></text:p>
          </table:table-cell>
          <table:table-cell office:value-type="float" office:value="1.0694862279095898" table:style-name="ce6">
            <text:p>1.069</text:p>
          </table:table-cell>
          <table:table-cell office:value-type="float" office:value="6192.5236396414002" table:style-name="ce5">
            <text:p><text:s/>6,193<text:s/></text:p>
          </table:table-cell>
          <table:table-cell office:value-type="float" office:value="1.1173393854681783" table:style-name="ce6">
            <text:p>1.117</text:p>
          </table:table-cell>
          <table:table-cell office:value-type="float" office:value="6919.1505580140893" table:style-name="ce5">
            <text:p><text:s/>6,91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919.1505580140893" table:style-name="ce5">
            <text:p><text:s/>6,919<text:s/></text:p>
          </table:table-cell>
          <table:table-cell office:value-type="float" office:value="1.1231620111578335" table:style-name="ce6">
            <text:p>1.123</text:p>
          </table:table-cell>
          <table:table-cell office:value-type="float" office:value="7771.3270562429507" table:style-name="ce5">
            <text:p><text:s/>7,771<text:s/></text:p>
          </table:table-cell>
          <table:table-cell office:value-type="float" office:value="1.0414190821774953" table:style-name="ce6">
            <text:p>1.041</text:p>
          </table:table-cell>
          <table:table-cell office:value-type="float" office:value="8093.2082902136699" table:style-name="ce5">
            <text:p><text:s/>8,09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8093.2082902136699" table:style-name="ce5">
            <text:p><text:s/>8,093<text:s/></text:p>
          </table:table-cell>
          <table:table-cell office:value-type="float" office:value="1.0623958284061139" table:style-name="ce6">
            <text:p>1.062</text:p>
          </table:table-cell>
          <table:table-cell office:value-type="float" office:value="8598.1907259447798" table:style-name="ce5">
            <text:p><text:s/>8,598<text:s/></text:p>
          </table:table-cell>
          <table:table-cell office:value-type="float" office:value="1.0577607928341095" table:style-name="ce6">
            <text:p>1.058</text:p>
          </table:table-cell>
          <table:table-cell office:value-type="float" office:value="9094.8290392142389" table:style-name="ce5">
            <text:p><text:s/>9,09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094.8290392142389" table:style-name="ce5">
            <text:p><text:s/>9,095<text:s/></text:p>
          </table:table-cell>
          <table:table-cell office:value-type="float" office:value="1.0664006483273032" table:style-name="ce6">
            <text:p>1.066</text:p>
          </table:table-cell>
          <table:table-cell office:value-type="float" office:value="9698.73158384405" table:style-name="ce5">
            <text:p><text:s/>9,699<text:s/></text:p>
          </table:table-cell>
          <table:table-cell office:value-type="float" office:value="1.0352395720811007" table:style-name="ce6">
            <text:p>1.035</text:p>
          </table:table-cell>
          <table:table-cell office:value-type="float" office:value="10040.51073458817" table:style-name="ce5">
            <text:p><text:s/>10,04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040.51073458817" table:style-name="ce5">
            <text:p><text:s/>10,041<text:s/></text:p>
          </table:table-cell>
          <table:table-cell office:value-type="float" office:value="1.0692334256481122" table:style-name="ce6">
            <text:p>1.069</text:p>
          </table:table-cell>
          <table:table-cell office:value-type="float" office:value="10735.649688000351" table:style-name="ce5">
            <text:p><text:s/>10,736<text:s/></text:p>
          </table:table-cell>
          <table:table-cell office:value-type="float" office:value="1.1097057073672765" table:style-name="ce6">
            <text:p>1.110</text:p>
          </table:table-cell>
          <table:table-cell office:value-type="float" office:value="11913.411731069709" table:style-name="ce5">
            <text:p><text:s/>11,91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913.411731069709" table:style-name="ce5">
            <text:p><text:s/>11,913<text:s/></text:p>
          </table:table-cell>
          <table:table-cell office:value-type="float" office:value="0.96018255515112738" table:style-name="ce6">
            <text:p>0.960</text:p>
          </table:table-cell>
          <table:table-cell office:value-type="float" office:value="11439.05011650593" table:style-name="ce5">
            <text:p><text:s/>11,439<text:s/></text:p>
          </table:table-cell>
          <table:table-cell office:value-type="float" office:value="1.1287245522568268" table:style-name="ce6">
            <text:p>1.129</text:p>
          </table:table-cell>
          <table:table-cell office:value-type="float" office:value="12911.536720996559" table:style-name="ce5">
            <text:p><text:s/>12,91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911.536720996559" table:style-name="ce5">
            <text:p><text:s/>12,912<text:s/></text:p>
          </table:table-cell>
          <table:table-cell office:value-type="float" office:value="0.94930566212742962" table:style-name="ce6">
            <text:p>0.949</text:p>
          </table:table-cell>
          <table:table-cell office:value-type="float" office:value="12256.994916008261" table:style-name="ce5">
            <text:p><text:s/>12,257<text:s/></text:p>
          </table:table-cell>
          <table:table-cell office:value-type="float" office:value="1.1595549972677179" table:style-name="ce6">
            <text:p>1.160</text:p>
          </table:table-cell>
          <table:table-cell office:value-type="float" office:value="14212.659706342391" table:style-name="ce5">
            <text:p><text:s/>14,21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212.659706342391" table:style-name="ce5">
            <text:p><text:s/>14,213<text:s/></text:p>
          </table:table-cell>
          <table:table-cell office:value-type="float" office:value="0.99374742193778454" table:style-name="ce6">
            <text:p>0.994</text:p>
          </table:table-cell>
          <table:table-cell office:value-type="float" office:value="14123.79394205678" table:style-name="ce5">
            <text:p><text:s/>14,124<text:s/></text:p>
          </table:table-cell>
          <table:table-cell office:value-type="float" office:value="1.0212223503965183" table:style-name="ce6">
            <text:p>1.021</text:p>
          </table:table-cell>
          <table:table-cell office:value-type="float" office:value="14423.534046023331" table:style-name="ce5">
            <text:p><text:s/>14,42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423.534046023331" table:style-name="ce5">
            <text:p><text:s/>14,424<text:s/></text:p>
          </table:table-cell>
          <table:table-cell office:value-type="float" office:value="1.0239876312668212" table:style-name="ce6">
            <text:p>1.024</text:p>
          </table:table-cell>
          <table:table-cell office:value-type="float" office:value="14769.520462283779" table:style-name="ce5">
            <text:p><text:s/>14,770<text:s/></text:p>
          </table:table-cell>
          <table:table-cell office:value-type="float" office:value="1.0286011579293173" table:style-name="ce6">
            <text:p>1.029</text:p>
          </table:table-cell>
          <table:table-cell office:value-type="float" office:value="15191.94584956584" table:style-name="ce5">
            <text:p><text:s/>15,19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67.83706263366992" table:style-name="ce5">
            <text:p><text:s/>96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967.83706263366992" table:style-name="ce5">
            <text:p><text:s/>968<text:s/></text:p>
          </table:table-cell>
          <table:table-cell office:value-type="float" office:value="0.95789305669430125" table:style-name="ce6">
            <text:p>0.958</text:p>
          </table:table-cell>
          <table:table-cell office:value-type="float" office:value="927.08440230819997" table:style-name="ce5">
            <text:p><text:s/>927<text:s/></text:p>
          </table:table-cell>
          <table:table-cell office:value-type="float" office:value="1.0028278311178818" table:style-name="ce6">
            <text:p>1.003</text:p>
          </table:table-cell>
          <table:table-cell office:value-type="float" office:value="929.70604042995001" table:style-name="ce5">
            <text:p><text:s/>93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29.70604042995001" table:style-name="ce5">
            <text:p><text:s/>930<text:s/></text:p>
          </table:table-cell>
          <table:table-cell office:value-type="float" office:value="1.0486397195373038" table:style-name="ce6">
            <text:p>1.049</text:p>
          </table:table-cell>
          <table:table-cell office:value-type="float" office:value="974.92668148860002" table:style-name="ce5">
            <text:p><text:s/>975<text:s/></text:p>
          </table:table-cell>
          <table:table-cell office:value-type="float" office:value="1.1216156070076604" table:style-name="ce6">
            <text:p>1.122</text:p>
          </table:table-cell>
          <table:table-cell office:value-type="float" office:value="1093.4929816458" table:style-name="ce5">
            <text:p><text:s/>1,09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93.4929816458" table:style-name="ce5">
            <text:p><text:s/>1,093<text:s/></text:p>
          </table:table-cell>
          <table:table-cell office:value-type="float" office:value="1.0554502013690477" table:style-name="ce6">
            <text:p>1.055</text:p>
          </table:table-cell>
          <table:table-cell office:value-type="float" office:value="1154.1273876737" table:style-name="ce5">
            <text:p><text:s/>1,154<text:s/></text:p>
          </table:table-cell>
          <table:table-cell office:value-type="float" office:value="1.0888910327951642" table:style-name="ce6">
            <text:p>1.089</text:p>
          </table:table-cell>
          <table:table-cell office:value-type="float" office:value="1256.7189631412" table:style-name="ce5">
            <text:p><text:s/>1,25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56.7189631412" table:style-name="ce5">
            <text:p><text:s/>1,257<text:s/></text:p>
          </table:table-cell>
          <table:table-cell office:value-type="float" office:value="1.076070498237607" table:style-name="ce6">
            <text:p>1.076</text:p>
          </table:table-cell>
          <table:table-cell office:value-type="float" office:value="1352.318200812" table:style-name="ce5">
            <text:p><text:s/>1,352<text:s/></text:p>
          </table:table-cell>
          <table:table-cell office:value-type="float" office:value="1.1132073496168842" table:style-name="ce6">
            <text:p>1.113</text:p>
          </table:table-cell>
          <table:table-cell office:value-type="float" office:value="1505.4105601645999" table:style-name="ce5">
            <text:p><text:s/>1,50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05.4105601645999" table:style-name="ce5">
            <text:p><text:s/>1,505<text:s/></text:p>
          </table:table-cell>
          <table:table-cell office:value-type="float" office:value="1.1481250937435423" table:style-name="ce6">
            <text:p>1.148</text:p>
          </table:table-cell>
          <table:table-cell office:value-type="float" office:value="1728.3996405114999" table:style-name="ce5">
            <text:p><text:s/>1,728<text:s/></text:p>
          </table:table-cell>
          <table:table-cell office:value-type="float" office:value="1.005066608123633" table:style-name="ce6">
            <text:p>1.005</text:p>
          </table:table-cell>
          <table:table-cell office:value-type="float" office:value="1737.1567641710001" table:style-name="ce5">
            <text:p><text:s/>1,73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37.1567641710001" table:style-name="ce5">
            <text:p><text:s/>1,737<text:s/></text:p>
          </table:table-cell>
          <table:table-cell office:value-type="float" office:value="1.1019486812096175" table:style-name="ce6">
            <text:p>1.102</text:p>
          </table:table-cell>
          <table:table-cell office:value-type="float" office:value="1914.2576053326002" table:style-name="ce5">
            <text:p><text:s/>1,914<text:s/></text:p>
          </table:table-cell>
          <table:table-cell office:value-type="float" office:value="1.0556483322548385" table:style-name="ce6">
            <text:p>1.056</text:p>
          </table:table-cell>
          <table:table-cell office:value-type="float" office:value="2020.7828485755001" table:style-name="ce5">
            <text:p><text:s/>2,02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20.7828485755001" table:style-name="ce5">
            <text:p><text:s/>2,021<text:s/></text:p>
          </table:table-cell>
          <table:table-cell office:value-type="float" office:value="1.1099552309004064" table:style-name="ce6">
            <text:p>1.110</text:p>
          </table:table-cell>
          <table:table-cell office:value-type="float" office:value="2242.9784932902003" table:style-name="ce5">
            <text:p><text:s/>2,243<text:s/></text:p>
          </table:table-cell>
          <table:table-cell office:value-type="float" office:value="1.041548703945572" table:style-name="ce6">
            <text:p>1.042</text:p>
          </table:table-cell>
          <table:table-cell office:value-type="float" office:value="2336.1713426642" table:style-name="ce5">
            <text:p><text:s/>2,33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36.1713426642" table:style-name="ce5">
            <text:p><text:s/>2,336<text:s/></text:p>
          </table:table-cell>
          <table:table-cell office:value-type="float" office:value="1.0745968904623917" table:style-name="ce6">
            <text:p>1.075</text:p>
          </table:table-cell>
          <table:table-cell office:value-type="float" office:value="2510.4424604143001" table:style-name="ce5">
            <text:p><text:s/>2,510<text:s/></text:p>
          </table:table-cell>
          <table:table-cell office:value-type="float" office:value="1.0886396015701816" table:style-name="ce6">
            <text:p>1.089</text:p>
          </table:table-cell>
          <table:table-cell office:value-type="float" office:value="2732.9670798702896" table:style-name="ce5">
            <text:p><text:s/>2,73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732.9670798702896" table:style-name="ce5">
            <text:p><text:s/>2,733<text:s/></text:p>
          </table:table-cell>
          <table:table-cell office:value-type="float" office:value="1.1273317222393495" table:style-name="ce6">
            <text:p>1.127</text:p>
          </table:table-cell>
          <table:table-cell office:value-type="float" office:value="3080.9604849736197" table:style-name="ce5">
            <text:p><text:s/>3,081<text:s/></text:p>
          </table:table-cell>
          <table:table-cell office:value-type="float" office:value="1.0839684323612171" table:style-name="ce6">
            <text:p>1.084</text:p>
          </table:table-cell>
          <table:table-cell office:value-type="float" office:value="3339.6639070637102" table:style-name="ce5">
            <text:p><text:s/>3,34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339.6639070637102" table:style-name="ce5">
            <text:p><text:s/>3,340<text:s/></text:p>
          </table:table-cell>
          <table:table-cell office:value-type="float" office:value="1.0741925265303689" table:style-name="ce6">
            <text:p>1.074</text:p>
          </table:table-cell>
          <table:table-cell office:value-type="float" office:value="3587.4420100910502" table:style-name="ce5">
            <text:p><text:s/>3,587<text:s/></text:p>
          </table:table-cell>
          <table:table-cell office:value-type="float" office:value="1.020764593108433" table:style-name="ce6">
            <text:p>1.021</text:p>
          </table:table-cell>
          <table:table-cell office:value-type="float" office:value="3661.9337837306898" table:style-name="ce5">
            <text:p><text:s/>3,66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661.9337837306898" table:style-name="ce5">
            <text:p><text:s/>3,662<text:s/></text:p>
          </table:table-cell>
          <table:table-cell office:value-type="float" office:value="1.0783955886570238" table:style-name="ce6">
            <text:p>1.078</text:p>
          </table:table-cell>
          <table:table-cell office:value-type="float" office:value="3949.0132383292998" table:style-name="ce5">
            <text:p><text:s/>3,949<text:s/></text:p>
          </table:table-cell>
          <table:table-cell office:value-type="float" office:value="1.0409860906603279" table:style-name="ce6">
            <text:p>1.041</text:p>
          </table:table-cell>
          <table:table-cell office:value-type="float" office:value="4110.8678529342997" table:style-name="ce5">
            <text:p><text:s/>4,11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110.8678529342997" table:style-name="ce5">
            <text:p><text:s/>4,111<text:s/></text:p>
          </table:table-cell>
          <table:table-cell office:value-type="float" office:value="1.0940522489109916" table:style-name="ce6">
            <text:p>1.094</text:p>
          </table:table-cell>
          <table:table-cell office:value-type="float" office:value="4497.5042194786702" table:style-name="ce5">
            <text:p><text:s/>4,498<text:s/></text:p>
          </table:table-cell>
          <table:table-cell office:value-type="float" office:value="1.0473262738353255" table:style-name="ce6">
            <text:p>1.047</text:p>
          </table:table-cell>
          <table:table-cell office:value-type="float" office:value="4710.35433574525" table:style-name="ce5">
            <text:p><text:s/>4,71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710.35433574525" table:style-name="ce5">
            <text:p><text:s/>4,710<text:s/></text:p>
          </table:table-cell>
          <table:table-cell office:value-type="float" office:value="0.97577375618554507" table:style-name="ce6">
            <text:p>0.976</text:p>
          </table:table-cell>
          <table:table-cell office:value-type="float" office:value="4596.2401431550106" table:style-name="ce5">
            <text:p><text:s/>4,596<text:s/></text:p>
          </table:table-cell>
          <table:table-cell office:value-type="float" office:value="1.1025307470807246" table:style-name="ce6">
            <text:p>1.103</text:p>
          </table:table-cell>
          <table:table-cell office:value-type="float" office:value="5067.4960787951095" table:style-name="ce5">
            <text:p><text:s/>5,06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067.4960787951095" table:style-name="ce5">
            <text:p><text:s/>5,067<text:s/></text:p>
          </table:table-cell>
          <table:table-cell office:value-type="float" office:value="0.93959061604109884" table:style-name="ce6">
            <text:p>0.940</text:p>
          </table:table-cell>
          <table:table-cell office:value-type="float" office:value="4761.3717624609499" table:style-name="ce5">
            <text:p><text:s/>4,761<text:s/></text:p>
          </table:table-cell>
          <table:table-cell office:value-type="float" office:value="1.0845084812223502" table:style-name="ce6">
            <text:p>1.085</text:p>
          </table:table-cell>
          <table:table-cell office:value-type="float" office:value="5163.7480586415104" table:style-name="ce5">
            <text:p><text:s/>5,16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163.7480586415104" table:style-name="ce5">
            <text:p><text:s/>5,164<text:s/></text:p>
          </table:table-cell>
          <table:table-cell office:value-type="float" office:value="0.99282738655434255" table:style-name="ce6">
            <text:p>0.993</text:p>
          </table:table-cell>
          <table:table-cell office:value-type="float" office:value="5126.7104898861107" table:style-name="ce5">
            <text:p><text:s/>5,127<text:s/></text:p>
          </table:table-cell>
          <table:table-cell office:value-type="float" office:value="1.0170912730718535" table:style-name="ce6">
            <text:p>1.017</text:p>
          </table:table-cell>
          <table:table-cell office:value-type="float" office:value="5214.3324988290897" table:style-name="ce5">
            <text:p><text:s/>5,2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214.3324988290897" table:style-name="ce5">
            <text:p><text:s/>5,214<text:s/></text:p>
          </table:table-cell>
          <table:table-cell office:value-type="float" office:value="1.0258960665934156" table:style-name="ce6">
            <text:p>1.026</text:p>
          </table:table-cell>
          <table:table-cell office:value-type="float" office:value="5349.3632004589799" table:style-name="ce5">
            <text:p><text:s/>5,349<text:s/></text:p>
          </table:table-cell>
          <table:table-cell office:value-type="float" office:value="1.0617248826759191" table:style-name="ce6">
            <text:p>1.062</text:p>
          </table:table-cell>
          <table:table-cell office:value-type="float" office:value="5679.5520163981892" table:style-name="ce5">
            <text:p><text:s/>5,68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38.9693962317299" table:style-name="ce5">
            <text:p><text:s/>1,93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938.9693962317299" table:style-name="ce5">
            <text:p><text:s/>1,939<text:s/></text:p>
          </table:table-cell>
          <table:table-cell office:value-type="float" office:value="0.95665101797419783" table:style-name="ce6">
            <text:p>0.957</text:p>
          </table:table-cell>
          <table:table-cell office:value-type="float" office:value="1854.9170467259003" table:style-name="ce5">
            <text:p><text:s/>1,855<text:s/></text:p>
          </table:table-cell>
          <table:table-cell office:value-type="float" office:value="0.97285548653098852" table:style-name="ce6">
            <text:p>0.973</text:p>
          </table:table-cell>
          <table:table-cell office:value-type="float" office:value="1804.5662259671499" table:style-name="ce5">
            <text:p><text:s/>1,80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04.5662259671499" table:style-name="ce5">
            <text:p><text:s/>1,805<text:s/></text:p>
          </table:table-cell>
          <table:table-cell office:value-type="float" office:value="1.057571407351908" table:style-name="ce6">
            <text:p>1.058</text:p>
          </table:table-cell>
          <table:table-cell office:value-type="float" office:value="1908.4576432558001" table:style-name="ce5">
            <text:p><text:s/>1,908<text:s/></text:p>
          </table:table-cell>
          <table:table-cell office:value-type="float" office:value="1.0451319430023918" table:style-name="ce6">
            <text:p>1.045</text:p>
          </table:table-cell>
          <table:table-cell office:value-type="float" office:value="1994.5900448336997" table:style-name="ce5">
            <text:p><text:s/>1,99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94.5900448336997" table:style-name="ce5">
            <text:p><text:s/>1,995<text:s/></text:p>
          </table:table-cell>
          <table:table-cell office:value-type="float" office:value="1.0428716287875737" table:style-name="ce6">
            <text:p>1.043</text:p>
          </table:table-cell>
          <table:table-cell office:value-type="float" office:value="2080.1013688191997" table:style-name="ce5">
            <text:p><text:s/>2,080<text:s/></text:p>
          </table:table-cell>
          <table:table-cell office:value-type="float" office:value="1.127721020992315" table:style-name="ce6">
            <text:p>1.128</text:p>
          </table:table-cell>
          <table:table-cell office:value-type="float" office:value="2345.7740394123002" table:style-name="ce5">
            <text:p><text:s/>2,34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345.7740394123002" table:style-name="ce5">
            <text:p><text:s/>2,346<text:s/></text:p>
          </table:table-cell>
          <table:table-cell office:value-type="float" office:value="1.05485029473501" table:style-name="ce6">
            <text:p>1.055</text:p>
          </table:table-cell>
          <table:table-cell office:value-type="float" office:value="2474.4404368557998" table:style-name="ce5">
            <text:p><text:s/>2,474<text:s/></text:p>
          </table:table-cell>
          <table:table-cell office:value-type="float" office:value="1.0983403934444276" table:style-name="ce6">
            <text:p>1.098</text:p>
          </table:table-cell>
          <table:table-cell office:value-type="float" office:value="2717.7778829710001" table:style-name="ce5">
            <text:p><text:s/>2,71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17.7778829710001" table:style-name="ce5">
            <text:p><text:s/>2,718<text:s/></text:p>
          </table:table-cell>
          <table:table-cell office:value-type="float" office:value="1.1491669037546677" table:style-name="ce6">
            <text:p>1.149</text:p>
          </table:table-cell>
          <table:table-cell office:value-type="float" office:value="3123.1803948666998" table:style-name="ce5">
            <text:p><text:s/>3,123<text:s/></text:p>
          </table:table-cell>
          <table:table-cell office:value-type="float" office:value="0.97282183726770521" table:style-name="ce6">
            <text:p>0.973</text:p>
          </table:table-cell>
          <table:table-cell office:value-type="float" office:value="3038.2980898526998" table:style-name="ce5">
            <text:p><text:s/>3,03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038.2980898526998" table:style-name="ce5">
            <text:p><text:s/>3,038<text:s/></text:p>
          </table:table-cell>
          <table:table-cell office:value-type="float" office:value="1.10531630205926" table:style-name="ce6">
            <text:p>1.105</text:p>
          </table:table-cell>
          <table:table-cell office:value-type="float" office:value="3358.2804092296997" table:style-name="ce5">
            <text:p><text:s/>3,358<text:s/></text:p>
          </table:table-cell>
          <table:table-cell office:value-type="float" office:value="0.93107057775970647" table:style-name="ce6">
            <text:p>0.931</text:p>
          </table:table-cell>
          <table:table-cell office:value-type="float" office:value="3126.7960809005999" table:style-name="ce5">
            <text:p><text:s/>3,12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126.7960809005999" table:style-name="ce5">
            <text:p><text:s/>3,127<text:s/></text:p>
          </table:table-cell>
          <table:table-cell office:value-type="float" office:value="1.0999493715424147" table:style-name="ce6">
            <text:p>1.100</text:p>
          </table:table-cell>
          <table:table-cell office:value-type="float" office:value="3439.3173841278999" table:style-name="ce5">
            <text:p><text:s/>3,439<text:s/></text:p>
          </table:table-cell>
          <table:table-cell office:value-type="float" office:value="1.0042731631143795" table:style-name="ce6">
            <text:p>1.004</text:p>
          </table:table-cell>
          <table:table-cell office:value-type="float" office:value="3454.0141483123998" table:style-name="ce5">
            <text:p><text:s/>3,45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454.0141483123998" table:style-name="ce5">
            <text:p><text:s/>3,454<text:s/></text:p>
          </table:table-cell>
          <table:table-cell office:value-type="float" office:value="1.0660295589773805" table:style-name="ce6">
            <text:p>1.066</text:p>
          </table:table-cell>
          <table:table-cell office:value-type="float" office:value="3682.0811792271002" table:style-name="ce5">
            <text:p><text:s/>3,682<text:s/></text:p>
          </table:table-cell>
          <table:table-cell office:value-type="float" office:value="1.1369068943293952" table:style-name="ce6">
            <text:p>1.137</text:p>
          </table:table-cell>
          <table:table-cell office:value-type="float" office:value="4186.1834781438001" table:style-name="ce5">
            <text:p><text:s/>4,18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186.1834781438001" table:style-name="ce5">
            <text:p><text:s/>4,186<text:s/></text:p>
          </table:table-cell>
          <table:table-cell office:value-type="float" office:value="1.1204397981497676" table:style-name="ce6">
            <text:p>1.120</text:p>
          </table:table-cell>
          <table:table-cell office:value-type="float" office:value="4690.366571269331" table:style-name="ce5">
            <text:p><text:s/>4,690<text:s/></text:p>
          </table:table-cell>
          <table:table-cell office:value-type="float" office:value="1.013469696007903" table:style-name="ce6">
            <text:p>1.013</text:p>
          </table:table-cell>
          <table:table-cell office:value-type="float" office:value="4753.5443831499597" table:style-name="ce5">
            <text:p><text:s/>4,75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753.5443831499597" table:style-name="ce5">
            <text:p><text:s/>4,754<text:s/></text:p>
          </table:table-cell>
          <table:table-cell office:value-type="float" office:value="1.0541079060112473" table:style-name="ce6">
            <text:p>1.054</text:p>
          </table:table-cell>
          <table:table-cell office:value-type="float" office:value="5010.7487158537306" table:style-name="ce5">
            <text:p><text:s/>5,011<text:s/></text:p>
          </table:table-cell>
          <table:table-cell office:value-type="float" office:value="1.0842481959420895" table:style-name="ce6">
            <text:p>1.084</text:p>
          </table:table-cell>
          <table:table-cell office:value-type="float" office:value="5432.8952554835487" table:style-name="ce5">
            <text:p><text:s/>5,43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432.8952554835487" table:style-name="ce5">
            <text:p><text:s/>5,433<text:s/></text:p>
          </table:table-cell>
          <table:table-cell office:value-type="float" office:value="1.0583157000333152" table:style-name="ce6">
            <text:p>1.058</text:p>
          </table:table-cell>
          <table:table-cell office:value-type="float" office:value="5749.7183455147497" table:style-name="ce5">
            <text:p><text:s/>5,750<text:s/></text:p>
          </table:table-cell>
          <table:table-cell office:value-type="float" office:value="1.0312927565016252" table:style-name="ce6">
            <text:p>1.031</text:p>
          </table:table-cell>
          <table:table-cell office:value-type="float" office:value="5929.6428816538701" table:style-name="ce5">
            <text:p><text:s/>5,93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929.6428816538701" table:style-name="ce5">
            <text:p><text:s/>5,930<text:s/></text:p>
          </table:table-cell>
          <table:table-cell office:value-type="float" office:value="1.0520271782002772" table:style-name="ce6">
            <text:p>1.052</text:p>
          </table:table-cell>
          <table:table-cell office:value-type="float" office:value="6238.1454685216804" table:style-name="ce5">
            <text:p><text:s/>6,238<text:s/></text:p>
          </table:table-cell>
          <table:table-cell office:value-type="float" office:value="1.1546792923749252" table:style-name="ce6">
            <text:p>1.155</text:p>
          </table:table-cell>
          <table:table-cell office:value-type="float" office:value="7203.0573953244602" table:style-name="ce5">
            <text:p><text:s/>7,20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203.0573953244602" table:style-name="ce5">
            <text:p><text:s/>7,203<text:s/></text:p>
          </table:table-cell>
          <table:table-cell office:value-type="float" office:value="0.94998687332307263" table:style-name="ce6">
            <text:p>0.950</text:p>
          </table:table-cell>
          <table:table-cell office:value-type="float" office:value="6842.8099733509198" table:style-name="ce5">
            <text:p><text:s/>6,843<text:s/></text:p>
          </table:table-cell>
          <table:table-cell office:value-type="float" office:value="1.1463186428893666" table:style-name="ce6">
            <text:p>1.146</text:p>
          </table:table-cell>
          <table:table-cell office:value-type="float" office:value="7844.0406422014494" table:style-name="ce5">
            <text:p><text:s/>7,84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844.0406422014494" table:style-name="ce5">
            <text:p><text:s/>7,844<text:s/></text:p>
          </table:table-cell>
          <table:table-cell office:value-type="float" office:value="0.95558188635846308" table:style-name="ce6">
            <text:p>0.956</text:p>
          </table:table-cell>
          <table:table-cell office:value-type="float" office:value="7495.6231535473107" table:style-name="ce5">
            <text:p><text:s/>7,496<text:s/></text:p>
          </table:table-cell>
          <table:table-cell office:value-type="float" office:value="1.2072260654430678" table:style-name="ce6">
            <text:p>1.207</text:p>
          </table:table-cell>
          <table:table-cell office:value-type="float" office:value="9048.9116477008793" table:style-name="ce5">
            <text:p><text:s/>9,04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048.9116477008793" table:style-name="ce5">
            <text:p><text:s/>9,049<text:s/></text:p>
          </table:table-cell>
          <table:table-cell office:value-type="float" office:value="0.99427243876965266" table:style-name="ce6">
            <text:p>0.994</text:p>
          </table:table-cell>
          <table:table-cell office:value-type="float" office:value="8997.0834521706693" table:style-name="ce5">
            <text:p><text:s/>8,997<text:s/></text:p>
          </table:table-cell>
          <table:table-cell office:value-type="float" office:value="1.0235763173867631" table:style-name="ce6">
            <text:p>1.024</text:p>
          </table:table-cell>
          <table:table-cell office:value-type="float" office:value="9209.2015471942414" table:style-name="ce5">
            <text:p><text:s/>9,20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209.2015471942414" table:style-name="ce5">
            <text:p><text:s/>9,209<text:s/></text:p>
          </table:table-cell>
          <table:table-cell office:value-type="float" office:value="1.0229070580711559" table:style-name="ce6">
            <text:p>1.023</text:p>
          </table:table-cell>
          <table:table-cell office:value-type="float" office:value="9420.1572618247992" table:style-name="ce5">
            <text:p><text:s/>9,420<text:s/></text:p>
          </table:table-cell>
          <table:table-cell office:value-type="float" office:value="1.0097914046208805" table:style-name="ce6">
            <text:p>1.010</text:p>
          </table:table-cell>
          <table:table-cell office:value-type="float" office:value="9512.3938331676509" table:style-name="ce5">
            <text:p><text:s/>9,51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6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068.8555301618007" table:style-name="ce5">
            <text:p><text:s/>6,06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068.8555301618007" table:style-name="ce5">
            <text:p><text:s/>6,069<text:s/></text:p>
          </table:table-cell>
          <table:table-cell office:value-type="float" office:value="1.0514408476261381" table:style-name="ce6">
            <text:p>1.051</text:p>
          </table:table-cell>
          <table:table-cell office:value-type="float" office:value="6381.0426027538997" table:style-name="ce5">
            <text:p><text:s/>6,381<text:s/></text:p>
          </table:table-cell>
          <table:table-cell office:value-type="float" office:value="1.0423584918877911" table:style-name="ce6">
            <text:p>1.042</text:p>
          </table:table-cell>
          <table:table-cell office:value-type="float" office:value="6651.3339440783002" table:style-name="ce5">
            <text:p><text:s/>6,65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651.3339440783002" table:style-name="ce5">
            <text:p><text:s/>6,651<text:s/></text:p>
          </table:table-cell>
          <table:table-cell office:value-type="float" office:value="1.0336233439534948" table:style-name="ce6">
            <text:p>1.034</text:p>
          </table:table-cell>
          <table:table-cell office:value-type="float" office:value="6874.9740330295999" table:style-name="ce5">
            <text:p><text:s/>6,875<text:s/></text:p>
          </table:table-cell>
          <table:table-cell office:value-type="float" office:value="1.0419141417015529" table:style-name="ce6">
            <text:p>1.042</text:p>
          </table:table-cell>
          <table:table-cell office:value-type="float" office:value="7163.1326688444997" table:style-name="ce5">
            <text:p><text:s/>7,16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163.1326688444997" table:style-name="ce5">
            <text:p><text:s/>7,163<text:s/></text:p>
          </table:table-cell>
          <table:table-cell office:value-type="float" office:value="1.0747810315088315" table:style-name="ce6">
            <text:p>1.075</text:p>
          </table:table-cell>
          <table:table-cell office:value-type="float" office:value="7698.7991186552999" table:style-name="ce5">
            <text:p><text:s/>7,699<text:s/></text:p>
          </table:table-cell>
          <table:table-cell office:value-type="float" office:value="1.0676606771354209" table:style-name="ce6">
            <text:p>1.068</text:p>
          </table:table-cell>
          <table:table-cell office:value-type="float" office:value="8219.7050801531004" table:style-name="ce5">
            <text:p><text:s/>8,22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219.7050801531004" table:style-name="ce5">
            <text:p><text:s/>8,220<text:s/></text:p>
          </table:table-cell>
          <table:table-cell office:value-type="float" office:value="1.0208625511241951" table:style-name="ce6">
            <text:p>1.021</text:p>
          </table:table-cell>
          <table:table-cell office:value-type="float" office:value="8391.1890976136001" table:style-name="ce5">
            <text:p><text:s/>8,391<text:s/></text:p>
          </table:table-cell>
          <table:table-cell office:value-type="float" office:value="1.0149354412940763" table:style-name="ce6">
            <text:p>1.015</text:p>
          </table:table-cell>
          <table:table-cell office:value-type="float" office:value="8516.5152097685004" table:style-name="ce5">
            <text:p><text:s/>8,51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516.5152097685004" table:style-name="ce5">
            <text:p><text:s/>8,517<text:s/></text:p>
          </table:table-cell>
          <table:table-cell office:value-type="float" office:value="1.0653860632258574" table:style-name="ce6">
            <text:p>1.065</text:p>
          </table:table-cell>
          <table:table-cell office:value-type="float" office:value="9073.3766117384002" table:style-name="ce5">
            <text:p><text:s/>9,073<text:s/></text:p>
          </table:table-cell>
          <table:table-cell office:value-type="float" office:value="1.1165427621276709" table:style-name="ce6">
            <text:p>1.117</text:p>
          </table:table-cell>
          <table:table-cell office:value-type="float" office:value="10130.812983895001" table:style-name="ce5">
            <text:p><text:s/>10,13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130.812983895001" table:style-name="ce5">
            <text:p><text:s/>10,131<text:s/></text:p>
          </table:table-cell>
          <table:table-cell office:value-type="float" office:value="1.0182885080611532" table:style-name="ce6">
            <text:p>1.018</text:p>
          </table:table-cell>
          <table:table-cell office:value-type="float" office:value="10316.090438817" table:style-name="ce5">
            <text:p><text:s/>10,316<text:s/></text:p>
          </table:table-cell>
          <table:table-cell office:value-type="float" office:value="1.0302797748367569" table:style-name="ce6">
            <text:p>1.030</text:p>
          </table:table-cell>
          <table:table-cell office:value-type="float" office:value="10628.459334499999" table:style-name="ce5">
            <text:p><text:s/>10,62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628.459334499999" table:style-name="ce5">
            <text:p><text:s/>10,628<text:s/></text:p>
          </table:table-cell>
          <table:table-cell office:value-type="float" office:value="1.0156510754746964" table:style-name="ce6">
            <text:p>1.016</text:p>
          </table:table-cell>
          <table:table-cell office:value-type="float" office:value="10794.806153724001" table:style-name="ce5">
            <text:p><text:s/>10,795<text:s/></text:p>
          </table:table-cell>
          <table:table-cell office:value-type="float" office:value="1.132426227423069" table:style-name="ce6">
            <text:p>1.132</text:p>
          </table:table-cell>
          <table:table-cell office:value-type="float" office:value="12224.321608425" table:style-name="ce5">
            <text:p><text:s/>12,22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224.321608425" table:style-name="ce5">
            <text:p><text:s/>12,224<text:s/></text:p>
          </table:table-cell>
          <table:table-cell office:value-type="float" office:value="1.0234945788703775" table:style-name="ce6">
            <text:p>1.023</text:p>
          </table:table-cell>
          <table:table-cell office:value-type="float" office:value="12511.526896591" table:style-name="ce5">
            <text:p><text:s/>12,512<text:s/></text:p>
          </table:table-cell>
          <table:table-cell office:value-type="float" office:value="1.0728793862559978" table:style-name="ce6">
            <text:p>1.073</text:p>
          </table:table-cell>
          <table:table-cell office:value-type="float" office:value="13423.35929793996" table:style-name="ce5">
            <text:p><text:s/>13,42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423.35929793996" table:style-name="ce5">
            <text:p><text:s/>13,423<text:s/></text:p>
          </table:table-cell>
          <table:table-cell office:value-type="float" office:value="1.0456500718451178" table:style-name="ce6">
            <text:p>1.046</text:p>
          </table:table-cell>
          <table:table-cell office:value-type="float" office:value="14036.136614293751" table:style-name="ce5">
            <text:p><text:s/>14,036<text:s/></text:p>
          </table:table-cell>
          <table:table-cell office:value-type="float" office:value="1.095009989555138" table:style-name="ce6">
            <text:p>1.095</text:p>
          </table:table-cell>
          <table:table-cell office:value-type="float" office:value="15369.709807412291" table:style-name="ce5">
            <text:p><text:s/>15,37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5369.709807412291" table:style-name="ce5">
            <text:p><text:s/>15,370<text:s/></text:p>
          </table:table-cell>
          <table:table-cell office:value-type="float" office:value="1.0582488411805753" table:style-name="ce6">
            <text:p>1.058</text:p>
          </table:table-cell>
          <table:table-cell office:value-type="float" office:value="16264.97759297578" table:style-name="ce5">
            <text:p><text:s/>16,265<text:s/></text:p>
          </table:table-cell>
          <table:table-cell office:value-type="float" office:value="0.97956044237261097" table:style-name="ce6">
            <text:p>0.980</text:p>
          </table:table-cell>
          <table:table-cell office:value-type="float" office:value="15932.528646155961" table:style-name="ce5">
            <text:p><text:s/>15,93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5932.528646155961" table:style-name="ce5">
            <text:p><text:s/>15,933<text:s/></text:p>
          </table:table-cell>
          <table:table-cell office:value-type="float" office:value="1.0627234223343287" table:style-name="ce6">
            <text:p>1.063</text:p>
          </table:table-cell>
          <table:table-cell office:value-type="float" office:value="16931.871369282591" table:style-name="ce5">
            <text:p><text:s/>16,932<text:s/></text:p>
          </table:table-cell>
          <table:table-cell office:value-type="float" office:value="1.1695493632311558" table:style-name="ce6">
            <text:p>1.170</text:p>
          </table:table-cell>
          <table:table-cell office:value-type="float" office:value="19802.659378256289" table:style-name="ce5">
            <text:p><text:s/>19,80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802.659378256289" table:style-name="ce5">
            <text:p><text:s/>19,803<text:s/></text:p>
          </table:table-cell>
          <table:table-cell office:value-type="float" office:value="1.0324136082462172" table:style-name="ce6">
            <text:p>1.032</text:p>
          </table:table-cell>
          <table:table-cell office:value-type="float" office:value="20444.535021576372" table:style-name="ce5">
            <text:p><text:s/>20,445<text:s/></text:p>
          </table:table-cell>
          <table:table-cell office:value-type="float" office:value="1.1204517515893786" table:style-name="ce6">
            <text:p>1.120</text:p>
          </table:table-cell>
          <table:table-cell office:value-type="float" office:value="22907.115075355639" table:style-name="ce5">
            <text:p><text:s/>22,90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2907.115075355639" table:style-name="ce5">
            <text:p><text:s/>22,907<text:s/></text:p>
          </table:table-cell>
          <table:table-cell office:value-type="float" office:value="1.0071547837586718" table:style-name="ce6">
            <text:p>1.007</text:p>
          </table:table-cell>
          <table:table-cell office:value-type="float" office:value="23071.010530254822" table:style-name="ce5">
            <text:p><text:s/>23,071<text:s/></text:p>
          </table:table-cell>
          <table:table-cell office:value-type="float" office:value="1.0434288647768877" table:style-name="ce6">
            <text:p>1.043</text:p>
          </table:table-cell>
          <table:table-cell office:value-type="float" office:value="24072.958326839409" table:style-name="ce5">
            <text:p><text:s/>24,07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072.958326839409" table:style-name="ce5">
            <text:p><text:s/>24,073<text:s/></text:p>
          </table:table-cell>
          <table:table-cell office:value-type="float" office:value="1.0097535318268223" table:style-name="ce6">
            <text:p>1.010</text:p>
          </table:table-cell>
          <table:table-cell office:value-type="float" office:value="24307.754692046001" table:style-name="ce5">
            <text:p><text:s/>24,308<text:s/></text:p>
          </table:table-cell>
          <table:table-cell office:value-type="float" office:value="1.0126107728485958" table:style-name="ce6">
            <text:p>1.013</text:p>
          </table:table-cell>
          <table:table-cell office:value-type="float" office:value="24614.294264926782" table:style-name="ce5">
            <text:p><text:s/>24,61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614.294264926782" table:style-name="ce5">
            <text:p><text:s/>24,614<text:s/></text:p>
          </table:table-cell>
          <table:table-cell office:value-type="float" office:value="1.0314895739742733" table:style-name="ce6">
            <text:p>1.031</text:p>
          </table:table-cell>
          <table:table-cell office:value-type="float" office:value="25389.387905006723" table:style-name="ce5">
            <text:p><text:s/>25,389<text:s/></text:p>
          </table:table-cell>
          <table:table-cell office:value-type="float" office:value="1.0466493988292278" table:style-name="ce6">
            <text:p>1.047</text:p>
          </table:table-cell>
          <table:table-cell office:value-type="float" office:value="26573.787587417351" table:style-name="ce5">
            <text:p><text:s/>26,57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573.787587417351" table:style-name="ce5">
            <text:p><text:s/>26,574<text:s/></text:p>
          </table:table-cell>
          <table:table-cell office:value-type="float" office:value="1.0435673785393973" table:style-name="ce6">
            <text:p>1.044</text:p>
          </table:table-cell>
          <table:table-cell office:value-type="float" office:value="27731.537850463901" table:style-name="ce5">
            <text:p><text:s/>27,732<text:s/></text:p>
          </table:table-cell>
          <table:table-cell office:value-type="float" office:value="0.99999316602217214" table:style-name="ce6">
            <text:p>1.000</text:p>
          </table:table-cell>
          <table:table-cell office:value-type="float" office:value="27731.348333749098" table:style-name="ce5">
            <text:p><text:s/>27,73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13.33624313103996" table:style-name="ce5">
            <text:p><text:s/>71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13.33624313103996" table:style-name="ce5">
            <text:p><text:s/>713<text:s/></text:p>
          </table:table-cell>
          <table:table-cell office:value-type="float" office:value="1.038703672814993" table:style-name="ce6">
            <text:p>1.039</text:p>
          </table:table-cell>
          <table:table-cell office:value-type="float" office:value="740.94497569226007" table:style-name="ce5">
            <text:p><text:s/>741<text:s/></text:p>
          </table:table-cell>
          <table:table-cell office:value-type="float" office:value="1.1469803872132358" table:style-name="ce6">
            <text:p>1.147</text:p>
          </table:table-cell>
          <table:table-cell office:value-type="float" office:value="849.84935512320999" table:style-name="ce5">
            <text:p><text:s/>85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49.84935512320999" table:style-name="ce5">
            <text:p><text:s/>850<text:s/></text:p>
          </table:table-cell>
          <table:table-cell office:value-type="float" office:value="0.91634387921517835" table:style-name="ce6">
            <text:p>0.916</text:p>
          </table:table-cell>
          <table:table-cell office:value-type="float" office:value="778.75425482211995" table:style-name="ce5">
            <text:p><text:s/>779<text:s/></text:p>
          </table:table-cell>
          <table:table-cell office:value-type="float" office:value="1.0533269435198473" table:style-name="ce6">
            <text:p>1.053</text:p>
          </table:table-cell>
          <table:table-cell office:value-type="float" office:value="820.28283898485995" table:style-name="ce5">
            <text:p><text:s/>82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20.28283898485995" table:style-name="ce5">
            <text:p><text:s/>820<text:s/></text:p>
          </table:table-cell>
          <table:table-cell office:value-type="float" office:value="1.1053690895288806" table:style-name="ce6">
            <text:p>1.105</text:p>
          </table:table-cell>
          <table:table-cell office:value-type="float" office:value="906.71529488485999" table:style-name="ce5">
            <text:p><text:s/>907<text:s/></text:p>
          </table:table-cell>
          <table:table-cell office:value-type="float" office:value="1.1034553232851905" table:style-name="ce6">
            <text:p>1.103</text:p>
          </table:table-cell>
          <table:table-cell office:value-type="float" office:value="1000.5198188447999" table:style-name="ce5">
            <text:p><text:s/>1,00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000.5198188447999" table:style-name="ce5">
            <text:p><text:s/>1,001<text:s/></text:p>
          </table:table-cell>
          <table:table-cell office:value-type="float" office:value="0.92696999605318731" table:style-name="ce6">
            <text:p>0.927</text:p>
          </table:table-cell>
          <table:table-cell office:value-type="float" office:value="927.45185252570002" table:style-name="ce5">
            <text:p><text:s/>927<text:s/></text:p>
          </table:table-cell>
          <table:table-cell office:value-type="float" office:value="1.0367442233596333" table:style-name="ce6">
            <text:p>1.037</text:p>
          </table:table-cell>
          <table:table-cell office:value-type="float" office:value="961.53035055020996" table:style-name="ce5">
            <text:p><text:s/>96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61.53035055020996" table:style-name="ce5">
            <text:p><text:s/>962<text:s/></text:p>
          </table:table-cell>
          <table:table-cell office:value-type="float" office:value="1.002088130549432" table:style-name="ce6">
            <text:p>1.002</text:p>
          </table:table-cell>
          <table:table-cell office:value-type="float" office:value="963.53815144939995" table:style-name="ce5">
            <text:p><text:s/>964<text:s/></text:p>
          </table:table-cell>
          <table:table-cell office:value-type="float" office:value="1.0999448160154739" table:style-name="ce6">
            <text:p>1.100</text:p>
          </table:table-cell>
          <table:table-cell office:value-type="float" office:value="1059.8387947199001" table:style-name="ce5">
            <text:p><text:s/>1,0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59.8387947199001" table:style-name="ce5">
            <text:p><text:s/>1,060<text:s/></text:p>
          </table:table-cell>
          <table:table-cell office:value-type="float" office:value="1.046558769701897" table:style-name="ce6">
            <text:p>1.047</text:p>
          </table:table-cell>
          <table:table-cell office:value-type="float" office:value="1109.1835850844" table:style-name="ce5">
            <text:p><text:s/>1,109<text:s/></text:p>
          </table:table-cell>
          <table:table-cell office:value-type="float" office:value="0.99246420522454459" table:style-name="ce6">
            <text:p>0.992</text:p>
          </table:table-cell>
          <table:table-cell office:value-type="float" office:value="1100.8250052189001" table:style-name="ce5">
            <text:p><text:s/>1,10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00.8250052189001" table:style-name="ce5">
            <text:p><text:s/>1,101<text:s/></text:p>
          </table:table-cell>
          <table:table-cell office:value-type="float" office:value="0.98745095531723226" table:style-name="ce6">
            <text:p>0.987</text:p>
          </table:table-cell>
          <table:table-cell office:value-type="float" office:value="1087.0107030404999" table:style-name="ce5">
            <text:p><text:s/>1,087<text:s/></text:p>
          </table:table-cell>
          <table:table-cell office:value-type="float" office:value="1.1006224024889155" table:style-name="ce6">
            <text:p>1.101</text:p>
          </table:table-cell>
          <table:table-cell office:value-type="float" office:value="1196.3883315116" table:style-name="ce5">
            <text:p><text:s/>1,19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96.3883315116" table:style-name="ce5">
            <text:p><text:s/>1,196<text:s/></text:p>
          </table:table-cell>
          <table:table-cell office:value-type="float" office:value="0.7452622118625577" table:style-name="ce6">
            <text:p>0.745</text:p>
          </table:table-cell>
          <table:table-cell office:value-type="float" office:value="891.62301418889001" table:style-name="ce5">
            <text:p><text:s/>892<text:s/></text:p>
          </table:table-cell>
          <table:table-cell office:value-type="float" office:value="1.0963791606756632" table:style-name="ce6">
            <text:p>1.096</text:p>
          </table:table-cell>
          <table:table-cell office:value-type="float" office:value="977.55689193552007" table:style-name="ce5">
            <text:p><text:s/>97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77.55689193552007" table:style-name="ce5">
            <text:p><text:s/>978<text:s/></text:p>
          </table:table-cell>
          <table:table-cell office:value-type="float" office:value="1.2812201212719936" table:style-name="ce6">
            <text:p>1.281</text:p>
          </table:table-cell>
          <table:table-cell office:value-type="float" office:value="1252.4655596359" table:style-name="ce5">
            <text:p><text:s/>1,252<text:s/></text:p>
          </table:table-cell>
          <table:table-cell office:value-type="float" office:value="1.0574493622814805" table:style-name="ce6">
            <text:p>1.057</text:p>
          </table:table-cell>
          <table:table-cell office:value-type="float" office:value="1324.4189073165001" table:style-name="ce5">
            <text:p><text:s/>1,32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24.4189073165001" table:style-name="ce5">
            <text:p><text:s/>1,324<text:s/></text:p>
          </table:table-cell>
          <table:table-cell office:value-type="float" office:value="1.0240365959107018" table:style-name="ce6">
            <text:p>1.024</text:p>
          </table:table-cell>
          <table:table-cell office:value-type="float" office:value="1356.2534294081599" table:style-name="ce5">
            <text:p><text:s/>1,356<text:s/></text:p>
          </table:table-cell>
          <table:table-cell office:value-type="float" office:value="1.0094108554086383" table:style-name="ce6">
            <text:p>1.009</text:p>
          </table:table-cell>
          <table:table-cell office:value-type="float" office:value="1369.01693432979" table:style-name="ce5">
            <text:p><text:s/>1,36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69.01693432979" table:style-name="ce5">
            <text:p><text:s/>1,369<text:s/></text:p>
          </table:table-cell>
          <table:table-cell office:value-type="float" office:value="1.0890764267685555" table:style-name="ce6">
            <text:p>1.089</text:p>
          </table:table-cell>
          <table:table-cell office:value-type="float" office:value="1490.9640710255301" table:style-name="ce5">
            <text:p><text:s/>1,491<text:s/></text:p>
          </table:table-cell>
          <table:table-cell office:value-type="float" office:value="1.0020760539769553" table:style-name="ce6">
            <text:p>1.002</text:p>
          </table:table-cell>
          <table:table-cell office:value-type="float" office:value="1494.0593929146801" table:style-name="ce5">
            <text:p><text:s/>1,49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94.0593929146801" table:style-name="ce5">
            <text:p><text:s/>1,494<text:s/></text:p>
          </table:table-cell>
          <table:table-cell office:value-type="float" office:value="1.07496551499683" table:style-name="ce6">
            <text:p>1.075</text:p>
          </table:table-cell>
          <table:table-cell office:value-type="float" office:value="1606.0623247403801" table:style-name="ce5">
            <text:p><text:s/>1,606<text:s/></text:p>
          </table:table-cell>
          <table:table-cell office:value-type="float" office:value="1.2118767763335569" table:style-name="ce6">
            <text:p>1.212</text:p>
          </table:table-cell>
          <table:table-cell office:value-type="float" office:value="1946.3496326971499" table:style-name="ce5">
            <text:p><text:s/>1,94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946.3496326971499" table:style-name="ce5">
            <text:p><text:s/>1,946<text:s/></text:p>
          </table:table-cell>
          <table:table-cell office:value-type="float" office:value="1.0314371648135228" table:style-name="ce6">
            <text:p>1.031</text:p>
          </table:table-cell>
          <table:table-cell office:value-type="float" office:value="2007.53734688499" table:style-name="ce5">
            <text:p><text:s/>2,008<text:s/></text:p>
          </table:table-cell>
          <table:table-cell office:value-type="float" office:value="1.132836031170068" table:style-name="ce6">
            <text:p>1.133</text:p>
          </table:table-cell>
          <table:table-cell office:value-type="float" office:value="2274.2106404708802" table:style-name="ce5">
            <text:p><text:s/>2,27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74.2106404708802" table:style-name="ce5">
            <text:p><text:s/>2,274<text:s/></text:p>
          </table:table-cell>
          <table:table-cell office:value-type="float" office:value="1.0036487381160928" table:style-name="ce6">
            <text:p>1.004</text:p>
          </table:table-cell>
          <table:table-cell office:value-type="float" office:value="2282.5086395187896" table:style-name="ce5">
            <text:p><text:s/>2,283<text:s/></text:p>
          </table:table-cell>
          <table:table-cell office:value-type="float" office:value="0.96622203005283513" table:style-name="ce6">
            <text:p>0.966</text:p>
          </table:table-cell>
          <table:table-cell office:value-type="float" office:value="2205.4101312889802" table:style-name="ce5">
            <text:p><text:s/>2,20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05.4101312889802" table:style-name="ce5">
            <text:p><text:s/>2,205<text:s/></text:p>
          </table:table-cell>
          <table:table-cell office:value-type="float" office:value="1.0581234827791646" table:style-name="ce6">
            <text:p>1.058</text:p>
          </table:table-cell>
          <table:table-cell office:value-type="float" office:value="2333.5962490759503" table:style-name="ce5">
            <text:p><text:s/>2,334<text:s/></text:p>
          </table:table-cell>
          <table:table-cell office:value-type="float" office:value="0.91294589124205505" table:style-name="ce6">
            <text:p>0.913</text:p>
          </table:table-cell>
          <table:table-cell office:value-type="float" office:value="2130.44710741176" table:style-name="ce5">
            <text:p><text:s/>2,13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30.44710741176" table:style-name="ce5">
            <text:p><text:s/>2,130<text:s/></text:p>
          </table:table-cell>
          <table:table-cell office:value-type="float" office:value="1.0249216088608193" table:style-name="ce6">
            <text:p>1.025</text:p>
          </table:table-cell>
          <table:table-cell office:value-type="float" office:value="2183.5412769213399" table:style-name="ce5">
            <text:p><text:s/>2,184<text:s/></text:p>
          </table:table-cell>
          <table:table-cell office:value-type="float" office:value="1.050202250786088" table:style-name="ce6">
            <text:p>1.050</text:p>
          </table:table-cell>
          <table:table-cell office:value-type="float" office:value="2293.1599637071199" table:style-name="ce5">
            <text:p><text:s/>2,29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355.519287030761" table:style-name="ce5">
            <text:p><text:s/>5,35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355.519287030761" table:style-name="ce5">
            <text:p><text:s/>5,356<text:s/></text:p>
          </table:table-cell>
          <table:table-cell office:value-type="float" office:value="1.0531373942990048" table:style-name="ce6">
            <text:p>1.053</text:p>
          </table:table-cell>
          <table:table-cell office:value-type="float" office:value="5640.0976270616402" table:style-name="ce5">
            <text:p><text:s/>5,640<text:s/></text:p>
          </table:table-cell>
          <table:table-cell office:value-type="float" office:value="1.0286142142503178" table:style-name="ce6">
            <text:p>1.029</text:p>
          </table:table-cell>
          <table:table-cell office:value-type="float" office:value="5801.4845889550907" table:style-name="ce5">
            <text:p><text:s/>5,80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801.4845889550907" table:style-name="ce5">
            <text:p><text:s/>5,801<text:s/></text:p>
          </table:table-cell>
          <table:table-cell office:value-type="float" office:value="1.0508034081161759" table:style-name="ce6">
            <text:p>1.051</text:p>
          </table:table-cell>
          <table:table-cell office:value-type="float" office:value="6096.21977820748" table:style-name="ce5">
            <text:p><text:s/>6,096<text:s/></text:p>
          </table:table-cell>
          <table:table-cell office:value-type="float" office:value="1.0404562270759665" table:style-name="ce6">
            <text:p>1.040</text:p>
          </table:table-cell>
          <table:table-cell office:value-type="float" office:value="6342.8498298596405" table:style-name="ce5">
            <text:p><text:s/>6,34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342.8498298596405" table:style-name="ce5">
            <text:p><text:s/>6,343<text:s/></text:p>
          </table:table-cell>
          <table:table-cell office:value-type="float" office:value="1.0708252608781597" table:style-name="ce6">
            <text:p>1.071</text:p>
          </table:table-cell>
          <table:table-cell office:value-type="float" office:value="6792.0838237704402" table:style-name="ce5">
            <text:p><text:s/>6,792<text:s/></text:p>
          </table:table-cell>
          <table:table-cell office:value-type="float" office:value="1.0628822388856747" table:style-name="ce6">
            <text:p>1.063</text:p>
          </table:table-cell>
          <table:table-cell office:value-type="float" office:value="7219.1852613083001" table:style-name="ce5">
            <text:p><text:s/>7,21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219.1852613083001" table:style-name="ce5">
            <text:p><text:s/>7,219<text:s/></text:p>
          </table:table-cell>
          <table:table-cell office:value-type="float" office:value="1.0338752885440263" table:style-name="ce6">
            <text:p>1.034</text:p>
          </table:table-cell>
          <table:table-cell office:value-type="float" office:value="7463.7372450879002" table:style-name="ce5">
            <text:p><text:s/>7,464<text:s/></text:p>
          </table:table-cell>
          <table:table-cell office:value-type="float" office:value="1.0122254590608" table:style-name="ce6">
            <text:p>1.012</text:p>
          </table:table-cell>
          <table:table-cell office:value-type="float" office:value="7554.9848592182907" table:style-name="ce5">
            <text:p><text:s/>7,55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554.9848592182907" table:style-name="ce5">
            <text:p><text:s/>7,555<text:s/></text:p>
          </table:table-cell>
          <table:table-cell office:value-type="float" office:value="1.0734420533475588" table:style-name="ce6">
            <text:p>1.073</text:p>
          </table:table-cell>
          <table:table-cell office:value-type="float" office:value="8109.8384602889992" table:style-name="ce5">
            <text:p><text:s/>8,110<text:s/></text:p>
          </table:table-cell>
          <table:table-cell office:value-type="float" office:value="1.118514780977752" table:style-name="ce6">
            <text:p>1.119</text:p>
          </table:table-cell>
          <table:table-cell office:value-type="float" office:value="9070.9741891751" table:style-name="ce5">
            <text:p><text:s/>9,07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070.9741891751" table:style-name="ce5">
            <text:p><text:s/>9,071<text:s/></text:p>
          </table:table-cell>
          <table:table-cell office:value-type="float" office:value="1.0149854537916903" table:style-name="ce6">
            <text:p>1.015</text:p>
          </table:table-cell>
          <table:table-cell office:value-type="float" office:value="9206.9068537325984" table:style-name="ce5">
            <text:p><text:s/>9,207<text:s/></text:p>
          </table:table-cell>
          <table:table-cell office:value-type="float" office:value="1.0348355295262353" table:style-name="ce6">
            <text:p>1.035</text:p>
          </table:table-cell>
          <table:table-cell office:value-type="float" office:value="9527.6343292810998" table:style-name="ce5">
            <text:p><text:s/>9,52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527.6343292810998" table:style-name="ce5">
            <text:p><text:s/>9,528<text:s/></text:p>
          </table:table-cell>
          <table:table-cell office:value-type="float" office:value="1.0189093236763627" table:style-name="ce6">
            <text:p>1.019</text:p>
          </table:table-cell>
          <table:table-cell office:value-type="float" office:value="9707.7954506834994" table:style-name="ce5">
            <text:p><text:s/>9,708<text:s/></text:p>
          </table:table-cell>
          <table:table-cell office:value-type="float" office:value="1.1359873962050726" table:style-name="ce6">
            <text:p>1.136</text:p>
          </table:table-cell>
          <table:table-cell office:value-type="float" office:value="11027.933276913398" table:style-name="ce5">
            <text:p><text:s/>11,02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027.933276913398" table:style-name="ce5">
            <text:p><text:s/>11,028<text:s/></text:p>
          </table:table-cell>
          <table:table-cell office:value-type="float" office:value="1.0536791972370725" table:style-name="ce6">
            <text:p>1.054</text:p>
          </table:table-cell>
          <table:table-cell office:value-type="float" office:value="11619.90388240211" table:style-name="ce5">
            <text:p><text:s/>11,620<text:s/></text:p>
          </table:table-cell>
          <table:table-cell office:value-type="float" office:value="1.0710761923644758" table:style-name="ce6">
            <text:p>1.071</text:p>
          </table:table-cell>
          <table:table-cell office:value-type="float" office:value="12445.802406004441" table:style-name="ce5">
            <text:p><text:s/>12,44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445.802406004441" table:style-name="ce5">
            <text:p><text:s/>12,446<text:s/></text:p>
          </table:table-cell>
          <table:table-cell office:value-type="float" office:value="1.0271471969127846" table:style-name="ce6">
            <text:p>1.027</text:p>
          </table:table-cell>
          <table:table-cell office:value-type="float" office:value="12783.671054657851" table:style-name="ce5">
            <text:p><text:s/>12,784<text:s/></text:p>
          </table:table-cell>
          <table:table-cell office:value-type="float" office:value="1.0986899490798661" table:style-name="ce6">
            <text:p>1.099</text:p>
          </table:table-cell>
          <table:table-cell office:value-type="float" office:value="14045.290900095792" table:style-name="ce5">
            <text:p><text:s/>14,04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045.290900095792" table:style-name="ce5">
            <text:p><text:s/>14,045<text:s/></text:p>
          </table:table-cell>
          <table:table-cell office:value-type="float" office:value="1.0614749291854071" table:style-name="ce6">
            <text:p>1.061</text:p>
          </table:table-cell>
          <table:table-cell office:value-type="float" office:value="14908.724163567622" table:style-name="ce5">
            <text:p><text:s/>14,909<text:s/></text:p>
          </table:table-cell>
          <table:table-cell office:value-type="float" office:value="0.97684493669920824" table:style-name="ce6">
            <text:p>0.977</text:p>
          </table:table-cell>
          <table:table-cell office:value-type="float" office:value="14563.51171182617" table:style-name="ce5">
            <text:p><text:s/>14,56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563.51171182617" table:style-name="ce5">
            <text:p><text:s/>14,564<text:s/></text:p>
          </table:table-cell>
          <table:table-cell office:value-type="float" office:value="1.0602461551713802" table:style-name="ce6">
            <text:p>1.060</text:p>
          </table:table-cell>
          <table:table-cell office:value-type="float" office:value="15440.907298257061" table:style-name="ce5">
            <text:p><text:s/>15,441<text:s/></text:p>
          </table:table-cell>
          <table:table-cell office:value-type="float" office:value="1.1857204781877195" table:style-name="ce6">
            <text:p>1.186</text:p>
          </table:table-cell>
          <table:table-cell office:value-type="float" office:value="18308.599985341611" table:style-name="ce5">
            <text:p><text:s/>18,30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308.599985341611" table:style-name="ce5">
            <text:p><text:s/>18,309<text:s/></text:p>
          </table:table-cell>
          <table:table-cell office:value-type="float" office:value="1.0289411922221585" table:style-name="ce6">
            <text:p>1.029</text:p>
          </table:table-cell>
          <table:table-cell office:value-type="float" office:value="18838.47269683599" table:style-name="ce5">
            <text:p><text:s/>18,838<text:s/></text:p>
          </table:table-cell>
          <table:table-cell office:value-type="float" office:value="1.1126573677163833" table:style-name="ce6">
            <text:p>1.113</text:p>
          </table:table-cell>
          <table:table-cell office:value-type="float" office:value="20960.765442658489" table:style-name="ce5">
            <text:p><text:s/>20,96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960.765442658489" table:style-name="ce5">
            <text:p><text:s/>20,961<text:s/></text:p>
          </table:table-cell>
          <table:table-cell office:value-type="float" office:value="1.004899999524937" table:style-name="ce6">
            <text:p>1.005</text:p>
          </table:table-cell>
          <table:table-cell office:value-type="float" office:value="21063.473183369832" table:style-name="ce5">
            <text:p><text:s/>21,063<text:s/></text:p>
          </table:table-cell>
          <table:table-cell office:value-type="float" office:value="1.0349075623282877" table:style-name="ce6">
            <text:p>1.035</text:p>
          </table:table-cell>
          <table:table-cell office:value-type="float" office:value="21798.74768636853" table:style-name="ce5">
            <text:p><text:s/>21,79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798.74768636853" table:style-name="ce5">
            <text:p><text:s/>21,799<text:s/></text:p>
          </table:table-cell>
          <table:table-cell office:value-type="float" office:value="1.0103904301943141" table:style-name="ce6">
            <text:p>1.010</text:p>
          </table:table-cell>
          <table:table-cell office:value-type="float" office:value="22025.246052527211" table:style-name="ce5">
            <text:p><text:s/>22,025<text:s/></text:p>
          </table:table-cell>
          <table:table-cell office:value-type="float" office:value="1.0174181064854244" table:style-name="ce6">
            <text:p>1.017</text:p>
          </table:table-cell>
          <table:table-cell office:value-type="float" office:value="22408.884133637803" table:style-name="ce5">
            <text:p><text:s/>22,40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408.884133637803" table:style-name="ce5">
            <text:p><text:s/>22,409<text:s/></text:p>
          </table:table-cell>
          <table:table-cell office:value-type="float" office:value="1.0288683505361118" table:style-name="ce6">
            <text:p>1.029</text:p>
          </table:table-cell>
          <table:table-cell office:value-type="float" office:value="23055.791655930771" table:style-name="ce5">
            <text:p><text:s/>23,056<text:s/></text:p>
          </table:table-cell>
          <table:table-cell office:value-type="float" office:value="1.0601822242663219" table:style-name="ce6">
            <text:p>1.060</text:p>
          </table:table-cell>
          <table:table-cell office:value-type="float" office:value="24443.340480005594" table:style-name="ce5">
            <text:p><text:s/>24,44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443.340480005594" table:style-name="ce5">
            <text:p><text:s/>24,443<text:s/></text:p>
          </table:table-cell>
          <table:table-cell office:value-type="float" office:value="1.0451925175464689" table:style-name="ce6">
            <text:p>1.045</text:p>
          </table:table-cell>
          <table:table-cell office:value-type="float" office:value="25547.996573542561" table:style-name="ce5">
            <text:p><text:s/>25,548<text:s/></text:p>
          </table:table-cell>
          <table:table-cell office:value-type="float" office:value="0.99570188593127118" table:style-name="ce6">
            <text:p>0.996</text:p>
          </table:table-cell>
          <table:table-cell office:value-type="float" office:value="25438.188370041982" table:style-name="ce5">
            <text:p><text:s/>25,43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6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747.7355551874998" table:style-name="ce5">
            <text:p><text:s/>3,74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747.7355551874998" table:style-name="ce5">
            <text:p><text:s/>3,748<text:s/></text:p>
          </table:table-cell>
          <table:table-cell office:value-type="float" office:value="0.99403255035440163" table:style-name="ce6">
            <text:p>0.994</text:p>
          </table:table-cell>
          <table:table-cell office:value-type="float" office:value="3725.3711319769" table:style-name="ce5">
            <text:p><text:s/>3,725<text:s/></text:p>
          </table:table-cell>
          <table:table-cell office:value-type="float" office:value="1.196141500342933" table:style-name="ce6">
            <text:p>1.196</text:p>
          </table:table-cell>
          <table:table-cell office:value-type="float" office:value="4456.0710151371004" table:style-name="ce5">
            <text:p><text:s/>4,45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456.0710151371004" table:style-name="ce5">
            <text:p><text:s/>4,456<text:s/></text:p>
          </table:table-cell>
          <table:table-cell office:value-type="float" office:value="1.0512081644552245" table:style-name="ce6">
            <text:p>1.051</text:p>
          </table:table-cell>
          <table:table-cell office:value-type="float" office:value="4684.2582325044004" table:style-name="ce5">
            <text:p><text:s/>4,684<text:s/></text:p>
          </table:table-cell>
          <table:table-cell office:value-type="float" office:value="1.251678408054971" table:style-name="ce6">
            <text:p>1.252</text:p>
          </table:table-cell>
          <table:table-cell office:value-type="float" office:value="5863.1848873795007" table:style-name="ce5">
            <text:p><text:s/>5,86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863.1848873795007" table:style-name="ce5">
            <text:p><text:s/>5,863<text:s/></text:p>
          </table:table-cell>
          <table:table-cell office:value-type="float" office:value="1.0664747764430123" table:style-name="ce6">
            <text:p>1.066</text:p>
          </table:table-cell>
          <table:table-cell office:value-type="float" office:value="6252.9387920120998" table:style-name="ce5">
            <text:p><text:s/>6,253<text:s/></text:p>
          </table:table-cell>
          <table:table-cell office:value-type="float" office:value="0.92032920415282127" table:style-name="ce6">
            <text:p>0.920</text:p>
          </table:table-cell>
          <table:table-cell office:value-type="float" office:value="5754.7621820688" table:style-name="ce5">
            <text:p><text:s/>5,75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754.7621820688" table:style-name="ce5">
            <text:p><text:s/>5,755<text:s/></text:p>
          </table:table-cell>
          <table:table-cell office:value-type="float" office:value="1.0291596388623439" table:style-name="ce6">
            <text:p>1.029</text:p>
          </table:table-cell>
          <table:table-cell office:value-type="float" office:value="5922.5689690365998" table:style-name="ce5">
            <text:p><text:s/>5,923<text:s/></text:p>
          </table:table-cell>
          <table:table-cell office:value-type="float" office:value="1.2078820469073024" table:style-name="ce6">
            <text:p>1.208</text:p>
          </table:table-cell>
          <table:table-cell office:value-type="float" office:value="7153.7647292696001" table:style-name="ce5">
            <text:p><text:s/>7,15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153.7647292696001" table:style-name="ce5">
            <text:p><text:s/>7,154<text:s/></text:p>
          </table:table-cell>
          <table:table-cell office:value-type="float" office:value="1.0690590950268" table:style-name="ce6">
            <text:p>1.069</text:p>
          </table:table-cell>
          <table:table-cell office:value-type="float" office:value="7647.7972475075994" table:style-name="ce5">
            <text:p><text:s/>7,648<text:s/></text:p>
          </table:table-cell>
          <table:table-cell office:value-type="float" office:value="0.83529421478400034" table:style-name="ce6">
            <text:p>0.835</text:p>
          </table:table-cell>
          <table:table-cell office:value-type="float" office:value="6388.1607966841002" table:style-name="ce5">
            <text:p><text:s/>6,38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388.1607966841002" table:style-name="ce5">
            <text:p><text:s/>6,388<text:s/></text:p>
          </table:table-cell>
          <table:table-cell office:value-type="float" office:value="1.0405126564810072" table:style-name="ce6">
            <text:p>1.041</text:p>
          </table:table-cell>
          <table:table-cell office:value-type="float" office:value="6646.9621605856" table:style-name="ce5">
            <text:p><text:s/>6,647<text:s/></text:p>
          </table:table-cell>
          <table:table-cell office:value-type="float" office:value="1.2290443291047066" table:style-name="ce6">
            <text:p>1.229</text:p>
          </table:table-cell>
          <table:table-cell office:value-type="float" office:value="8169.4111492412994" table:style-name="ce5">
            <text:p><text:s/>8,16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169.4111492412994" table:style-name="ce5">
            <text:p><text:s/>8,169<text:s/></text:p>
          </table:table-cell>
          <table:table-cell office:value-type="float" office:value="1.0308639566413569" table:style-name="ce6">
            <text:p>1.031</text:p>
          </table:table-cell>
          <table:table-cell office:value-type="float" office:value="8421.5515007368995" table:style-name="ce5">
            <text:p><text:s/>8,422<text:s/></text:p>
          </table:table-cell>
          <table:table-cell office:value-type="float" office:value="1.027780757285867" table:style-name="ce6">
            <text:p>1.028</text:p>
          </table:table-cell>
          <table:table-cell office:value-type="float" office:value="8655.5085789493005" table:style-name="ce5">
            <text:p><text:s/>8,65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655.5085789493005" table:style-name="ce5">
            <text:p><text:s/>8,656<text:s/></text:p>
          </table:table-cell>
          <table:table-cell office:value-type="float" office:value="1.0459238981440131" table:style-name="ce6">
            <text:p>1.046</text:p>
          </table:table-cell>
          <table:table-cell office:value-type="float" office:value="9053.0032733136013" table:style-name="ce5">
            <text:p><text:s/>9,053<text:s/></text:p>
          </table:table-cell>
          <table:table-cell office:value-type="float" office:value="1.297791153277966" table:style-name="ce6">
            <text:p>1.298</text:p>
          </table:table-cell>
          <table:table-cell office:value-type="float" office:value="11748.90755870286" table:style-name="ce5">
            <text:p><text:s/>11,74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748.90755870286" table:style-name="ce5">
            <text:p><text:s/>11,749<text:s/></text:p>
          </table:table-cell>
          <table:table-cell office:value-type="float" office:value="1.0299880006114968" table:style-name="ce6">
            <text:p>1.030</text:p>
          </table:table-cell>
          <table:table-cell office:value-type="float" office:value="12101.23380575766" table:style-name="ce5">
            <text:p><text:s/>12,101<text:s/></text:p>
          </table:table-cell>
          <table:table-cell office:value-type="float" office:value="1.042329151302545" table:style-name="ce6">
            <text:p>1.042</text:p>
          </table:table-cell>
          <table:table-cell office:value-type="float" office:value="12613.468762469049" table:style-name="ce5">
            <text:p><text:s/>12,61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2613.468762469049" table:style-name="ce5">
            <text:p><text:s/>12,613<text:s/></text:p>
          </table:table-cell>
          <table:table-cell office:value-type="float" office:value="1.0531671947911438" table:style-name="ce6">
            <text:p>1.053</text:p>
          </table:table-cell>
          <table:table-cell office:value-type="float" office:value="13284.09151315525" table:style-name="ce5">
            <text:p><text:s/>13,284<text:s/></text:p>
          </table:table-cell>
          <table:table-cell office:value-type="float" office:value="1.1368278547209656" table:style-name="ce6">
            <text:p>1.137</text:p>
          </table:table-cell>
          <table:table-cell office:value-type="float" office:value="15101.72525681727" table:style-name="ce5">
            <text:p><text:s/>15,10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5101.72525681727" table:style-name="ce5">
            <text:p><text:s/>15,102<text:s/></text:p>
          </table:table-cell>
          <table:table-cell office:value-type="float" office:value="1.0484022428695614" table:style-name="ce6">
            <text:p>1.048</text:p>
          </table:table-cell>
          <table:table-cell office:value-type="float" office:value="15832.682630447131" table:style-name="ce5">
            <text:p><text:s/>15,833<text:s/></text:p>
          </table:table-cell>
          <table:table-cell office:value-type="float" office:value="0.99596679511970831" table:style-name="ce6">
            <text:p>0.996</text:p>
          </table:table-cell>
          <table:table-cell office:value-type="float" office:value="15768.826177593901" table:style-name="ce5">
            <text:p><text:s/>15,76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768.826177593901" table:style-name="ce5">
            <text:p><text:s/>15,769<text:s/></text:p>
          </table:table-cell>
          <table:table-cell office:value-type="float" office:value="1.0513175483736834" table:style-name="ce6">
            <text:p>1.051</text:p>
          </table:table-cell>
          <table:table-cell office:value-type="float" office:value="16578.043677758778" table:style-name="ce5">
            <text:p><text:s/>16,578<text:s/></text:p>
          </table:table-cell>
          <table:table-cell office:value-type="float" office:value="1.1032204376441455" table:style-name="ce6">
            <text:p>1.103</text:p>
          </table:table-cell>
          <table:table-cell office:value-type="float" office:value="18289.236601460801" table:style-name="ce5">
            <text:p><text:s/>18,28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8289.236601460801" table:style-name="ce5">
            <text:p><text:s/>18,289<text:s/></text:p>
          </table:table-cell>
          <table:table-cell office:value-type="float" office:value="0.97703063317847028" table:style-name="ce6">
            <text:p>0.977</text:p>
          </table:table-cell>
          <table:table-cell office:value-type="float" office:value="17869.144417076099" table:style-name="ce5">
            <text:p><text:s/>17,869<text:s/></text:p>
          </table:table-cell>
          <table:table-cell office:value-type="float" office:value="1.1322496188052671" table:style-name="ce6">
            <text:p>1.132</text:p>
          </table:table-cell>
          <table:table-cell office:value-type="float" office:value="20232.33195461068" table:style-name="ce5">
            <text:p><text:s/>20,23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232.33195461068" table:style-name="ce5">
            <text:p><text:s/>20,232<text:s/></text:p>
          </table:table-cell>
          <table:table-cell office:value-type="float" office:value="1.0350473018959532" table:style-name="ce6">
            <text:p>1.035</text:p>
          </table:table-cell>
          <table:table-cell office:value-type="float" office:value="20941.420600683061" table:style-name="ce5">
            <text:p><text:s/>20,941<text:s/></text:p>
          </table:table-cell>
          <table:table-cell office:value-type="float" office:value="0.97247186547050213" table:style-name="ce6">
            <text:p>0.972</text:p>
          </table:table-cell>
          <table:table-cell office:value-type="float" office:value="20364.942357148659" table:style-name="ce5">
            <text:p><text:s/>20,36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364.942357148659" table:style-name="ce5">
            <text:p><text:s/>20,365<text:s/></text:p>
          </table:table-cell>
          <table:table-cell office:value-type="float" office:value="1.0148257247228676" table:style-name="ce6">
            <text:p>1.015</text:p>
          </table:table-cell>
          <table:table-cell office:value-type="float" office:value="20666.867386532809" table:style-name="ce5">
            <text:p><text:s/>20,667<text:s/></text:p>
          </table:table-cell>
          <table:table-cell office:value-type="float" office:value="1.059081690614408" table:style-name="ce6">
            <text:p>1.059</text:p>
          </table:table-cell>
          <table:table-cell office:value-type="float" office:value="21887.90085143294" table:style-name="ce5">
            <text:p><text:s/>21,88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887.90085143294" table:style-name="ce5">
            <text:p><text:s/>21,888<text:s/></text:p>
          </table:table-cell>
          <table:table-cell office:value-type="float" office:value="1.0399082488878162" table:style-name="ce6">
            <text:p>1.040</text:p>
          </table:table-cell>
          <table:table-cell office:value-type="float" office:value="22761.40864624377" table:style-name="ce5">
            <text:p><text:s/>22,761<text:s/></text:p>
          </table:table-cell>
          <table:table-cell office:value-type="float" office:value="1.0510565049445113" table:style-name="ce6">
            <text:p>1.051</text:p>
          </table:table-cell>
          <table:table-cell office:value-type="float" office:value="23923.52661933476" table:style-name="ce5">
            <text:p><text:s/>23,92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98.9119750557002" table:style-name="ce5">
            <text:p><text:s/>1,39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398.9119750557002" table:style-name="ce5">
            <text:p><text:s/>1,399<text:s/></text:p>
          </table:table-cell>
          <table:table-cell office:value-type="float" office:value="1.012120032066653" table:style-name="ce6">
            <text:p>1.012</text:p>
          </table:table-cell>
          <table:table-cell office:value-type="float" office:value="1415.8668330518001" table:style-name="ce5">
            <text:p><text:s/>1,416<text:s/></text:p>
          </table:table-cell>
          <table:table-cell office:value-type="float" office:value="1.3009577954862017" table:style-name="ce6">
            <text:p>1.301</text:p>
          </table:table-cell>
          <table:table-cell office:value-type="float" office:value="1841.9829938291" table:style-name="ce5">
            <text:p><text:s/>1,84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841.9829938291" table:style-name="ce5">
            <text:p><text:s/>1,842<text:s/></text:p>
          </table:table-cell>
          <table:table-cell office:value-type="float" office:value="1.0402766125984566" table:style-name="ce6">
            <text:p>1.040</text:p>
          </table:table-cell>
          <table:table-cell office:value-type="float" office:value="1916.1718292844998" table:style-name="ce5">
            <text:p><text:s/>1,916<text:s/></text:p>
          </table:table-cell>
          <table:table-cell office:value-type="float" office:value="1.1417359739120641" table:style-name="ce6">
            <text:p>1.142</text:p>
          </table:table-cell>
          <table:table-cell office:value-type="float" office:value="2187.7623096910002" table:style-name="ce5">
            <text:p><text:s/>2,18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87.7623096910002" table:style-name="ce5">
            <text:p><text:s/>2,188<text:s/></text:p>
          </table:table-cell>
          <table:table-cell office:value-type="float" office:value="1.0808818133197442" table:style-name="ce6">
            <text:p>1.081</text:p>
          </table:table-cell>
          <table:table-cell office:value-type="float" office:value="2364.7124924114" table:style-name="ce5">
            <text:p><text:s/>2,365<text:s/></text:p>
          </table:table-cell>
          <table:table-cell office:value-type="float" office:value="0.95301330694933817" table:style-name="ce6">
            <text:p>0.953</text:p>
          </table:table-cell>
          <table:table-cell office:value-type="float" office:value="2253.6024723773999" table:style-name="ce5">
            <text:p><text:s/>2,25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253.6024723773999" table:style-name="ce5">
            <text:p><text:s/>2,254<text:s/></text:p>
          </table:table-cell>
          <table:table-cell office:value-type="float" office:value="1.037955987558473" table:style-name="ce6">
            <text:p>1.038</text:p>
          </table:table-cell>
          <table:table-cell office:value-type="float" office:value="2339.1401797807002" table:style-name="ce5">
            <text:p><text:s/>2,339<text:s/></text:p>
          </table:table-cell>
          <table:table-cell office:value-type="float" office:value="1.1884475641432597" table:style-name="ce6">
            <text:p>1.188</text:p>
          </table:table-cell>
          <table:table-cell office:value-type="float" office:value="2779.94544885" table:style-name="ce5">
            <text:p><text:s/>2,78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79.94544885" table:style-name="ce5">
            <text:p><text:s/>2,780<text:s/></text:p>
          </table:table-cell>
          <table:table-cell office:value-type="float" office:value="1.0690775094160352" table:style-name="ce6">
            <text:p>1.069</text:p>
          </table:table-cell>
          <table:table-cell office:value-type="float" office:value="2971.977156769" table:style-name="ce5">
            <text:p><text:s/>2,972<text:s/></text:p>
          </table:table-cell>
          <table:table-cell office:value-type="float" office:value="0.79093446236935716" table:style-name="ce6">
            <text:p>0.791</text:p>
          </table:table-cell>
          <table:table-cell office:value-type="float" office:value="2350.6391546630998" table:style-name="ce5">
            <text:p><text:s/>2,35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50.6391546630998" table:style-name="ce5">
            <text:p><text:s/>2,351<text:s/></text:p>
          </table:table-cell>
          <table:table-cell office:value-type="float" office:value="1.0395796374193107" table:style-name="ce6">
            <text:p>1.040</text:p>
          </table:table-cell>
          <table:table-cell office:value-type="float" office:value="2443.6766001083001" table:style-name="ce5">
            <text:p><text:s/>2,444<text:s/></text:p>
          </table:table-cell>
          <table:table-cell office:value-type="float" office:value="1.0876600391738442" table:style-name="ce6">
            <text:p>1.088</text:p>
          </table:table-cell>
          <table:table-cell office:value-type="float" office:value="2657.8893866020003" table:style-name="ce5">
            <text:p><text:s/>2,65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57.8893866020003" table:style-name="ce5">
            <text:p><text:s/>2,658<text:s/></text:p>
          </table:table-cell>
          <table:table-cell office:value-type="float" office:value="1.0288055503294216" table:style-name="ce6">
            <text:p>1.029</text:p>
          </table:table-cell>
          <table:table-cell office:value-type="float" office:value="2734.4513530977997" table:style-name="ce5">
            <text:p><text:s/>2,734<text:s/></text:p>
          </table:table-cell>
          <table:table-cell office:value-type="float" office:value="0.98584350546490962" table:style-name="ce6">
            <text:p>0.986</text:p>
          </table:table-cell>
          <table:table-cell office:value-type="float" office:value="2695.7411074612" table:style-name="ce5">
            <text:p><text:s/>2,69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95.7411074612" table:style-name="ce5">
            <text:p><text:s/>2,696<text:s/></text:p>
          </table:table-cell>
          <table:table-cell office:value-type="float" office:value="1.0453941307618173" table:style-name="ce6">
            <text:p>1.045</text:p>
          </table:table-cell>
          <table:table-cell office:value-type="float" office:value="2818.1119317933003" table:style-name="ce5">
            <text:p><text:s/>2,818<text:s/></text:p>
          </table:table-cell>
          <table:table-cell office:value-type="float" office:value="1.342796983889647" table:style-name="ce6">
            <text:p>1.343</text:p>
          </table:table-cell>
          <table:table-cell office:value-type="float" office:value="3784.1522022754698" table:style-name="ce5">
            <text:p><text:s/>3,78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784.1522022754698" table:style-name="ce5">
            <text:p><text:s/>3,784<text:s/></text:p>
          </table:table-cell>
          <table:table-cell office:value-type="float" office:value="1.0256216567186143" table:style-name="ce6">
            <text:p>1.026</text:p>
          </table:table-cell>
          <table:table-cell office:value-type="float" office:value="3881.10845097316" table:style-name="ce5">
            <text:p><text:s/>3,881<text:s/></text:p>
          </table:table-cell>
          <table:table-cell office:value-type="float" office:value="1.0798257806070755" table:style-name="ce6">
            <text:p>1.080</text:p>
          </table:table-cell>
          <table:table-cell office:value-type="float" office:value="4190.9209626928105" table:style-name="ce5">
            <text:p><text:s/>4,19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190.9209626928105" table:style-name="ce5">
            <text:p><text:s/>4,191<text:s/></text:p>
          </table:table-cell>
          <table:table-cell office:value-type="float" office:value="1.0646320807580747" table:style-name="ce6">
            <text:p>1.065</text:p>
          </table:table-cell>
          <table:table-cell office:value-type="float" office:value="4461.7889048042807" table:style-name="ce5">
            <text:p><text:s/>4,462<text:s/></text:p>
          </table:table-cell>
          <table:table-cell office:value-type="float" office:value="1.1541958889881769" table:style-name="ce6">
            <text:p>1.154</text:p>
          </table:table-cell>
          <table:table-cell office:value-type="float" office:value="5149.77841145816" table:style-name="ce5">
            <text:p><text:s/>5,15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149.77841145816" table:style-name="ce5">
            <text:p><text:s/>5,150<text:s/></text:p>
          </table:table-cell>
          <table:table-cell office:value-type="float" office:value="1.0498230848819996" table:style-name="ce6">
            <text:p>1.050</text:p>
          </table:table-cell>
          <table:table-cell office:value-type="float" office:value="5406.3562583757293" table:style-name="ce5">
            <text:p><text:s/>5,406<text:s/></text:p>
          </table:table-cell>
          <table:table-cell office:value-type="float" office:value="0.8443348559224283" table:style-name="ce6">
            <text:p>0.844</text:p>
          </table:table-cell>
          <table:table-cell office:value-type="float" office:value="4564.7750324809904" table:style-name="ce5">
            <text:p><text:s/>4,56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564.7750324809904" table:style-name="ce5">
            <text:p><text:s/>4,565<text:s/></text:p>
          </table:table-cell>
          <table:table-cell office:value-type="float" office:value="1.0530305662471193" table:style-name="ce6">
            <text:p>1.053</text:p>
          </table:table-cell>
          <table:table-cell office:value-type="float" office:value="4806.8476372441701" table:style-name="ce5">
            <text:p><text:s/>4,807<text:s/></text:p>
          </table:table-cell>
          <table:table-cell office:value-type="float" office:value="1.2346957871538844" table:style-name="ce6">
            <text:p>1.235</text:p>
          </table:table-cell>
          <table:table-cell office:value-type="float" office:value="5934.9945271959805" table:style-name="ce5">
            <text:p><text:s/>5,93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934.9945271959805" table:style-name="ce5">
            <text:p><text:s/>5,935<text:s/></text:p>
          </table:table-cell>
          <table:table-cell office:value-type="float" office:value="0.98393804552957886" table:style-name="ce6">
            <text:p>0.984</text:p>
          </table:table-cell>
          <table:table-cell office:value-type="float" office:value="5839.66691531796" table:style-name="ce5">
            <text:p><text:s/>5,840<text:s/></text:p>
          </table:table-cell>
          <table:table-cell office:value-type="float" office:value="1.1280278237641286" table:style-name="ce6">
            <text:p>1.128</text:p>
          </table:table-cell>
          <table:table-cell office:value-type="float" office:value="6587.3067619935" table:style-name="ce5">
            <text:p><text:s/>6,58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587.3067619935" table:style-name="ce5">
            <text:p><text:s/>6,587<text:s/></text:p>
          </table:table-cell>
          <table:table-cell office:value-type="float" office:value="1.0401215865304181" table:style-name="ce6">
            <text:p>1.040</text:p>
          </table:table-cell>
          <table:table-cell office:value-type="float" office:value="6851.5999602472293" table:style-name="ce5">
            <text:p><text:s/>6,852<text:s/></text:p>
          </table:table-cell>
          <table:table-cell office:value-type="float" office:value="0.95437977664398543" table:style-name="ce6">
            <text:p>0.954</text:p>
          </table:table-cell>
          <table:table-cell office:value-type="float" office:value="6539.0284397146906" table:style-name="ce5">
            <text:p><text:s/>6,53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539.0284397146906" table:style-name="ce5">
            <text:p><text:s/>6,539<text:s/></text:p>
          </table:table-cell>
          <table:table-cell office:value-type="float" office:value="1.0110958068328275" table:style-name="ce6">
            <text:p>1.011</text:p>
          </table:table-cell>
          <table:table-cell office:value-type="float" office:value="6611.5842361561299" table:style-name="ce5">
            <text:p><text:s/>6,612<text:s/></text:p>
          </table:table-cell>
          <table:table-cell office:value-type="float" office:value="1.0671560562175639" table:style-name="ce6">
            <text:p>1.067</text:p>
          </table:table-cell>
          <table:table-cell office:value-type="float" office:value="7055.5921588065903" table:style-name="ce5">
            <text:p><text:s/>7,05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055.5921588065903" table:style-name="ce5">
            <text:p><text:s/>7,056<text:s/></text:p>
          </table:table-cell>
          <table:table-cell office:value-type="float" office:value="1.0315368963715226" table:style-name="ce6">
            <text:p>1.032</text:p>
          </table:table-cell>
          <table:table-cell office:value-type="float" office:value="7278.1036375586" table:style-name="ce5">
            <text:p><text:s/>7,278<text:s/></text:p>
          </table:table-cell>
          <table:table-cell office:value-type="float" office:value="1.0628726705633347" table:style-name="ce6">
            <text:p>1.063</text:p>
          </table:table-cell>
          <table:table-cell office:value-type="float" office:value="7735.6974498886302" table:style-name="ce5">
            <text:p><text:s/>7,73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348.8235801317996" table:style-name="ce5">
            <text:p><text:s/>2,34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348.8235801317996" table:style-name="ce5">
            <text:p><text:s/>2,349<text:s/></text:p>
          </table:table-cell>
          <table:table-cell office:value-type="float" office:value="0.98326001086701753" table:style-name="ce6">
            <text:p>0.983</text:p>
          </table:table-cell>
          <table:table-cell office:value-type="float" office:value="2309.5042989251001" table:style-name="ce5">
            <text:p><text:s/>2,310<text:s/></text:p>
          </table:table-cell>
          <table:table-cell office:value-type="float" office:value="1.1318827258839315" table:style-name="ce6">
            <text:p>1.132</text:p>
          </table:table-cell>
          <table:table-cell office:value-type="float" office:value="2614.0880213080004" table:style-name="ce5">
            <text:p><text:s/>2,61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614.0880213080004" table:style-name="ce5">
            <text:p><text:s/>2,614<text:s/></text:p>
          </table:table-cell>
          <table:table-cell office:value-type="float" office:value="1.0589109397451903" table:style-name="ce6">
            <text:p>1.059</text:p>
          </table:table-cell>
          <table:table-cell office:value-type="float" office:value="2768.0864032199001" table:style-name="ce5">
            <text:p><text:s/>2,768<text:s/></text:p>
          </table:table-cell>
          <table:table-cell office:value-type="float" office:value="1.3277846289094035" table:style-name="ce6">
            <text:p>1.328</text:p>
          </table:table-cell>
          <table:table-cell office:value-type="float" office:value="3675.4225776885005" table:style-name="ce5">
            <text:p><text:s/>3,67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675.4225776885005" table:style-name="ce5">
            <text:p><text:s/>3,675<text:s/></text:p>
          </table:table-cell>
          <table:table-cell office:value-type="float" office:value="1.0578991170169156" table:style-name="ce6">
            <text:p>1.058</text:p>
          </table:table-cell>
          <table:table-cell office:value-type="float" office:value="3888.2262996007003" table:style-name="ce5">
            <text:p><text:s/>3,888<text:s/></text:p>
          </table:table-cell>
          <table:table-cell office:value-type="float" office:value="0.90045163010469587" table:style-name="ce6">
            <text:p>0.900</text:p>
          </table:table-cell>
          <table:table-cell office:value-type="float" office:value="3501.1597096914002" table:style-name="ce5">
            <text:p><text:s/>3,50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501.1597096914002" table:style-name="ce5">
            <text:p><text:s/>3,501<text:s/></text:p>
          </table:table-cell>
          <table:table-cell office:value-type="float" office:value="1.0234976654554702" table:style-name="ce6">
            <text:p>1.023</text:p>
          </table:table-cell>
          <table:table-cell office:value-type="float" office:value="3583.4287892559" table:style-name="ce5">
            <text:p><text:s/>3,583<text:s/></text:p>
          </table:table-cell>
          <table:table-cell office:value-type="float" office:value="1.2205682148710493" table:style-name="ce6">
            <text:p>1.221</text:p>
          </table:table-cell>
          <table:table-cell office:value-type="float" office:value="4373.8192804195996" table:style-name="ce5">
            <text:p><text:s/>4,37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373.8192804195996" table:style-name="ce5">
            <text:p><text:s/>4,374<text:s/></text:p>
          </table:table-cell>
          <table:table-cell office:value-type="float" office:value="1.0690473910687111" table:style-name="ce6">
            <text:p>1.069</text:p>
          </table:table-cell>
          <table:table-cell office:value-type="float" office:value="4675.8200907385999" table:style-name="ce5">
            <text:p><text:s/>4,676<text:s/></text:p>
          </table:table-cell>
          <table:table-cell office:value-type="float" office:value="0.8634895192007328" table:style-name="ce6">
            <text:p>0.863</text:p>
          </table:table-cell>
          <table:table-cell office:value-type="float" office:value="4037.5216420210004" table:style-name="ce5">
            <text:p><text:s/>4,03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037.5216420210004" table:style-name="ce5">
            <text:p><text:s/>4,038<text:s/></text:p>
          </table:table-cell>
          <table:table-cell office:value-type="float" office:value="1.0410558588048398" table:style-name="ce6">
            <text:p>1.041</text:p>
          </table:table-cell>
          <table:table-cell office:value-type="float" office:value="4203.2855604772994" table:style-name="ce5">
            <text:p><text:s/>4,203<text:s/></text:p>
          </table:table-cell>
          <table:table-cell office:value-type="float" office:value="1.3112413333186539" table:style-name="ce6">
            <text:p>1.311</text:p>
          </table:table-cell>
          <table:table-cell office:value-type="float" office:value="5511.5217626392996" table:style-name="ce5">
            <text:p><text:s/>5,51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511.5217626392996" table:style-name="ce5">
            <text:p><text:s/>5,512<text:s/></text:p>
          </table:table-cell>
          <table:table-cell office:value-type="float" office:value="1.0318566074055966" table:style-name="ce6">
            <text:p>1.032</text:p>
          </table:table-cell>
          <table:table-cell office:value-type="float" office:value="5687.1001476391011" table:style-name="ce5">
            <text:p><text:s/>5,687<text:s/></text:p>
          </table:table-cell>
          <table:table-cell office:value-type="float" office:value="1.0479448781928329" table:style-name="ce6">
            <text:p>1.048</text:p>
          </table:table-cell>
          <table:table-cell office:value-type="float" office:value="5959.7674714881005" table:style-name="ce5">
            <text:p><text:s/>5,96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959.7674714881005" table:style-name="ce5">
            <text:p><text:s/>5,960<text:s/></text:p>
          </table:table-cell>
          <table:table-cell office:value-type="float" office:value="1.0461635242227838" table:style-name="ce6">
            <text:p>1.046</text:p>
          </table:table-cell>
          <table:table-cell office:value-type="float" office:value="6234.8913415202996" table:style-name="ce5">
            <text:p><text:s/>6,235<text:s/></text:p>
          </table:table-cell>
          <table:table-cell office:value-type="float" office:value="1.2774489433981515" table:style-name="ce6">
            <text:p>1.277</text:p>
          </table:table-cell>
          <table:table-cell office:value-type="float" office:value="7964.7553564273903" table:style-name="ce5">
            <text:p><text:s/>7,96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964.7553564273903" table:style-name="ce5">
            <text:p><text:s/>7,965<text:s/></text:p>
          </table:table-cell>
          <table:table-cell office:value-type="float" office:value="1.0320625037341582" table:style-name="ce6">
            <text:p>1.032</text:p>
          </table:table-cell>
          <table:table-cell office:value-type="float" office:value="8220.1253547845008" table:style-name="ce5">
            <text:p><text:s/>8,220<text:s/></text:p>
          </table:table-cell>
          <table:table-cell office:value-type="float" office:value="1.0246252260464519" table:style-name="ce6">
            <text:p>1.025</text:p>
          </table:table-cell>
          <table:table-cell office:value-type="float" office:value="8422.5477997762391" table:style-name="ce5">
            <text:p><text:s/>8,42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422.5477997762391" table:style-name="ce5">
            <text:p><text:s/>8,423<text:s/></text:p>
          </table:table-cell>
          <table:table-cell office:value-type="float" office:value="1.0474624565010306" table:style-name="ce6">
            <text:p>1.047</text:p>
          </table:table-cell>
          <table:table-cell office:value-type="float" office:value="8822.3026083509703" table:style-name="ce5">
            <text:p><text:s/>8,822<text:s/></text:p>
          </table:table-cell>
          <table:table-cell office:value-type="float" office:value="1.1280441498276024" table:style-name="ce6">
            <text:p>1.128</text:p>
          </table:table-cell>
          <table:table-cell office:value-type="float" office:value="9951.9468453591107" table:style-name="ce5">
            <text:p><text:s/>9,95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951.9468453591107" table:style-name="ce5">
            <text:p><text:s/>9,952<text:s/></text:p>
          </table:table-cell>
          <table:table-cell office:value-type="float" office:value="1.0476670076803622" table:style-name="ce6">
            <text:p>1.048</text:p>
          </table:table-cell>
          <table:table-cell office:value-type="float" office:value="10426.3263720714" table:style-name="ce5">
            <text:p><text:s/>10,426<text:s/></text:p>
          </table:table-cell>
          <table:table-cell office:value-type="float" office:value="1.0745924063076304" table:style-name="ce6">
            <text:p>1.075</text:p>
          </table:table-cell>
          <table:table-cell office:value-type="float" office:value="11204.051145112911" table:style-name="ce5">
            <text:p><text:s/>11,20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204.051145112911" table:style-name="ce5">
            <text:p><text:s/>11,204<text:s/></text:p>
          </table:table-cell>
          <table:table-cell office:value-type="float" office:value="1.0506196274951032" table:style-name="ce6">
            <text:p>1.051</text:p>
          </table:table-cell>
          <table:table-cell office:value-type="float" office:value="11771.196040514611" table:style-name="ce5">
            <text:p><text:s/>11,771<text:s/></text:p>
          </table:table-cell>
          <table:table-cell office:value-type="float" office:value="1.0495315881023013" table:style-name="ce6">
            <text:p>1.050</text:p>
          </table:table-cell>
          <table:table-cell office:value-type="float" office:value="12354.242074264821" table:style-name="ce5">
            <text:p><text:s/>12,35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354.242074264821" table:style-name="ce5">
            <text:p><text:s/>12,354<text:s/></text:p>
          </table:table-cell>
          <table:table-cell office:value-type="float" office:value="0.97371230298431677" table:style-name="ce6">
            <text:p>0.974</text:p>
          </table:table-cell>
          <table:table-cell office:value-type="float" office:value="12029.477501758141" table:style-name="ce5">
            <text:p><text:s/>12,029<text:s/></text:p>
          </table:table-cell>
          <table:table-cell office:value-type="float" office:value="1.1342990741387498" table:style-name="ce6">
            <text:p>1.134</text:p>
          </table:table-cell>
          <table:table-cell office:value-type="float" office:value="13645.02519261718" table:style-name="ce5">
            <text:p><text:s/>13,64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645.02519261718" table:style-name="ce5">
            <text:p><text:s/>13,645<text:s/></text:p>
          </table:table-cell>
          <table:table-cell office:value-type="float" office:value="1.0325976274532136" table:style-name="ce6">
            <text:p>1.033</text:p>
          </table:table-cell>
          <table:table-cell office:value-type="float" office:value="14089.82064043583" table:style-name="ce5">
            <text:p><text:s/>14,090<text:s/></text:p>
          </table:table-cell>
          <table:table-cell office:value-type="float" office:value="0.98126968896648081" table:style-name="ce6">
            <text:p>0.981</text:p>
          </table:table-cell>
          <table:table-cell office:value-type="float" office:value="13825.913917433967" table:style-name="ce5">
            <text:p><text:s/>13,82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825.913917433967" table:style-name="ce5">
            <text:p><text:s/>13,826<text:s/></text:p>
          </table:table-cell>
          <table:table-cell office:value-type="float" office:value="1.0165898062372201" table:style-name="ce6">
            <text:p>1.017</text:p>
          </table:table-cell>
          <table:table-cell office:value-type="float" office:value="14055.283150376681" table:style-name="ce5">
            <text:p><text:s/>14,055<text:s/></text:p>
          </table:table-cell>
          <table:table-cell office:value-type="float" office:value="1.0552835210743403" table:style-name="ce6">
            <text:p>1.055</text:p>
          </table:table-cell>
          <table:table-cell office:value-type="float" office:value="14832.30869262635" table:style-name="ce5">
            <text:p><text:s/>14,83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832.30869262635" table:style-name="ce5">
            <text:p><text:s/>14,832<text:s/></text:p>
          </table:table-cell>
          <table:table-cell office:value-type="float" office:value="1.0438904239083462" table:style-name="ce6">
            <text:p>1.044</text:p>
          </table:table-cell>
          <table:table-cell office:value-type="float" office:value="15483.305008685169" table:style-name="ce5">
            <text:p><text:s/>15,483<text:s/></text:p>
          </table:table-cell>
          <table:table-cell office:value-type="float" office:value="1.0455021818898333" table:style-name="ce6">
            <text:p>1.046</text:p>
          </table:table-cell>
          <table:table-cell office:value-type="float" office:value="16187.82916944613" table:style-name="ce5">
            <text:p><text:s/>16,18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6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467.7268772741008" table:style-name="ce5">
            <text:p><text:s/>8,46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467.7268772741008" table:style-name="ce5">
            <text:p><text:s/>8,468<text:s/></text:p>
          </table:table-cell>
          <table:table-cell office:value-type="float" office:value="1.0495211549818302" table:style-name="ce6">
            <text:p>1.050</text:p>
          </table:table-cell>
          <table:table-cell office:value-type="float" office:value="8887.0584923074002" table:style-name="ce5">
            <text:p><text:s/>8,887<text:s/></text:p>
          </table:table-cell>
          <table:table-cell office:value-type="float" office:value="1.1110969783106104" table:style-name="ce6">
            <text:p>1.111</text:p>
          </table:table-cell>
          <table:table-cell office:value-type="float" office:value="9874.3838368724009" table:style-name="ce5">
            <text:p><text:s/>9,87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874.3838368724009" table:style-name="ce5">
            <text:p><text:s/>9,874<text:s/></text:p>
          </table:table-cell>
          <table:table-cell office:value-type="float" office:value="1.0372960351428111" table:style-name="ce6">
            <text:p>1.037</text:p>
          </table:table-cell>
          <table:table-cell office:value-type="float" office:value="10242.659203465999" table:style-name="ce5">
            <text:p><text:s/>10,243<text:s/></text:p>
          </table:table-cell>
          <table:table-cell office:value-type="float" office:value="1.0182968601850564" table:style-name="ce6">
            <text:p>1.018</text:p>
          </table:table-cell>
          <table:table-cell office:value-type="float" office:value="10430.067706835" table:style-name="ce5">
            <text:p><text:s/>10,43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430.067706835" table:style-name="ce5">
            <text:p><text:s/>10,430<text:s/></text:p>
          </table:table-cell>
          <table:table-cell office:value-type="float" office:value="1.0192953213854132" table:style-name="ce6">
            <text:p>1.019</text:p>
          </table:table-cell>
          <table:table-cell office:value-type="float" office:value="10631.319215309999" table:style-name="ce5">
            <text:p><text:s/>10,631<text:s/></text:p>
          </table:table-cell>
          <table:table-cell office:value-type="float" office:value="1.1353134369519591" table:style-name="ce6">
            <text:p>1.135</text:p>
          </table:table-cell>
          <table:table-cell office:value-type="float" office:value="12069.879557667" table:style-name="ce5">
            <text:p><text:s/>12,07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069.879557667" table:style-name="ce5">
            <text:p><text:s/>12,070<text:s/></text:p>
          </table:table-cell>
          <table:table-cell office:value-type="float" office:value="1.0454258885825187" table:style-name="ce6">
            <text:p>1.045</text:p>
          </table:table-cell>
          <table:table-cell office:value-type="float" office:value="12618.164561658001" table:style-name="ce5">
            <text:p><text:s/>12,618<text:s/></text:p>
          </table:table-cell>
          <table:table-cell office:value-type="float" office:value="1.0662966871448916" table:style-name="ce6">
            <text:p>1.066</text:p>
          </table:table-cell>
          <table:table-cell office:value-type="float" office:value="13454.707069945" table:style-name="ce5">
            <text:p><text:s/>13,45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454.707069945" table:style-name="ce5">
            <text:p><text:s/>13,455<text:s/></text:p>
          </table:table-cell>
          <table:table-cell office:value-type="float" office:value="1.0343861069656044" table:style-name="ce6">
            <text:p>1.034</text:p>
          </table:table-cell>
          <table:table-cell office:value-type="float" office:value="13917.362066443" table:style-name="ce5">
            <text:p><text:s/>13,917<text:s/></text:p>
          </table:table-cell>
          <table:table-cell office:value-type="float" office:value="1.1086885965671083" table:style-name="ce6">
            <text:p>1.109</text:p>
          </table:table-cell>
          <table:table-cell office:value-type="float" office:value="15430.020617361" table:style-name="ce5">
            <text:p><text:s/>15,4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430.020617361" table:style-name="ce5">
            <text:p><text:s/>15,430<text:s/></text:p>
          </table:table-cell>
          <table:table-cell office:value-type="float" office:value="1.0185467431853596" table:style-name="ce6">
            <text:p>1.019</text:p>
          </table:table-cell>
          <table:table-cell office:value-type="float" office:value="15716.197247096001" table:style-name="ce5">
            <text:p><text:s/>15,716<text:s/></text:p>
          </table:table-cell>
          <table:table-cell office:value-type="float" office:value="1.1540498490161391" table:style-name="ce6">
            <text:p>1.154</text:p>
          </table:table-cell>
          <table:table-cell office:value-type="float" office:value="18137.275060118998" table:style-name="ce5">
            <text:p><text:s/>18,13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137.275060118998" table:style-name="ce5">
            <text:p><text:s/>18,137<text:s/></text:p>
          </table:table-cell>
          <table:table-cell office:value-type="float" office:value="1.0186297731626717" table:style-name="ce6">
            <text:p>1.019</text:p>
          </table:table-cell>
          <table:table-cell office:value-type="float" office:value="18475.168380277999" table:style-name="ce5">
            <text:p><text:s/>18,475<text:s/></text:p>
          </table:table-cell>
          <table:table-cell office:value-type="float" office:value="1.0752955575301266" table:style-name="ce6">
            <text:p>1.075</text:p>
          </table:table-cell>
          <table:table-cell office:value-type="float" office:value="19866.266483934" table:style-name="ce5">
            <text:p><text:s/>19,86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866.266483934" table:style-name="ce5">
            <text:p><text:s/>19,866<text:s/></text:p>
          </table:table-cell>
          <table:table-cell office:value-type="float" office:value="1.0022699541663487" table:style-name="ce6">
            <text:p>1.002</text:p>
          </table:table-cell>
          <table:table-cell office:value-type="float" office:value="19911.361998308999" table:style-name="ce5">
            <text:p><text:s/>19,911<text:s/></text:p>
          </table:table-cell>
          <table:table-cell office:value-type="float" office:value="1.122779712907553" table:style-name="ce6">
            <text:p>1.123</text:p>
          </table:table-cell>
          <table:table-cell office:value-type="float" office:value="22356.073308059738" table:style-name="ce5">
            <text:p><text:s/>22,35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356.073308059738" table:style-name="ce5">
            <text:p><text:s/>22,356<text:s/></text:p>
          </table:table-cell>
          <table:table-cell office:value-type="float" office:value="1.040313431040264" table:style-name="ce6">
            <text:p>1.040</text:p>
          </table:table-cell>
          <table:table-cell office:value-type="float" office:value="23257.323327695289" table:style-name="ce5">
            <text:p><text:s/>23,257<text:s/></text:p>
          </table:table-cell>
          <table:table-cell office:value-type="float" office:value="1.0672320036283156" table:style-name="ce6">
            <text:p>1.067</text:p>
          </table:table-cell>
          <table:table-cell office:value-type="float" office:value="24820.959774047809" table:style-name="ce5">
            <text:p><text:s/>24,82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4820.959774047809" table:style-name="ce5">
            <text:p><text:s/>24,821<text:s/></text:p>
          </table:table-cell>
          <table:table-cell office:value-type="float" office:value="1.0695988266828336" table:style-name="ce6">
            <text:p>1.070</text:p>
          </table:table-cell>
          <table:table-cell office:value-type="float" office:value="26548.469451463348" table:style-name="ce5">
            <text:p><text:s/>26,548<text:s/></text:p>
          </table:table-cell>
          <table:table-cell office:value-type="float" office:value="1.0297586933424905" table:style-name="ce6">
            <text:p>1.030</text:p>
          </table:table-cell>
          <table:table-cell office:value-type="float" office:value="27338.517212581919" table:style-name="ce5">
            <text:p><text:s/>27,33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7338.517212581919" table:style-name="ce5">
            <text:p><text:s/>27,339<text:s/></text:p>
          </table:table-cell>
          <table:table-cell office:value-type="float" office:value="1.02042506879007" table:style-name="ce6">
            <text:p>1.020</text:p>
          </table:table-cell>
          <table:table-cell office:value-type="float" office:value="27896.908307267422" table:style-name="ce5">
            <text:p><text:s/>27,897<text:s/></text:p>
          </table:table-cell>
          <table:table-cell office:value-type="float" office:value="1.1265608977522004" table:style-name="ce6">
            <text:p>1.127</text:p>
          </table:table-cell>
          <table:table-cell office:value-type="float" office:value="31427.566067145999" table:style-name="ce5">
            <text:p><text:s/>31,42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1427.566067145999" table:style-name="ce5">
            <text:p><text:s/>31,428<text:s/></text:p>
          </table:table-cell>
          <table:table-cell office:value-type="float" office:value="1.0289783570797852" table:style-name="ce6">
            <text:p>1.029</text:p>
          </table:table-cell>
          <table:table-cell office:value-type="float" office:value="32338.285298788298" table:style-name="ce5">
            <text:p><text:s/>32,338<text:s/></text:p>
          </table:table-cell>
          <table:table-cell office:value-type="float" office:value="1.0634685180941537" table:style-name="ce6">
            <text:p>1.063</text:p>
          </table:table-cell>
          <table:table-cell office:value-type="float" office:value="34390.748344408348" table:style-name="ce5">
            <text:p><text:s/>34,39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4390.748344408348" table:style-name="ce5">
            <text:p><text:s/>34,391<text:s/></text:p>
          </table:table-cell>
          <table:table-cell office:value-type="float" office:value="0.96604602301217646" table:style-name="ce6">
            <text:p>0.966</text:p>
          </table:table-cell>
          <table:table-cell office:value-type="float" office:value="33223.045666528276" table:style-name="ce5">
            <text:p><text:s/>33,223<text:s/></text:p>
          </table:table-cell>
          <table:table-cell office:value-type="float" office:value="1.1116897709920075" table:style-name="ce6">
            <text:p>1.112</text:p>
          </table:table-cell>
          <table:table-cell office:value-type="float" office:value="36933.720028679832" table:style-name="ce5">
            <text:p><text:s/>36,93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933.720028679832" table:style-name="ce5">
            <text:p><text:s/>36,934<text:s/></text:p>
          </table:table-cell>
          <table:table-cell office:value-type="float" office:value="1.0368194470373064" table:style-name="ce6">
            <text:p>1.037</text:p>
          </table:table-cell>
          <table:table-cell office:value-type="float" office:value="38293.599177166514" table:style-name="ce5">
            <text:p><text:s/>38,294<text:s/></text:p>
          </table:table-cell>
          <table:table-cell office:value-type="float" office:value="1.0630261673131163" table:style-name="ce6">
            <text:p>1.063</text:p>
          </table:table-cell>
          <table:table-cell office:value-type="float" office:value="40707.09796592802" table:style-name="ce5">
            <text:p><text:s/>40,70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0707.09796592802" table:style-name="ce5">
            <text:p><text:s/>40,707<text:s/></text:p>
          </table:table-cell>
          <table:table-cell office:value-type="float" office:value="0.99661183691386712" table:style-name="ce6">
            <text:p>0.997</text:p>
          </table:table-cell>
          <table:table-cell office:value-type="float" office:value="40569.175679256266" table:style-name="ce5">
            <text:p><text:s/>40,569<text:s/></text:p>
          </table:table-cell>
          <table:table-cell office:value-type="float" office:value="1.0634255043139129" table:style-name="ce6">
            <text:p>1.063</text:p>
          </table:table-cell>
          <table:table-cell office:value-type="float" office:value="43142.296106312817" table:style-name="ce5">
            <text:p><text:s/>43,14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3142.296106312817" table:style-name="ce5">
            <text:p><text:s/>43,142<text:s/></text:p>
          </table:table-cell>
          <table:table-cell office:value-type="float" office:value="1.015058584822385" table:style-name="ce6">
            <text:p>1.015</text:p>
          </table:table-cell>
          <table:table-cell office:value-type="float" office:value="43791.95803166218" table:style-name="ce5">
            <text:p><text:s/>43,792<text:s/></text:p>
          </table:table-cell>
          <table:table-cell office:value-type="float" office:value="1.0577835000414024" table:style-name="ce6">
            <text:p>1.058</text:p>
          </table:table-cell>
          <table:table-cell office:value-type="float" office:value="46322.410640397829" table:style-name="ce5">
            <text:p><text:s/>46,32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90.8404363232003" table:style-name="ce5">
            <text:p><text:s/>2,19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190.8404363232003" table:style-name="ce5">
            <text:p><text:s/>2,191<text:s/></text:p>
          </table:table-cell>
          <table:table-cell office:value-type="float" office:value="1.0134615305635379" table:style-name="ce6">
            <text:p>1.013</text:p>
          </table:table-cell>
          <table:table-cell office:value-type="float" office:value="2220.3325018165997" table:style-name="ce5">
            <text:p><text:s/>2,220<text:s/></text:p>
          </table:table-cell>
          <table:table-cell office:value-type="float" office:value="1.1588433507349216" table:style-name="ce6">
            <text:p>1.159</text:p>
          </table:table-cell>
          <table:table-cell office:value-type="float" office:value="2573.0175561508004" table:style-name="ce5">
            <text:p><text:s/>2,57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573.0175561508004" table:style-name="ce5">
            <text:p><text:s/>2,573<text:s/></text:p>
          </table:table-cell>
          <table:table-cell office:value-type="float" office:value="1.0323008953741195" table:style-name="ce6">
            <text:p>1.032</text:p>
          </table:table-cell>
          <table:table-cell office:value-type="float" office:value="2656.1283270278" table:style-name="ce5">
            <text:p><text:s/>2,656<text:s/></text:p>
          </table:table-cell>
          <table:table-cell office:value-type="float" office:value="0.97186054925808651" table:style-name="ce6">
            <text:p>0.972</text:p>
          </table:table-cell>
          <table:table-cell office:value-type="float" office:value="2581.3863348052" table:style-name="ce5">
            <text:p><text:s/>2,58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81.3863348052" table:style-name="ce5">
            <text:p><text:s/>2,581<text:s/></text:p>
          </table:table-cell>
          <table:table-cell office:value-type="float" office:value="1.0496342372932601" table:style-name="ce6">
            <text:p>1.050</text:p>
          </table:table-cell>
          <table:table-cell office:value-type="float" office:value="2709.5114766925003" table:style-name="ce5">
            <text:p><text:s/>2,710<text:s/></text:p>
          </table:table-cell>
          <table:table-cell office:value-type="float" office:value="1.0836221139211708" table:style-name="ce6">
            <text:p>1.084</text:p>
          </table:table-cell>
          <table:table-cell office:value-type="float" office:value="2936.0865540672003" table:style-name="ce5">
            <text:p><text:s/>2,93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936.0865540672003" table:style-name="ce5">
            <text:p><text:s/>2,936<text:s/></text:p>
          </table:table-cell>
          <table:table-cell office:value-type="float" office:value="1.0225672327672066" table:style-name="ce6">
            <text:p>1.023</text:p>
          </table:table-cell>
          <table:table-cell office:value-type="float" office:value="3002.3459027575" table:style-name="ce5">
            <text:p><text:s/>3,002<text:s/></text:p>
          </table:table-cell>
          <table:table-cell office:value-type="float" office:value="1.0599390529098989" table:style-name="ce6">
            <text:p>1.060</text:p>
          </table:table-cell>
          <table:table-cell office:value-type="float" office:value="3182.3036726767" table:style-name="ce5">
            <text:p><text:s/>3,18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182.3036726767" table:style-name="ce5">
            <text:p><text:s/>3,182<text:s/></text:p>
          </table:table-cell>
          <table:table-cell office:value-type="float" office:value="1.0989328687505131" table:style-name="ce6">
            <text:p>1.099</text:p>
          </table:table-cell>
          <table:table-cell office:value-type="float" office:value="3497.1381042498997" table:style-name="ce5">
            <text:p><text:s/>3,497<text:s/></text:p>
          </table:table-cell>
          <table:table-cell office:value-type="float" office:value="1.0678869576390442" table:style-name="ce6">
            <text:p>1.068</text:p>
          </table:table-cell>
          <table:table-cell office:value-type="float" office:value="3734.5481705910001" table:style-name="ce5">
            <text:p><text:s/>3,7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734.5481705910001" table:style-name="ce5">
            <text:p><text:s/>3,735<text:s/></text:p>
          </table:table-cell>
          <table:table-cell office:value-type="float" office:value="1.0594375391582571" table:style-name="ce6">
            <text:p>1.059</text:p>
          </table:table-cell>
          <table:table-cell office:value-type="float" office:value="3956.5205237189002" table:style-name="ce5">
            <text:p><text:s/>3,957<text:s/></text:p>
          </table:table-cell>
          <table:table-cell office:value-type="float" office:value="1.1020423122129326" table:style-name="ce6">
            <text:p>1.102</text:p>
          </table:table-cell>
          <table:table-cell office:value-type="float" office:value="4360.2530262770997" table:style-name="ce5">
            <text:p><text:s/>4,36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360.2530262770997" table:style-name="ce5">
            <text:p><text:s/>4,360<text:s/></text:p>
          </table:table-cell>
          <table:table-cell office:value-type="float" office:value="1.0078794444478225" table:style-name="ce6">
            <text:p>1.008</text:p>
          </table:table-cell>
          <table:table-cell office:value-type="float" office:value="4394.6093977761002" table:style-name="ce5">
            <text:p><text:s/>4,395<text:s/></text:p>
          </table:table-cell>
          <table:table-cell office:value-type="float" office:value="1.0832919223054573" table:style-name="ce6">
            <text:p>1.083</text:p>
          </table:table-cell>
          <table:table-cell office:value-type="float" office:value="4760.6448622984999" table:style-name="ce5">
            <text:p><text:s/>4,76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760.6448622984999" table:style-name="ce5">
            <text:p><text:s/>4,761<text:s/></text:p>
          </table:table-cell>
          <table:table-cell office:value-type="float" office:value="1.0547832674115878" table:style-name="ce6">
            <text:p>1.055</text:p>
          </table:table-cell>
          <table:table-cell office:value-type="float" office:value="5021.4485428414" table:style-name="ce5">
            <text:p><text:s/>5,021<text:s/></text:p>
          </table:table-cell>
          <table:table-cell office:value-type="float" office:value="1.1005733937340838" table:style-name="ce6">
            <text:p>1.101</text:p>
          </table:table-cell>
          <table:table-cell office:value-type="float" office:value="5526.4726642560299" table:style-name="ce5">
            <text:p><text:s/>5,52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526.4726642560299" table:style-name="ce5">
            <text:p><text:s/>5,526<text:s/></text:p>
          </table:table-cell>
          <table:table-cell office:value-type="float" office:value="1.0521608630279973" table:style-name="ce6">
            <text:p>1.052</text:p>
          </table:table-cell>
          <table:table-cell office:value-type="float" office:value="5814.7382479242606" table:style-name="ce5">
            <text:p><text:s/>5,815<text:s/></text:p>
          </table:table-cell>
          <table:table-cell office:value-type="float" office:value="1.0296263702978457" table:style-name="ce6">
            <text:p>1.030</text:p>
          </table:table-cell>
          <table:table-cell office:value-type="float" office:value="5987.0078364423107" table:style-name="ce5">
            <text:p><text:s/>5,98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987.0078364423107" table:style-name="ce5">
            <text:p><text:s/>5,987<text:s/></text:p>
          </table:table-cell>
          <table:table-cell office:value-type="float" office:value="1.1001284456408138" table:style-name="ce6">
            <text:p>1.100</text:p>
          </table:table-cell>
          <table:table-cell office:value-type="float" office:value="6586.4776251446501" table:style-name="ce5">
            <text:p><text:s/>6,586<text:s/></text:p>
          </table:table-cell>
          <table:table-cell office:value-type="float" office:value="0.99465611962880129" table:style-name="ce6">
            <text:p>0.995</text:p>
          </table:table-cell>
          <table:table-cell office:value-type="float" office:value="6551.2802766483001" table:style-name="ce5">
            <text:p><text:s/>6,55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551.2802766483001" table:style-name="ce5">
            <text:p><text:s/>6,551<text:s/></text:p>
          </table:table-cell>
          <table:table-cell office:value-type="float" office:value="1.0092706844858961" table:style-name="ce6">
            <text:p>1.009</text:p>
          </table:table-cell>
          <table:table-cell office:value-type="float" office:value="6612.0151290717804" table:style-name="ce5">
            <text:p><text:s/>6,612<text:s/></text:p>
          </table:table-cell>
          <table:table-cell office:value-type="float" office:value="1.0939395202301687" table:style-name="ce6">
            <text:p>1.094</text:p>
          </table:table-cell>
          <table:table-cell office:value-type="float" office:value="7233.1446580514003" table:style-name="ce5">
            <text:p><text:s/>7,23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233.1446580514003" table:style-name="ce5">
            <text:p><text:s/>7,233<text:s/></text:p>
          </table:table-cell>
          <table:table-cell office:value-type="float" office:value="1.0502443051451409" table:style-name="ce6">
            <text:p>1.050</text:p>
          </table:table-cell>
          <table:table-cell office:value-type="float" office:value="7596.5689854094799" table:style-name="ce5">
            <text:p><text:s/>7,597<text:s/></text:p>
          </table:table-cell>
          <table:table-cell office:value-type="float" office:value="1.0431862564515559" table:style-name="ce6">
            <text:p>1.043</text:p>
          </table:table-cell>
          <table:table-cell office:value-type="float" office:value="7924.6363617653105" table:style-name="ce5">
            <text:p><text:s/>7,92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924.6363617653105" table:style-name="ce5">
            <text:p><text:s/>7,925<text:s/></text:p>
          </table:table-cell>
          <table:table-cell office:value-type="float" office:value="0.92326263172087242" table:style-name="ce6">
            <text:p>0.923</text:p>
          </table:table-cell>
          <table:table-cell office:value-type="float" office:value="7316.52062279436" table:style-name="ce5">
            <text:p><text:s/>7,317<text:s/></text:p>
          </table:table-cell>
          <table:table-cell office:value-type="float" office:value="1.1479546140003267" table:style-name="ce6">
            <text:p>1.148</text:p>
          </table:table-cell>
          <table:table-cell office:value-type="float" office:value="8399.0336073653289" table:style-name="ce5">
            <text:p><text:s/>8,39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399.0336073653289" table:style-name="ce5">
            <text:p><text:s/>8,399<text:s/></text:p>
          </table:table-cell>
          <table:table-cell office:value-type="float" office:value="1.0305875278411176" table:style-name="ce6">
            <text:p>1.031</text:p>
          </table:table-cell>
          <table:table-cell office:value-type="float" office:value="8655.9392816690997" table:style-name="ce5">
            <text:p><text:s/>8,656<text:s/></text:p>
          </table:table-cell>
          <table:table-cell office:value-type="float" office:value="1.0713970223589635" table:style-name="ce6">
            <text:p>1.071</text:p>
          </table:table-cell>
          <table:table-cell office:value-type="float" office:value="9273.94757210026" table:style-name="ce5">
            <text:p><text:s/>9,27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273.94757210026" table:style-name="ce5">
            <text:p><text:s/>9,274<text:s/></text:p>
          </table:table-cell>
          <table:table-cell office:value-type="float" office:value="0.98124128846426706" table:style-name="ce6">
            <text:p>0.981</text:p>
          </table:table-cell>
          <table:table-cell office:value-type="float" office:value="9099.9802647977194" table:style-name="ce5">
            <text:p><text:s/>9,100<text:s/></text:p>
          </table:table-cell>
          <table:table-cell office:value-type="float" office:value="1.0404349114014171" table:style-name="ce6">
            <text:p>1.040</text:p>
          </table:table-cell>
          <table:table-cell office:value-type="float" office:value="9467.9371605594588" table:style-name="ce5">
            <text:p><text:s/>9,46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467.9371605594588" table:style-name="ce5">
            <text:p><text:s/>9,468<text:s/></text:p>
          </table:table-cell>
          <table:table-cell office:value-type="float" office:value="1.0433987504197746" table:style-name="ce6">
            <text:p>1.043</text:p>
          </table:table-cell>
          <table:table-cell office:value-type="float" office:value="9878.83380238069" table:style-name="ce5">
            <text:p><text:s/>9,879<text:s/></text:p>
          </table:table-cell>
          <table:table-cell office:value-type="float" office:value="1.0973977358007598" table:style-name="ce6">
            <text:p>1.097</text:p>
          </table:table-cell>
          <table:table-cell office:value-type="float" office:value="10841.009847084579" table:style-name="ce5">
            <text:p><text:s/>10,84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276.8864409508997" table:style-name="ce5">
            <text:p><text:s/>6,27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276.8864409508997" table:style-name="ce5">
            <text:p><text:s/>6,277<text:s/></text:p>
          </table:table-cell>
          <table:table-cell office:value-type="float" office:value="1.062107153476054" table:style-name="ce6">
            <text:p>1.062</text:p>
          </table:table-cell>
          <table:table-cell office:value-type="float" office:value="6666.7259904907996" table:style-name="ce5">
            <text:p><text:s/>6,667<text:s/></text:p>
          </table:table-cell>
          <table:table-cell office:value-type="float" office:value="1.0951951964331563" table:style-name="ce6">
            <text:p>1.095</text:p>
          </table:table-cell>
          <table:table-cell office:value-type="float" office:value="7301.3662807215997" table:style-name="ce5">
            <text:p><text:s/>7,30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301.3662807215997" table:style-name="ce5">
            <text:p><text:s/>7,301<text:s/></text:p>
          </table:table-cell>
          <table:table-cell office:value-type="float" office:value="1.0390563333974279" table:style-name="ce6">
            <text:p>1.039</text:p>
          </table:table-cell>
          <table:table-cell office:value-type="float" office:value="7586.5308764381998" table:style-name="ce5">
            <text:p><text:s/>7,587<text:s/></text:p>
          </table:table-cell>
          <table:table-cell office:value-type="float" office:value="1.0345547259823025" table:style-name="ce6">
            <text:p>1.035</text:p>
          </table:table-cell>
          <table:table-cell office:value-type="float" office:value="7848.6813720297987" table:style-name="ce5">
            <text:p><text:s/>7,84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848.6813720297987" table:style-name="ce5">
            <text:p><text:s/>7,849<text:s/></text:p>
          </table:table-cell>
          <table:table-cell office:value-type="float" office:value="1.0093170257679589" table:style-name="ce6">
            <text:p>1.009</text:p>
          </table:table-cell>
          <table:table-cell office:value-type="float" office:value="7921.8077386174991" table:style-name="ce5">
            <text:p><text:s/>7,922<text:s/></text:p>
          </table:table-cell>
          <table:table-cell office:value-type="float" office:value="1.1529935218036249" table:style-name="ce6">
            <text:p>1.153</text:p>
          </table:table-cell>
          <table:table-cell office:value-type="float" office:value="9133.7930035997997" table:style-name="ce5">
            <text:p><text:s/>9,13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133.7930035997997" table:style-name="ce5">
            <text:p><text:s/>9,134<text:s/></text:p>
          </table:table-cell>
          <table:table-cell office:value-type="float" office:value="1.0527738755532039" table:style-name="ce6">
            <text:p>1.053</text:p>
          </table:table-cell>
          <table:table-cell office:value-type="float" office:value="9615.8186589005018" table:style-name="ce5">
            <text:p><text:s/>9,616<text:s/></text:p>
          </table:table-cell>
          <table:table-cell office:value-type="float" office:value="1.0682817305170429" table:style-name="ce6">
            <text:p>1.068</text:p>
          </table:table-cell>
          <table:table-cell office:value-type="float" office:value="10272.403397268299" table:style-name="ce5">
            <text:p><text:s/>10,27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272.403397268299" table:style-name="ce5">
            <text:p><text:s/>10,272<text:s/></text:p>
          </table:table-cell>
          <table:table-cell office:value-type="float" office:value="1.0143900662004872" table:style-name="ce6">
            <text:p>1.014</text:p>
          </table:table-cell>
          <table:table-cell office:value-type="float" office:value="10420.2239621931" table:style-name="ce5">
            <text:p><text:s/>10,420<text:s/></text:p>
          </table:table-cell>
          <table:table-cell office:value-type="float" office:value="1.1223820610002038" table:style-name="ce6">
            <text:p>1.122</text:p>
          </table:table-cell>
          <table:table-cell office:value-type="float" office:value="11695.47244677" table:style-name="ce5">
            <text:p><text:s/>11,69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695.47244677" table:style-name="ce5">
            <text:p><text:s/>11,695<text:s/></text:p>
          </table:table-cell>
          <table:table-cell office:value-type="float" office:value="1.0054896693484863" table:style-name="ce6">
            <text:p>1.005</text:p>
          </table:table-cell>
          <table:table-cell office:value-type="float" office:value="11759.676723377101" table:style-name="ce5">
            <text:p><text:s/>11,760<text:s/></text:p>
          </table:table-cell>
          <table:table-cell office:value-type="float" office:value="1.1715476843385084" table:style-name="ce6">
            <text:p>1.172</text:p>
          </table:table-cell>
          <table:table-cell office:value-type="float" office:value="13777.0220338419" table:style-name="ce5">
            <text:p><text:s/>13,77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777.0220338419" table:style-name="ce5">
            <text:p><text:s/>13,777<text:s/></text:p>
          </table:table-cell>
          <table:table-cell office:value-type="float" office:value="1.0220321160780894" table:style-name="ce6">
            <text:p>1.022</text:p>
          </table:table-cell>
          <table:table-cell office:value-type="float" office:value="14080.5589825019" table:style-name="ce5">
            <text:p><text:s/>14,081<text:s/></text:p>
          </table:table-cell>
          <table:table-cell office:value-type="float" office:value="1.0727998540688233" table:style-name="ce6">
            <text:p>1.073</text:p>
          </table:table-cell>
          <table:table-cell office:value-type="float" office:value="15105.621621635499" table:style-name="ce5">
            <text:p><text:s/>15,10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105.621621635499" table:style-name="ce5">
            <text:p><text:s/>15,106<text:s/></text:p>
          </table:table-cell>
          <table:table-cell office:value-type="float" office:value="0.98572000732105292" table:style-name="ce6">
            <text:p>0.986</text:p>
          </table:table-cell>
          <table:table-cell office:value-type="float" office:value="14889.913455467598" table:style-name="ce5">
            <text:p><text:s/>14,890<text:s/></text:p>
          </table:table-cell>
          <table:table-cell office:value-type="float" office:value="1.1302685334026474" table:style-name="ce6">
            <text:p>1.130</text:p>
          </table:table-cell>
          <table:table-cell office:value-type="float" office:value="16829.600643803707" table:style-name="ce5">
            <text:p><text:s/>16,83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829.600643803707" table:style-name="ce5">
            <text:p><text:s/>16,830<text:s/></text:p>
          </table:table-cell>
          <table:table-cell office:value-type="float" office:value="1.0364229935659828" table:style-name="ce6">
            <text:p>1.036</text:p>
          </table:table-cell>
          <table:table-cell office:value-type="float" office:value="17442.58507977103" table:style-name="ce5">
            <text:p><text:s/>17,443<text:s/></text:p>
          </table:table-cell>
          <table:table-cell office:value-type="float" office:value="1.0797683859056018" table:style-name="ce6">
            <text:p>1.080</text:p>
          </table:table-cell>
          <table:table-cell office:value-type="float" office:value="18833.9519376055" table:style-name="ce5">
            <text:p><text:s/>18,83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8833.9519376055" table:style-name="ce5">
            <text:p><text:s/>18,834<text:s/></text:p>
          </table:table-cell>
          <table:table-cell office:value-type="float" office:value="1.0598939560029808" table:style-name="ce6">
            <text:p>1.060</text:p>
          </table:table-cell>
          <table:table-cell office:value-type="float" office:value="19961.991826318699" table:style-name="ce5">
            <text:p><text:s/>19,962<text:s/></text:p>
          </table:table-cell>
          <table:table-cell office:value-type="float" office:value="1.0413408199339549" table:style-name="ce6">
            <text:p>1.041</text:p>
          </table:table-cell>
          <table:table-cell office:value-type="float" office:value="20787.236935933619" table:style-name="ce5">
            <text:p><text:s/>20,78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0787.236935933619" table:style-name="ce5">
            <text:p><text:s/>20,787<text:s/></text:p>
          </table:table-cell>
          <table:table-cell office:value-type="float" office:value="1.0239404709628219" table:style-name="ce6">
            <text:p>1.024</text:p>
          </table:table-cell>
          <table:table-cell office:value-type="float" office:value="21284.893178195642" table:style-name="ce5">
            <text:p><text:s/>21,285<text:s/></text:p>
          </table:table-cell>
          <table:table-cell office:value-type="float" office:value="1.1366945188092132" table:style-name="ce6">
            <text:p>1.137</text:p>
          </table:table-cell>
          <table:table-cell office:value-type="float" office:value="24194.421409094601" table:style-name="ce5">
            <text:p><text:s/>24,19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194.421409094601" table:style-name="ce5">
            <text:p><text:s/>24,194<text:s/></text:p>
          </table:table-cell>
          <table:table-cell office:value-type="float" office:value="1.0226207064442752" table:style-name="ce6">
            <text:p>1.023</text:p>
          </table:table-cell>
          <table:table-cell office:value-type="float" office:value="24741.71631337882" table:style-name="ce5">
            <text:p><text:s/>24,742<text:s/></text:p>
          </table:table-cell>
          <table:table-cell office:value-type="float" office:value="1.0696958791145692" table:style-name="ce6">
            <text:p>1.070</text:p>
          </table:table-cell>
          <table:table-cell office:value-type="float" office:value="26466.111982643037" table:style-name="ce5">
            <text:p><text:s/>26,46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6466.111982643037" table:style-name="ce5">
            <text:p><text:s/>26,466<text:s/></text:p>
          </table:table-cell>
          <table:table-cell office:value-type="float" office:value="0.97885647354337102" table:style-name="ce6">
            <text:p>0.979</text:p>
          </table:table-cell>
          <table:table-cell office:value-type="float" office:value="25906.525043733916" table:style-name="ce5">
            <text:p><text:s/>25,907<text:s/></text:p>
          </table:table-cell>
          <table:table-cell office:value-type="float" office:value="1.1014478542816482" table:style-name="ce6">
            <text:p>1.101</text:p>
          </table:table-cell>
          <table:table-cell office:value-type="float" office:value="28534.686421314502" table:style-name="ce5">
            <text:p><text:s/>28,53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8534.686421314502" table:style-name="ce5">
            <text:p><text:s/>28,535<text:s/></text:p>
          </table:table-cell>
          <table:table-cell office:value-type="float" office:value="1.0386537794001838" table:style-name="ce6">
            <text:p>1.039</text:p>
          </table:table-cell>
          <table:table-cell office:value-type="float" office:value="29637.659895497414" table:style-name="ce5">
            <text:p><text:s/>29,638<text:s/></text:p>
          </table:table-cell>
          <table:table-cell office:value-type="float" office:value="1.0605813854623225" table:style-name="ce6">
            <text:p>1.061</text:p>
          </table:table-cell>
          <table:table-cell office:value-type="float" office:value="31433.15039382776" table:style-name="ce5">
            <text:p><text:s/>31,43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433.15039382776" table:style-name="ce5">
            <text:p><text:s/>31,433<text:s/></text:p>
          </table:table-cell>
          <table:table-cell office:value-type="float" office:value="1.0011467199494537" table:style-name="ce6">
            <text:p>1.001</text:p>
          </table:table-cell>
          <table:table-cell office:value-type="float" office:value="31469.195414458543" table:style-name="ce5">
            <text:p><text:s/>31,469<text:s/></text:p>
          </table:table-cell>
          <table:table-cell office:value-type="float" office:value="1.0700737181949576" table:style-name="ce6">
            <text:p>1.070</text:p>
          </table:table-cell>
          <table:table-cell office:value-type="float" office:value="33674.35894575336" table:style-name="ce5">
            <text:p><text:s/>33,67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3674.35894575336" table:style-name="ce5">
            <text:p><text:s/>33,674<text:s/></text:p>
          </table:table-cell>
          <table:table-cell office:value-type="float" office:value="1.0070904180807942" table:style-name="ce6">
            <text:p>1.007</text:p>
          </table:table-cell>
          <table:table-cell office:value-type="float" office:value="33913.124229281486" table:style-name="ce5">
            <text:p><text:s/>33,913<text:s/></text:p>
          </table:table-cell>
          <table:table-cell office:value-type="float" office:value="1.0462439424167729" table:style-name="ce6">
            <text:p>1.046</text:p>
          </table:table-cell>
          <table:table-cell office:value-type="float" office:value="35481.400793313245" table:style-name="ce5">
            <text:p><text:s/>35,48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6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63.3488069847003" table:style-name="ce5">
            <text:p><text:s/>2,76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763.3488069847003" table:style-name="ce5">
            <text:p><text:s/>2,763<text:s/></text:p>
          </table:table-cell>
          <table:table-cell office:value-type="float" office:value="0.99076820624377238" table:style-name="ce6">
            <text:p>0.991</text:p>
          </table:table-cell>
          <table:table-cell office:value-type="float" office:value="2737.8381407221" table:style-name="ce5">
            <text:p><text:s/>2,738<text:s/></text:p>
          </table:table-cell>
          <table:table-cell office:value-type="float" office:value="1.138183399773194" table:style-name="ce6">
            <text:p>1.138</text:p>
          </table:table-cell>
          <table:table-cell office:value-type="float" office:value="3116.1619230358001" table:style-name="ce5">
            <text:p><text:s/>3,11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116.1619230358001" table:style-name="ce5">
            <text:p><text:s/>3,116<text:s/></text:p>
          </table:table-cell>
          <table:table-cell office:value-type="float" office:value="1.0194685376793249" table:style-name="ce6">
            <text:p>1.019</text:p>
          </table:table-cell>
          <table:table-cell office:value-type="float" office:value="3176.8290388493001" table:style-name="ce5">
            <text:p><text:s/>3,177<text:s/></text:p>
          </table:table-cell>
          <table:table-cell office:value-type="float" office:value="1.1711949816827707" table:style-name="ce6">
            <text:p>1.171</text:p>
          </table:table-cell>
          <table:table-cell office:value-type="float" office:value="3720.6862279643997" table:style-name="ce5">
            <text:p><text:s/>3,72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720.6862279643997" table:style-name="ce5">
            <text:p><text:s/>3,721<text:s/></text:p>
          </table:table-cell>
          <table:table-cell office:value-type="float" office:value="1.0323914822040869" table:style-name="ce6">
            <text:p>1.032</text:p>
          </table:table-cell>
          <table:table-cell office:value-type="float" office:value="3841.2047697045" table:style-name="ce5">
            <text:p><text:s/>3,841<text:s/></text:p>
          </table:table-cell>
          <table:table-cell office:value-type="float" office:value="0.99991151661195443" table:style-name="ce6">
            <text:p>1.000</text:p>
          </table:table-cell>
          <table:table-cell office:value-type="float" office:value="3840.8648868923001" table:style-name="ce5">
            <text:p><text:s/>3,84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840.8648868923001" table:style-name="ce5">
            <text:p><text:s/>3,841<text:s/></text:p>
          </table:table-cell>
          <table:table-cell office:value-type="float" office:value="1.0285411169959162" table:style-name="ce6">
            <text:p>1.029</text:p>
          </table:table-cell>
          <table:table-cell office:value-type="float" office:value="3950.4874609946" table:style-name="ce5">
            <text:p><text:s/>3,950<text:s/></text:p>
          </table:table-cell>
          <table:table-cell office:value-type="float" office:value="1.0050112976878343" table:style-name="ce6">
            <text:p>1.005</text:p>
          </table:table-cell>
          <table:table-cell office:value-type="float" office:value="3970.2845296737" table:style-name="ce5">
            <text:p><text:s/>3,97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970.2845296737" table:style-name="ce5">
            <text:p><text:s/>3,970<text:s/></text:p>
          </table:table-cell>
          <table:table-cell office:value-type="float" office:value="1.0104375334452933" table:style-name="ce6">
            <text:p>1.010</text:p>
          </table:table-cell>
          <table:table-cell office:value-type="float" office:value="4011.7245072394999" table:style-name="ce5">
            <text:p><text:s/>4,012<text:s/></text:p>
          </table:table-cell>
          <table:table-cell office:value-type="float" office:value="1.0613748869909378" table:style-name="ce6">
            <text:p>1.061</text:p>
          </table:table-cell>
          <table:table-cell office:value-type="float" office:value="4257.9436455100995" table:style-name="ce5">
            <text:p><text:s/>4,25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257.9436455100995" table:style-name="ce5">
            <text:p><text:s/>4,258<text:s/></text:p>
          </table:table-cell>
          <table:table-cell office:value-type="float" office:value="0.97324512419967646" table:style-name="ce6">
            <text:p>0.973</text:p>
          </table:table-cell>
          <table:table-cell office:value-type="float" office:value="4144.0228921097005" table:style-name="ce5">
            <text:p><text:s/>4,144<text:s/></text:p>
          </table:table-cell>
          <table:table-cell office:value-type="float" office:value="1.1011768981919035" table:style-name="ce6">
            <text:p>1.101</text:p>
          </table:table-cell>
          <table:table-cell office:value-type="float" office:value="4563.3022743696001" table:style-name="ce5">
            <text:p><text:s/>4,56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563.3022743696001" table:style-name="ce5">
            <text:p><text:s/>4,563<text:s/></text:p>
          </table:table-cell>
          <table:table-cell office:value-type="float" office:value="1.0561135028666437" table:style-name="ce6">
            <text:p>1.056</text:p>
          </table:table-cell>
          <table:table-cell office:value-type="float" office:value="4819.3651496237999" table:style-name="ce5">
            <text:p><text:s/>4,819<text:s/></text:p>
          </table:table-cell>
          <table:table-cell office:value-type="float" office:value="1.036856834123508" table:style-name="ce6">
            <text:p>1.037</text:p>
          </table:table-cell>
          <table:table-cell office:value-type="float" office:value="4996.9916915241001" table:style-name="ce5">
            <text:p><text:s/>4,99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996.9916915241001" table:style-name="ce5">
            <text:p><text:s/>4,997<text:s/></text:p>
          </table:table-cell>
          <table:table-cell office:value-type="float" office:value="1.0409895889914973" table:style-name="ce6">
            <text:p>1.041</text:p>
          </table:table-cell>
          <table:table-cell office:value-type="float" office:value="5201.8163271535996" table:style-name="ce5">
            <text:p><text:s/>5,202<text:s/></text:p>
          </table:table-cell>
          <table:table-cell office:value-type="float" office:value="1.0462355237562193" table:style-name="ce6">
            <text:p>1.046</text:p>
          </table:table-cell>
          <table:table-cell office:value-type="float" office:value="5442.3250295232001" table:style-name="ce5">
            <text:p><text:s/>5,44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442.3250295232001" table:style-name="ce5">
            <text:p><text:s/>5,442<text:s/></text:p>
          </table:table-cell>
          <table:table-cell office:value-type="float" office:value="1.0277877968968878" table:style-name="ce6">
            <text:p>1.028</text:p>
          </table:table-cell>
          <table:table-cell office:value-type="float" office:value="5593.5552520904394" table:style-name="ce5">
            <text:p><text:s/>5,594<text:s/></text:p>
          </table:table-cell>
          <table:table-cell office:value-type="float" office:value="1.0737087064350543" table:style-name="ce6">
            <text:p>1.074</text:p>
          </table:table-cell>
          <table:table-cell office:value-type="float" office:value="6005.8489740950299" table:style-name="ce5">
            <text:p><text:s/>6,00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005.8489740950299" table:style-name="ce5">
            <text:p><text:s/>6,006<text:s/></text:p>
          </table:table-cell>
          <table:table-cell office:value-type="float" office:value="0.9723370770444949" table:style-name="ce6">
            <text:p>0.972</text:p>
          </table:table-cell>
          <table:table-cell office:value-type="float" office:value="5839.7096366422393" table:style-name="ce5">
            <text:p><text:s/>5,840<text:s/></text:p>
          </table:table-cell>
          <table:table-cell office:value-type="float" office:value="1.2565991897097815" table:style-name="ce6">
            <text:p>1.257</text:p>
          </table:table-cell>
          <table:table-cell office:value-type="float" office:value="7338.1743975450399" table:style-name="ce5">
            <text:p><text:s/>7,33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338.1743975450399" table:style-name="ce5">
            <text:p><text:s/>7,338<text:s/></text:p>
          </table:table-cell>
          <table:table-cell office:value-type="float" office:value="1.0251977567231816" table:style-name="ce6">
            <text:p>1.025</text:p>
          </table:table-cell>
          <table:table-cell office:value-type="float" office:value="7523.0799308066598" table:style-name="ce5">
            <text:p><text:s/>7,523<text:s/></text:p>
          </table:table-cell>
          <table:table-cell office:value-type="float" office:value="1.0635894409445621" table:style-name="ce6">
            <text:p>1.064</text:p>
          </table:table-cell>
          <table:table-cell office:value-type="float" office:value="8001.4683777879109" table:style-name="ce5">
            <text:p><text:s/>8,00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001.4683777879109" table:style-name="ce5">
            <text:p><text:s/>8,001<text:s/></text:p>
          </table:table-cell>
          <table:table-cell office:value-type="float" office:value="1.1367307161614293" table:style-name="ce6">
            <text:p>1.137</text:p>
          </table:table-cell>
          <table:table-cell office:value-type="float" office:value="9095.5148794258803" table:style-name="ce5">
            <text:p><text:s/>9,096<text:s/></text:p>
          </table:table-cell>
          <table:table-cell office:value-type="float" office:value="1.0656775692583338" table:style-name="ce6">
            <text:p>1.066</text:p>
          </table:table-cell>
          <table:table-cell office:value-type="float" office:value="9692.8861878595799" table:style-name="ce5">
            <text:p><text:s/>9,69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692.8861878595799" table:style-name="ce5">
            <text:p><text:s/>9,693<text:s/></text:p>
          </table:table-cell>
          <table:table-cell office:value-type="float" office:value="1.0399934670932822" table:style-name="ce6">
            <text:p>1.040</text:p>
          </table:table-cell>
          <table:table-cell office:value-type="float" office:value="10080.53831265267" table:style-name="ce5">
            <text:p><text:s/>10,081<text:s/></text:p>
          </table:table-cell>
          <table:table-cell office:value-type="float" office:value="1.0542311686511534" table:style-name="ce6">
            <text:p>1.054</text:p>
          </table:table-cell>
          <table:table-cell office:value-type="float" office:value="10627.217685980551" table:style-name="ce5">
            <text:p><text:s/>10,62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627.217685980551" table:style-name="ce5">
            <text:p><text:s/>10,627<text:s/></text:p>
          </table:table-cell>
          <table:table-cell office:value-type="float" office:value="1.0472113086158719" table:style-name="ce6">
            <text:p>1.047</text:p>
          </table:table-cell>
          <table:table-cell office:value-type="float" office:value="11128.942539881429" table:style-name="ce5">
            <text:p><text:s/>11,129<text:s/></text:p>
          </table:table-cell>
          <table:table-cell office:value-type="float" office:value="1.0610149583044468" table:style-name="ce6">
            <text:p>1.061</text:p>
          </table:table-cell>
          <table:table-cell office:value-type="float" office:value="11807.97450492488" table:style-name="ce5">
            <text:p><text:s/>11,80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807.97450492488" table:style-name="ce5">
            <text:p><text:s/>11,808<text:s/></text:p>
          </table:table-cell>
          <table:table-cell office:value-type="float" office:value="1.0298909195176371" table:style-name="ce6">
            <text:p>1.030</text:p>
          </table:table-cell>
          <table:table-cell office:value-type="float" office:value="12160.9257205179" table:style-name="ce5">
            <text:p><text:s/>12,161<text:s/></text:p>
          </table:table-cell>
          <table:table-cell office:value-type="float" office:value="1.0622574880545144" table:style-name="ce6">
            <text:p>1.062</text:p>
          </table:table-cell>
          <table:table-cell office:value-type="float" office:value="12918.03440829488" table:style-name="ce5">
            <text:p><text:s/>12,91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918.03440829488" table:style-name="ce5">
            <text:p><text:s/>12,918<text:s/></text:p>
          </table:table-cell>
          <table:table-cell office:value-type="float" office:value="1.0654503166069109" table:style-name="ce6">
            <text:p>1.065</text:p>
          </table:table-cell>
          <table:table-cell office:value-type="float" office:value="13763.52385025675" table:style-name="ce5">
            <text:p><text:s/>13,764<text:s/></text:p>
          </table:table-cell>
          <table:table-cell office:value-type="float" office:value="1.0399772436524477" table:style-name="ce6">
            <text:p>1.040</text:p>
          </table:table-cell>
          <table:table-cell office:value-type="float" office:value="14313.751596734739" table:style-name="ce5">
            <text:p><text:s/>14,31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11.1471046373" table:style-name="ce5">
            <text:p><text:s/>1,01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011.1471046373" table:style-name="ce5">
            <text:p><text:s/>1,011<text:s/></text:p>
          </table:table-cell>
          <table:table-cell office:value-type="float" office:value="0.98720089272673905" table:style-name="ce6">
            <text:p>0.987</text:p>
          </table:table-cell>
          <table:table-cell office:value-type="float" office:value="998.20532437600002" table:style-name="ce5">
            <text:p><text:s/>998<text:s/></text:p>
          </table:table-cell>
          <table:table-cell office:value-type="float" office:value="1.1592475077859061" table:style-name="ce6">
            <text:p>1.159</text:p>
          </table:table-cell>
          <table:table-cell office:value-type="float" office:value="1157.1670345415" table:style-name="ce5">
            <text:p><text:s/>1,15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157.1670345415" table:style-name="ce5">
            <text:p><text:s/>1,157<text:s/></text:p>
          </table:table-cell>
          <table:table-cell office:value-type="float" office:value="1.0192498531918739" table:style-name="ce6">
            <text:p>1.019</text:p>
          </table:table-cell>
          <table:table-cell office:value-type="float" office:value="1179.4423300748999" table:style-name="ce5">
            <text:p><text:s/>1,179<text:s/></text:p>
          </table:table-cell>
          <table:table-cell office:value-type="float" office:value="1.164223103883341" table:style-name="ce6">
            <text:p>1.164</text:p>
          </table:table-cell>
          <table:table-cell office:value-type="float" office:value="1373.1340103712" table:style-name="ce5">
            <text:p><text:s/>1,37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73.1340103712" table:style-name="ce5">
            <text:p><text:s/>1,373<text:s/></text:p>
          </table:table-cell>
          <table:table-cell office:value-type="float" office:value="1.0342517714523622" table:style-name="ce6">
            <text:p>1.034</text:p>
          </table:table-cell>
          <table:table-cell office:value-type="float" office:value="1420.1662826679001" table:style-name="ce5">
            <text:p><text:s/>1,420<text:s/></text:p>
          </table:table-cell>
          <table:table-cell office:value-type="float" office:value="1.0873520476411771" table:style-name="ce6">
            <text:p>1.087</text:p>
          </table:table-cell>
          <table:table-cell office:value-type="float" office:value="1544.2207154498999" table:style-name="ce5">
            <text:p><text:s/>1,54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544.2207154498999" table:style-name="ce5">
            <text:p><text:s/>1,544<text:s/></text:p>
          </table:table-cell>
          <table:table-cell office:value-type="float" office:value="1.0432114490367133" table:style-name="ce6">
            <text:p>1.043</text:p>
          </table:table-cell>
          <table:table-cell office:value-type="float" office:value="1610.948730197" table:style-name="ce5">
            <text:p><text:s/>1,611<text:s/></text:p>
          </table:table-cell>
          <table:table-cell office:value-type="float" office:value="0.92999332362917053" table:style-name="ce6">
            <text:p>0.930</text:p>
          </table:table-cell>
          <table:table-cell office:value-type="float" office:value="1498.1715637921" table:style-name="ce5">
            <text:p><text:s/>1,49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98.1715637921" table:style-name="ce5">
            <text:p><text:s/>1,498<text:s/></text:p>
          </table:table-cell>
          <table:table-cell office:value-type="float" office:value="1.0052442428528101" table:style-name="ce6">
            <text:p>1.005</text:p>
          </table:table-cell>
          <table:table-cell office:value-type="float" office:value="1506.0283393078" table:style-name="ce5">
            <text:p><text:s/>1,506<text:s/></text:p>
          </table:table-cell>
          <table:table-cell office:value-type="float" office:value="1.0447380834647293" table:style-name="ce6">
            <text:p>1.045</text:p>
          </table:table-cell>
          <table:table-cell office:value-type="float" office:value="1573.4051608520001" table:style-name="ce5">
            <text:p><text:s/>1,57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73.4051608520001" table:style-name="ce5">
            <text:p><text:s/>1,573<text:s/></text:p>
          </table:table-cell>
          <table:table-cell office:value-type="float" office:value="0.96686151975809831" table:style-name="ce6">
            <text:p>0.967</text:p>
          </table:table-cell>
          <table:table-cell office:value-type="float" office:value="1521.2649050165999" table:style-name="ce5">
            <text:p><text:s/>1,521<text:s/></text:p>
          </table:table-cell>
          <table:table-cell office:value-type="float" office:value="1.1188210925749502" table:style-name="ce6">
            <text:p>1.119</text:p>
          </table:table-cell>
          <table:table-cell office:value-type="float" office:value="1702.0232631266001" table:style-name="ce5">
            <text:p><text:s/>1,70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02.0232631266001" table:style-name="ce5">
            <text:p><text:s/>1,702<text:s/></text:p>
          </table:table-cell>
          <table:table-cell office:value-type="float" office:value="1.0591631545404501" table:style-name="ce6">
            <text:p>1.059</text:p>
          </table:table-cell>
          <table:table-cell office:value-type="float" office:value="1802.7203284744" table:style-name="ce5">
            <text:p><text:s/>1,803<text:s/></text:p>
          </table:table-cell>
          <table:table-cell office:value-type="float" office:value="1.0092545791932233" table:style-name="ce6">
            <text:p>1.009</text:p>
          </table:table-cell>
          <table:table-cell office:value-type="float" office:value="1819.4037465174999" table:style-name="ce5">
            <text:p><text:s/>1,81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19.4037465174999" table:style-name="ce5">
            <text:p><text:s/>1,819<text:s/></text:p>
          </table:table-cell>
          <table:table-cell office:value-type="float" office:value="1.0581812263493555" table:style-name="ce6">
            <text:p>1.058</text:p>
          </table:table-cell>
          <table:table-cell office:value-type="float" office:value="1925.2588877144999" table:style-name="ce5">
            <text:p><text:s/>1,925<text:s/></text:p>
          </table:table-cell>
          <table:table-cell office:value-type="float" office:value="1.0623950712060672" table:style-name="ce6">
            <text:p>1.062</text:p>
          </table:table-cell>
          <table:table-cell office:value-type="float" office:value="2045.3855531035599" table:style-name="ce5">
            <text:p><text:s/>2,04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45.3855531035599" table:style-name="ce5">
            <text:p><text:s/>2,045<text:s/></text:p>
          </table:table-cell>
          <table:table-cell office:value-type="float" office:value="1.0196019303166701" table:style-name="ce6">
            <text:p>1.020</text:p>
          </table:table-cell>
          <table:table-cell office:value-type="float" office:value="2085.4790581862198" table:style-name="ce5">
            <text:p><text:s/>2,085<text:s/></text:p>
          </table:table-cell>
          <table:table-cell office:value-type="float" office:value="1.0377960138390667" table:style-name="ce6">
            <text:p>1.038</text:p>
          </table:table-cell>
          <table:table-cell office:value-type="float" office:value="2164.30185353051" table:style-name="ce5">
            <text:p><text:s/>2,16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64.30185353051" table:style-name="ce5">
            <text:p><text:s/>2,164<text:s/></text:p>
          </table:table-cell>
          <table:table-cell office:value-type="float" office:value="0.98232711671635564" table:style-name="ce6">
            <text:p>0.982</text:p>
          </table:table-cell>
          <table:table-cell office:value-type="float" office:value="2126.0523994824903" table:style-name="ce5">
            <text:p><text:s/>2,126<text:s/></text:p>
          </table:table-cell>
          <table:table-cell office:value-type="float" office:value="1.1313179032096379" table:style-name="ce6">
            <text:p>1.131</text:p>
          </table:table-cell>
          <table:table-cell office:value-type="float" office:value="2405.2411426963499" table:style-name="ce5">
            <text:p><text:s/>2,40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405.2411426963499" table:style-name="ce5">
            <text:p><text:s/>2,405<text:s/></text:p>
          </table:table-cell>
          <table:table-cell office:value-type="float" office:value="1.039048628378854" table:style-name="ce6">
            <text:p>1.039</text:p>
          </table:table-cell>
          <table:table-cell office:value-type="float" office:value="2499.1625102390299" table:style-name="ce5">
            <text:p><text:s/>2,499<text:s/></text:p>
          </table:table-cell>
          <table:table-cell office:value-type="float" office:value="1.053790867135852" table:style-name="ce6">
            <text:p>1.054</text:p>
          </table:table-cell>
          <table:table-cell office:value-type="float" office:value="2633.5946287782003" table:style-name="ce5">
            <text:p><text:s/>2,63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33.5946287782003" table:style-name="ce5">
            <text:p><text:s/>2,634<text:s/></text:p>
          </table:table-cell>
          <table:table-cell office:value-type="float" office:value="1.1692163652409779" table:style-name="ce6">
            <text:p>1.169</text:p>
          </table:table-cell>
          <table:table-cell office:value-type="float" office:value="3079.2419393782102" table:style-name="ce5">
            <text:p><text:s/>3,079<text:s/></text:p>
          </table:table-cell>
          <table:table-cell office:value-type="float" office:value="1.0927374637186007" table:style-name="ce6">
            <text:p>1.093</text:p>
          </table:table-cell>
          <table:table-cell office:value-type="float" office:value="3364.8030270120903" table:style-name="ce5">
            <text:p><text:s/>3,36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364.8030270120903" table:style-name="ce5">
            <text:p><text:s/>3,365<text:s/></text:p>
          </table:table-cell>
          <table:table-cell office:value-type="float" office:value="1.0464903661128981" table:style-name="ce6">
            <text:p>1.046</text:p>
          </table:table-cell>
          <table:table-cell office:value-type="float" office:value="3521.2339516356701" table:style-name="ce5">
            <text:p><text:s/>3,521<text:s/></text:p>
          </table:table-cell>
          <table:table-cell office:value-type="float" office:value="1.0915699965548984" table:style-name="ce6">
            <text:p>1.092</text:p>
          </table:table-cell>
          <table:table-cell office:value-type="float" office:value="3843.6733324559395" table:style-name="ce5">
            <text:p><text:s/>3,84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843.6733324559395" table:style-name="ce5">
            <text:p><text:s/>3,844<text:s/></text:p>
          </table:table-cell>
          <table:table-cell office:value-type="float" office:value="1.0606545714796181" table:style-name="ce6">
            <text:p>1.061</text:p>
          </table:table-cell>
          <table:table-cell office:value-type="float" office:value="4076.8096913436898" table:style-name="ce5">
            <text:p><text:s/>4,077<text:s/></text:p>
          </table:table-cell>
          <table:table-cell office:value-type="float" office:value="1.1101047283775327" table:style-name="ce6">
            <text:p>1.110</text:p>
          </table:table-cell>
          <table:table-cell office:value-type="float" office:value="4525.6857150559799" table:style-name="ce5">
            <text:p><text:s/>4,52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525.6857150559799" table:style-name="ce5">
            <text:p><text:s/>4,526<text:s/></text:p>
          </table:table-cell>
          <table:table-cell office:value-type="float" office:value="1.034125430411833" table:style-name="ce6">
            <text:p>1.034</text:p>
          </table:table-cell>
          <table:table-cell office:value-type="float" office:value="4680.1266879909499" table:style-name="ce5">
            <text:p><text:s/>4,680<text:s/></text:p>
          </table:table-cell>
          <table:table-cell office:value-type="float" office:value="1.0507856607341182" table:style-name="ce6">
            <text:p>1.051</text:p>
          </table:table-cell>
          <table:table-cell office:value-type="float" office:value="4917.8100141599507" table:style-name="ce5">
            <text:p><text:s/>4,91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917.8100141599507" table:style-name="ce5">
            <text:p><text:s/>4,918<text:s/></text:p>
          </table:table-cell>
          <table:table-cell office:value-type="float" office:value="1.0796157994197915" table:style-name="ce6">
            <text:p>1.080</text:p>
          </table:table-cell>
          <table:table-cell office:value-type="float" office:value="5309.3453898319503" table:style-name="ce5">
            <text:p><text:s/>5,309<text:s/></text:p>
          </table:table-cell>
          <table:table-cell office:value-type="float" office:value="1.0142084848776052" table:style-name="ce6">
            <text:p>1.014</text:p>
          </table:table-cell>
          <table:table-cell office:value-type="float" office:value="5384.7831435133603" table:style-name="ce5">
            <text:p><text:s/>5,38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52.2017023474002" table:style-name="ce5">
            <text:p><text:s/>1,75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52.2017023474002" table:style-name="ce5">
            <text:p><text:s/>1,752<text:s/></text:p>
          </table:table-cell>
          <table:table-cell office:value-type="float" office:value="0.99282680413763902" table:style-name="ce6">
            <text:p>0.993</text:p>
          </table:table-cell>
          <table:table-cell office:value-type="float" office:value="1739.6328163460998" table:style-name="ce5">
            <text:p><text:s/>1,740<text:s/></text:p>
          </table:table-cell>
          <table:table-cell office:value-type="float" office:value="1.1260967659882073" table:style-name="ce6">
            <text:p>1.126</text:p>
          </table:table-cell>
          <table:table-cell office:value-type="float" office:value="1958.9948884942999" table:style-name="ce5">
            <text:p><text:s/>1,95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958.9948884942999" table:style-name="ce5">
            <text:p><text:s/>1,959<text:s/></text:p>
          </table:table-cell>
          <table:table-cell office:value-type="float" office:value="1.0195977133506502" table:style-name="ce6">
            <text:p>1.020</text:p>
          </table:table-cell>
          <table:table-cell office:value-type="float" office:value="1997.3867087743999" table:style-name="ce5">
            <text:p><text:s/>1,997<text:s/></text:p>
          </table:table-cell>
          <table:table-cell office:value-type="float" office:value="1.175311824836194" table:style-name="ce6">
            <text:p>1.175</text:p>
          </table:table-cell>
          <table:table-cell office:value-type="float" office:value="2347.5522175931997" table:style-name="ce5">
            <text:p><text:s/>2,34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47.5522175931997" table:style-name="ce5">
            <text:p><text:s/>2,348<text:s/></text:p>
          </table:table-cell>
          <table:table-cell office:value-type="float" office:value="1.0313033588316691" table:style-name="ce6">
            <text:p>1.031</text:p>
          </table:table-cell>
          <table:table-cell office:value-type="float" office:value="2421.0384870366001" table:style-name="ce5">
            <text:p><text:s/>2,421<text:s/></text:p>
          </table:table-cell>
          <table:table-cell office:value-type="float" office:value="0.94861943902987622" table:style-name="ce6">
            <text:p>0.949</text:p>
          </table:table-cell>
          <table:table-cell office:value-type="float" office:value="2296.6441714424" table:style-name="ce5">
            <text:p><text:s/>2,29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296.6441714424" table:style-name="ce5">
            <text:p><text:s/>2,297<text:s/></text:p>
          </table:table-cell>
          <table:table-cell office:value-type="float" office:value="1.0186770592887535" table:style-name="ce6">
            <text:p>1.019</text:p>
          </table:table-cell>
          <table:table-cell office:value-type="float" office:value="2339.5387307975998" table:style-name="ce5">
            <text:p><text:s/>2,340<text:s/></text:p>
          </table:table-cell>
          <table:table-cell office:value-type="float" office:value="1.0566668263870984" table:style-name="ce6">
            <text:p>1.057</text:p>
          </table:table-cell>
          <table:table-cell office:value-type="float" office:value="2472.1129658815998" table:style-name="ce5">
            <text:p><text:s/>2,47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72.1129658815998" table:style-name="ce5">
            <text:p><text:s/>2,472<text:s/></text:p>
          </table:table-cell>
          <table:table-cell office:value-type="float" office:value="1.0135848169212298" table:style-name="ce6">
            <text:p>1.014</text:p>
          </table:table-cell>
          <table:table-cell office:value-type="float" office:value="2505.6961679316996" table:style-name="ce5">
            <text:p><text:s/>2,506<text:s/></text:p>
          </table:table-cell>
          <table:table-cell office:value-type="float" office:value="1.0713743026849196" table:style-name="ce6">
            <text:p>1.071</text:p>
          </table:table-cell>
          <table:table-cell office:value-type="float" office:value="2684.5384846581001" table:style-name="ce5">
            <text:p><text:s/>2,68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84.5384846581001" table:style-name="ce5">
            <text:p><text:s/>2,685<text:s/></text:p>
          </table:table-cell>
          <table:table-cell office:value-type="float" office:value="0.97698654799770257" table:style-name="ce6">
            <text:p>0.977</text:p>
          </table:table-cell>
          <table:table-cell office:value-type="float" office:value="2622.7579870931004" table:style-name="ce5">
            <text:p><text:s/>2,623<text:s/></text:p>
          </table:table-cell>
          <table:table-cell office:value-type="float" office:value="1.0909428263391778" table:style-name="ce6">
            <text:p>1.091</text:p>
          </table:table-cell>
          <table:table-cell office:value-type="float" office:value="2861.2790112430002" table:style-name="ce5">
            <text:p><text:s/>2,86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861.2790112430002" table:style-name="ce5">
            <text:p><text:s/>2,861<text:s/></text:p>
          </table:table-cell>
          <table:table-cell office:value-type="float" office:value="1.0542994266885235" table:style-name="ce6">
            <text:p>1.054</text:p>
          </table:table-cell>
          <table:table-cell office:value-type="float" office:value="3016.6448211494003" table:style-name="ce5">
            <text:p><text:s/>3,017<text:s/></text:p>
          </table:table-cell>
          <table:table-cell office:value-type="float" office:value="1.0533516981279478" table:style-name="ce6">
            <text:p>1.053</text:p>
          </table:table-cell>
          <table:table-cell office:value-type="float" office:value="3177.5879450066004" table:style-name="ce5">
            <text:p><text:s/>3,17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177.5879450066004" table:style-name="ce5">
            <text:p><text:s/>3,178<text:s/></text:p>
          </table:table-cell>
          <table:table-cell office:value-type="float" office:value="1.0311461070929679" table:style-name="ce6">
            <text:p>1.031</text:p>
          </table:table-cell>
          <table:table-cell office:value-type="float" office:value="3276.5574394390997" table:style-name="ce5">
            <text:p><text:s/>3,277<text:s/></text:p>
          </table:table-cell>
          <table:table-cell office:value-type="float" office:value="1.0367404018411313" table:style-name="ce6">
            <text:p>1.037</text:p>
          </table:table-cell>
          <table:table-cell office:value-type="float" office:value="3396.93947641964" table:style-name="ce5">
            <text:p><text:s/>3,39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396.93947641964" table:style-name="ce5">
            <text:p><text:s/>3,397<text:s/></text:p>
          </table:table-cell>
          <table:table-cell office:value-type="float" office:value="1.0327167199345326" table:style-name="ce6">
            <text:p>1.033</text:p>
          </table:table-cell>
          <table:table-cell office:value-type="float" office:value="3508.0761939042195" table:style-name="ce5">
            <text:p><text:s/>3,508<text:s/></text:p>
          </table:table-cell>
          <table:table-cell office:value-type="float" office:value="1.0950580626611683" table:style-name="ce6">
            <text:p>1.095</text:p>
          </table:table-cell>
          <table:table-cell office:value-type="float" office:value="3841.5471205645199" table:style-name="ce5">
            <text:p><text:s/>3,84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841.5471205645199" table:style-name="ce5">
            <text:p><text:s/>3,842<text:s/></text:p>
          </table:table-cell>
          <table:table-cell office:value-type="float" office:value="0.96670875577182125" table:style-name="ce6">
            <text:p>0.967</text:p>
          </table:table-cell>
          <table:table-cell office:value-type="float" office:value="3713.6572371597495" table:style-name="ce5">
            <text:p><text:s/>3,714<text:s/></text:p>
          </table:table-cell>
          <table:table-cell office:value-type="float" office:value="1.3283221740252629" table:style-name="ce6">
            <text:p>1.328</text:p>
          </table:table-cell>
          <table:table-cell office:value-type="float" office:value="4932.93325484869" table:style-name="ce5">
            <text:p><text:s/>4,93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932.93325484869" table:style-name="ce5">
            <text:p><text:s/>4,933<text:s/></text:p>
          </table:table-cell>
          <table:table-cell office:value-type="float" office:value="1.0184442320660856" table:style-name="ce6">
            <text:p>1.018</text:p>
          </table:table-cell>
          <table:table-cell office:value-type="float" office:value="5023.91742056763" table:style-name="ce5">
            <text:p><text:s/>5,024<text:s/></text:p>
          </table:table-cell>
          <table:table-cell office:value-type="float" office:value="1.0684637703306872" table:style-name="ce6">
            <text:p>1.068</text:p>
          </table:table-cell>
          <table:table-cell office:value-type="float" office:value="5367.8737490097101" table:style-name="ce5">
            <text:p><text:s/>5,36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367.8737490097101" table:style-name="ce5">
            <text:p><text:s/>5,368<text:s/></text:p>
          </table:table-cell>
          <table:table-cell office:value-type="float" office:value="1.120792556113597" table:style-name="ce6">
            <text:p>1.121</text:p>
          </table:table-cell>
          <table:table-cell office:value-type="float" office:value="6016.2729400476701" table:style-name="ce5">
            <text:p><text:s/>6,016<text:s/></text:p>
          </table:table-cell>
          <table:table-cell office:value-type="float" office:value="1.0518278050060255" table:style-name="ce6">
            <text:p>1.052</text:p>
          </table:table-cell>
          <table:table-cell office:value-type="float" office:value="6328.0831608474882" table:style-name="ce5">
            <text:p><text:s/>6,32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328.0831608474882" table:style-name="ce5">
            <text:p><text:s/>6,328<text:s/></text:p>
          </table:table-cell>
          <table:table-cell office:value-type="float" office:value="1.036538900373513" table:style-name="ce6">
            <text:p>1.037</text:p>
          </table:table-cell>
          <table:table-cell office:value-type="float" office:value="6559.3043610169998" table:style-name="ce5">
            <text:p><text:s/>6,559<text:s/></text:p>
          </table:table-cell>
          <table:table-cell office:value-type="float" office:value="1.0341865509154149" table:style-name="ce6">
            <text:p>1.034</text:p>
          </table:table-cell>
          <table:table-cell office:value-type="float" office:value="6783.5443535246104" table:style-name="ce5">
            <text:p><text:s/>6,78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783.5443535246104" table:style-name="ce5">
            <text:p><text:s/>6,784<text:s/></text:p>
          </table:table-cell>
          <table:table-cell office:value-type="float" office:value="1.039594123811334" table:style-name="ce6">
            <text:p>1.040</text:p>
          </table:table-cell>
          <table:table-cell office:value-type="float" office:value="7052.1328485377398" table:style-name="ce5">
            <text:p><text:s/>7,052<text:s/></text:p>
          </table:table-cell>
          <table:table-cell office:value-type="float" office:value="1.0326363592794316" table:style-name="ce6">
            <text:p>1.033</text:p>
          </table:table-cell>
          <table:table-cell office:value-type="float" office:value="7282.2887898688996" table:style-name="ce5">
            <text:p><text:s/>7,28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282.2887898688996" table:style-name="ce5">
            <text:p><text:s/>7,282<text:s/></text:p>
          </table:table-cell>
          <table:table-cell office:value-type="float" office:value="1.0272593203024603" table:style-name="ce6">
            <text:p>1.027</text:p>
          </table:table-cell>
          <table:table-cell office:value-type="float" office:value="7480.7990325269511" table:style-name="ce5">
            <text:p><text:s/>7,481<text:s/></text:p>
          </table:table-cell>
          <table:table-cell office:value-type="float" office:value="1.0694344760966692" table:style-name="ce6">
            <text:p>1.069</text:p>
          </table:table-cell>
          <table:table-cell office:value-type="float" office:value="8000.2243941349298" table:style-name="ce5">
            <text:p><text:s/>8,00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000.2243941349298" table:style-name="ce5">
            <text:p><text:s/>8,000<text:s/></text:p>
          </table:table-cell>
          <table:table-cell office:value-type="float" office:value="1.0567426666960329" table:style-name="ce6">
            <text:p>1.057</text:p>
          </table:table-cell>
          <table:table-cell office:value-type="float" office:value="8454.1784604248005" table:style-name="ce5">
            <text:p><text:s/>8,454<text:s/></text:p>
          </table:table-cell>
          <table:table-cell office:value-type="float" office:value="1.0561603939423727" table:style-name="ce6">
            <text:p>1.056</text:p>
          </table:table-cell>
          <table:table-cell office:value-type="float" office:value="8928.9684532213778" table:style-name="ce5">
            <text:p><text:s/>8,92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6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01.9038367167" table:style-name="ce5">
            <text:p><text:s/>3,00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001.9038367167" table:style-name="ce5">
            <text:p><text:s/>3,002<text:s/></text:p>
          </table:table-cell>
          <table:table-cell office:value-type="float" office:value="1.0426890123255117" table:style-name="ce6">
            <text:p>1.043</text:p>
          </table:table-cell>
          <table:table-cell office:value-type="float" office:value="3130.0521466023001" table:style-name="ce5">
            <text:p><text:s/>3,130<text:s/></text:p>
          </table:table-cell>
          <table:table-cell office:value-type="float" office:value="1.1139438698583175" table:style-name="ce6">
            <text:p>1.114</text:p>
          </table:table-cell>
          <table:table-cell office:value-type="float" office:value="3486.7024010444998" table:style-name="ce5">
            <text:p><text:s/>3,48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486.7024010444998" table:style-name="ce5">
            <text:p><text:s/>3,487<text:s/></text:p>
          </table:table-cell>
          <table:table-cell office:value-type="float" office:value="1.0429820200986484" table:style-name="ce6">
            <text:p>1.043</text:p>
          </table:table-cell>
          <table:table-cell office:value-type="float" office:value="3636.5679137241996" table:style-name="ce5">
            <text:p><text:s/>3,637<text:s/></text:p>
          </table:table-cell>
          <table:table-cell office:value-type="float" office:value="0.98904397210885653" table:style-name="ce6">
            <text:p>0.989</text:p>
          </table:table-cell>
          <table:table-cell office:value-type="float" office:value="3596.7255742334" table:style-name="ce5">
            <text:p><text:s/>3,59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596.7255742334" table:style-name="ce5">
            <text:p><text:s/>3,597<text:s/></text:p>
          </table:table-cell>
          <table:table-cell office:value-type="float" office:value="0.92535881093713424" table:style-name="ce6">
            <text:p>0.925</text:p>
          </table:table-cell>
          <table:table-cell office:value-type="float" office:value="3328.2617006398" table:style-name="ce5">
            <text:p><text:s/>3,328<text:s/></text:p>
          </table:table-cell>
          <table:table-cell office:value-type="float" office:value="1.2854549792881569" table:style-name="ce6">
            <text:p>1.285</text:p>
          </table:table-cell>
          <table:table-cell office:value-type="float" office:value="4278.3305754615003" table:style-name="ce5">
            <text:p><text:s/>4,27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278.3305754615003" table:style-name="ce5">
            <text:p><text:s/>4,278<text:s/></text:p>
          </table:table-cell>
          <table:table-cell office:value-type="float" office:value="1.0027956790044934" table:style-name="ce6">
            <text:p>1.003</text:p>
          </table:table-cell>
          <table:table-cell office:value-type="float" office:value="4290.2914144256001" table:style-name="ce5">
            <text:p><text:s/>4,290<text:s/></text:p>
          </table:table-cell>
          <table:table-cell office:value-type="float" office:value="1.0741744878561135" table:style-name="ce6">
            <text:p>1.074</text:p>
          </table:table-cell>
          <table:table-cell office:value-type="float" office:value="4608.5215828440996" table:style-name="ce5">
            <text:p><text:s/>4,60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608.5215828440996" table:style-name="ce5">
            <text:p><text:s/>4,609<text:s/></text:p>
          </table:table-cell>
          <table:table-cell office:value-type="float" office:value="0.95373685135009767" table:style-name="ce6">
            <text:p>0.954</text:p>
          </table:table-cell>
          <table:table-cell office:value-type="float" office:value="4395.3168638007" table:style-name="ce5">
            <text:p><text:s/>4,395<text:s/></text:p>
          </table:table-cell>
          <table:table-cell office:value-type="float" office:value="1.0329959686858599" table:style-name="ce6">
            <text:p>1.033</text:p>
          </table:table-cell>
          <table:table-cell office:value-type="float" office:value="4540.3446014030997" table:style-name="ce5">
            <text:p><text:s/>4,54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540.3446014030997" table:style-name="ce5">
            <text:p><text:s/>4,540<text:s/></text:p>
          </table:table-cell>
          <table:table-cell office:value-type="float" office:value="0.99357364053391828" table:style-name="ce6">
            <text:p>0.994</text:p>
          </table:table-cell>
          <table:table-cell office:value-type="float" office:value="4511.1667148945999" table:style-name="ce5">
            <text:p><text:s/>4,511<text:s/></text:p>
          </table:table-cell>
          <table:table-cell office:value-type="float" office:value="1.1357830131471014" table:style-name="ce6">
            <text:p>1.136</text:p>
          </table:table-cell>
          <table:table-cell office:value-type="float" office:value="5123.7065242518993" table:style-name="ce5">
            <text:p><text:s/>5,12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123.7065242518993" table:style-name="ce5">
            <text:p><text:s/>5,124<text:s/></text:p>
          </table:table-cell>
          <table:table-cell office:value-type="float" office:value="1.0453837312037015" table:style-name="ce6">
            <text:p>1.045</text:p>
          </table:table-cell>
          <table:table-cell office:value-type="float" office:value="5356.2394439152004" table:style-name="ce5">
            <text:p><text:s/>5,356<text:s/></text:p>
          </table:table-cell>
          <table:table-cell office:value-type="float" office:value="1.10010730370242" table:style-name="ce6">
            <text:p>1.100</text:p>
          </table:table-cell>
          <table:table-cell office:value-type="float" office:value="5892.4381326301" table:style-name="ce5">
            <text:p><text:s/>5,89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892.4381326301" table:style-name="ce5">
            <text:p><text:s/>5,892<text:s/></text:p>
          </table:table-cell>
          <table:table-cell office:value-type="float" office:value="0.96316749861968809" table:style-name="ce6">
            <text:p>0.963</text:p>
          </table:table-cell>
          <table:table-cell office:value-type="float" office:value="5675.4048969766" table:style-name="ce5">
            <text:p><text:s/>5,675<text:s/></text:p>
          </table:table-cell>
          <table:table-cell office:value-type="float" office:value="1.0498872559755832" table:style-name="ce6">
            <text:p>1.050</text:p>
          </table:table-cell>
          <table:table-cell office:value-type="float" office:value="5958.5352738371494" table:style-name="ce5">
            <text:p><text:s/>5,95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958.5352738371494" table:style-name="ce5">
            <text:p><text:s/>5,959<text:s/></text:p>
          </table:table-cell>
          <table:table-cell office:value-type="float" office:value="0.99069998520450575" table:style-name="ce6">
            <text:p>0.991</text:p>
          </table:table-cell>
          <table:table-cell office:value-type="float" office:value="5903.1208076309904" table:style-name="ce5">
            <text:p><text:s/>5,903<text:s/></text:p>
          </table:table-cell>
          <table:table-cell office:value-type="float" office:value="1.1104015245935059" table:style-name="ce6">
            <text:p>1.110</text:p>
          </table:table-cell>
          <table:table-cell office:value-type="float" office:value="6554.8343446530998" table:style-name="ce5">
            <text:p><text:s/>6,55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554.8343446530998" table:style-name="ce5">
            <text:p><text:s/>6,555<text:s/></text:p>
          </table:table-cell>
          <table:table-cell office:value-type="float" office:value="0.97216989446888391" table:style-name="ce6">
            <text:p>0.972</text:p>
          </table:table-cell>
          <table:table-cell office:value-type="float" office:value="6372.4126131024195" table:style-name="ce5">
            <text:p><text:s/>6,372<text:s/></text:p>
          </table:table-cell>
          <table:table-cell office:value-type="float" office:value="1.0991471568201645" table:style-name="ce6">
            <text:p>1.099</text:p>
          </table:table-cell>
          <table:table-cell office:value-type="float" office:value="7004.2192057764796" table:style-name="ce5">
            <text:p><text:s/>7,00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004.2192057764796" table:style-name="ce5">
            <text:p><text:s/>7,004<text:s/></text:p>
          </table:table-cell>
          <table:table-cell office:value-type="float" office:value="0.99845712978264345" table:style-name="ce6">
            <text:p>0.998</text:p>
          </table:table-cell>
          <table:table-cell office:value-type="float" office:value="6993.4126045680505" table:style-name="ce5">
            <text:p><text:s/>6,993<text:s/></text:p>
          </table:table-cell>
          <table:table-cell office:value-type="float" office:value="1.1140005442004108" table:style-name="ce6">
            <text:p>1.114</text:p>
          </table:table-cell>
          <table:table-cell office:value-type="float" office:value="7790.6654473068202" table:style-name="ce5">
            <text:p><text:s/>7,79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790.6654473068202" table:style-name="ce5">
            <text:p><text:s/>7,791<text:s/></text:p>
          </table:table-cell>
          <table:table-cell office:value-type="float" office:value="1.0688027316912354" table:style-name="ce6">
            <text:p>1.069</text:p>
          </table:table-cell>
          <table:table-cell office:value-type="float" office:value="8326.6845117740504" table:style-name="ce5">
            <text:p><text:s/>8,327<text:s/></text:p>
          </table:table-cell>
          <table:table-cell office:value-type="float" office:value="1.0881452217998706" table:style-name="ce6">
            <text:p>1.088</text:p>
          </table:table-cell>
          <table:table-cell office:value-type="float" office:value="9060.6419649219206" table:style-name="ce5">
            <text:p><text:s/>9,06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060.6419649219206" table:style-name="ce5">
            <text:p><text:s/>9,061<text:s/></text:p>
          </table:table-cell>
          <table:table-cell office:value-type="float" office:value="0.9112558567933039" table:style-name="ce6">
            <text:p>0.911</text:p>
          </table:table-cell>
          <table:table-cell office:value-type="float" office:value="8256.5630568422894" table:style-name="ce5">
            <text:p><text:s/>8,257<text:s/></text:p>
          </table:table-cell>
          <table:table-cell office:value-type="float" office:value="1.0903027272718366" table:style-name="ce6">
            <text:p>1.090</text:p>
          </table:table-cell>
          <table:table-cell office:value-type="float" office:value="9002.15321876704" table:style-name="ce5">
            <text:p><text:s/>9,00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002.15321876704" table:style-name="ce5">
            <text:p><text:s/>9,002<text:s/></text:p>
          </table:table-cell>
          <table:table-cell office:value-type="float" office:value="0.98627631435561791" table:style-name="ce6">
            <text:p>0.986</text:p>
          </table:table-cell>
          <table:table-cell office:value-type="float" office:value="8878.6104978701187" table:style-name="ce5">
            <text:p><text:s/>8,879<text:s/></text:p>
          </table:table-cell>
          <table:table-cell office:value-type="float" office:value="1.077752427062342" table:style-name="ce6">
            <text:p>1.078</text:p>
          </table:table-cell>
          <table:table-cell office:value-type="float" office:value="9568.9440130207095" table:style-name="ce5">
            <text:p><text:s/>9,56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568.9440130207095" table:style-name="ce5">
            <text:p><text:s/>9,569<text:s/></text:p>
          </table:table-cell>
          <table:table-cell office:value-type="float" office:value="1.0370299141001238" table:style-name="ce6">
            <text:p>1.037</text:p>
          </table:table-cell>
          <table:table-cell office:value-type="float" office:value="9923.2811878517605" table:style-name="ce5">
            <text:p><text:s/>9,923<text:s/></text:p>
          </table:table-cell>
          <table:table-cell office:value-type="float" office:value="1.0806821083905942" table:style-name="ce6">
            <text:p>1.081</text:p>
          </table:table-cell>
          <table:table-cell office:value-type="float" office:value="10723.91243624036" table:style-name="ce5">
            <text:p><text:s/>10,72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723.91243624036" table:style-name="ce5">
            <text:p><text:s/>10,724<text:s/></text:p>
          </table:table-cell>
          <table:table-cell office:value-type="float" office:value="1.0461185969685853" table:style-name="ce6">
            <text:p>1.046</text:p>
          </table:table-cell>
          <table:table-cell office:value-type="float" office:value="11218.484231813731" table:style-name="ce5">
            <text:p><text:s/>11,218<text:s/></text:p>
          </table:table-cell>
          <table:table-cell office:value-type="float" office:value="1.0950115847425446" table:style-name="ce6">
            <text:p>1.095</text:p>
          </table:table-cell>
          <table:table-cell office:value-type="float" office:value="12284.370197087601" table:style-name="ce5">
            <text:p><text:s/>12,28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51.9100573620999" table:style-name="ce5">
            <text:p><text:s/>1,25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251.9100573620999" table:style-name="ce5">
            <text:p><text:s/>1,252<text:s/></text:p>
          </table:table-cell>
          <table:table-cell office:value-type="float" office:value="1.0381356100236132" table:style-name="ce6">
            <text:p>1.038</text:p>
          </table:table-cell>
          <table:table-cell office:value-type="float" office:value="1299.6524110943001" table:style-name="ce5">
            <text:p><text:s/>1,300<text:s/></text:p>
          </table:table-cell>
          <table:table-cell office:value-type="float" office:value="1.1446130793832405" table:style-name="ce6">
            <text:p>1.145</text:p>
          </table:table-cell>
          <table:table-cell office:value-type="float" office:value="1487.5991483905" table:style-name="ce5">
            <text:p><text:s/>1,48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487.5991483905" table:style-name="ce5">
            <text:p><text:s/>1,488<text:s/></text:p>
          </table:table-cell>
          <table:table-cell office:value-type="float" office:value="1.0284300264580402" table:style-name="ce6">
            <text:p>1.028</text:p>
          </table:table-cell>
          <table:table-cell office:value-type="float" office:value="1529.8916315381998" table:style-name="ce5">
            <text:p><text:s/>1,530<text:s/></text:p>
          </table:table-cell>
          <table:table-cell office:value-type="float" office:value="0.93428645565430057" table:style-name="ce6">
            <text:p>0.934</text:p>
          </table:table-cell>
          <table:table-cell office:value-type="float" office:value="1429.3570299649998" table:style-name="ce5">
            <text:p><text:s/>1,42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29.3570299649998" table:style-name="ce5">
            <text:p><text:s/>1,429<text:s/></text:p>
          </table:table-cell>
          <table:table-cell office:value-type="float" office:value="0.93572069893156806" table:style-name="ce6">
            <text:p>0.936</text:p>
          </table:table-cell>
          <table:table-cell office:value-type="float" office:value="1337.4789591015999" table:style-name="ce5">
            <text:p><text:s/>1,337<text:s/></text:p>
          </table:table-cell>
          <table:table-cell office:value-type="float" office:value="1.2921801773214396" table:style-name="ce6">
            <text:p>1.292</text:p>
          </table:table-cell>
          <table:table-cell office:value-type="float" office:value="1728.2637985356" table:style-name="ce5">
            <text:p><text:s/>1,72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728.2637985356" table:style-name="ce5">
            <text:p><text:s/>1,728<text:s/></text:p>
          </table:table-cell>
          <table:table-cell office:value-type="float" office:value="0.9972812178297773" table:style-name="ce6">
            <text:p>0.997</text:p>
          </table:table-cell>
          <table:table-cell office:value-type="float" office:value="1723.5650257346999" table:style-name="ce5">
            <text:p><text:s/>1,724<text:s/></text:p>
          </table:table-cell>
          <table:table-cell office:value-type="float" office:value="1.0659997455330181" table:style-name="ce6">
            <text:p>1.066</text:p>
          </table:table-cell>
          <table:table-cell office:value-type="float" office:value="1837.3198788427999" table:style-name="ce5">
            <text:p><text:s/>1,83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37.3198788427999" table:style-name="ce5">
            <text:p><text:s/>1,837<text:s/></text:p>
          </table:table-cell>
          <table:table-cell office:value-type="float" office:value="0.95295235046646132" table:style-name="ce6">
            <text:p>0.953</text:p>
          </table:table-cell>
          <table:table-cell office:value-type="float" office:value="1750.878297102" table:style-name="ce5">
            <text:p><text:s/>1,751<text:s/></text:p>
          </table:table-cell>
          <table:table-cell office:value-type="float" office:value="1.0568187377109881" table:style-name="ce6">
            <text:p>1.057</text:p>
          </table:table-cell>
          <table:table-cell office:value-type="float" office:value="1850.3609918289001" table:style-name="ce5">
            <text:p><text:s/>1,85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50.3609918289001" table:style-name="ce5">
            <text:p><text:s/>1,850<text:s/></text:p>
          </table:table-cell>
          <table:table-cell office:value-type="float" office:value="0.98745987101513333" table:style-name="ce6">
            <text:p>0.987</text:p>
          </table:table-cell>
          <table:table-cell office:value-type="float" office:value="1827.1572263227999" table:style-name="ce5">
            <text:p><text:s/>1,827<text:s/></text:p>
          </table:table-cell>
          <table:table-cell office:value-type="float" office:value="1.1321240181870644" table:style-name="ce6">
            <text:p>1.132</text:p>
          </table:table-cell>
          <table:table-cell office:value-type="float" office:value="2068.5685809240999" table:style-name="ce5">
            <text:p><text:s/>2,06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68.5685809240999" table:style-name="ce5">
            <text:p><text:s/>2,069<text:s/></text:p>
          </table:table-cell>
          <table:table-cell office:value-type="float" office:value="1.0493879929825487" table:style-name="ce6">
            <text:p>1.049</text:p>
          </table:table-cell>
          <table:table-cell office:value-type="float" office:value="2170.7310314827" table:style-name="ce5">
            <text:p><text:s/>2,171<text:s/></text:p>
          </table:table-cell>
          <table:table-cell office:value-type="float" office:value="1.1175273755403692" table:style-name="ce6">
            <text:p>1.118</text:p>
          </table:table-cell>
          <table:table-cell office:value-type="float" office:value="2425.8513526168999" table:style-name="ce5">
            <text:p><text:s/>2,42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25.8513526168999" table:style-name="ce5">
            <text:p><text:s/>2,426<text:s/></text:p>
          </table:table-cell>
          <table:table-cell office:value-type="float" office:value="0.98114264012304286" table:style-name="ce6">
            <text:p>0.981</text:p>
          </table:table-cell>
          <table:table-cell office:value-type="float" office:value="2380.1062006525999" table:style-name="ce5">
            <text:p><text:s/>2,380<text:s/></text:p>
          </table:table-cell>
          <table:table-cell office:value-type="float" office:value="1.037725211261145" table:style-name="ce6">
            <text:p>1.038</text:p>
          </table:table-cell>
          <table:table-cell office:value-type="float" office:value="2469.8962098961802" table:style-name="ce5">
            <text:p><text:s/>2,47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469.8962098961802" table:style-name="ce5">
            <text:p><text:s/>2,470<text:s/></text:p>
          </table:table-cell>
          <table:table-cell office:value-type="float" office:value="0.97933994426608917" table:style-name="ce6">
            <text:p>0.979</text:p>
          </table:table-cell>
          <table:table-cell office:value-type="float" office:value="2418.86801654275" table:style-name="ce5">
            <text:p><text:s/>2,419<text:s/></text:p>
          </table:table-cell>
          <table:table-cell office:value-type="float" office:value="1.1122451990608482" table:style-name="ce6">
            <text:p>1.112</text:p>
          </table:table-cell>
          <table:table-cell office:value-type="float" office:value="2690.3743385615103" table:style-name="ce5">
            <text:p><text:s/>2,69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690.3743385615103" table:style-name="ce5">
            <text:p><text:s/>2,690<text:s/></text:p>
          </table:table-cell>
          <table:table-cell office:value-type="float" office:value="0.94825151636258553" table:style-name="ce6">
            <text:p>0.948</text:p>
          </table:table-cell>
          <table:table-cell office:value-type="float" office:value="2551.1515461239401" table:style-name="ce5">
            <text:p><text:s/>2,551<text:s/></text:p>
          </table:table-cell>
          <table:table-cell office:value-type="float" office:value="1.0556017698725997" table:style-name="ce6">
            <text:p>1.056</text:p>
          </table:table-cell>
          <table:table-cell office:value-type="float" office:value="2693.0000873016502" table:style-name="ce5">
            <text:p><text:s/>2,69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693.0000873016502" table:style-name="ce5">
            <text:p><text:s/>2,693<text:s/></text:p>
          </table:table-cell>
          <table:table-cell office:value-type="float" office:value="1.0214736078997619" table:style-name="ce6">
            <text:p>1.021</text:p>
          </table:table-cell>
          <table:table-cell office:value-type="float" office:value="2750.82851525039" table:style-name="ce5">
            <text:p><text:s/>2,751<text:s/></text:p>
          </table:table-cell>
          <table:table-cell office:value-type="float" office:value="1.1088790923240222" table:style-name="ce6">
            <text:p>1.109</text:p>
          </table:table-cell>
          <table:table-cell office:value-type="float" office:value="3050.3362271298902" table:style-name="ce5">
            <text:p><text:s/>3,05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50.3362271298902" table:style-name="ce5">
            <text:p><text:s/>3,050<text:s/></text:p>
          </table:table-cell>
          <table:table-cell office:value-type="float" office:value="1.017364595864656" table:style-name="ce6">
            <text:p>1.017</text:p>
          </table:table-cell>
          <table:table-cell office:value-type="float" office:value="3103.30408296532" table:style-name="ce5">
            <text:p><text:s/>3,103<text:s/></text:p>
          </table:table-cell>
          <table:table-cell office:value-type="float" office:value="1.0553598774526796" table:style-name="ce6">
            <text:p>1.055</text:p>
          </table:table-cell>
          <table:table-cell office:value-type="float" office:value="3275.1026166966799" table:style-name="ce5">
            <text:p><text:s/>3,27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275.1026166966799" table:style-name="ce5">
            <text:p><text:s/>3,275<text:s/></text:p>
          </table:table-cell>
          <table:table-cell office:value-type="float" office:value="0.86702393719257176" table:style-name="ce6">
            <text:p>0.867</text:p>
          </table:table-cell>
          <table:table-cell office:value-type="float" office:value="2839.5923654380499" table:style-name="ce5">
            <text:p><text:s/>2,840<text:s/></text:p>
          </table:table-cell>
          <table:table-cell office:value-type="float" office:value="1.1268192009182265" table:style-name="ce6">
            <text:p>1.127</text:p>
          </table:table-cell>
          <table:table-cell office:value-type="float" office:value="3199.7072001564002" table:style-name="ce5">
            <text:p><text:s/>3,20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199.7072001564002" table:style-name="ce5">
            <text:p><text:s/>3,200<text:s/></text:p>
          </table:table-cell>
          <table:table-cell office:value-type="float" office:value="0.9356788542174358" table:style-name="ce6">
            <text:p>0.936</text:p>
          </table:table-cell>
          <table:table-cell office:value-type="float" office:value="2993.89836687362" table:style-name="ce5">
            <text:p><text:s/>2,994<text:s/></text:p>
          </table:table-cell>
          <table:table-cell office:value-type="float" office:value="1.0875826945757638" table:style-name="ce6">
            <text:p>1.088</text:p>
          </table:table-cell>
          <table:table-cell office:value-type="float" office:value="3256.11205313039" table:style-name="ce5">
            <text:p><text:s/>3,25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256.11205313039" table:style-name="ce5">
            <text:p><text:s/>3,256<text:s/></text:p>
          </table:table-cell>
          <table:table-cell office:value-type="float" office:value="1.036643537105709" table:style-name="ce6">
            <text:p>1.037</text:p>
          </table:table-cell>
          <table:table-cell office:value-type="float" office:value="3375.4275159696203" table:style-name="ce5">
            <text:p><text:s/>3,375<text:s/></text:p>
          </table:table-cell>
          <table:table-cell office:value-type="float" office:value="1.0813532111002384" table:style-name="ce6">
            <text:p>1.081</text:p>
          </table:table-cell>
          <table:table-cell office:value-type="float" office:value="3650.0293832298498" table:style-name="ce5">
            <text:p><text:s/>3,65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650.0293832298498" table:style-name="ce5">
            <text:p><text:s/>3,650<text:s/></text:p>
          </table:table-cell>
          <table:table-cell office:value-type="float" office:value="1.069823649243081" table:style-name="ce6">
            <text:p>1.070</text:p>
          </table:table-cell>
          <table:table-cell office:value-type="float" office:value="3904.88775461143" table:style-name="ce5">
            <text:p><text:s/>3,905<text:s/></text:p>
          </table:table-cell>
          <table:table-cell office:value-type="float" office:value="1.0944876575561531" table:style-name="ce6">
            <text:p>1.094</text:p>
          </table:table-cell>
          <table:table-cell office:value-type="float" office:value="4273.8514515643701" table:style-name="ce5">
            <text:p><text:s/>4,27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anta catarin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49.9937793546003" table:style-name="ce5">
            <text:p><text:s/>1,75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49.9937793546003" table:style-name="ce5">
            <text:p><text:s/>1,750<text:s/></text:p>
          </table:table-cell>
          <table:table-cell office:value-type="float" office:value="1.0459464239827492" table:style-name="ce6">
            <text:p>1.046</text:p>
          </table:table-cell>
          <table:table-cell office:value-type="float" office:value="1830.399735508" table:style-name="ce5">
            <text:p><text:s/>1,830<text:s/></text:p>
          </table:table-cell>
          <table:table-cell office:value-type="float" office:value="1.0921675816890231" table:style-name="ce6">
            <text:p>1.092</text:p>
          </table:table-cell>
          <table:table-cell office:value-type="float" office:value="1999.1032526539998" table:style-name="ce5">
            <text:p><text:s/>1,99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999.1032526539998" table:style-name="ce5">
            <text:p><text:s/>1,999<text:s/></text:p>
          </table:table-cell>
          <table:table-cell office:value-type="float" office:value="1.0538106420412185" table:style-name="ce6">
            <text:p>1.054</text:p>
          </table:table-cell>
          <table:table-cell office:value-type="float" office:value="2106.6762821859998" table:style-name="ce5">
            <text:p><text:s/>2,107<text:s/></text:p>
          </table:table-cell>
          <table:table-cell office:value-type="float" office:value="1.0288094865811195" table:style-name="ce6">
            <text:p>1.029</text:p>
          </table:table-cell>
          <table:table-cell office:value-type="float" office:value="2167.3685442684" table:style-name="ce5">
            <text:p><text:s/>2,16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67.3685442684" table:style-name="ce5">
            <text:p><text:s/>2,167<text:s/></text:p>
          </table:table-cell>
          <table:table-cell office:value-type="float" office:value="0.91852525349360603" table:style-name="ce6">
            <text:p>0.919</text:p>
          </table:table-cell>
          <table:table-cell office:value-type="float" office:value="1990.7827415382001" table:style-name="ce5">
            <text:p><text:s/>1,991<text:s/></text:p>
          </table:table-cell>
          <table:table-cell office:value-type="float" office:value="1.2809367510166194" table:style-name="ce6">
            <text:p>1.281</text:p>
          </table:table-cell>
          <table:table-cell office:value-type="float" office:value="2550.0667769259003" table:style-name="ce5">
            <text:p><text:s/>2,55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550.0667769259003" table:style-name="ce5">
            <text:p><text:s/>2,550<text:s/></text:p>
          </table:table-cell>
          <table:table-cell office:value-type="float" office:value="1.006533010004186" table:style-name="ce6">
            <text:p>1.007</text:p>
          </table:table-cell>
          <table:table-cell office:value-type="float" office:value="2566.7263886909" table:style-name="ce5">
            <text:p><text:s/>2,567<text:s/></text:p>
          </table:table-cell>
          <table:table-cell office:value-type="float" office:value="1.0796638536196637" table:style-name="ce6">
            <text:p>1.080</text:p>
          </table:table-cell>
          <table:table-cell office:value-type="float" office:value="2771.2017040012997" table:style-name="ce5">
            <text:p><text:s/>2,77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71.2017040012997" table:style-name="ce5">
            <text:p><text:s/>2,771<text:s/></text:p>
          </table:table-cell>
          <table:table-cell office:value-type="float" office:value="0.95425697915833108" table:style-name="ce6">
            <text:p>0.954</text:p>
          </table:table-cell>
          <table:table-cell office:value-type="float" office:value="2644.4385666987" table:style-name="ce5">
            <text:p><text:s/>2,644<text:s/></text:p>
          </table:table-cell>
          <table:table-cell office:value-type="float" office:value="1.0172229536541504" table:style-name="ce6">
            <text:p>1.017</text:p>
          </table:table-cell>
          <table:table-cell office:value-type="float" office:value="2689.9836095741998" table:style-name="ce5">
            <text:p><text:s/>2,69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89.9836095741998" table:style-name="ce5">
            <text:p><text:s/>2,690<text:s/></text:p>
          </table:table-cell>
          <table:table-cell office:value-type="float" office:value="0.99777912364181831" table:style-name="ce6">
            <text:p>0.998</text:p>
          </table:table-cell>
          <table:table-cell office:value-type="float" office:value="2684.0094885718004" table:style-name="ce5">
            <text:p><text:s/>2,684<text:s/></text:p>
          </table:table-cell>
          <table:table-cell office:value-type="float" office:value="1.1382738981871046" table:style-name="ce6">
            <text:p>1.138</text:p>
          </table:table-cell>
          <table:table-cell office:value-type="float" office:value="3055.1379433277998" table:style-name="ce5">
            <text:p><text:s/>3,05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55.1379433277998" table:style-name="ce5">
            <text:p><text:s/>3,055<text:s/></text:p>
          </table:table-cell>
          <table:table-cell office:value-type="float" office:value="1.0426725311665288" table:style-name="ce6">
            <text:p>1.043</text:p>
          </table:table-cell>
          <table:table-cell office:value-type="float" office:value="3185.5084124325003" table:style-name="ce5">
            <text:p><text:s/>3,186<text:s/></text:p>
          </table:table-cell>
          <table:table-cell office:value-type="float" office:value="1.0882365799078411" table:style-name="ce6">
            <text:p>1.088</text:p>
          </table:table-cell>
          <table:table-cell office:value-type="float" office:value="3466.5867800132005" table:style-name="ce5">
            <text:p><text:s/>3,46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466.5867800132005" table:style-name="ce5">
            <text:p><text:s/>3,467<text:s/></text:p>
          </table:table-cell>
          <table:table-cell office:value-type="float" office:value="0.95058883721683485" table:style-name="ce6">
            <text:p>0.951</text:p>
          </table:table-cell>
          <table:table-cell office:value-type="float" office:value="3295.298696324" table:style-name="ce5">
            <text:p><text:s/>3,295<text:s/></text:p>
          </table:table-cell>
          <table:table-cell office:value-type="float" office:value="1.0586715759128744" table:style-name="ce6">
            <text:p>1.059</text:p>
          </table:table-cell>
          <table:table-cell office:value-type="float" office:value="3488.6390639409697" table:style-name="ce5">
            <text:p><text:s/>3,48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488.6390639409697" table:style-name="ce5">
            <text:p><text:s/>3,489<text:s/></text:p>
          </table:table-cell>
          <table:table-cell office:value-type="float" office:value="0.9987426980056302" table:style-name="ce6">
            <text:p>0.999</text:p>
          </table:table-cell>
          <table:table-cell office:value-type="float" office:value="3484.25279108824" table:style-name="ce5">
            <text:p><text:s/>3,484<text:s/></text:p>
          </table:table-cell>
          <table:table-cell office:value-type="float" office:value="1.1091215930072051" table:style-name="ce6">
            <text:p>1.109</text:p>
          </table:table-cell>
          <table:table-cell office:value-type="float" office:value="3864.46000609159" table:style-name="ce5">
            <text:p><text:s/>3,86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864.46000609159" table:style-name="ce5">
            <text:p><text:s/>3,864<text:s/></text:p>
          </table:table-cell>
          <table:table-cell office:value-type="float" office:value="0.9888214811267253" table:style-name="ce6">
            <text:p>0.989</text:p>
          </table:table-cell>
          <table:table-cell office:value-type="float" office:value="3821.2610669784799" table:style-name="ce5">
            <text:p><text:s/>3,821<text:s/></text:p>
          </table:table-cell>
          <table:table-cell office:value-type="float" office:value="1.1282189421001183" table:style-name="ce6">
            <text:p>1.128</text:p>
          </table:table-cell>
          <table:table-cell office:value-type="float" office:value="4311.2191184748299" table:style-name="ce5">
            <text:p><text:s/>4,31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311.2191184748299" table:style-name="ce5">
            <text:p><text:s/>4,311<text:s/></text:p>
          </table:table-cell>
          <table:table-cell office:value-type="float" office:value="0.98407990239627385" table:style-name="ce6">
            <text:p>0.984</text:p>
          </table:table-cell>
          <table:table-cell office:value-type="float" office:value="4242.5840893176601" table:style-name="ce5">
            <text:p><text:s/>4,243<text:s/></text:p>
          </table:table-cell>
          <table:table-cell office:value-type="float" office:value="1.1173212175363911" table:style-name="ce6">
            <text:p>1.117</text:p>
          </table:table-cell>
          <table:table-cell office:value-type="float" office:value="4740.3292201769291" table:style-name="ce5">
            <text:p><text:s/>4,74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740.3292201769291" table:style-name="ce5">
            <text:p><text:s/>4,740<text:s/></text:p>
          </table:table-cell>
          <table:table-cell office:value-type="float" office:value="1.1019024599759275" table:style-name="ce6">
            <text:p>1.102</text:p>
          </table:table-cell>
          <table:table-cell office:value-type="float" office:value="5223.3804288087294" table:style-name="ce5">
            <text:p><text:s/>5,223<text:s/></text:p>
          </table:table-cell>
          <table:table-cell office:value-type="float" office:value="1.1076235834395698" table:style-name="ce6">
            <text:p>1.108</text:p>
          </table:table-cell>
          <table:table-cell office:value-type="float" office:value="5785.5393482252412" table:style-name="ce5">
            <text:p><text:s/>5,78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785.5393482252412" table:style-name="ce5">
            <text:p><text:s/>5,786<text:s/></text:p>
          </table:table-cell>
          <table:table-cell office:value-type="float" office:value="0.93629484916837313" table:style-name="ce6">
            <text:p>0.936</text:p>
          </table:table-cell>
          <table:table-cell office:value-type="float" office:value="5416.9706914042399" table:style-name="ce5">
            <text:p><text:s/>5,417<text:s/></text:p>
          </table:table-cell>
          <table:table-cell office:value-type="float" office:value="1.0711606817105508" table:style-name="ce6">
            <text:p>1.071</text:p>
          </table:table-cell>
          <table:table-cell office:value-type="float" office:value="5802.4460186106398" table:style-name="ce5">
            <text:p><text:s/>5,80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802.4460186106398" table:style-name="ce5">
            <text:p><text:s/>5,802<text:s/></text:p>
          </table:table-cell>
          <table:table-cell office:value-type="float" office:value="1.0141778333003015" table:style-name="ce6">
            <text:p>1.014</text:p>
          </table:table-cell>
          <table:table-cell office:value-type="float" office:value="5884.7121309964987" table:style-name="ce5">
            <text:p><text:s/>5,885<text:s/></text:p>
          </table:table-cell>
          <table:table-cell office:value-type="float" office:value="1.0727511931533216" table:style-name="ce6">
            <text:p>1.073</text:p>
          </table:table-cell>
          <table:table-cell office:value-type="float" office:value="6312.8319598903199" table:style-name="ce5">
            <text:p><text:s/>6,31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312.8319598903199" table:style-name="ce5">
            <text:p><text:s/>6,313<text:s/></text:p>
          </table:table-cell>
          <table:table-cell office:value-type="float" office:value="1.0372292044972957" table:style-name="ce6">
            <text:p>1.037</text:p>
          </table:table-cell>
          <table:table-cell office:value-type="float" office:value="6547.8536718821415" table:style-name="ce5">
            <text:p><text:s/>6,548<text:s/></text:p>
          </table:table-cell>
          <table:table-cell office:value-type="float" office:value="1.0803361540266623" table:style-name="ce6">
            <text:p>1.080</text:p>
          </table:table-cell>
          <table:table-cell office:value-type="float" office:value="7073.8830530105106" table:style-name="ce5">
            <text:p><text:s/>7,07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073.8830530105106" table:style-name="ce5">
            <text:p><text:s/>7,074<text:s/></text:p>
          </table:table-cell>
          <table:table-cell office:value-type="float" office:value="1.0338871059070975" table:style-name="ce6">
            <text:p>1.034</text:p>
          </table:table-cell>
          <table:table-cell office:value-type="float" office:value="7313.5964772022999" table:style-name="ce5">
            <text:p><text:s/>7,314<text:s/></text:p>
          </table:table-cell>
          <table:table-cell office:value-type="float" office:value="1.0952913208287267" table:style-name="ce6">
            <text:p>1.095</text:p>
          </table:table-cell>
          <table:table-cell office:value-type="float" office:value="8010.5187455232308" table:style-name="ce5">
            <text:p><text:s/>8,01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14Z</meta:creation-date>
    <dc:date>2020-10-02T20:00:14Z</dc:date>
  </office:meta>
</office:document-meta>
</file>